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67.89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74.8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37.05pt"/>
    </style:style>
    <style:style style:name="co19" style:family="table-column">
      <style:table-column-properties fo:break-before="auto" style:column-width="250.36pt"/>
    </style:style>
    <style:style style:name="co20" style:family="table-column">
      <style:table-column-properties fo:break-before="auto" style:column-width="72pt"/>
    </style:style>
    <style:style style:name="co21" style:family="table-column">
      <style:table-column-properties fo:break-before="auto" style:column-width="77.41pt"/>
    </style:style>
    <style:style style:name="co22" style:family="table-column">
      <style:table-column-properties fo:break-before="auto" style:column-width="82.8pt"/>
    </style:style>
    <style:style style:name="co23" style:family="table-column">
      <style:table-column-properties fo:break-before="auto" style:column-width="88.24pt"/>
    </style:style>
    <style:style style:name="co24" style:family="table-column">
      <style:table-column-properties fo:break-before="auto" style:column-width="93.66pt"/>
    </style:style>
    <style:style style:name="co25" style:family="table-column">
      <style:table-column-properties fo:break-before="auto" style:column-width="9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, CACHE 100, ENTRY RANGE 0-125" table:style-name="ta1">
        <table:shapes>
          <draw:frame draw:z-index="0" draw:style-name="gr1" draw:text-style-name="P1" svg:width="650.69pt" svg:height="450.99pt" svg:x="1281.06pt" svg:y="451.02pt">
            <draw:object draw:notify-on-update-of-ranges="'RANDOM, CACHE 100, ENTRY RANGE 0-125'.B37:'RANDOM, CACHE 100, ENTRY RANGE 0-125'.B42 'RANDOM, CACHE 100, ENTRY RANGE 0-125'.E1:'RANDOM, CACHE 100, ENTRY RANGE 0-125'.E1 'RANDOM, CACHE 100, ENTRY RANGE 0-125'.E37:'RANDOM, CACHE 100, ENTRY RANGE 0-125'.E42 'RANDOM, CACHE 100, ENTRY RANGE 0-125'.B37:'RANDOM, CACHE 100, ENTRY RANGE 0-125'.B42 'RANDOM, CACHE 100, ENTRY RANGE 0-125'.L1:'RANDOM, CACHE 100, ENTRY RANGE 0-125'.L1 'RANDOM, CACHE 100, ENTRY RANGE 0-125'.L37:'RANDOM, CACHE 100, ENTRY RANGE 0-125'.L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125'.B2:'RANDOM, CACHE 100, ENTRY RANGE 0-125'.B7 'RANDOM, CACHE 100, ENTRY RANGE 0-125'.E1:'RANDOM, CACHE 100, ENTRY RANGE 0-125'.E1 'RANDOM, CACHE 100, ENTRY RANGE 0-125'.E2:'RANDOM, CACHE 100, ENTRY RANGE 0-125'.E7 'RANDOM, CACHE 100, ENTRY RANGE 0-125'.B2:'RANDOM, CACHE 100, ENTRY RANGE 0-125'.B7 'RANDOM, CACHE 100, ENTRY RANGE 0-125'.L1:'RANDOM, CACHE 100, ENTRY RANGE 0-125'.L1 'RANDOM, CACHE 100, ENTRY RANGE 0-125'.L2:'RANDOM, CACHE 100, ENTRY RANGE 0-125'.L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453.46pt" svg:height="300.42pt" svg:x="1875.46pt" svg:y="473.61pt">
            <draw:object draw:notify-on-update-of-ranges="'RANDOM, CACHE 100, ENTRY RANGE 0-125'.B37:'RANDOM, CACHE 100, ENTRY RANGE 0-125'.B42 'RANDOM, CACHE 100, ENTRY RANGE 0-125'.G1:'RANDOM, CACHE 100, ENTRY RANGE 0-125'.G1 'RANDOM, CACHE 100, ENTRY RANGE 0-125'.G37:'RANDOM, CACHE 100, ENTRY RANGE 0-125'.G42 'RANDOM, CACHE 100, ENTRY RANGE 0-125'.B37:'RANDOM, CACHE 100, ENTRY RANGE 0-125'.B42 'RANDOM, CACHE 100, ENTRY RANGE 0-125'.N1:'RANDOM, CACHE 100, ENTRY RANGE 0-125'.N1 'RANDOM, CACHE 100, ENTRY RANGE 0-125'.N37:'RANDOM, CACHE 100, ENTRY RANGE 0-125'.N4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344" calcext:value-type="float">
            <text:p>344</text:p>
          </table:table-cell>
          <table:table-cell table:formula="of:=[.B2]-[.H2]" office:value-type="float" office:value="156" calcext:value-type="float">
            <text:p>156</text:p>
          </table:table-cell>
          <table:table-cell table:formula="of:=[.H2]/[.B2]" office:value-type="float" office:value="0.688" calcext:value-type="float">
            <text:p>0.688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337" calcext:value-type="float">
            <text:p>337</text:p>
          </table:table-cell>
          <table:table-cell table:formula="of:=[.B2]-[.O2]" office:value-type="float" office:value="163" calcext:value-type="float">
            <text:p>163</text:p>
          </table:table-cell>
          <table:table-cell table:formula="of:=[.O2]/[.B2]" office:value-type="float" office:value="0.674" calcext:value-type="float">
            <text:p>0.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3903" calcext:value-type="float">
            <text:p>3903</text:p>
          </table:table-cell>
          <table:table-cell table:formula="of:=[.B3]-[.H3]" office:value-type="float" office:value="1097" calcext:value-type="float">
            <text:p>1097</text:p>
          </table:table-cell>
          <table:table-cell table:formula="of:=[.H3]/[.B3]" office:value-type="float" office:value="0.7806" calcext:value-type="float">
            <text:p>0.7806</text:p>
          </table:table-cell>
          <table:table-cell office:value-type="float" office:value="8" calcext:value-type="float">
            <text:p>8</text:p>
          </table:table-cell>
          <table:table-cell table:formula="of:=[.K3]/1000" office:value-type="float" office:value="0.008" calcext:value-type="float">
            <text:p>0.008</text:p>
          </table:table-cell>
          <table:table-cell table:formula="of:=[.K3]/[.B3]" office:value-type="float" office:value="0.0016" calcext:value-type="float">
            <text:p>0.0016</text:p>
          </table:table-cell>
          <table:table-cell table:formula="of:=[.L3]/[.B3]" office:value-type="float" office:value="0.0000016" calcext:value-type="float">
            <text:p>1.60E-06</text:p>
          </table:table-cell>
          <table:table-cell office:value-type="float" office:value="3948" calcext:value-type="float">
            <text:p>3948</text:p>
          </table:table-cell>
          <table:table-cell table:formula="of:=[.B3]-[.O3]" office:value-type="float" office:value="1052" calcext:value-type="float">
            <text:p>1052</text:p>
          </table:table-cell>
          <table:table-cell table:formula="of:=[.O3]/[.B3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30" calcext:value-type="float">
            <text:p>30</text:p>
          </table:table-cell>
          <table:table-cell table:formula="of:=[.D4]/1000" office:value-type="float" office:value="0.03" calcext:value-type="float">
            <text:p>0.03</text:p>
          </table:table-cell>
          <table:table-cell table:formula="of:=[.D4]/[.B4]" office:value-type="float" office:value="0.0006" calcext:value-type="float">
            <text:p>0.0006</text:p>
          </table:table-cell>
          <table:table-cell table:formula="of:=[.E4]/[.B4]" office:value-type="float" office:value="0.0000006" calcext:value-type="float">
            <text:p>6.00E-07</text:p>
          </table:table-cell>
          <table:table-cell office:value-type="float" office:value="39972" calcext:value-type="float">
            <text:p>39972</text:p>
          </table:table-cell>
          <table:table-cell table:formula="of:=[.B4]-[.H4]" office:value-type="float" office:value="10028" calcext:value-type="float">
            <text:p>10028</text:p>
          </table:table-cell>
          <table:table-cell table:formula="of:=[.H4]/[.B4]" office:value-type="float" office:value="0.79944" calcext:value-type="float">
            <text:p>0.79944</text:p>
          </table:table-cell>
          <table:table-cell office:value-type="float" office:value="81" calcext:value-type="float">
            <text:p>81</text:p>
          </table:table-cell>
          <table:table-cell table:formula="of:=[.K4]/1000" office:value-type="float" office:value="0.081" calcext:value-type="float">
            <text:p>0.081</text:p>
          </table:table-cell>
          <table:table-cell table:formula="of:=[.K4]/[.B4]" office:value-type="float" office:value="0.00162" calcext:value-type="float">
            <text:p>0.00162</text:p>
          </table:table-cell>
          <table:table-cell table:formula="of:=[.L4]/[.B4]" office:value-type="float" office:value="0.00000162" calcext:value-type="float">
            <text:p>1.62E-06</text:p>
          </table:table-cell>
          <table:table-cell office:value-type="float" office:value="39822" calcext:value-type="float">
            <text:p>39822</text:p>
          </table:table-cell>
          <table:table-cell table:formula="of:=[.B4]-[.O4]" office:value-type="float" office:value="10178" calcext:value-type="float">
            <text:p>10178</text:p>
          </table:table-cell>
          <table:table-cell table:formula="of:=[.O4]/[.B4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07" calcext:value-type="float">
            <text:p>307</text:p>
          </table:table-cell>
          <table:table-cell table:formula="of:=[.D5]/1000" office:value-type="float" office:value="0.307" calcext:value-type="float">
            <text:p>0.307</text:p>
          </table:table-cell>
          <table:table-cell table:formula="of:=[.D5]/[.B5]" office:value-type="float" office:value="0.000614" calcext:value-type="float">
            <text:p>0.000614</text:p>
          </table:table-cell>
          <table:table-cell table:formula="of:=[.E5]/[.B5]" office:value-type="float" office:value="0.000000614" calcext:value-type="float">
            <text:p>6.14E-07</text:p>
          </table:table-cell>
          <table:table-cell office:value-type="float" office:value="399741" calcext:value-type="float">
            <text:p>399741</text:p>
          </table:table-cell>
          <table:table-cell table:formula="of:=[.B5]-[.H5]" office:value-type="float" office:value="100259" calcext:value-type="float">
            <text:p>100259</text:p>
          </table:table-cell>
          <table:table-cell table:formula="of:=[.H5]/[.B5]" office:value-type="float" office:value="0.799482" calcext:value-type="float">
            <text:p>0.799482</text:p>
          </table:table-cell>
          <table:table-cell office:value-type="float" office:value="837" calcext:value-type="float">
            <text:p>837</text:p>
          </table:table-cell>
          <table:table-cell table:formula="of:=[.K5]/1000" office:value-type="float" office:value="0.837" calcext:value-type="float">
            <text:p>0.837</text:p>
          </table:table-cell>
          <table:table-cell table:formula="of:=[.K5]/[.B5]" office:value-type="float" office:value="0.001674" calcext:value-type="float">
            <text:p>0.001674</text:p>
          </table:table-cell>
          <table:table-cell table:formula="of:=[.L5]/[.B5]" office:value-type="float" office:value="0.000001674" calcext:value-type="float">
            <text:p>1.67E-06</text:p>
          </table:table-cell>
          <table:table-cell office:value-type="float" office:value="399800" calcext:value-type="float">
            <text:p>399800</text:p>
          </table:table-cell>
          <table:table-cell table:formula="of:=[.B5]-[.O5]" office:value-type="float" office:value="100200" calcext:value-type="float">
            <text:p>100200</text:p>
          </table:table-cell>
          <table:table-cell table:formula="of:=[.O5]/[.B5]" office:value-type="float" office:value="0.7996" calcext:value-type="float">
            <text:p>0.7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714" calcext:value-type="float">
            <text:p>2714</text:p>
          </table:table-cell>
          <table:table-cell table:formula="of:=[.D6]/1000" office:value-type="float" office:value="2.714" calcext:value-type="float">
            <text:p>2.714</text:p>
          </table:table-cell>
          <table:table-cell table:formula="of:=[.D6]/[.B6]" office:value-type="float" office:value="0.0005428" calcext:value-type="float">
            <text:p>0.0005428</text:p>
          </table:table-cell>
          <table:table-cell table:formula="of:=[.E6]/[.B6]" office:value-type="float" office:value="0.0000005428" calcext:value-type="float">
            <text:p>5.43E-07</text:p>
          </table:table-cell>
          <table:table-cell office:value-type="float" office:value="4000817" calcext:value-type="float">
            <text:p>4000817</text:p>
          </table:table-cell>
          <table:table-cell table:formula="of:=[.B6]-[.H6]" office:value-type="float" office:value="999183" calcext:value-type="float">
            <text:p>999183</text:p>
          </table:table-cell>
          <table:table-cell table:formula="of:=[.H6]/[.B6]" office:value-type="float" office:value="0.8001634" calcext:value-type="float">
            <text:p>0.8001634</text:p>
          </table:table-cell>
          <table:table-cell office:value-type="float" office:value="7978" calcext:value-type="float">
            <text:p>7978</text:p>
          </table:table-cell>
          <table:table-cell table:formula="of:=[.K6]/1000" office:value-type="float" office:value="7.978" calcext:value-type="float">
            <text:p>7.978</text:p>
          </table:table-cell>
          <table:table-cell table:formula="of:=[.K6]/[.B6]" office:value-type="float" office:value="0.0015956" calcext:value-type="float">
            <text:p>0.0015956</text:p>
          </table:table-cell>
          <table:table-cell table:formula="of:=[.L6]/[.B6]" office:value-type="float" office:value="0.0000015956" calcext:value-type="float">
            <text:p>1.60E-06</text:p>
          </table:table-cell>
          <table:table-cell office:value-type="float" office:value="4000158" calcext:value-type="float">
            <text:p>4000158</text:p>
          </table:table-cell>
          <table:table-cell table:formula="of:=[.B6]-[.O6]" office:value-type="float" office:value="999842" calcext:value-type="float">
            <text:p>999842</text:p>
          </table:table-cell>
          <table:table-cell table:formula="of:=[.O6]/[.B6]" office:value-type="float" office:value="0.8000316" calcext:value-type="float">
            <text:p>0.8000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6651" calcext:value-type="float">
            <text:p>26651</text:p>
          </table:table-cell>
          <table:table-cell table:formula="of:=[.D7]/1000" office:value-type="float" office:value="26.651" calcext:value-type="float">
            <text:p>26.651</text:p>
          </table:table-cell>
          <table:table-cell table:formula="of:=[.D7]/[.B7]" office:value-type="float" office:value="0.00053302" calcext:value-type="float">
            <text:p>0.00053302</text:p>
          </table:table-cell>
          <table:table-cell table:formula="of:=[.E7]/[.B7]" office:value-type="float" office:value="0.00000053302" calcext:value-type="float">
            <text:p>5.33E-07</text:p>
          </table:table-cell>
          <table:table-cell office:value-type="float" office:value="39998758" calcext:value-type="float">
            <text:p>39998758</text:p>
          </table:table-cell>
          <table:table-cell table:formula="of:=[.B7]-[.H7]" office:value-type="float" office:value="10001242" calcext:value-type="float">
            <text:p>10001242</text:p>
          </table:table-cell>
          <table:table-cell table:formula="of:=[.H7]/[.B7]" office:value-type="float" office:value="0.79997516" calcext:value-type="float">
            <text:p>0.79997516</text:p>
          </table:table-cell>
          <table:table-cell office:value-type="float" office:value="79382" calcext:value-type="float">
            <text:p>79382</text:p>
          </table:table-cell>
          <table:table-cell table:formula="of:=[.K7]/1000" office:value-type="float" office:value="79.382" calcext:value-type="float">
            <text:p>79.382</text:p>
          </table:table-cell>
          <table:table-cell table:formula="of:=[.K7]/[.B7]" office:value-type="float" office:value="0.00158764" calcext:value-type="float">
            <text:p>0.00158764</text:p>
          </table:table-cell>
          <table:table-cell table:formula="of:=[.L7]/[.B7]" office:value-type="float" office:value="0.00000158764" calcext:value-type="float">
            <text:p>1.59E-06</text:p>
          </table:table-cell>
          <table:table-cell office:value-type="float" office:value="40001759" calcext:value-type="float">
            <text:p>40001759</text:p>
          </table:table-cell>
          <table:table-cell table:formula="of:=[.B7]-[.O7]" office:value-type="float" office:value="9998241" calcext:value-type="float">
            <text:p>9998241</text:p>
          </table:table-cell>
          <table:table-cell table:formula="of:=[.O7]/[.B7]" office:value-type="float" office:value="0.80003518" calcext:value-type="float">
            <text:p>0.8000351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9]/1000" office:value-type="float" office:value="0" calcext:value-type="float">
            <text:p>0</text:p>
          </table:table-cell>
          <table:table-cell table:formula="of:=[.D9]/[.B9]" office:value-type="float" office:value="0" calcext:value-type="float">
            <text:p>0</text:p>
          </table:table-cell>
          <table:table-cell table:formula="of:=[.E9]/[.B9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9]-[.H9]" office:value-type="float" office:value="147" calcext:value-type="float">
            <text:p>147</text:p>
          </table:table-cell>
          <table:table-cell table:formula="of:=[.H9]/[.B9]" office:value-type="float" office:value="0.706" calcext:value-type="float">
            <text:p>0.706</text:p>
          </table:table-cell>
          <table:table-cell office:value-type="float" office:value="1" calcext:value-type="float">
            <text:p>1</text:p>
          </table:table-cell>
          <table:table-cell table:formula="of:=[.K9]/1000" office:value-type="float" office:value="0.001" calcext:value-type="float">
            <text:p>0.001</text:p>
          </table:table-cell>
          <table:table-cell table:formula="of:=[.K9]/[.B9]" office:value-type="float" office:value="0.002" calcext:value-type="float">
            <text:p>0.002</text:p>
          </table:table-cell>
          <table:table-cell table:formula="of:=[.L9]/[.B9]" office:value-type="float" office:value="0.000002" calcext:value-type="float">
            <text:p>2.00E-06</text:p>
          </table:table-cell>
          <table:table-cell office:value-type="float" office:value="336" calcext:value-type="float">
            <text:p>336</text:p>
          </table:table-cell>
          <table:table-cell table:formula="of:=[.B9]-[.O9]" office:value-type="float" office:value="164" calcext:value-type="float">
            <text:p>164</text:p>
          </table:table-cell>
          <table:table-cell table:formula="of:=[.O9]/[.B9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3" calcext:value-type="float">
            <text:p>3</text:p>
          </table:table-cell>
          <table:table-cell table:formula="of:=[.D10]/1000" office:value-type="float" office:value="0.003" calcext:value-type="float">
            <text:p>0.003</text:p>
          </table:table-cell>
          <table:table-cell table:formula="of:=[.D10]/[.B10]" office:value-type="float" office:value="0.0006" calcext:value-type="float">
            <text:p>0.0006</text:p>
          </table:table-cell>
          <table:table-cell table:formula="of:=[.E10]/[.B10]" office:value-type="float" office:value="0.0000006" calcext:value-type="float">
            <text:p>6.00E-07</text:p>
          </table:table-cell>
          <table:table-cell office:value-type="float" office:value="3903" calcext:value-type="float">
            <text:p>3903</text:p>
          </table:table-cell>
          <table:table-cell table:formula="of:=[.B10]-[.H10]" office:value-type="float" office:value="1097" calcext:value-type="float">
            <text:p>1097</text:p>
          </table:table-cell>
          <table:table-cell table:formula="of:=[.H10]/[.B10]" office:value-type="float" office:value="0.7806" calcext:value-type="float">
            <text:p>0.7806</text:p>
          </table:table-cell>
          <table:table-cell office:value-type="float" office:value="9" calcext:value-type="float">
            <text:p>9</text:p>
          </table:table-cell>
          <table:table-cell table:formula="of:=[.K10]/1000" office:value-type="float" office:value="0.009" calcext:value-type="float">
            <text:p>0.009</text:p>
          </table:table-cell>
          <table:table-cell table:formula="of:=[.K10]/[.B10]" office:value-type="float" office:value="0.0018" calcext:value-type="float">
            <text:p>0.0018</text:p>
          </table:table-cell>
          <table:table-cell table:formula="of:=[.L10]/[.B10]" office:value-type="float" office:value="0.0000018" calcext:value-type="float">
            <text:p>1.80E-06</text:p>
          </table:table-cell>
          <table:table-cell office:value-type="float" office:value="3948" calcext:value-type="float">
            <text:p>3948</text:p>
          </table:table-cell>
          <table:table-cell table:formula="of:=[.B10]-[.O10]" office:value-type="float" office:value="1052" calcext:value-type="float">
            <text:p>1052</text:p>
          </table:table-cell>
          <table:table-cell table:formula="of:=[.O10]/[.B10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0" calcext:value-type="float">
            <text:p>30</text:p>
          </table:table-cell>
          <table:table-cell table:formula="of:=[.D11]/1000" office:value-type="float" office:value="0.03" calcext:value-type="float">
            <text:p>0.03</text:p>
          </table:table-cell>
          <table:table-cell table:formula="of:=[.D11]/[.B11]" office:value-type="float" office:value="0.0006" calcext:value-type="float">
            <text:p>0.0006</text:p>
          </table:table-cell>
          <table:table-cell table:formula="of:=[.E11]/[.B11]" office:value-type="float" office:value="0.0000006" calcext:value-type="float">
            <text:p>6.00E-07</text:p>
          </table:table-cell>
          <table:table-cell office:value-type="float" office:value="39972" calcext:value-type="float">
            <text:p>39972</text:p>
          </table:table-cell>
          <table:table-cell table:formula="of:=[.B11]-[.H11]" office:value-type="float" office:value="10028" calcext:value-type="float">
            <text:p>10028</text:p>
          </table:table-cell>
          <table:table-cell table:formula="of:=[.H11]/[.B11]" office:value-type="float" office:value="0.79944" calcext:value-type="float">
            <text:p>0.79944</text:p>
          </table:table-cell>
          <table:table-cell office:value-type="float" office:value="78" calcext:value-type="float">
            <text:p>78</text:p>
          </table:table-cell>
          <table:table-cell table:formula="of:=[.K11]/1000" office:value-type="float" office:value="0.078" calcext:value-type="float">
            <text:p>0.078</text:p>
          </table:table-cell>
          <table:table-cell table:formula="of:=[.K11]/[.B11]" office:value-type="float" office:value="0.00156" calcext:value-type="float">
            <text:p>0.00156</text:p>
          </table:table-cell>
          <table:table-cell table:formula="of:=[.L11]/[.B11]" office:value-type="float" office:value="0.00000156" calcext:value-type="float">
            <text:p>1.56E-06</text:p>
          </table:table-cell>
          <table:table-cell office:value-type="float" office:value="39822" calcext:value-type="float">
            <text:p>39822</text:p>
          </table:table-cell>
          <table:table-cell table:formula="of:=[.B11]-[.O11]" office:value-type="float" office:value="10178" calcext:value-type="float">
            <text:p>10178</text:p>
          </table:table-cell>
          <table:table-cell table:formula="of:=[.O11]/[.B11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83" calcext:value-type="float">
            <text:p>283</text:p>
          </table:table-cell>
          <table:table-cell table:formula="of:=[.D12]/1000" office:value-type="float" office:value="0.283" calcext:value-type="float">
            <text:p>0.283</text:p>
          </table:table-cell>
          <table:table-cell table:formula="of:=[.D12]/[.B12]" office:value-type="float" office:value="0.000566" calcext:value-type="float">
            <text:p>0.000566</text:p>
          </table:table-cell>
          <table:table-cell table:formula="of:=[.E12]/[.B12]" office:value-type="float" office:value="0.000000566" calcext:value-type="float">
            <text:p>5.66E-07</text:p>
          </table:table-cell>
          <table:table-cell office:value-type="float" office:value="399907" calcext:value-type="float">
            <text:p>399907</text:p>
          </table:table-cell>
          <table:table-cell table:formula="of:=[.B12]-[.H12]" office:value-type="float" office:value="100093" calcext:value-type="float">
            <text:p>100093</text:p>
          </table:table-cell>
          <table:table-cell table:formula="of:=[.H12]/[.B12]" office:value-type="float" office:value="0.799814" calcext:value-type="float">
            <text:p>0.799814</text:p>
          </table:table-cell>
          <table:table-cell office:value-type="float" office:value="818" calcext:value-type="float">
            <text:p>818</text:p>
          </table:table-cell>
          <table:table-cell table:formula="of:=[.K12]/1000" office:value-type="float" office:value="0.818" calcext:value-type="float">
            <text:p>0.818</text:p>
          </table:table-cell>
          <table:table-cell table:formula="of:=[.K12]/[.B12]" office:value-type="float" office:value="0.001636" calcext:value-type="float">
            <text:p>0.001636</text:p>
          </table:table-cell>
          <table:table-cell table:formula="of:=[.L12]/[.B12]" office:value-type="float" office:value="0.000001636" calcext:value-type="float">
            <text:p>1.64E-06</text:p>
          </table:table-cell>
          <table:table-cell office:value-type="float" office:value="399969" calcext:value-type="float">
            <text:p>399969</text:p>
          </table:table-cell>
          <table:table-cell table:formula="of:=[.B12]-[.O12]" office:value-type="float" office:value="100031" calcext:value-type="float">
            <text:p>100031</text:p>
          </table:table-cell>
          <table:table-cell table:formula="of:=[.O12]/[.B12]" office:value-type="float" office:value="0.799938" calcext:value-type="float">
            <text:p>0.799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06" calcext:value-type="float">
            <text:p>2706</text:p>
          </table:table-cell>
          <table:table-cell table:formula="of:=[.D13]/1000" office:value-type="float" office:value="2.706" calcext:value-type="float">
            <text:p>2.706</text:p>
          </table:table-cell>
          <table:table-cell table:formula="of:=[.D13]/[.B13]" office:value-type="float" office:value="0.0005412" calcext:value-type="float">
            <text:p>0.0005412</text:p>
          </table:table-cell>
          <table:table-cell table:formula="of:=[.E13]/[.B13]" office:value-type="float" office:value="0.0000005412" calcext:value-type="float">
            <text:p>5.41E-07</text:p>
          </table:table-cell>
          <table:table-cell office:value-type="float" office:value="4001122" calcext:value-type="float">
            <text:p>4001122</text:p>
          </table:table-cell>
          <table:table-cell table:formula="of:=[.B13]-[.H13]" office:value-type="float" office:value="998878" calcext:value-type="float">
            <text:p>998878</text:p>
          </table:table-cell>
          <table:table-cell table:formula="of:=[.H13]/[.B13]" office:value-type="float" office:value="0.8002244" calcext:value-type="float">
            <text:p>0.8002244</text:p>
          </table:table-cell>
          <table:table-cell office:value-type="float" office:value="7954" calcext:value-type="float">
            <text:p>7954</text:p>
          </table:table-cell>
          <table:table-cell table:formula="of:=[.K13]/1000" office:value-type="float" office:value="7.954" calcext:value-type="float">
            <text:p>7.954</text:p>
          </table:table-cell>
          <table:table-cell table:formula="of:=[.K13]/[.B13]" office:value-type="float" office:value="0.0015908" calcext:value-type="float">
            <text:p>0.0015908</text:p>
          </table:table-cell>
          <table:table-cell table:formula="of:=[.L13]/[.B13]" office:value-type="float" office:value="0.0000015908" calcext:value-type="float">
            <text:p>1.59E-06</text:p>
          </table:table-cell>
          <table:table-cell office:value-type="float" office:value="3999243" calcext:value-type="float">
            <text:p>3999243</text:p>
          </table:table-cell>
          <table:table-cell table:formula="of:=[.B13]-[.O13]" office:value-type="float" office:value="1000757" calcext:value-type="float">
            <text:p>1000757</text:p>
          </table:table-cell>
          <table:table-cell table:formula="of:=[.O13]/[.B13]" office:value-type="float" office:value="0.7998486" calcext:value-type="float">
            <text:p>0.79984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6665" calcext:value-type="float">
            <text:p>26665</text:p>
          </table:table-cell>
          <table:table-cell table:formula="of:=[.D14]/1000" office:value-type="float" office:value="26.665" calcext:value-type="float">
            <text:p>26.665</text:p>
          </table:table-cell>
          <table:table-cell table:formula="of:=[.D14]/[.B14]" office:value-type="float" office:value="0.0005333" calcext:value-type="float">
            <text:p>0.0005333</text:p>
          </table:table-cell>
          <table:table-cell table:formula="of:=[.E14]/[.B14]" office:value-type="float" office:value="0.0000005333" calcext:value-type="float">
            <text:p>5.33E-07</text:p>
          </table:table-cell>
          <table:table-cell office:value-type="float" office:value="40003573" calcext:value-type="float">
            <text:p>40003573</text:p>
          </table:table-cell>
          <table:table-cell table:formula="of:=[.B14]-[.H14]" office:value-type="float" office:value="9996427" calcext:value-type="float">
            <text:p>9996427</text:p>
          </table:table-cell>
          <table:table-cell table:formula="of:=[.H14]/[.B14]" office:value-type="float" office:value="0.80007146" calcext:value-type="float">
            <text:p>0.80007146</text:p>
          </table:table-cell>
          <table:table-cell office:value-type="float" office:value="79102" calcext:value-type="float">
            <text:p>79102</text:p>
          </table:table-cell>
          <table:table-cell table:formula="of:=[.K14]/1000" office:value-type="float" office:value="79.102" calcext:value-type="float">
            <text:p>79.102</text:p>
          </table:table-cell>
          <table:table-cell table:formula="of:=[.K14]/[.B14]" office:value-type="float" office:value="0.00158204" calcext:value-type="float">
            <text:p>0.00158204</text:p>
          </table:table-cell>
          <table:table-cell table:formula="of:=[.L14]/[.B14]" office:value-type="float" office:value="0.00000158204" calcext:value-type="float">
            <text:p>1.58E-06</text:p>
          </table:table-cell>
          <table:table-cell office:value-type="float" office:value="40000132" calcext:value-type="float">
            <text:p>40000132</text:p>
          </table:table-cell>
          <table:table-cell table:formula="of:=[.B14]-[.O14]" office:value-type="float" office:value="9999868" calcext:value-type="float">
            <text:p>9999868</text:p>
          </table:table-cell>
          <table:table-cell table:formula="of:=[.O14]/[.B14]" office:value-type="float" office:value="0.80000264" calcext:value-type="float">
            <text:p>0.8000026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16]-[.H16]" office:value-type="float" office:value="147" calcext:value-type="float">
            <text:p>147</text:p>
          </table:table-cell>
          <table:table-cell table:formula="of:=[.H16]/[.B16]" office:value-type="float" office:value="0.706" calcext:value-type="float">
            <text:p>0.706</text:p>
          </table:table-cell>
          <table:table-cell office:value-type="float" office:value="2" calcext:value-type="float">
            <text:p>2</text:p>
          </table:table-cell>
          <table:table-cell table:formula="of:=[.K16]/1000" office:value-type="float" office:value="0.002" calcext:value-type="float">
            <text:p>0.002</text:p>
          </table:table-cell>
          <table:table-cell table:formula="of:=[.K16]/[.B16]" office:value-type="float" office:value="0.004" calcext:value-type="float">
            <text:p>0.004</text:p>
          </table:table-cell>
          <table:table-cell table:formula="of:=[.L16]/[.B16]" office:value-type="float" office:value="0.000004" calcext:value-type="float">
            <text:p>4.00E-06</text:p>
          </table:table-cell>
          <table:table-cell office:value-type="float" office:value="336" calcext:value-type="float">
            <text:p>336</text:p>
          </table:table-cell>
          <table:table-cell table:formula="of:=[.B16]-[.O16]" office:value-type="float" office:value="164" calcext:value-type="float">
            <text:p>164</text:p>
          </table:table-cell>
          <table:table-cell table:formula="of:=[.O16]/[.B16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3" calcext:value-type="float">
            <text:p>3</text:p>
          </table:table-cell>
          <table:table-cell table:formula="of:=[.D17]/1000" office:value-type="float" office:value="0.003" calcext:value-type="float">
            <text:p>0.003</text:p>
          </table:table-cell>
          <table:table-cell table:formula="of:=[.D17]/[.B17]" office:value-type="float" office:value="0.0006" calcext:value-type="float">
            <text:p>0.0006</text:p>
          </table:table-cell>
          <table:table-cell table:formula="of:=[.E17]/[.B17]" office:value-type="float" office:value="0.0000006" calcext:value-type="float">
            <text:p>6.00E-07</text:p>
          </table:table-cell>
          <table:table-cell office:value-type="float" office:value="3903" calcext:value-type="float">
            <text:p>3903</text:p>
          </table:table-cell>
          <table:table-cell table:formula="of:=[.B17]-[.H17]" office:value-type="float" office:value="1097" calcext:value-type="float">
            <text:p>1097</text:p>
          </table:table-cell>
          <table:table-cell table:formula="of:=[.H17]/[.B17]" office:value-type="float" office:value="0.7806" calcext:value-type="float">
            <text:p>0.7806</text:p>
          </table:table-cell>
          <table:table-cell office:value-type="float" office:value="9" calcext:value-type="float">
            <text:p>9</text:p>
          </table:table-cell>
          <table:table-cell table:formula="of:=[.K17]/1000" office:value-type="float" office:value="0.009" calcext:value-type="float">
            <text:p>0.009</text:p>
          </table:table-cell>
          <table:table-cell table:formula="of:=[.K17]/[.B17]" office:value-type="float" office:value="0.0018" calcext:value-type="float">
            <text:p>0.0018</text:p>
          </table:table-cell>
          <table:table-cell table:formula="of:=[.L17]/[.B17]" office:value-type="float" office:value="0.0000018" calcext:value-type="float">
            <text:p>1.80E-06</text:p>
          </table:table-cell>
          <table:table-cell office:value-type="float" office:value="3948" calcext:value-type="float">
            <text:p>3948</text:p>
          </table:table-cell>
          <table:table-cell table:formula="of:=[.B17]-[.O17]" office:value-type="float" office:value="1052" calcext:value-type="float">
            <text:p>1052</text:p>
          </table:table-cell>
          <table:table-cell table:formula="of:=[.O17]/[.B17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1" calcext:value-type="float">
            <text:p>31</text:p>
          </table:table-cell>
          <table:table-cell table:formula="of:=[.D18]/1000" office:value-type="float" office:value="0.031" calcext:value-type="float">
            <text:p>0.031</text:p>
          </table:table-cell>
          <table:table-cell table:formula="of:=[.D18]/[.B18]" office:value-type="float" office:value="0.00062" calcext:value-type="float">
            <text:p>0.00062</text:p>
          </table:table-cell>
          <table:table-cell table:formula="of:=[.E18]/[.B18]" office:value-type="float" office:value="0.00000062" calcext:value-type="float">
            <text:p>6.20E-07</text:p>
          </table:table-cell>
          <table:table-cell office:value-type="float" office:value="39972" calcext:value-type="float">
            <text:p>39972</text:p>
          </table:table-cell>
          <table:table-cell table:formula="of:=[.B18]-[.H18]" office:value-type="float" office:value="10028" calcext:value-type="float">
            <text:p>10028</text:p>
          </table:table-cell>
          <table:table-cell table:formula="of:=[.H18]/[.B18]" office:value-type="float" office:value="0.79944" calcext:value-type="float">
            <text:p>0.79944</text:p>
          </table:table-cell>
          <table:table-cell office:value-type="float" office:value="80" calcext:value-type="float">
            <text:p>80</text:p>
          </table:table-cell>
          <table:table-cell table:formula="of:=[.K18]/1000" office:value-type="float" office:value="0.08" calcext:value-type="float">
            <text:p>0.08</text:p>
          </table:table-cell>
          <table:table-cell table:formula="of:=[.K18]/[.B18]" office:value-type="float" office:value="0.0016" calcext:value-type="float">
            <text:p>0.0016</text:p>
          </table:table-cell>
          <table:table-cell table:formula="of:=[.L18]/[.B18]" office:value-type="float" office:value="0.0000016" calcext:value-type="float">
            <text:p>1.60E-06</text:p>
          </table:table-cell>
          <table:table-cell office:value-type="float" office:value="39822" calcext:value-type="float">
            <text:p>39822</text:p>
          </table:table-cell>
          <table:table-cell table:formula="of:=[.B18]-[.O18]" office:value-type="float" office:value="10178" calcext:value-type="float">
            <text:p>10178</text:p>
          </table:table-cell>
          <table:table-cell table:formula="of:=[.O18]/[.B18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76" calcext:value-type="float">
            <text:p>276</text:p>
          </table:table-cell>
          <table:table-cell table:formula="of:=[.D19]/1000" office:value-type="float" office:value="0.276" calcext:value-type="float">
            <text:p>0.276</text:p>
          </table:table-cell>
          <table:table-cell table:formula="of:=[.D19]/[.B19]" office:value-type="float" office:value="0.000552" calcext:value-type="float">
            <text:p>0.000552</text:p>
          </table:table-cell>
          <table:table-cell table:formula="of:=[.E19]/[.B19]" office:value-type="float" office:value="0.000000552" calcext:value-type="float">
            <text:p>5.52E-07</text:p>
          </table:table-cell>
          <table:table-cell office:value-type="float" office:value="400124" calcext:value-type="float">
            <text:p>400124</text:p>
          </table:table-cell>
          <table:table-cell table:formula="of:=[.B19]-[.H19]" office:value-type="float" office:value="99876" calcext:value-type="float">
            <text:p>99876</text:p>
          </table:table-cell>
          <table:table-cell table:formula="of:=[.H19]/[.B19]" office:value-type="float" office:value="0.800248" calcext:value-type="float">
            <text:p>0.800248</text:p>
          </table:table-cell>
          <table:table-cell office:value-type="float" office:value="818" calcext:value-type="float">
            <text:p>818</text:p>
          </table:table-cell>
          <table:table-cell table:formula="of:=[.K19]/1000" office:value-type="float" office:value="0.818" calcext:value-type="float">
            <text:p>0.818</text:p>
          </table:table-cell>
          <table:table-cell table:formula="of:=[.K19]/[.B19]" office:value-type="float" office:value="0.001636" calcext:value-type="float">
            <text:p>0.001636</text:p>
          </table:table-cell>
          <table:table-cell table:formula="of:=[.L19]/[.B19]" office:value-type="float" office:value="0.000001636" calcext:value-type="float">
            <text:p>1.64E-06</text:p>
          </table:table-cell>
          <table:table-cell office:value-type="float" office:value="400008" calcext:value-type="float">
            <text:p>400008</text:p>
          </table:table-cell>
          <table:table-cell table:formula="of:=[.B19]-[.O19]" office:value-type="float" office:value="99992" calcext:value-type="float">
            <text:p>99992</text:p>
          </table:table-cell>
          <table:table-cell table:formula="of:=[.O19]/[.B19]" office:value-type="float" office:value="0.800016" calcext:value-type="float">
            <text:p>0.800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56" calcext:value-type="float">
            <text:p>2756</text:p>
          </table:table-cell>
          <table:table-cell table:formula="of:=[.D20]/1000" office:value-type="float" office:value="2.756" calcext:value-type="float">
            <text:p>2.756</text:p>
          </table:table-cell>
          <table:table-cell table:formula="of:=[.D20]/[.B20]" office:value-type="float" office:value="0.0005512" calcext:value-type="float">
            <text:p>0.0005512</text:p>
          </table:table-cell>
          <table:table-cell table:formula="of:=[.E20]/[.B20]" office:value-type="float" office:value="0.0000005512" calcext:value-type="float">
            <text:p>5.51E-07</text:p>
          </table:table-cell>
          <table:table-cell office:value-type="float" office:value="3998941" calcext:value-type="float">
            <text:p>3998941</text:p>
          </table:table-cell>
          <table:table-cell table:formula="of:=[.B20]-[.H20]" office:value-type="float" office:value="1001059" calcext:value-type="float">
            <text:p>1001059</text:p>
          </table:table-cell>
          <table:table-cell table:formula="of:=[.H20]/[.B20]" office:value-type="float" office:value="0.7997882" calcext:value-type="float">
            <text:p>0.7997882</text:p>
          </table:table-cell>
          <table:table-cell office:value-type="float" office:value="7922" calcext:value-type="float">
            <text:p>7922</text:p>
          </table:table-cell>
          <table:table-cell table:formula="of:=[.K20]/1000" office:value-type="float" office:value="7.922" calcext:value-type="float">
            <text:p>7.922</text:p>
          </table:table-cell>
          <table:table-cell table:formula="of:=[.K20]/[.B20]" office:value-type="float" office:value="0.0015844" calcext:value-type="float">
            <text:p>0.0015844</text:p>
          </table:table-cell>
          <table:table-cell table:formula="of:=[.L20]/[.B20]" office:value-type="float" office:value="0.0000015844" calcext:value-type="float">
            <text:p>1.58E-06</text:p>
          </table:table-cell>
          <table:table-cell office:value-type="float" office:value="4000481" calcext:value-type="float">
            <text:p>4000481</text:p>
          </table:table-cell>
          <table:table-cell table:formula="of:=[.B20]-[.O20]" office:value-type="float" office:value="999519" calcext:value-type="float">
            <text:p>999519</text:p>
          </table:table-cell>
          <table:table-cell table:formula="of:=[.O20]/[.B20]" office:value-type="float" office:value="0.8000962" calcext:value-type="float">
            <text:p>0.80009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6998" calcext:value-type="float">
            <text:p>26998</text:p>
          </table:table-cell>
          <table:table-cell table:formula="of:=[.D21]/1000" office:value-type="float" office:value="26.998" calcext:value-type="float">
            <text:p>26.998</text:p>
          </table:table-cell>
          <table:table-cell table:formula="of:=[.D21]/[.B21]" office:value-type="float" office:value="0.00053996" calcext:value-type="float">
            <text:p>0.00053996</text:p>
          </table:table-cell>
          <table:table-cell table:formula="of:=[.E21]/[.B21]" office:value-type="float" office:value="0.00000053996" calcext:value-type="float">
            <text:p>5.40E-07</text:p>
          </table:table-cell>
          <table:table-cell office:value-type="float" office:value="39998007" calcext:value-type="float">
            <text:p>39998007</text:p>
          </table:table-cell>
          <table:table-cell table:formula="of:=[.B21]-[.H21]" office:value-type="float" office:value="10001993" calcext:value-type="float">
            <text:p>10001993</text:p>
          </table:table-cell>
          <table:table-cell table:formula="of:=[.H21]/[.B21]" office:value-type="float" office:value="0.79996014" calcext:value-type="float">
            <text:p>0.79996014</text:p>
          </table:table-cell>
          <table:table-cell office:value-type="float" office:value="80598" calcext:value-type="float">
            <text:p>80598</text:p>
          </table:table-cell>
          <table:table-cell table:formula="of:=[.K21]/1000" office:value-type="float" office:value="80.598" calcext:value-type="float">
            <text:p>80.598</text:p>
          </table:table-cell>
          <table:table-cell table:formula="of:=[.K21]/[.B21]" office:value-type="float" office:value="0.00161196" calcext:value-type="float">
            <text:p>0.00161196</text:p>
          </table:table-cell>
          <table:table-cell table:formula="of:=[.L21]/[.B21]" office:value-type="float" office:value="0.00000161196" calcext:value-type="float">
            <text:p>1.61E-06</text:p>
          </table:table-cell>
          <table:table-cell office:value-type="float" office:value="40000800" calcext:value-type="float">
            <text:p>40000800</text:p>
          </table:table-cell>
          <table:table-cell table:formula="of:=[.B21]-[.O21]" office:value-type="float" office:value="9999200" calcext:value-type="float">
            <text:p>9999200</text:p>
          </table:table-cell>
          <table:table-cell table:formula="of:=[.O21]/[.B21]" office:value-type="float" office:value="0.800016" calcext:value-type="float">
            <text:p>0.80001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23]-[.H23]" office:value-type="float" office:value="147" calcext:value-type="float">
            <text:p>147</text:p>
          </table:table-cell>
          <table:table-cell table:formula="of:=[.H23]/[.B23]" office:value-type="float" office:value="0.706" calcext:value-type="float">
            <text:p>0.706</text:p>
          </table:table-cell>
          <table:table-cell office:value-type="float" office:value="0" calcext:value-type="float">
            <text:p>0</text:p>
          </table:table-cell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 office:value-type="float" office:value="336" calcext:value-type="float">
            <text:p>336</text:p>
          </table:table-cell>
          <table:table-cell table:formula="of:=[.B23]-[.O23]" office:value-type="float" office:value="164" calcext:value-type="float">
            <text:p>164</text:p>
          </table:table-cell>
          <table:table-cell table:formula="of:=[.O23]/[.B23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5" calcext:value-type="float">
            <text:p>5</text:p>
          </table:table-cell>
          <table:table-cell table:formula="of:=[.D24]/1000" office:value-type="float" office:value="0.005" calcext:value-type="float">
            <text:p>0.005</text:p>
          </table:table-cell>
          <table:table-cell table:formula="of:=[.D24]/[.B24]" office:value-type="float" office:value="0.001" calcext:value-type="float">
            <text:p>0.001</text:p>
          </table:table-cell>
          <table:table-cell table:formula="of:=[.E24]/[.B24]" office:value-type="float" office:value="0.000001" calcext:value-type="float">
            <text:p>1.00E-06</text:p>
          </table:table-cell>
          <table:table-cell office:value-type="float" office:value="3903" calcext:value-type="float">
            <text:p>3903</text:p>
          </table:table-cell>
          <table:table-cell table:formula="of:=[.B24]-[.H24]" office:value-type="float" office:value="1097" calcext:value-type="float">
            <text:p>1097</text:p>
          </table:table-cell>
          <table:table-cell table:formula="of:=[.H24]/[.B24]" office:value-type="float" office:value="0.7806" calcext:value-type="float">
            <text:p>0.7806</text:p>
          </table:table-cell>
          <table:table-cell office:value-type="float" office:value="8" calcext:value-type="float">
            <text:p>8</text:p>
          </table:table-cell>
          <table:table-cell table:formula="of:=[.K24]/1000" office:value-type="float" office:value="0.008" calcext:value-type="float">
            <text:p>0.008</text:p>
          </table:table-cell>
          <table:table-cell table:formula="of:=[.K24]/[.B24]" office:value-type="float" office:value="0.0016" calcext:value-type="float">
            <text:p>0.0016</text:p>
          </table:table-cell>
          <table:table-cell table:formula="of:=[.L24]/[.B24]" office:value-type="float" office:value="0.0000016" calcext:value-type="float">
            <text:p>1.60E-06</text:p>
          </table:table-cell>
          <table:table-cell office:value-type="float" office:value="3948" calcext:value-type="float">
            <text:p>3948</text:p>
          </table:table-cell>
          <table:table-cell table:formula="of:=[.B24]-[.O24]" office:value-type="float" office:value="1052" calcext:value-type="float">
            <text:p>1052</text:p>
          </table:table-cell>
          <table:table-cell table:formula="of:=[.O24]/[.B24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1" calcext:value-type="float">
            <text:p>31</text:p>
          </table:table-cell>
          <table:table-cell table:formula="of:=[.D25]/1000" office:value-type="float" office:value="0.031" calcext:value-type="float">
            <text:p>0.031</text:p>
          </table:table-cell>
          <table:table-cell table:formula="of:=[.D25]/[.B25]" office:value-type="float" office:value="0.00062" calcext:value-type="float">
            <text:p>0.00062</text:p>
          </table:table-cell>
          <table:table-cell table:formula="of:=[.E25]/[.B25]" office:value-type="float" office:value="0.00000062" calcext:value-type="float">
            <text:p>6.20E-07</text:p>
          </table:table-cell>
          <table:table-cell office:value-type="float" office:value="39972" calcext:value-type="float">
            <text:p>39972</text:p>
          </table:table-cell>
          <table:table-cell table:formula="of:=[.B25]-[.H25]" office:value-type="float" office:value="10028" calcext:value-type="float">
            <text:p>10028</text:p>
          </table:table-cell>
          <table:table-cell table:formula="of:=[.H25]/[.B25]" office:value-type="float" office:value="0.79944" calcext:value-type="float">
            <text:p>0.79944</text:p>
          </table:table-cell>
          <table:table-cell office:value-type="float" office:value="81" calcext:value-type="float">
            <text:p>81</text:p>
          </table:table-cell>
          <table:table-cell table:formula="of:=[.K25]/1000" office:value-type="float" office:value="0.081" calcext:value-type="float">
            <text:p>0.081</text:p>
          </table:table-cell>
          <table:table-cell table:formula="of:=[.K25]/[.B25]" office:value-type="float" office:value="0.00162" calcext:value-type="float">
            <text:p>0.00162</text:p>
          </table:table-cell>
          <table:table-cell table:formula="of:=[.L25]/[.B25]" office:value-type="float" office:value="0.00000162" calcext:value-type="float">
            <text:p>1.62E-06</text:p>
          </table:table-cell>
          <table:table-cell office:value-type="float" office:value="39822" calcext:value-type="float">
            <text:p>39822</text:p>
          </table:table-cell>
          <table:table-cell table:formula="of:=[.B25]-[.O25]" office:value-type="float" office:value="10178" calcext:value-type="float">
            <text:p>10178</text:p>
          </table:table-cell>
          <table:table-cell table:formula="of:=[.O25]/[.B25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75" calcext:value-type="float">
            <text:p>275</text:p>
          </table:table-cell>
          <table:table-cell table:formula="of:=[.D26]/1000" office:value-type="float" office:value="0.275" calcext:value-type="float">
            <text:p>0.275</text:p>
          </table:table-cell>
          <table:table-cell table:formula="of:=[.D26]/[.B26]" office:value-type="float" office:value="0.00055" calcext:value-type="float">
            <text:p>0.00055</text:p>
          </table:table-cell>
          <table:table-cell table:formula="of:=[.E26]/[.B26]" office:value-type="float" office:value="0.00000055" calcext:value-type="float">
            <text:p>5.50E-07</text:p>
          </table:table-cell>
          <table:table-cell office:value-type="float" office:value="399711" calcext:value-type="float">
            <text:p>399711</text:p>
          </table:table-cell>
          <table:table-cell table:formula="of:=[.B26]-[.H26]" office:value-type="float" office:value="100289" calcext:value-type="float">
            <text:p>100289</text:p>
          </table:table-cell>
          <table:table-cell table:formula="of:=[.H26]/[.B26]" office:value-type="float" office:value="0.799422" calcext:value-type="float">
            <text:p>0.799422</text:p>
          </table:table-cell>
          <table:table-cell office:value-type="float" office:value="811" calcext:value-type="float">
            <text:p>811</text:p>
          </table:table-cell>
          <table:table-cell table:formula="of:=[.K26]/1000" office:value-type="float" office:value="0.811" calcext:value-type="float">
            <text:p>0.811</text:p>
          </table:table-cell>
          <table:table-cell table:formula="of:=[.K26]/[.B26]" office:value-type="float" office:value="0.001622" calcext:value-type="float">
            <text:p>0.001622</text:p>
          </table:table-cell>
          <table:table-cell table:formula="of:=[.L26]/[.B26]" office:value-type="float" office:value="0.000001622" calcext:value-type="float">
            <text:p>1.62E-06</text:p>
          </table:table-cell>
          <table:table-cell office:value-type="float" office:value="399769" calcext:value-type="float">
            <text:p>399769</text:p>
          </table:table-cell>
          <table:table-cell table:formula="of:=[.B26]-[.O26]" office:value-type="float" office:value="100231" calcext:value-type="float">
            <text:p>100231</text:p>
          </table:table-cell>
          <table:table-cell table:formula="of:=[.O26]/[.B26]" office:value-type="float" office:value="0.799538" calcext:value-type="float">
            <text:p>0.7995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39" calcext:value-type="float">
            <text:p>2739</text:p>
          </table:table-cell>
          <table:table-cell table:formula="of:=[.D27]/1000" office:value-type="float" office:value="2.739" calcext:value-type="float">
            <text:p>2.739</text:p>
          </table:table-cell>
          <table:table-cell table:formula="of:=[.D27]/[.B27]" office:value-type="float" office:value="0.0005478" calcext:value-type="float">
            <text:p>0.0005478</text:p>
          </table:table-cell>
          <table:table-cell table:formula="of:=[.E27]/[.B27]" office:value-type="float" office:value="0.0000005478" calcext:value-type="float">
            <text:p>5.48E-07</text:p>
          </table:table-cell>
          <table:table-cell office:value-type="float" office:value="4000107" calcext:value-type="float">
            <text:p>4000107</text:p>
          </table:table-cell>
          <table:table-cell table:formula="of:=[.B27]-[.H27]" office:value-type="float" office:value="999893" calcext:value-type="float">
            <text:p>999893</text:p>
          </table:table-cell>
          <table:table-cell table:formula="of:=[.H27]/[.B27]" office:value-type="float" office:value="0.8000214" calcext:value-type="float">
            <text:p>0.8000214</text:p>
          </table:table-cell>
          <table:table-cell office:value-type="float" office:value="7829" calcext:value-type="float">
            <text:p>7829</text:p>
          </table:table-cell>
          <table:table-cell table:formula="of:=[.K27]/1000" office:value-type="float" office:value="7.829" calcext:value-type="float">
            <text:p>7.829</text:p>
          </table:table-cell>
          <table:table-cell table:formula="of:=[.K27]/[.B27]" office:value-type="float" office:value="0.0015658" calcext:value-type="float">
            <text:p>0.0015658</text:p>
          </table:table-cell>
          <table:table-cell table:formula="of:=[.L27]/[.B27]" office:value-type="float" office:value="0.0000015658" calcext:value-type="float">
            <text:p>1.57E-06</text:p>
          </table:table-cell>
          <table:table-cell office:value-type="float" office:value="4000521" calcext:value-type="float">
            <text:p>4000521</text:p>
          </table:table-cell>
          <table:table-cell table:formula="of:=[.B27]-[.O27]" office:value-type="float" office:value="999479" calcext:value-type="float">
            <text:p>999479</text:p>
          </table:table-cell>
          <table:table-cell table:formula="of:=[.O27]/[.B27]" office:value-type="float" office:value="0.8001042" calcext:value-type="float">
            <text:p>0.8001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6716" calcext:value-type="float">
            <text:p>26716</text:p>
          </table:table-cell>
          <table:table-cell table:formula="of:=[.D28]/1000" office:value-type="float" office:value="26.716" calcext:value-type="float">
            <text:p>26.716</text:p>
          </table:table-cell>
          <table:table-cell table:formula="of:=[.D28]/[.B28]" office:value-type="float" office:value="0.00053432" calcext:value-type="float">
            <text:p>0.00053432</text:p>
          </table:table-cell>
          <table:table-cell table:formula="of:=[.E28]/[.B28]" office:value-type="float" office:value="0.00000053432" calcext:value-type="float">
            <text:p>5.34E-07</text:p>
          </table:table-cell>
          <table:table-cell office:value-type="float" office:value="40006482" calcext:value-type="float">
            <text:p>40006482</text:p>
          </table:table-cell>
          <table:table-cell table:formula="of:=[.B28]-[.H28]" office:value-type="float" office:value="9993518" calcext:value-type="float">
            <text:p>9993518</text:p>
          </table:table-cell>
          <table:table-cell table:formula="of:=[.H28]/[.B28]" office:value-type="float" office:value="0.80012964" calcext:value-type="float">
            <text:p>0.80012964</text:p>
          </table:table-cell>
          <table:table-cell office:value-type="float" office:value="79137" calcext:value-type="float">
            <text:p>79137</text:p>
          </table:table-cell>
          <table:table-cell table:formula="of:=[.K28]/1000" office:value-type="float" office:value="79.137" calcext:value-type="float">
            <text:p>79.137</text:p>
          </table:table-cell>
          <table:table-cell table:formula="of:=[.K28]/[.B28]" office:value-type="float" office:value="0.00158274" calcext:value-type="float">
            <text:p>0.00158274</text:p>
          </table:table-cell>
          <table:table-cell table:formula="of:=[.L28]/[.B28]" office:value-type="float" office:value="0.00000158274" calcext:value-type="float">
            <text:p>1.58E-06</text:p>
          </table:table-cell>
          <table:table-cell office:value-type="float" office:value="39996370" calcext:value-type="float">
            <text:p>39996370</text:p>
          </table:table-cell>
          <table:table-cell table:formula="of:=[.B28]-[.O28]" office:value-type="float" office:value="10003630" calcext:value-type="float">
            <text:p>10003630</text:p>
          </table:table-cell>
          <table:table-cell table:formula="of:=[.O28]/[.B28]" office:value-type="float" office:value="0.7999274" calcext:value-type="float">
            <text:p>0.799927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30]/1000" office:value-type="float" office:value="0" calcext:value-type="float">
            <text:p>0</text:p>
          </table:table-cell>
          <table:table-cell table:formula="of:=[.D30]/[.B30]" office:value-type="float" office:value="0" calcext:value-type="float">
            <text:p>0</text:p>
          </table:table-cell>
          <table:table-cell table:formula="of:=[.E30]/[.B30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30]-[.H30]" office:value-type="float" office:value="147" calcext:value-type="float">
            <text:p>147</text:p>
          </table:table-cell>
          <table:table-cell table:formula="of:=[.H30]/[.B30]" office:value-type="float" office:value="0.706" calcext:value-type="float">
            <text:p>0.706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336" calcext:value-type="float">
            <text:p>336</text:p>
          </table:table-cell>
          <table:table-cell table:formula="of:=[.B30]-[.O30]" office:value-type="float" office:value="164" calcext:value-type="float">
            <text:p>164</text:p>
          </table:table-cell>
          <table:table-cell table:formula="of:=[.O30]/[.B30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3903" calcext:value-type="float">
            <text:p>3903</text:p>
          </table:table-cell>
          <table:table-cell table:formula="of:=[.B31]-[.H31]" office:value-type="float" office:value="1097" calcext:value-type="float">
            <text:p>1097</text:p>
          </table:table-cell>
          <table:table-cell table:formula="of:=[.H31]/[.B31]" office:value-type="float" office:value="0.7806" calcext:value-type="float">
            <text:p>0.7806</text:p>
          </table:table-cell>
          <table:table-cell office:value-type="float" office:value="9" calcext:value-type="float">
            <text:p>9</text:p>
          </table:table-cell>
          <table:table-cell table:formula="of:=[.K31]/1000" office:value-type="float" office:value="0.009" calcext:value-type="float">
            <text:p>0.009</text:p>
          </table:table-cell>
          <table:table-cell table:formula="of:=[.K31]/[.B31]" office:value-type="float" office:value="0.0018" calcext:value-type="float">
            <text:p>0.0018</text:p>
          </table:table-cell>
          <table:table-cell table:formula="of:=[.L31]/[.B31]" office:value-type="float" office:value="0.0000018" calcext:value-type="float">
            <text:p>1.80E-06</text:p>
          </table:table-cell>
          <table:table-cell office:value-type="float" office:value="3948" calcext:value-type="float">
            <text:p>3948</text:p>
          </table:table-cell>
          <table:table-cell table:formula="of:=[.B31]-[.O31]" office:value-type="float" office:value="1052" calcext:value-type="float">
            <text:p>1052</text:p>
          </table:table-cell>
          <table:table-cell table:formula="of:=[.O31]/[.B31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29" calcext:value-type="float">
            <text:p>29</text:p>
          </table:table-cell>
          <table:table-cell table:formula="of:=[.D32]/1000" office:value-type="float" office:value="0.029" calcext:value-type="float">
            <text:p>0.029</text:p>
          </table:table-cell>
          <table:table-cell table:formula="of:=[.D32]/[.B32]" office:value-type="float" office:value="0.00058" calcext:value-type="float">
            <text:p>0.00058</text:p>
          </table:table-cell>
          <table:table-cell table:formula="of:=[.E32]/[.B32]" office:value-type="float" office:value="0.00000058" calcext:value-type="float">
            <text:p>5.80E-07</text:p>
          </table:table-cell>
          <table:table-cell office:value-type="float" office:value="39972" calcext:value-type="float">
            <text:p>39972</text:p>
          </table:table-cell>
          <table:table-cell table:formula="of:=[.B32]-[.H32]" office:value-type="float" office:value="10028" calcext:value-type="float">
            <text:p>10028</text:p>
          </table:table-cell>
          <table:table-cell table:formula="of:=[.H32]/[.B32]" office:value-type="float" office:value="0.79944" calcext:value-type="float">
            <text:p>0.79944</text:p>
          </table:table-cell>
          <table:table-cell office:value-type="float" office:value="91" calcext:value-type="float">
            <text:p>91</text:p>
          </table:table-cell>
          <table:table-cell table:formula="of:=[.K32]/1000" office:value-type="float" office:value="0.091" calcext:value-type="float">
            <text:p>0.091</text:p>
          </table:table-cell>
          <table:table-cell table:formula="of:=[.K32]/[.B32]" office:value-type="float" office:value="0.00182" calcext:value-type="float">
            <text:p>0.00182</text:p>
          </table:table-cell>
          <table:table-cell table:formula="of:=[.L32]/[.B32]" office:value-type="float" office:value="0.00000182" calcext:value-type="float">
            <text:p>1.82E-06</text:p>
          </table:table-cell>
          <table:table-cell office:value-type="float" office:value="39822" calcext:value-type="float">
            <text:p>39822</text:p>
          </table:table-cell>
          <table:table-cell table:formula="of:=[.B32]-[.O32]" office:value-type="float" office:value="10178" calcext:value-type="float">
            <text:p>10178</text:p>
          </table:table-cell>
          <table:table-cell table:formula="of:=[.O32]/[.B32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80" calcext:value-type="float">
            <text:p>280</text:p>
          </table:table-cell>
          <table:table-cell table:formula="of:=[.D33]/1000" office:value-type="float" office:value="0.28" calcext:value-type="float">
            <text:p>0.28</text:p>
          </table:table-cell>
          <table:table-cell table:formula="of:=[.D33]/[.B33]" office:value-type="float" office:value="0.00056" calcext:value-type="float">
            <text:p>0.00056</text:p>
          </table:table-cell>
          <table:table-cell table:formula="of:=[.E33]/[.B33]" office:value-type="float" office:value="0.00000056" calcext:value-type="float">
            <text:p>5.60E-07</text:p>
          </table:table-cell>
          <table:table-cell office:value-type="float" office:value="399948" calcext:value-type="float">
            <text:p>399948</text:p>
          </table:table-cell>
          <table:table-cell table:formula="of:=[.B33]-[.H33]" office:value-type="float" office:value="100052" calcext:value-type="float">
            <text:p>100052</text:p>
          </table:table-cell>
          <table:table-cell table:formula="of:=[.H33]/[.B33]" office:value-type="float" office:value="0.799896" calcext:value-type="float">
            <text:p>0.799896</text:p>
          </table:table-cell>
          <table:table-cell office:value-type="float" office:value="808" calcext:value-type="float">
            <text:p>808</text:p>
          </table:table-cell>
          <table:table-cell table:formula="of:=[.K33]/1000" office:value-type="float" office:value="0.808" calcext:value-type="float">
            <text:p>0.808</text:p>
          </table:table-cell>
          <table:table-cell table:formula="of:=[.K33]/[.B33]" office:value-type="float" office:value="0.001616" calcext:value-type="float">
            <text:p>0.001616</text:p>
          </table:table-cell>
          <table:table-cell table:formula="of:=[.L33]/[.B33]" office:value-type="float" office:value="0.000001616" calcext:value-type="float">
            <text:p>1.62E-06</text:p>
          </table:table-cell>
          <table:table-cell office:value-type="float" office:value="399794" calcext:value-type="float">
            <text:p>399794</text:p>
          </table:table-cell>
          <table:table-cell table:formula="of:=[.B33]-[.O33]" office:value-type="float" office:value="100206" calcext:value-type="float">
            <text:p>100206</text:p>
          </table:table-cell>
          <table:table-cell table:formula="of:=[.O33]/[.B33]" office:value-type="float" office:value="0.799588" calcext:value-type="float">
            <text:p>0.7995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48" calcext:value-type="float">
            <text:p>2748</text:p>
          </table:table-cell>
          <table:table-cell table:formula="of:=[.D34]/1000" office:value-type="float" office:value="2.748" calcext:value-type="float">
            <text:p>2.748</text:p>
          </table:table-cell>
          <table:table-cell table:formula="of:=[.D34]/[.B34]" office:value-type="float" office:value="0.0005496" calcext:value-type="float">
            <text:p>0.0005496</text:p>
          </table:table-cell>
          <table:table-cell table:formula="of:=[.E34]/[.B34]" office:value-type="float" office:value="0.0000005496" calcext:value-type="float">
            <text:p>5.50E-07</text:p>
          </table:table-cell>
          <table:table-cell office:value-type="float" office:value="4001675" calcext:value-type="float">
            <text:p>4001675</text:p>
          </table:table-cell>
          <table:table-cell table:formula="of:=[.B34]-[.H34]" office:value-type="float" office:value="998325" calcext:value-type="float">
            <text:p>998325</text:p>
          </table:table-cell>
          <table:table-cell table:formula="of:=[.H34]/[.B34]" office:value-type="float" office:value="0.800335" calcext:value-type="float">
            <text:p>0.800335</text:p>
          </table:table-cell>
          <table:table-cell office:value-type="float" office:value="7994" calcext:value-type="float">
            <text:p>7994</text:p>
          </table:table-cell>
          <table:table-cell table:formula="of:=[.K34]/1000" office:value-type="float" office:value="7.994" calcext:value-type="float">
            <text:p>7.994</text:p>
          </table:table-cell>
          <table:table-cell table:formula="of:=[.K34]/[.B34]" office:value-type="float" office:value="0.0015988" calcext:value-type="float">
            <text:p>0.0015988</text:p>
          </table:table-cell>
          <table:table-cell table:formula="of:=[.L34]/[.B34]" office:value-type="float" office:value="0.0000015988" calcext:value-type="float">
            <text:p>1.60E-06</text:p>
          </table:table-cell>
          <table:table-cell office:value-type="float" office:value="3998706" calcext:value-type="float">
            <text:p>3998706</text:p>
          </table:table-cell>
          <table:table-cell table:formula="of:=[.B34]-[.O34]" office:value-type="float" office:value="1001294" calcext:value-type="float">
            <text:p>1001294</text:p>
          </table:table-cell>
          <table:table-cell table:formula="of:=[.O34]/[.B34]" office:value-type="float" office:value="0.7997412" calcext:value-type="float">
            <text:p>0.79974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7734" calcext:value-type="float">
            <text:p>27734</text:p>
          </table:table-cell>
          <table:table-cell table:formula="of:=[.D35]/1000" office:value-type="float" office:value="27.734" calcext:value-type="float">
            <text:p>27.734</text:p>
          </table:table-cell>
          <table:table-cell table:formula="of:=[.D35]/[.B35]" office:value-type="float" office:value="0.00055468" calcext:value-type="float">
            <text:p>0.00055468</text:p>
          </table:table-cell>
          <table:table-cell table:formula="of:=[.E35]/[.B35]" office:value-type="float" office:value="0.00000055468" calcext:value-type="float">
            <text:p>5.55E-07</text:p>
          </table:table-cell>
          <table:table-cell office:value-type="float" office:value="40000661" calcext:value-type="float">
            <text:p>40000661</text:p>
          </table:table-cell>
          <table:table-cell table:formula="of:=[.B35]-[.H35]" office:value-type="float" office:value="9999339" calcext:value-type="float">
            <text:p>9999339</text:p>
          </table:table-cell>
          <table:table-cell table:formula="of:=[.H35]/[.B35]" office:value-type="float" office:value="0.80001322" calcext:value-type="float">
            <text:p>0.80001322</text:p>
          </table:table-cell>
          <table:table-cell office:value-type="float" office:value="79053" calcext:value-type="float">
            <text:p>79053</text:p>
          </table:table-cell>
          <table:table-cell table:formula="of:=[.K35]/1000" office:value-type="float" office:value="79.053" calcext:value-type="float">
            <text:p>79.053</text:p>
          </table:table-cell>
          <table:table-cell table:formula="of:=[.K35]/[.B35]" office:value-type="float" office:value="0.00158106" calcext:value-type="float">
            <text:p>0.00158106</text:p>
          </table:table-cell>
          <table:table-cell table:formula="of:=[.L35]/[.B35]" office:value-type="float" office:value="0.00000158106" calcext:value-type="float">
            <text:p>1.58E-06</text:p>
          </table:table-cell>
          <table:table-cell office:value-type="float" office:value="40000919" calcext:value-type="float">
            <text:p>40000919</text:p>
          </table:table-cell>
          <table:table-cell table:formula="of:=[.B35]-[.O35]" office:value-type="float" office:value="9999081" calcext:value-type="float">
            <text:p>9999081</text:p>
          </table:table-cell>
          <table:table-cell table:formula="of:=[.O35]/[.B35]" office:value-type="float" office:value="0.80001838" calcext:value-type="float">
            <text:p>0.8000183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" calcext:value-type="float">
            <text:p>0</text:p>
          </table:table-cell>
          <table:table-cell table:formula="of:=([.E2] + [.E9] + [.E16] + [.E23] + [.E30])/5" office:value-type="float" office:value="0" calcext:value-type="float">
            <text:p>0</text:p>
          </table:table-cell>
          <table:table-cell table:formula="of:=([.F2] + [.F9] + [.F16] + [.F23] + [.F30])/5" office:value-type="float" office:value="0" calcext:value-type="float">
            <text:p>0</text:p>
          </table:table-cell>
          <table:table-cell table:style-name="Default" table:formula="of:=([.G2] + [.G9] + [.G16] + [.G23] + [.G30])/5" office:value-type="float" office:value="0" calcext:value-type="float">
            <text:p>0</text:p>
          </table:table-cell>
          <table:table-cell table:formula="of:=([.H2] + [.H9] + [.H16] + [.H23] + [.H30])/5" office:value-type="float" office:value="351.2" calcext:value-type="float">
            <text:p>351.2</text:p>
          </table:table-cell>
          <table:table-cell table:formula="of:=([.I2] + [.I9] + [.I16] + [.I23] + [.I30])/5" office:value-type="float" office:value="148.8" calcext:value-type="float">
            <text:p>148.8</text:p>
          </table:table-cell>
          <table:table-cell table:formula="of:=([.J2] + [.J9] + [.J16] + [.J23] + [.J30])/5" office:value-type="float" office:value="0.7024" calcext:value-type="float">
            <text:p>0.7024</text:p>
          </table:table-cell>
          <table:table-cell table:formula="of:=([.K2] + [.K9] + [.K16] + [.K23] + [.K30])/5" office:value-type="float" office:value="1" calcext:value-type="float">
            <text:p>1</text:p>
          </table:table-cell>
          <table:table-cell table:formula="of:=([.L2] + [.L9] + [.L16] + [.L23] + [.L30])/5" office:value-type="float" office:value="0.001" calcext:value-type="float">
            <text:p>0.001</text:p>
          </table:table-cell>
          <table:table-cell table:formula="of:=([.M2] + [.M9] + [.M16] + [.M23] + [.M30])/5" office:value-type="float" office:value="0.002" calcext:value-type="float">
            <text:p>0.002</text:p>
          </table:table-cell>
          <table:table-cell table:style-name="Default" table:formula="of:=([.N2] + [.N9] + [.N16] + [.N23] + [.N30])/5" office:value-type="float" office:value="0.000002" calcext:value-type="float">
            <text:p>2E-06</text:p>
          </table:table-cell>
          <table:table-cell table:formula="of:=([.O2] + [.O9] + [.O16] + [.O23] + [.O30])/5" office:value-type="float" office:value="336.2" calcext:value-type="float">
            <text:p>336.2</text:p>
          </table:table-cell>
          <table:table-cell table:formula="of:=([.P2] + [.P9] + [.P16] + [.P23] + [.P30])/5" office:value-type="float" office:value="163.8" calcext:value-type="float">
            <text:p>163.8</text:p>
          </table:table-cell>
          <table:table-cell table:formula="of:=([.Q2] + [.Q9] + [.Q16] + [.Q23] + [.Q30])/5" office:value-type="float" office:value="0.6724" calcext:value-type="float">
            <text:p>0.67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3.6" calcext:value-type="float">
            <text:p>3.6</text:p>
          </table:table-cell>
          <table:table-cell table:formula="of:=([.E3] + [.E10] + [.E17] + [.E24] + [.E31])/5" office:value-type="float" office:value="0.0036" calcext:value-type="float">
            <text:p>0.0036</text:p>
          </table:table-cell>
          <table:table-cell table:formula="of:=([.F3] + [.F10] + [.F17] + [.F24] + [.F31])/5" office:value-type="float" office:value="0.00072" calcext:value-type="float">
            <text:p>0.00072</text:p>
          </table:table-cell>
          <table:table-cell table:style-name="Default" table:formula="of:=([.G3] + [.G10] + [.G17] + [.G24] + [.G31])/5" office:value-type="float" office:value="0.00000072" calcext:value-type="float">
            <text:p>7.2E-07</text:p>
          </table:table-cell>
          <table:table-cell table:formula="of:=([.H3] + [.H10] + [.H17] + [.H24] + [.H31])/5" office:value-type="float" office:value="3903" calcext:value-type="float">
            <text:p>3903</text:p>
          </table:table-cell>
          <table:table-cell table:formula="of:=([.I3] + [.I10] + [.I17] + [.I24] + [.I31])/5" office:value-type="float" office:value="1097" calcext:value-type="float">
            <text:p>1097</text:p>
          </table:table-cell>
          <table:table-cell table:formula="of:=([.J3] + [.J10] + [.J17] + [.J24] + [.J31])/5" office:value-type="float" office:value="0.7806" calcext:value-type="float">
            <text:p>0.7806</text:p>
          </table:table-cell>
          <table:table-cell table:formula="of:=([.K3] + [.K10] + [.K17] + [.K24] + [.K31])/5" office:value-type="float" office:value="8.6" calcext:value-type="float">
            <text:p>8.6</text:p>
          </table:table-cell>
          <table:table-cell table:formula="of:=([.L3] + [.L10] + [.L17] + [.L24] + [.L31])/5" office:value-type="float" office:value="0.0086" calcext:value-type="float">
            <text:p>0.0086</text:p>
          </table:table-cell>
          <table:table-cell table:formula="of:=([.M3] + [.M10] + [.M17] + [.M24] + [.M31])/5" office:value-type="float" office:value="0.00172" calcext:value-type="float">
            <text:p>0.00172</text:p>
          </table:table-cell>
          <table:table-cell table:style-name="Default" table:formula="of:=([.N3] + [.N10] + [.N17] + [.N24] + [.N31])/5" office:value-type="float" office:value="0.00000172" calcext:value-type="float">
            <text:p>1.72E-06</text:p>
          </table:table-cell>
          <table:table-cell table:formula="of:=([.O3] + [.O10] + [.O17] + [.O24] + [.O31])/5" office:value-type="float" office:value="3948" calcext:value-type="float">
            <text:p>3948</text:p>
          </table:table-cell>
          <table:table-cell table:formula="of:=([.P3] + [.P10] + [.P17] + [.P24] + [.P31])/5" office:value-type="float" office:value="1052" calcext:value-type="float">
            <text:p>1052</text:p>
          </table:table-cell>
          <table:table-cell table:formula="of:=([.Q3] + [.Q10] + [.Q17] + [.Q24] + [.Q31])/5" office:value-type="float" office:value="0.7896" calcext:value-type="float">
            <text:p>0.78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30.2" calcext:value-type="float">
            <text:p>30.2</text:p>
          </table:table-cell>
          <table:table-cell table:formula="of:=([.E4] + [.E11] + [.E18] + [.E25] + [.E32])/5" office:value-type="float" office:value="0.0302" calcext:value-type="float">
            <text:p>0.0302</text:p>
          </table:table-cell>
          <table:table-cell table:formula="of:=([.F4] + [.F11] + [.F18] + [.F25] + [.F32])/5" office:value-type="float" office:value="0.000604" calcext:value-type="float">
            <text:p>0.000604</text:p>
          </table:table-cell>
          <table:table-cell table:style-name="Default" table:formula="of:=([.G4] + [.G11] + [.G18] + [.G25] + [.G32])/5" office:value-type="float" office:value="0.000000604" calcext:value-type="float">
            <text:p>6.04E-07</text:p>
          </table:table-cell>
          <table:table-cell table:formula="of:=([.H4] + [.H11] + [.H18] + [.H25] + [.H32])/5" office:value-type="float" office:value="39972" calcext:value-type="float">
            <text:p>39972</text:p>
          </table:table-cell>
          <table:table-cell table:formula="of:=([.I4] + [.I11] + [.I18] + [.I25] + [.I32])/5" office:value-type="float" office:value="10028" calcext:value-type="float">
            <text:p>10028</text:p>
          </table:table-cell>
          <table:table-cell table:formula="of:=([.J4] + [.J11] + [.J18] + [.J25] + [.J32])/5" office:value-type="float" office:value="0.79944" calcext:value-type="float">
            <text:p>0.79944</text:p>
          </table:table-cell>
          <table:table-cell table:formula="of:=([.K4] + [.K11] + [.K18] + [.K25] + [.K32])/5" office:value-type="float" office:value="82.2" calcext:value-type="float">
            <text:p>82.2</text:p>
          </table:table-cell>
          <table:table-cell table:formula="of:=([.L4] + [.L11] + [.L18] + [.L25] + [.L32])/5" office:value-type="float" office:value="0.0822" calcext:value-type="float">
            <text:p>0.0822</text:p>
          </table:table-cell>
          <table:table-cell table:formula="of:=([.M4] + [.M11] + [.M18] + [.M25] + [.M32])/5" office:value-type="float" office:value="0.001644" calcext:value-type="float">
            <text:p>0.001644</text:p>
          </table:table-cell>
          <table:table-cell table:style-name="Default" table:formula="of:=([.N4] + [.N11] + [.N18] + [.N25] + [.N32])/5" office:value-type="float" office:value="0.000001644" calcext:value-type="float">
            <text:p>1.644E-06</text:p>
          </table:table-cell>
          <table:table-cell table:formula="of:=([.O4] + [.O11] + [.O18] + [.O25] + [.O32])/5" office:value-type="float" office:value="39822" calcext:value-type="float">
            <text:p>39822</text:p>
          </table:table-cell>
          <table:table-cell table:formula="of:=([.P4] + [.P11] + [.P18] + [.P25] + [.P32])/5" office:value-type="float" office:value="10178" calcext:value-type="float">
            <text:p>10178</text:p>
          </table:table-cell>
          <table:table-cell table:formula="of:=([.Q4] + [.Q11] + [.Q18] + [.Q25] + [.Q32])/5" office:value-type="float" office:value="0.79644" calcext:value-type="float">
            <text:p>0.796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284.2" calcext:value-type="float">
            <text:p>284.2</text:p>
          </table:table-cell>
          <table:table-cell table:formula="of:=([.E5] + [.E12] + [.E19] + [.E26] + [.E33])/5" office:value-type="float" office:value="0.2842" calcext:value-type="float">
            <text:p>0.2842</text:p>
          </table:table-cell>
          <table:table-cell table:formula="of:=([.F5] + [.F12] + [.F19] + [.F26] + [.F33])/5" office:value-type="float" office:value="0.0005684" calcext:value-type="float">
            <text:p>0.0005684</text:p>
          </table:table-cell>
          <table:table-cell table:style-name="Default" table:formula="of:=([.G5] + [.G12] + [.G19] + [.G26] + [.G33])/5" office:value-type="float" office:value="0.0000005684" calcext:value-type="float">
            <text:p>5.684E-07</text:p>
          </table:table-cell>
          <table:table-cell table:formula="of:=([.H5] + [.H12] + [.H19] + [.H26] + [.H33])/5" office:value-type="float" office:value="399886.2" calcext:value-type="float">
            <text:p>399886.2</text:p>
          </table:table-cell>
          <table:table-cell table:formula="of:=([.I5] + [.I12] + [.I19] + [.I26] + [.I33])/5" office:value-type="float" office:value="100113.8" calcext:value-type="float">
            <text:p>100113.8</text:p>
          </table:table-cell>
          <table:table-cell table:formula="of:=([.J5] + [.J12] + [.J19] + [.J26] + [.J33])/5" office:value-type="float" office:value="0.7997724" calcext:value-type="float">
            <text:p>0.7997724</text:p>
          </table:table-cell>
          <table:table-cell table:formula="of:=([.K5] + [.K12] + [.K19] + [.K26] + [.K33])/5" office:value-type="float" office:value="818.4" calcext:value-type="float">
            <text:p>818.4</text:p>
          </table:table-cell>
          <table:table-cell table:formula="of:=([.L5] + [.L12] + [.L19] + [.L26] + [.L33])/5" office:value-type="float" office:value="0.8184" calcext:value-type="float">
            <text:p>0.8184</text:p>
          </table:table-cell>
          <table:table-cell table:formula="of:=([.M5] + [.M12] + [.M19] + [.M26] + [.M33])/5" office:value-type="float" office:value="0.0016368" calcext:value-type="float">
            <text:p>0.0016368</text:p>
          </table:table-cell>
          <table:table-cell table:style-name="Default" table:formula="of:=([.N5] + [.N12] + [.N19] + [.N26] + [.N33])/5" office:value-type="float" office:value="0.0000016368" calcext:value-type="float">
            <text:p>1.6368E-06</text:p>
          </table:table-cell>
          <table:table-cell table:formula="of:=([.O5] + [.O12] + [.O19] + [.O26] + [.O33])/5" office:value-type="float" office:value="399868" calcext:value-type="float">
            <text:p>399868</text:p>
          </table:table-cell>
          <table:table-cell table:formula="of:=([.P5] + [.P12] + [.P19] + [.P26] + [.P33])/5" office:value-type="float" office:value="100132" calcext:value-type="float">
            <text:p>100132</text:p>
          </table:table-cell>
          <table:table-cell table:formula="of:=([.Q5] + [.Q12] + [.Q19] + [.Q26] + [.Q33])/5" office:value-type="float" office:value="0.799736" calcext:value-type="float">
            <text:p>0.79973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2732.6" calcext:value-type="float">
            <text:p>2732.6</text:p>
          </table:table-cell>
          <table:table-cell table:formula="of:=([.E6] + [.E13] + [.E20] + [.E27] + [.E34])/5" office:value-type="float" office:value="2.7326" calcext:value-type="float">
            <text:p>2.7326</text:p>
          </table:table-cell>
          <table:table-cell table:formula="of:=([.F6] + [.F13] + [.F20] + [.F27] + [.F34])/5" office:value-type="float" office:value="0.00054652" calcext:value-type="float">
            <text:p>0.00054652</text:p>
          </table:table-cell>
          <table:table-cell table:style-name="Default" table:formula="of:=([.G6] + [.G13] + [.G20] + [.G27] + [.G34])/5" office:value-type="float" office:value="0.00000054652" calcext:value-type="float">
            <text:p>5.4652E-07</text:p>
          </table:table-cell>
          <table:table-cell table:formula="of:=([.H6] + [.H13] + [.H20] + [.H27] + [.H34])/5" office:value-type="float" office:value="4000532.4" calcext:value-type="float">
            <text:p>4000532.4</text:p>
          </table:table-cell>
          <table:table-cell table:formula="of:=([.I6] + [.I13] + [.I20] + [.I27] + [.I34])/5" office:value-type="float" office:value="999467.6" calcext:value-type="float">
            <text:p>999467.6</text:p>
          </table:table-cell>
          <table:table-cell table:formula="of:=([.J6] + [.J13] + [.J20] + [.J27] + [.J34])/5" office:value-type="float" office:value="0.80010648" calcext:value-type="float">
            <text:p>0.80010648</text:p>
          </table:table-cell>
          <table:table-cell table:formula="of:=([.K6] + [.K13] + [.K20] + [.K27] + [.K34])/5" office:value-type="float" office:value="7935.4" calcext:value-type="float">
            <text:p>7935.4</text:p>
          </table:table-cell>
          <table:table-cell table:formula="of:=([.L6] + [.L13] + [.L20] + [.L27] + [.L34])/5" office:value-type="float" office:value="7.9354" calcext:value-type="float">
            <text:p>7.9354</text:p>
          </table:table-cell>
          <table:table-cell table:formula="of:=([.M6] + [.M13] + [.M20] + [.M27] + [.M34])/5" office:value-type="float" office:value="0.00158708" calcext:value-type="float">
            <text:p>0.00158708</text:p>
          </table:table-cell>
          <table:table-cell table:style-name="Default" table:formula="of:=([.N6] + [.N13] + [.N20] + [.N27] + [.N34])/5" office:value-type="float" office:value="0.00000158708" calcext:value-type="float">
            <text:p>1.58708E-06</text:p>
          </table:table-cell>
          <table:table-cell table:formula="of:=([.O6] + [.O13] + [.O20] + [.O27] + [.O34])/5" office:value-type="float" office:value="3999821.8" calcext:value-type="float">
            <text:p>3999821.8</text:p>
          </table:table-cell>
          <table:table-cell table:formula="of:=([.P6] + [.P13] + [.P20] + [.P27] + [.P34])/5" office:value-type="float" office:value="1000178.2" calcext:value-type="float">
            <text:p>1000178.2</text:p>
          </table:table-cell>
          <table:table-cell table:formula="of:=([.Q6] + [.Q13] + [.Q20] + [.Q27] + [.Q34])/5" office:value-type="float" office:value="0.79996436" calcext:value-type="float">
            <text:p>0.7999643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26952.8" calcext:value-type="float">
            <text:p>26952.8</text:p>
          </table:table-cell>
          <table:table-cell table:formula="of:=([.E7] + [.E14] + [.E21] + [.E28] + [.E35])/5" office:value-type="float" office:value="26.9528" calcext:value-type="float">
            <text:p>26.9528</text:p>
          </table:table-cell>
          <table:table-cell table:formula="of:=([.F7] + [.F14] + [.F21] + [.F28] + [.F35])/5" office:value-type="float" office:value="0.000539056" calcext:value-type="float">
            <text:p>0.000539056</text:p>
          </table:table-cell>
          <table:table-cell table:style-name="Default" table:formula="of:=([.G7] + [.G14] + [.G21] + [.G28] + [.G35])/5" office:value-type="float" office:value="0.000000539056" calcext:value-type="float">
            <text:p>5.39056E-07</text:p>
          </table:table-cell>
          <table:table-cell table:formula="of:=([.H7] + [.H14] + [.H21] + [.H28] + [.H35])/5" office:value-type="float" office:value="40001496.2" calcext:value-type="float">
            <text:p>40001496.2</text:p>
          </table:table-cell>
          <table:table-cell table:formula="of:=([.I7] + [.I14] + [.I21] + [.I28] + [.I35])/5" office:value-type="float" office:value="9998503.8" calcext:value-type="float">
            <text:p>9998503.8</text:p>
          </table:table-cell>
          <table:table-cell table:formula="of:=([.J7] + [.J14] + [.J21] + [.J28] + [.J35])/5" office:value-type="float" office:value="0.800029924" calcext:value-type="float">
            <text:p>0.800029924</text:p>
          </table:table-cell>
          <table:table-cell table:formula="of:=([.K7] + [.K14] + [.K21] + [.K28] + [.K35])/5" office:value-type="float" office:value="79454.4" calcext:value-type="float">
            <text:p>79454.4</text:p>
          </table:table-cell>
          <table:table-cell table:formula="of:=([.L7] + [.L14] + [.L21] + [.L28] + [.L35])/5" office:value-type="float" office:value="79.4544" calcext:value-type="float">
            <text:p>79.4544</text:p>
          </table:table-cell>
          <table:table-cell table:formula="of:=([.M7] + [.M14] + [.M21] + [.M28] + [.M35])/5" office:value-type="float" office:value="0.001589088" calcext:value-type="float">
            <text:p>0.001589088</text:p>
          </table:table-cell>
          <table:table-cell table:style-name="Default" table:formula="of:=([.N7] + [.N14] + [.N21] + [.N28] + [.N35])/5" office:value-type="float" office:value="0.000001589088" calcext:value-type="float">
            <text:p>1.589088E-06</text:p>
          </table:table-cell>
          <table:table-cell table:formula="of:=([.O7] + [.O14] + [.O21] + [.O28] + [.O35])/5" office:value-type="float" office:value="39999996" calcext:value-type="float">
            <text:p>39999996</text:p>
          </table:table-cell>
          <table:table-cell table:formula="of:=([.P7] + [.P14] + [.P21] + [.P28] + [.P35])/5" office:value-type="float" office:value="10000004" calcext:value-type="float">
            <text:p>10000004</text:p>
          </table:table-cell>
          <table:table-cell table:formula="of:=([.Q7] + [.Q14] + [.Q21] + [.Q28] + [.Q35])/5" office:value-type="float" office:value="0.79999992" calcext:value-type="float">
            <text:p>0.79999992</text:p>
          </table:table-cell>
        </table:table-row>
      </table:table>
      <table:table table:name="RANDOM, CACHE 100, ENTRY RANGE 0-250" table:style-name="ta1">
        <table:shapes>
          <draw:frame draw:z-index="0" draw:style-name="gr1" draw:text-style-name="P1" svg:width="608.37pt" svg:height="421.65pt" svg:x="1281.06pt" svg:y="451.02pt">
            <draw:object draw:notify-on-update-of-range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B37:'RANDOM, CACHE 100, ENTRY RANGE 0-250'.B42 'RANDOM, CACHE 100, ENTRY RANGE 0-250'.L1:'RANDOM, CACHE 100, ENTRY RANGE 0-250'.L1 'RANDOM, CACHE 100, ENTRY RANGE 0-250'.L37:'RANDOM, CACHE 100, ENTRY RANGE 0-250'.L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250'.B2:'RANDOM, CACHE 100, ENTRY RANGE 0-250'.B7 'RANDOM, CACHE 100, ENTRY RANGE 0-250'.E1:'RANDOM, CACHE 100, ENTRY RANGE 0-250'.E1 'RANDOM, CACHE 100, ENTRY RANGE 0-250'.E2:'RANDOM, CACHE 100, ENTRY RANGE 0-250'.E7 'RANDOM, CACHE 100, ENTRY RANGE 0-250'.B2:'RANDOM, CACHE 100, ENTRY RANGE 0-250'.B7 'RANDOM, CACHE 100, ENTRY RANGE 0-250'.L1:'RANDOM, CACHE 100, ENTRY RANGE 0-250'.L1 'RANDOM, CACHE 100, ENTRY RANGE 0-250'.L2:'RANDOM, CACHE 100, ENTRY RANGE 0-250'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300.42pt" svg:x="1875.46pt" svg:y="473.61pt">
            <draw:object draw:notify-on-update-of-range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2]/1000" office:value-type="float" office:value="0.001" calcext:value-type="float">
            <text:p>0.001</text:p>
          </table:table-cell>
          <table:table-cell table:formula="of:=[.D2]/[.B2]" office:value-type="float" office:value="0.002" calcext:value-type="float">
            <text:p>0.002</text:p>
          </table:table-cell>
          <table:table-cell table:formula="of:=[.E2]/[.B2]" office:value-type="float" office:value="0.000002" calcext:value-type="float">
            <text:p>2.00E-06</text:p>
          </table:table-cell>
          <table:table-cell office:value-type="float" office:value="185" calcext:value-type="float">
            <text:p>185</text:p>
          </table:table-cell>
          <table:table-cell table:formula="of:=[.B2]-[.H2]" office:value-type="float" office:value="315" calcext:value-type="float">
            <text:p>315</text:p>
          </table:table-cell>
          <table:table-cell table:formula="of:=[.H2]/[.B2]"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175" calcext:value-type="float">
            <text:p>175</text:p>
          </table:table-cell>
          <table:table-cell table:formula="of:=[.B2]-[.O2]" office:value-type="float" office:value="325" calcext:value-type="float">
            <text:p>325</text:p>
          </table:table-cell>
          <table:table-cell table:formula="of:=[.O2]/[.B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1961" calcext:value-type="float">
            <text:p>1961</text:p>
          </table:table-cell>
          <table:table-cell table:formula="of:=[.B3]-[.H3]" office:value-type="float" office:value="3039" calcext:value-type="float">
            <text:p>3039</text:p>
          </table:table-cell>
          <table:table-cell table:formula="of:=[.H3]/[.B3]" office:value-type="float" office:value="0.3922" calcext:value-type="float">
            <text:p>0.3922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2016" calcext:value-type="float">
            <text:p>2016</text:p>
          </table:table-cell>
          <table:table-cell table:formula="of:=[.B3]-[.O3]" office:value-type="float" office:value="2984" calcext:value-type="float">
            <text:p>2984</text:p>
          </table:table-cell>
          <table:table-cell table:formula="of:=[.O3]/[.B3]" office:value-type="float" office:value="0.4032" calcext:value-type="float">
            <text:p>0.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8" calcext:value-type="float">
            <text:p>38</text:p>
          </table:table-cell>
          <table:table-cell table:formula="of:=[.D4]/1000" office:value-type="float" office:value="0.038" calcext:value-type="float">
            <text:p>0.038</text:p>
          </table:table-cell>
          <table:table-cell table:formula="of:=[.D4]/[.B4]" office:value-type="float" office:value="0.00076" calcext:value-type="float">
            <text:p>0.00076</text:p>
          </table:table-cell>
          <table:table-cell table:formula="of:=[.E4]/[.B4]" office:value-type="float" office:value="0.00000076" calcext:value-type="float">
            <text:p>7.60E-07</text:p>
          </table:table-cell>
          <table:table-cell office:value-type="float" office:value="20021" calcext:value-type="float">
            <text:p>20021</text:p>
          </table:table-cell>
          <table:table-cell table:formula="of:=[.B4]-[.H4]" office:value-type="float" office:value="29979" calcext:value-type="float">
            <text:p>29979</text:p>
          </table:table-cell>
          <table:table-cell table:formula="of:=[.H4]/[.B4]" office:value-type="float" office:value="0.40042" calcext:value-type="float">
            <text:p>0.40042</text:p>
          </table:table-cell>
          <table:table-cell office:value-type="float" office:value="100" calcext:value-type="float">
            <text:p>100</text:p>
          </table:table-cell>
          <table:table-cell table:formula="of:=[.K4]/1000" office:value-type="float" office:value="0.1" calcext:value-type="float">
            <text:p>0.1</text:p>
          </table:table-cell>
          <table:table-cell table:formula="of:=[.K4]/[.B4]" office:value-type="float" office:value="0.002" calcext:value-type="float">
            <text:p>0.002</text:p>
          </table:table-cell>
          <table:table-cell table:formula="of:=[.L4]/[.B4]" office:value-type="float" office:value="0.000002" calcext:value-type="float">
            <text:p>2.00E-06</text:p>
          </table:table-cell>
          <table:table-cell office:value-type="float" office:value="20013" calcext:value-type="float">
            <text:p>20013</text:p>
          </table:table-cell>
          <table:table-cell table:formula="of:=[.B4]-[.O4]" office:value-type="float" office:value="29987" calcext:value-type="float">
            <text:p>29987</text:p>
          </table:table-cell>
          <table:table-cell table:formula="of:=[.O4]/[.B4]" office:value-type="float" office:value="0.40026" calcext:value-type="float">
            <text:p>0.40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5]/1000" office:value-type="float" office:value="0.356" calcext:value-type="float">
            <text:p>0.356</text:p>
          </table:table-cell>
          <table:table-cell table:formula="of:=[.D5]/[.B5]" office:value-type="float" office:value="0.000712" calcext:value-type="float">
            <text:p>0.000712</text:p>
          </table:table-cell>
          <table:table-cell table:formula="of:=[.E5]/[.B5]" office:value-type="float" office:value="0.000000712" calcext:value-type="float">
            <text:p>7.12E-07</text:p>
          </table:table-cell>
          <table:table-cell office:value-type="float" office:value="199579" calcext:value-type="float">
            <text:p>199579</text:p>
          </table:table-cell>
          <table:table-cell table:formula="of:=[.B5]-[.H5]" office:value-type="float" office:value="300421" calcext:value-type="float">
            <text:p>300421</text:p>
          </table:table-cell>
          <table:table-cell table:formula="of:=[.H5]/[.B5]" office:value-type="float" office:value="0.399158" calcext:value-type="float">
            <text:p>0.399158</text:p>
          </table:table-cell>
          <table:table-cell office:value-type="float" office:value="1027" calcext:value-type="float">
            <text:p>1027</text:p>
          </table:table-cell>
          <table:table-cell table:formula="of:=[.K5]/1000" office:value-type="float" office:value="1.027" calcext:value-type="float">
            <text:p>1.027</text:p>
          </table:table-cell>
          <table:table-cell table:formula="of:=[.K5]/[.B5]" office:value-type="float" office:value="0.002054" calcext:value-type="float">
            <text:p>0.002054</text:p>
          </table:table-cell>
          <table:table-cell table:formula="of:=[.L5]/[.B5]" office:value-type="float" office:value="0.000002054" calcext:value-type="float">
            <text:p>2.05E-06</text:p>
          </table:table-cell>
          <table:table-cell office:value-type="float" office:value="200362" calcext:value-type="float">
            <text:p>200362</text:p>
          </table:table-cell>
          <table:table-cell table:formula="of:=[.B5]-[.O5]" office:value-type="float" office:value="299638" calcext:value-type="float">
            <text:p>299638</text:p>
          </table:table-cell>
          <table:table-cell table:formula="of:=[.O5]/[.B5]" office:value-type="float" office:value="0.400724" calcext:value-type="float">
            <text:p>0.400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00" calcext:value-type="float">
            <text:p>3700</text:p>
          </table:table-cell>
          <table:table-cell table:formula="of:=[.D6]/1000" office:value-type="float" office:value="3.7" calcext:value-type="float">
            <text:p>3.7</text:p>
          </table:table-cell>
          <table:table-cell table:formula="of:=[.D6]/[.B6]" office:value-type="float" office:value="0.00074" calcext:value-type="float">
            <text:p>0.00074</text:p>
          </table:table-cell>
          <table:table-cell table:formula="of:=[.E6]/[.B6]" office:value-type="float" office:value="0.00000074" calcext:value-type="float">
            <text:p>7.40E-07</text:p>
          </table:table-cell>
          <table:table-cell office:value-type="float" office:value="2000434" calcext:value-type="float">
            <text:p>2000434</text:p>
          </table:table-cell>
          <table:table-cell table:formula="of:=[.B6]-[.H6]" office:value-type="float" office:value="2999566" calcext:value-type="float">
            <text:p>2999566</text:p>
          </table:table-cell>
          <table:table-cell table:formula="of:=[.H6]/[.B6]" office:value-type="float" office:value="0.4000868" calcext:value-type="float">
            <text:p>0.4000868</text:p>
          </table:table-cell>
          <table:table-cell office:value-type="float" office:value="9969" calcext:value-type="float">
            <text:p>9969</text:p>
          </table:table-cell>
          <table:table-cell table:formula="of:=[.K6]/1000" office:value-type="float" office:value="9.969" calcext:value-type="float">
            <text:p>9.969</text:p>
          </table:table-cell>
          <table:table-cell table:formula="of:=[.K6]/[.B6]" office:value-type="float" office:value="0.0019938" calcext:value-type="float">
            <text:p>0.0019938</text:p>
          </table:table-cell>
          <table:table-cell table:formula="of:=[.L6]/[.B6]" office:value-type="float" office:value="0.0000019938" calcext:value-type="float">
            <text:p>1.99E-06</text:p>
          </table:table-cell>
          <table:table-cell office:value-type="float" office:value="1999246" calcext:value-type="float">
            <text:p>1999246</text:p>
          </table:table-cell>
          <table:table-cell table:formula="of:=[.B6]-[.O6]" office:value-type="float" office:value="3000754" calcext:value-type="float">
            <text:p>3000754</text:p>
          </table:table-cell>
          <table:table-cell table:formula="of:=[.O6]/[.B6]" office:value-type="float" office:value="0.3998492" calcext:value-type="float">
            <text:p>0.3998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129" calcext:value-type="float">
            <text:p>37129</text:p>
          </table:table-cell>
          <table:table-cell table:formula="of:=[.D7]/1000" office:value-type="float" office:value="37.129" calcext:value-type="float">
            <text:p>37.129</text:p>
          </table:table-cell>
          <table:table-cell table:formula="of:=[.D7]/[.B7]" office:value-type="float" office:value="0.00074258" calcext:value-type="float">
            <text:p>0.00074258</text:p>
          </table:table-cell>
          <table:table-cell table:formula="of:=[.E7]/[.B7]" office:value-type="float" office:value="0.00000074258" calcext:value-type="float">
            <text:p>7.43E-07</text:p>
          </table:table-cell>
          <table:table-cell office:value-type="float" office:value="20003163" calcext:value-type="float">
            <text:p>20003163</text:p>
          </table:table-cell>
          <table:table-cell table:formula="of:=[.B7]-[.H7]" office:value-type="float" office:value="29996837" calcext:value-type="float">
            <text:p>29996837</text:p>
          </table:table-cell>
          <table:table-cell table:formula="of:=[.H7]/[.B7]" office:value-type="float" office:value="0.40006326" calcext:value-type="float">
            <text:p>0.40006326</text:p>
          </table:table-cell>
          <table:table-cell office:value-type="float" office:value="101012" calcext:value-type="float">
            <text:p>101012</text:p>
          </table:table-cell>
          <table:table-cell table:formula="of:=[.K7]/1000" office:value-type="float" office:value="101.012" calcext:value-type="float">
            <text:p>101.012</text:p>
          </table:table-cell>
          <table:table-cell table:formula="of:=[.K7]/[.B7]" office:value-type="float" office:value="0.00202024" calcext:value-type="float">
            <text:p>0.00202024</text:p>
          </table:table-cell>
          <table:table-cell table:formula="of:=[.L7]/[.B7]" office:value-type="float" office:value="0.00000202024" calcext:value-type="float">
            <text:p>2.02E-06</text:p>
          </table:table-cell>
          <table:table-cell office:value-type="float" office:value="20001315" calcext:value-type="float">
            <text:p>20001315</text:p>
          </table:table-cell>
          <table:table-cell table:formula="of:=[.B7]-[.O7]" office:value-type="float" office:value="29998685" calcext:value-type="float">
            <text:p>29998685</text:p>
          </table:table-cell>
          <table:table-cell table:formula="of:=[.O7]/[.B7]" office:value-type="float" office:value="0.4000263" calcext:value-type="float">
            <text:p>0.400026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9]-[.H9]" office:value-type="float" office:value="319" calcext:value-type="float">
            <text:p>319</text:p>
          </table:table-cell>
          <table:table-cell table:formula="of:=[.H9]/[.B9]"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 office:value-type="float" office:value="183" calcext:value-type="float">
            <text:p>183</text:p>
          </table:table-cell>
          <table:table-cell table:formula="of:=[.B9]-[.O9]" office:value-type="float" office:value="317" calcext:value-type="float">
            <text:p>317</text:p>
          </table:table-cell>
          <table:table-cell table:formula="of:=[.O9]/[.B9]"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2005" calcext:value-type="float">
            <text:p>2005</text:p>
          </table:table-cell>
          <table:table-cell table:formula="of:=[.B10]-[.H10]" office:value-type="float" office:value="2995" calcext:value-type="float">
            <text:p>2995</text:p>
          </table:table-cell>
          <table:table-cell table:formula="of:=[.H10]/[.B10]" office:value-type="float" office:value="0.401" calcext:value-type="float">
            <text:p>0.401</text:p>
          </table:table-cell>
          <table:table-cell office:value-type="float" office:value="10" calcext:value-type="float">
            <text:p>10</text:p>
          </table:table-cell>
          <table:table-cell table:formula="of:=[.K10]/1000" office:value-type="float" office:value="0.01" calcext:value-type="float">
            <text:p>0.01</text:p>
          </table:table-cell>
          <table:table-cell table:formula="of:=[.K10]/[.B10]" office:value-type="float" office:value="0.002" calcext:value-type="float">
            <text:p>0.002</text:p>
          </table:table-cell>
          <table:table-cell table:formula="of:=[.L10]/[.B10]" office:value-type="float" office:value="0.000002" calcext:value-type="float">
            <text:p>2.00E-06</text:p>
          </table:table-cell>
          <table:table-cell office:value-type="float" office:value="1948" calcext:value-type="float">
            <text:p>1948</text:p>
          </table:table-cell>
          <table:table-cell table:formula="of:=[.B10]-[.O10]" office:value-type="float" office:value="3052" calcext:value-type="float">
            <text:p>3052</text:p>
          </table:table-cell>
          <table:table-cell table:formula="of:=[.O10]/[.B10]" office:value-type="float" office:value="0.3896" calcext:value-type="float">
            <text:p>0.3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1]/1000" office:value-type="float" office:value="0.036" calcext:value-type="float">
            <text:p>0.036</text:p>
          </table:table-cell>
          <table:table-cell table:formula="of:=[.D11]/[.B11]" office:value-type="float" office:value="0.00072" calcext:value-type="float">
            <text:p>0.00072</text:p>
          </table:table-cell>
          <table:table-cell table:formula="of:=[.E11]/[.B11]" office:value-type="float" office:value="0.00000072" calcext:value-type="float">
            <text:p>7.20E-07</text:p>
          </table:table-cell>
          <table:table-cell office:value-type="float" office:value="19856" calcext:value-type="float">
            <text:p>19856</text:p>
          </table:table-cell>
          <table:table-cell table:formula="of:=[.B11]-[.H11]" office:value-type="float" office:value="30144" calcext:value-type="float">
            <text:p>30144</text:p>
          </table:table-cell>
          <table:table-cell table:formula="of:=[.H11]/[.B11]" office:value-type="float" office:value="0.39712" calcext:value-type="float">
            <text:p>0.39712</text:p>
          </table:table-cell>
          <table:table-cell office:value-type="float" office:value="98" calcext:value-type="float">
            <text:p>98</text:p>
          </table:table-cell>
          <table:table-cell table:formula="of:=[.K11]/1000" office:value-type="float" office:value="0.098" calcext:value-type="float">
            <text:p>0.098</text:p>
          </table:table-cell>
          <table:table-cell table:formula="of:=[.K11]/[.B11]" office:value-type="float" office:value="0.00196" calcext:value-type="float">
            <text:p>0.00196</text:p>
          </table:table-cell>
          <table:table-cell table:formula="of:=[.L11]/[.B11]" office:value-type="float" office:value="0.00000196" calcext:value-type="float">
            <text:p>1.96E-06</text:p>
          </table:table-cell>
          <table:table-cell office:value-type="float" office:value="20009" calcext:value-type="float">
            <text:p>20009</text:p>
          </table:table-cell>
          <table:table-cell table:formula="of:=[.B11]-[.O11]" office:value-type="float" office:value="29991" calcext:value-type="float">
            <text:p>29991</text:p>
          </table:table-cell>
          <table:table-cell table:formula="of:=[.O11]/[.B11]" office:value-type="float" office:value="0.40018" calcext:value-type="float">
            <text:p>0.4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73" calcext:value-type="float">
            <text:p>373</text:p>
          </table:table-cell>
          <table:table-cell table:formula="of:=[.D12]/1000" office:value-type="float" office:value="0.373" calcext:value-type="float">
            <text:p>0.373</text:p>
          </table:table-cell>
          <table:table-cell table:formula="of:=[.D12]/[.B12]" office:value-type="float" office:value="0.000746" calcext:value-type="float">
            <text:p>0.000746</text:p>
          </table:table-cell>
          <table:table-cell table:formula="of:=[.E12]/[.B12]" office:value-type="float" office:value="0.000000746" calcext:value-type="float">
            <text:p>7.46E-07</text:p>
          </table:table-cell>
          <table:table-cell office:value-type="float" office:value="199609" calcext:value-type="float">
            <text:p>199609</text:p>
          </table:table-cell>
          <table:table-cell table:formula="of:=[.B12]-[.H12]" office:value-type="float" office:value="300391" calcext:value-type="float">
            <text:p>300391</text:p>
          </table:table-cell>
          <table:table-cell table:formula="of:=[.H12]/[.B12]" office:value-type="float" office:value="0.399218" calcext:value-type="float">
            <text:p>0.399218</text:p>
          </table:table-cell>
          <table:table-cell office:value-type="float" office:value="1009" calcext:value-type="float">
            <text:p>1009</text:p>
          </table:table-cell>
          <table:table-cell table:formula="of:=[.K12]/1000" office:value-type="float" office:value="1.009" calcext:value-type="float">
            <text:p>1.009</text:p>
          </table:table-cell>
          <table:table-cell table:formula="of:=[.K12]/[.B12]" office:value-type="float" office:value="0.002018" calcext:value-type="float">
            <text:p>0.002018</text:p>
          </table:table-cell>
          <table:table-cell table:formula="of:=[.L12]/[.B12]" office:value-type="float" office:value="0.000002018" calcext:value-type="float">
            <text:p>2.02E-06</text:p>
          </table:table-cell>
          <table:table-cell office:value-type="float" office:value="199830" calcext:value-type="float">
            <text:p>199830</text:p>
          </table:table-cell>
          <table:table-cell table:formula="of:=[.B12]-[.O12]" office:value-type="float" office:value="300170" calcext:value-type="float">
            <text:p>300170</text:p>
          </table:table-cell>
          <table:table-cell table:formula="of:=[.O12]/[.B12]" office:value-type="float" office:value="0.39966" calcext:value-type="float">
            <text:p>0.39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672" calcext:value-type="float">
            <text:p>3672</text:p>
          </table:table-cell>
          <table:table-cell table:formula="of:=[.D13]/1000" office:value-type="float" office:value="3.672" calcext:value-type="float">
            <text:p>3.672</text:p>
          </table:table-cell>
          <table:table-cell table:formula="of:=[.D13]/[.B13]" office:value-type="float" office:value="0.0007344" calcext:value-type="float">
            <text:p>0.0007344</text:p>
          </table:table-cell>
          <table:table-cell table:formula="of:=[.E13]/[.B13]" office:value-type="float" office:value="0.0000007344" calcext:value-type="float">
            <text:p>7.34E-07</text:p>
          </table:table-cell>
          <table:table-cell office:value-type="float" office:value="1999867" calcext:value-type="float">
            <text:p>1999867</text:p>
          </table:table-cell>
          <table:table-cell table:formula="of:=[.B13]-[.H13]" office:value-type="float" office:value="3000133" calcext:value-type="float">
            <text:p>3000133</text:p>
          </table:table-cell>
          <table:table-cell table:formula="of:=[.H13]/[.B13]" office:value-type="float" office:value="0.3999734" calcext:value-type="float">
            <text:p>0.3999734</text:p>
          </table:table-cell>
          <table:table-cell office:value-type="float" office:value="10213" calcext:value-type="float">
            <text:p>10213</text:p>
          </table:table-cell>
          <table:table-cell table:formula="of:=[.K13]/1000" office:value-type="float" office:value="10.213" calcext:value-type="float">
            <text:p>10.213</text:p>
          </table:table-cell>
          <table:table-cell table:formula="of:=[.K13]/[.B13]" office:value-type="float" office:value="0.0020426" calcext:value-type="float">
            <text:p>0.0020426</text:p>
          </table:table-cell>
          <table:table-cell table:formula="of:=[.L13]/[.B13]" office:value-type="float" office:value="0.0000020426" calcext:value-type="float">
            <text:p>2.04E-06</text:p>
          </table:table-cell>
          <table:table-cell office:value-type="float" office:value="2001305" calcext:value-type="float">
            <text:p>2001305</text:p>
          </table:table-cell>
          <table:table-cell table:formula="of:=[.B13]-[.O13]" office:value-type="float" office:value="2998695" calcext:value-type="float">
            <text:p>2998695</text:p>
          </table:table-cell>
          <table:table-cell table:formula="of:=[.O13]/[.B13]" office:value-type="float" office:value="0.400261" calcext:value-type="float">
            <text:p>0.400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596" calcext:value-type="float">
            <text:p>37596</text:p>
          </table:table-cell>
          <table:table-cell table:formula="of:=[.D14]/1000" office:value-type="float" office:value="37.596" calcext:value-type="float">
            <text:p>37.596</text:p>
          </table:table-cell>
          <table:table-cell table:formula="of:=[.D14]/[.B14]" office:value-type="float" office:value="0.00075192" calcext:value-type="float">
            <text:p>0.00075192</text:p>
          </table:table-cell>
          <table:table-cell table:formula="of:=[.E14]/[.B14]" office:value-type="float" office:value="0.00000075192" calcext:value-type="float">
            <text:p>7.52E-07</text:p>
          </table:table-cell>
          <table:table-cell office:value-type="float" office:value="20003929" calcext:value-type="float">
            <text:p>20003929</text:p>
          </table:table-cell>
          <table:table-cell table:formula="of:=[.B14]-[.H14]" office:value-type="float" office:value="29996071" calcext:value-type="float">
            <text:p>29996071</text:p>
          </table:table-cell>
          <table:table-cell table:formula="of:=[.H14]/[.B14]" office:value-type="float" office:value="0.40007858" calcext:value-type="float">
            <text:p>0.40007858</text:p>
          </table:table-cell>
          <table:table-cell office:value-type="float" office:value="102035" calcext:value-type="float">
            <text:p>102035</text:p>
          </table:table-cell>
          <table:table-cell table:formula="of:=[.K14]/1000" office:value-type="float" office:value="102.035" calcext:value-type="float">
            <text:p>102.035</text:p>
          </table:table-cell>
          <table:table-cell table:formula="of:=[.K14]/[.B14]" office:value-type="float" office:value="0.0020407" calcext:value-type="float">
            <text:p>0.0020407</text:p>
          </table:table-cell>
          <table:table-cell table:formula="of:=[.L14]/[.B14]" office:value-type="float" office:value="0.0000020407" calcext:value-type="float">
            <text:p>2.04E-06</text:p>
          </table:table-cell>
          <table:table-cell office:value-type="float" office:value="20000838" calcext:value-type="float">
            <text:p>20000838</text:p>
          </table:table-cell>
          <table:table-cell table:formula="of:=[.B14]-[.O14]" office:value-type="float" office:value="29999162" calcext:value-type="float">
            <text:p>29999162</text:p>
          </table:table-cell>
          <table:table-cell table:formula="of:=[.O14]/[.B14]" office:value-type="float" office:value="0.40001676" calcext:value-type="float">
            <text:p>0.4000167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 office:value-type="float" office:value="177" calcext:value-type="float">
            <text:p>177</text:p>
          </table:table-cell>
          <table:table-cell table:formula="of:=[.B16]-[.H16]" office:value-type="float" office:value="323" calcext:value-type="float">
            <text:p>323</text:p>
          </table:table-cell>
          <table:table-cell table:formula="of:=[.H16]/[.B16]" office:value-type="float" office:value="0.354" calcext:value-type="float">
            <text:p>0.354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180" calcext:value-type="float">
            <text:p>180</text:p>
          </table:table-cell>
          <table:table-cell table:formula="of:=[.B16]-[.O16]" office:value-type="float" office:value="320" calcext:value-type="float">
            <text:p>320</text:p>
          </table:table-cell>
          <table:table-cell table:formula="of:=[.O16]/[.B16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7]/1000" office:value-type="float" office:value="0.004" calcext:value-type="float">
            <text:p>0.004</text:p>
          </table:table-cell>
          <table:table-cell table:formula="of:=[.D17]/[.B17]" office:value-type="float" office:value="0.0008" calcext:value-type="float">
            <text:p>0.0008</text:p>
          </table:table-cell>
          <table:table-cell table:formula="of:=[.E17]/[.B17]" office:value-type="float" office:value="0.0000008" calcext:value-type="float">
            <text:p>8.00E-07</text:p>
          </table:table-cell>
          <table:table-cell office:value-type="float" office:value="2009" calcext:value-type="float">
            <text:p>2009</text:p>
          </table:table-cell>
          <table:table-cell table:formula="of:=[.B17]-[.H17]" office:value-type="float" office:value="2991" calcext:value-type="float">
            <text:p>2991</text:p>
          </table:table-cell>
          <table:table-cell table:formula="of:=[.H17]/[.B17]" office:value-type="float" office:value="0.4018" calcext:value-type="float">
            <text:p>0.4018</text:p>
          </table:table-cell>
          <table:table-cell office:value-type="float" office:value="9" calcext:value-type="float">
            <text:p>9</text:p>
          </table:table-cell>
          <table:table-cell table:formula="of:=[.K17]/1000" office:value-type="float" office:value="0.009" calcext:value-type="float">
            <text:p>0.009</text:p>
          </table:table-cell>
          <table:table-cell table:formula="of:=[.K17]/[.B17]" office:value-type="float" office:value="0.0018" calcext:value-type="float">
            <text:p>0.0018</text:p>
          </table:table-cell>
          <table:table-cell table:formula="of:=[.L17]/[.B17]" office:value-type="float" office:value="0.0000018" calcext:value-type="float">
            <text:p>1.80E-06</text:p>
          </table:table-cell>
          <table:table-cell office:value-type="float" office:value="1945" calcext:value-type="float">
            <text:p>1945</text:p>
          </table:table-cell>
          <table:table-cell table:formula="of:=[.B17]-[.O17]" office:value-type="float" office:value="3055" calcext:value-type="float">
            <text:p>3055</text:p>
          </table:table-cell>
          <table:table-cell table:formula="of:=[.O17]/[.B17]"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8]/1000" office:value-type="float" office:value="0.036" calcext:value-type="float">
            <text:p>0.036</text:p>
          </table:table-cell>
          <table:table-cell table:formula="of:=[.D18]/[.B18]" office:value-type="float" office:value="0.00072" calcext:value-type="float">
            <text:p>0.00072</text:p>
          </table:table-cell>
          <table:table-cell table:formula="of:=[.E18]/[.B18]" office:value-type="float" office:value="0.00000072" calcext:value-type="float">
            <text:p>7.20E-07</text:p>
          </table:table-cell>
          <table:table-cell office:value-type="float" office:value="20003" calcext:value-type="float">
            <text:p>20003</text:p>
          </table:table-cell>
          <table:table-cell table:formula="of:=[.B18]-[.H18]" office:value-type="float" office:value="29997" calcext:value-type="float">
            <text:p>29997</text:p>
          </table:table-cell>
          <table:table-cell table:formula="of:=[.H18]/[.B18]" office:value-type="float" office:value="0.40006" calcext:value-type="float">
            <text:p>0.40006</text:p>
          </table:table-cell>
          <table:table-cell office:value-type="float" office:value="107" calcext:value-type="float">
            <text:p>107</text:p>
          </table:table-cell>
          <table:table-cell table:formula="of:=[.K18]/1000" office:value-type="float" office:value="0.107" calcext:value-type="float">
            <text:p>0.107</text:p>
          </table:table-cell>
          <table:table-cell table:formula="of:=[.K18]/[.B18]" office:value-type="float" office:value="0.00214" calcext:value-type="float">
            <text:p>0.00214</text:p>
          </table:table-cell>
          <table:table-cell table:formula="of:=[.L18]/[.B18]" office:value-type="float" office:value="0.00000214" calcext:value-type="float">
            <text:p>2.14E-06</text:p>
          </table:table-cell>
          <table:table-cell office:value-type="float" office:value="19967" calcext:value-type="float">
            <text:p>19967</text:p>
          </table:table-cell>
          <table:table-cell table:formula="of:=[.B18]-[.O18]" office:value-type="float" office:value="30033" calcext:value-type="float">
            <text:p>30033</text:p>
          </table:table-cell>
          <table:table-cell table:formula="of:=[.O18]/[.B18]" office:value-type="float" office:value="0.39934" calcext:value-type="float">
            <text:p>0.39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82" calcext:value-type="float">
            <text:p>382</text:p>
          </table:table-cell>
          <table:table-cell table:formula="of:=[.D19]/1000" office:value-type="float" office:value="0.382" calcext:value-type="float">
            <text:p>0.382</text:p>
          </table:table-cell>
          <table:table-cell table:formula="of:=[.D19]/[.B19]" office:value-type="float" office:value="0.000764" calcext:value-type="float">
            <text:p>0.000764</text:p>
          </table:table-cell>
          <table:table-cell table:formula="of:=[.E19]/[.B19]" office:value-type="float" office:value="0.000000764" calcext:value-type="float">
            <text:p>7.64E-07</text:p>
          </table:table-cell>
          <table:table-cell office:value-type="float" office:value="199762" calcext:value-type="float">
            <text:p>199762</text:p>
          </table:table-cell>
          <table:table-cell table:formula="of:=[.B19]-[.H19]" office:value-type="float" office:value="300238" calcext:value-type="float">
            <text:p>300238</text:p>
          </table:table-cell>
          <table:table-cell table:formula="of:=[.H19]/[.B19]" office:value-type="float" office:value="0.399524" calcext:value-type="float">
            <text:p>0.399524</text:p>
          </table:table-cell>
          <table:table-cell office:value-type="float" office:value="1003" calcext:value-type="float">
            <text:p>1003</text:p>
          </table:table-cell>
          <table:table-cell table:formula="of:=[.K19]/1000" office:value-type="float" office:value="1.003" calcext:value-type="float">
            <text:p>1.003</text:p>
          </table:table-cell>
          <table:table-cell table:formula="of:=[.K19]/[.B19]" office:value-type="float" office:value="0.002006" calcext:value-type="float">
            <text:p>0.002006</text:p>
          </table:table-cell>
          <table:table-cell table:formula="of:=[.L19]/[.B19]" office:value-type="float" office:value="0.000002006" calcext:value-type="float">
            <text:p>2.01E-06</text:p>
          </table:table-cell>
          <table:table-cell office:value-type="float" office:value="200154" calcext:value-type="float">
            <text:p>200154</text:p>
          </table:table-cell>
          <table:table-cell table:formula="of:=[.B19]-[.O19]" office:value-type="float" office:value="299846" calcext:value-type="float">
            <text:p>299846</text:p>
          </table:table-cell>
          <table:table-cell table:formula="of:=[.O19]/[.B19]" office:value-type="float" office:value="0.400308" calcext:value-type="float">
            <text:p>0.400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0]/1000" office:value-type="float" office:value="3.756" calcext:value-type="float">
            <text:p>3.756</text:p>
          </table:table-cell>
          <table:table-cell table:formula="of:=[.D20]/[.B20]" office:value-type="float" office:value="0.0007512" calcext:value-type="float">
            <text:p>0.0007512</text:p>
          </table:table-cell>
          <table:table-cell table:formula="of:=[.E20]/[.B20]" office:value-type="float" office:value="0.0000007512" calcext:value-type="float">
            <text:p>7.51E-07</text:p>
          </table:table-cell>
          <table:table-cell office:value-type="float" office:value="2001453" calcext:value-type="float">
            <text:p>2001453</text:p>
          </table:table-cell>
          <table:table-cell table:formula="of:=[.B20]-[.H20]" office:value-type="float" office:value="2998547" calcext:value-type="float">
            <text:p>2998547</text:p>
          </table:table-cell>
          <table:table-cell table:formula="of:=[.H20]/[.B20]" office:value-type="float" office:value="0.4002906" calcext:value-type="float">
            <text:p>0.4002906</text:p>
          </table:table-cell>
          <table:table-cell office:value-type="float" office:value="10179" calcext:value-type="float">
            <text:p>10179</text:p>
          </table:table-cell>
          <table:table-cell table:formula="of:=[.K20]/1000" office:value-type="float" office:value="10.179" calcext:value-type="float">
            <text:p>10.179</text:p>
          </table:table-cell>
          <table:table-cell table:formula="of:=[.K20]/[.B20]" office:value-type="float" office:value="0.0020358" calcext:value-type="float">
            <text:p>0.0020358</text:p>
          </table:table-cell>
          <table:table-cell table:formula="of:=[.L20]/[.B20]" office:value-type="float" office:value="0.0000020358" calcext:value-type="float">
            <text:p>2.04E-06</text:p>
          </table:table-cell>
          <table:table-cell office:value-type="float" office:value="1999734" calcext:value-type="float">
            <text:p>1999734</text:p>
          </table:table-cell>
          <table:table-cell table:formula="of:=[.B20]-[.O20]" office:value-type="float" office:value="3000266" calcext:value-type="float">
            <text:p>3000266</text:p>
          </table:table-cell>
          <table:table-cell table:formula="of:=[.O20]/[.B20]" office:value-type="float" office:value="0.3999468" calcext:value-type="float">
            <text:p>0.3999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963" calcext:value-type="float">
            <text:p>37963</text:p>
          </table:table-cell>
          <table:table-cell table:formula="of:=[.D21]/1000" office:value-type="float" office:value="37.963" calcext:value-type="float">
            <text:p>37.963</text:p>
          </table:table-cell>
          <table:table-cell table:formula="of:=[.D21]/[.B21]" office:value-type="float" office:value="0.00075926" calcext:value-type="float">
            <text:p>0.00075926</text:p>
          </table:table-cell>
          <table:table-cell table:formula="of:=[.E21]/[.B21]" office:value-type="float" office:value="0.00000075926" calcext:value-type="float">
            <text:p>7.59E-07</text:p>
          </table:table-cell>
          <table:table-cell office:value-type="float" office:value="20005942" calcext:value-type="float">
            <text:p>20005942</text:p>
          </table:table-cell>
          <table:table-cell table:formula="of:=[.B21]-[.H21]" office:value-type="float" office:value="29994058" calcext:value-type="float">
            <text:p>29994058</text:p>
          </table:table-cell>
          <table:table-cell table:formula="of:=[.H21]/[.B21]" office:value-type="float" office:value="0.40011884" calcext:value-type="float">
            <text:p>0.40011884</text:p>
          </table:table-cell>
          <table:table-cell office:value-type="float" office:value="99144" calcext:value-type="float">
            <text:p>99144</text:p>
          </table:table-cell>
          <table:table-cell table:formula="of:=[.K21]/1000" office:value-type="float" office:value="99.144" calcext:value-type="float">
            <text:p>99.144</text:p>
          </table:table-cell>
          <table:table-cell table:formula="of:=[.K21]/[.B21]" office:value-type="float" office:value="0.00198288" calcext:value-type="float">
            <text:p>0.00198288</text:p>
          </table:table-cell>
          <table:table-cell table:formula="of:=[.L21]/[.B21]" office:value-type="float" office:value="0.00000198288" calcext:value-type="float">
            <text:p>1.98E-06</text:p>
          </table:table-cell>
          <table:table-cell office:value-type="float" office:value="20001593" calcext:value-type="float">
            <text:p>20001593</text:p>
          </table:table-cell>
          <table:table-cell table:formula="of:=[.B21]-[.O21]" office:value-type="float" office:value="29998407" calcext:value-type="float">
            <text:p>29998407</text:p>
          </table:table-cell>
          <table:table-cell table:formula="of:=[.O21]/[.B21]" office:value-type="float" office:value="0.40003186" calcext:value-type="float">
            <text:p>0.4000318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 office:value-type="float" office:value="149" calcext:value-type="float">
            <text:p>149</text:p>
          </table:table-cell>
          <table:table-cell table:formula="of:=[.B23]-[.H23]" office:value-type="float" office:value="351" calcext:value-type="float">
            <text:p>351</text:p>
          </table:table-cell>
          <table:table-cell table:formula="of:=[.H23]/[.B23]"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 office:value-type="float" office:value="181" calcext:value-type="float">
            <text:p>181</text:p>
          </table:table-cell>
          <table:table-cell table:formula="of:=[.B23]-[.O23]" office:value-type="float" office:value="319" calcext:value-type="float">
            <text:p>319</text:p>
          </table:table-cell>
          <table:table-cell table:formula="of:=[.O23]/[.B23]"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24]/1000" office:value-type="float" office:value="0.003" calcext:value-type="float">
            <text:p>0.003</text:p>
          </table:table-cell>
          <table:table-cell table:formula="of:=[.D24]/[.B24]" office:value-type="float" office:value="0.0006" calcext:value-type="float">
            <text:p>0.0006</text:p>
          </table:table-cell>
          <table:table-cell table:formula="of:=[.E24]/[.B24]" office:value-type="float" office:value="0.0000006" calcext:value-type="float">
            <text:p>6.00E-07</text:p>
          </table:table-cell>
          <table:table-cell office:value-type="float" office:value="1931" calcext:value-type="float">
            <text:p>1931</text:p>
          </table:table-cell>
          <table:table-cell table:formula="of:=[.B24]-[.H24]" office:value-type="float" office:value="3069" calcext:value-type="float">
            <text:p>3069</text:p>
          </table:table-cell>
          <table:table-cell table:formula="of:=[.H24]/[.B24]" office:value-type="float" office:value="0.3862" calcext:value-type="float">
            <text:p>0.3862</text:p>
          </table:table-cell>
          <table:table-cell office:value-type="float" office:value="9" calcext:value-type="float">
            <text:p>9</text:p>
          </table:table-cell>
          <table:table-cell table:formula="of:=[.K24]/1000" office:value-type="float" office:value="0.009" calcext:value-type="float">
            <text:p>0.009</text:p>
          </table:table-cell>
          <table:table-cell table:formula="of:=[.K24]/[.B24]" office:value-type="float" office:value="0.0018" calcext:value-type="float">
            <text:p>0.0018</text:p>
          </table:table-cell>
          <table:table-cell table:formula="of:=[.L24]/[.B24]" office:value-type="float" office:value="0.0000018" calcext:value-type="float">
            <text:p>1.80E-06</text:p>
          </table:table-cell>
          <table:table-cell office:value-type="float" office:value="1933" calcext:value-type="float">
            <text:p>1933</text:p>
          </table:table-cell>
          <table:table-cell table:formula="of:=[.B24]-[.O24]" office:value-type="float" office:value="3067" calcext:value-type="float">
            <text:p>3067</text:p>
          </table:table-cell>
          <table:table-cell table:formula="of:=[.O24]/[.B24]" office:value-type="float" office:value="0.3866" calcext:value-type="float">
            <text:p>0.3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9" calcext:value-type="float">
            <text:p>39</text:p>
          </table:table-cell>
          <table:table-cell table:formula="of:=[.D25]/1000" office:value-type="float" office:value="0.039" calcext:value-type="float">
            <text:p>0.039</text:p>
          </table:table-cell>
          <table:table-cell table:formula="of:=[.D25]/[.B25]" office:value-type="float" office:value="0.00078" calcext:value-type="float">
            <text:p>0.00078</text:p>
          </table:table-cell>
          <table:table-cell table:formula="of:=[.E25]/[.B25]" office:value-type="float" office:value="0.00000078" calcext:value-type="float">
            <text:p>7.80E-07</text:p>
          </table:table-cell>
          <table:table-cell office:value-type="float" office:value="20081" calcext:value-type="float">
            <text:p>20081</text:p>
          </table:table-cell>
          <table:table-cell table:formula="of:=[.B25]-[.H25]" office:value-type="float" office:value="29919" calcext:value-type="float">
            <text:p>29919</text:p>
          </table:table-cell>
          <table:table-cell table:formula="of:=[.H25]/[.B25]" office:value-type="float" office:value="0.40162" calcext:value-type="float">
            <text:p>0.40162</text:p>
          </table:table-cell>
          <table:table-cell office:value-type="float" office:value="100" calcext:value-type="float">
            <text:p>100</text:p>
          </table:table-cell>
          <table:table-cell table:formula="of:=[.K25]/1000" office:value-type="float" office:value="0.1" calcext:value-type="float">
            <text:p>0.1</text:p>
          </table:table-cell>
          <table:table-cell table:formula="of:=[.K25]/[.B25]" office:value-type="float" office:value="0.002" calcext:value-type="float">
            <text:p>0.002</text:p>
          </table:table-cell>
          <table:table-cell table:formula="of:=[.L25]/[.B25]" office:value-type="float" office:value="0.000002" calcext:value-type="float">
            <text:p>2.00E-06</text:p>
          </table:table-cell>
          <table:table-cell office:value-type="float" office:value="20015" calcext:value-type="float">
            <text:p>20015</text:p>
          </table:table-cell>
          <table:table-cell table:formula="of:=[.B25]-[.O25]" office:value-type="float" office:value="29985" calcext:value-type="float">
            <text:p>29985</text:p>
          </table:table-cell>
          <table:table-cell table:formula="of:=[.O25]/[.B25]" office:value-type="float" office:value="0.4003" calcext:value-type="float">
            <text:p>0.4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8" calcext:value-type="float">
            <text:p>358</text:p>
          </table:table-cell>
          <table:table-cell table:formula="of:=[.D26]/1000" office:value-type="float" office:value="0.358" calcext:value-type="float">
            <text:p>0.358</text:p>
          </table:table-cell>
          <table:table-cell table:formula="of:=[.D26]/[.B26]" office:value-type="float" office:value="0.000716" calcext:value-type="float">
            <text:p>0.000716</text:p>
          </table:table-cell>
          <table:table-cell table:formula="of:=[.E26]/[.B26]" office:value-type="float" office:value="0.000000716" calcext:value-type="float">
            <text:p>7.16E-07</text:p>
          </table:table-cell>
          <table:table-cell office:value-type="float" office:value="200198" calcext:value-type="float">
            <text:p>200198</text:p>
          </table:table-cell>
          <table:table-cell table:formula="of:=[.B26]-[.H26]" office:value-type="float" office:value="299802" calcext:value-type="float">
            <text:p>299802</text:p>
          </table:table-cell>
          <table:table-cell table:formula="of:=[.H26]/[.B26]" office:value-type="float" office:value="0.400396" calcext:value-type="float">
            <text:p>0.400396</text:p>
          </table:table-cell>
          <table:table-cell office:value-type="float" office:value="1008" calcext:value-type="float">
            <text:p>1008</text:p>
          </table:table-cell>
          <table:table-cell table:formula="of:=[.K26]/1000" office:value-type="float" office:value="1.008" calcext:value-type="float">
            <text:p>1.008</text:p>
          </table:table-cell>
          <table:table-cell table:formula="of:=[.K26]/[.B26]" office:value-type="float" office:value="0.002016" calcext:value-type="float">
            <text:p>0.002016</text:p>
          </table:table-cell>
          <table:table-cell table:formula="of:=[.L26]/[.B26]" office:value-type="float" office:value="0.000002016" calcext:value-type="float">
            <text:p>2.02E-06</text:p>
          </table:table-cell>
          <table:table-cell office:value-type="float" office:value="200088" calcext:value-type="float">
            <text:p>200088</text:p>
          </table:table-cell>
          <table:table-cell table:formula="of:=[.B26]-[.O26]" office:value-type="float" office:value="299912" calcext:value-type="float">
            <text:p>299912</text:p>
          </table:table-cell>
          <table:table-cell table:formula="of:=[.O26]/[.B26]" office:value-type="float" office:value="0.400176" calcext:value-type="float">
            <text:p>0.400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7]/1000" office:value-type="float" office:value="3.756" calcext:value-type="float">
            <text:p>3.756</text:p>
          </table:table-cell>
          <table:table-cell table:formula="of:=[.D27]/[.B27]" office:value-type="float" office:value="0.0007512" calcext:value-type="float">
            <text:p>0.0007512</text:p>
          </table:table-cell>
          <table:table-cell table:formula="of:=[.E27]/[.B27]" office:value-type="float" office:value="0.0000007512" calcext:value-type="float">
            <text:p>7.51E-07</text:p>
          </table:table-cell>
          <table:table-cell office:value-type="float" office:value="1998890" calcext:value-type="float">
            <text:p>1998890</text:p>
          </table:table-cell>
          <table:table-cell table:formula="of:=[.B27]-[.H27]" office:value-type="float" office:value="3001110" calcext:value-type="float">
            <text:p>3001110</text:p>
          </table:table-cell>
          <table:table-cell table:formula="of:=[.H27]/[.B27]" office:value-type="float" office:value="0.399778" calcext:value-type="float">
            <text:p>0.399778</text:p>
          </table:table-cell>
          <table:table-cell office:value-type="float" office:value="10290" calcext:value-type="float">
            <text:p>10290</text:p>
          </table:table-cell>
          <table:table-cell table:formula="of:=[.K27]/1000" office:value-type="float" office:value="10.29" calcext:value-type="float">
            <text:p>10.29</text:p>
          </table:table-cell>
          <table:table-cell table:formula="of:=[.K27]/[.B27]" office:value-type="float" office:value="0.002058" calcext:value-type="float">
            <text:p>0.002058</text:p>
          </table:table-cell>
          <table:table-cell table:formula="of:=[.L27]/[.B27]" office:value-type="float" office:value="0.000002058" calcext:value-type="float">
            <text:p>2.06E-06</text:p>
          </table:table-cell>
          <table:table-cell office:value-type="float" office:value="1998338" calcext:value-type="float">
            <text:p>1998338</text:p>
          </table:table-cell>
          <table:table-cell table:formula="of:=[.B27]-[.O27]" office:value-type="float" office:value="3001662" calcext:value-type="float">
            <text:p>3001662</text:p>
          </table:table-cell>
          <table:table-cell table:formula="of:=[.O27]/[.B27]" office:value-type="float" office:value="0.3996676" calcext:value-type="float">
            <text:p>0.3996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202" calcext:value-type="float">
            <text:p>37202</text:p>
          </table:table-cell>
          <table:table-cell table:formula="of:=[.D28]/1000" office:value-type="float" office:value="37.202" calcext:value-type="float">
            <text:p>37.202</text:p>
          </table:table-cell>
          <table:table-cell table:formula="of:=[.D28]/[.B28]" office:value-type="float" office:value="0.00074404" calcext:value-type="float">
            <text:p>0.00074404</text:p>
          </table:table-cell>
          <table:table-cell table:formula="of:=[.E28]/[.B28]" office:value-type="float" office:value="0.00000074404" calcext:value-type="float">
            <text:p>7.44E-07</text:p>
          </table:table-cell>
          <table:table-cell office:value-type="float" office:value="19999379" calcext:value-type="float">
            <text:p>19999379</text:p>
          </table:table-cell>
          <table:table-cell table:formula="of:=[.B28]-[.H28]" office:value-type="float" office:value="30000621" calcext:value-type="float">
            <text:p>30000621</text:p>
          </table:table-cell>
          <table:table-cell table:formula="of:=[.H28]/[.B28]" office:value-type="float" office:value="0.39998758" calcext:value-type="float">
            <text:p>0.39998758</text:p>
          </table:table-cell>
          <table:table-cell office:value-type="float" office:value="99066" calcext:value-type="float">
            <text:p>99066</text:p>
          </table:table-cell>
          <table:table-cell table:formula="of:=[.K28]/1000" office:value-type="float" office:value="99.066" calcext:value-type="float">
            <text:p>99.066</text:p>
          </table:table-cell>
          <table:table-cell table:formula="of:=[.K28]/[.B28]" office:value-type="float" office:value="0.00198132" calcext:value-type="float">
            <text:p>0.00198132</text:p>
          </table:table-cell>
          <table:table-cell table:formula="of:=[.L28]/[.B28]" office:value-type="float" office:value="0.00000198132" calcext:value-type="float">
            <text:p>1.98E-06</text:p>
          </table:table-cell>
          <table:table-cell office:value-type="float" office:value="19998837" calcext:value-type="float">
            <text:p>19998837</text:p>
          </table:table-cell>
          <table:table-cell table:formula="of:=[.B28]-[.O28]" office:value-type="float" office:value="30001163" calcext:value-type="float">
            <text:p>30001163</text:p>
          </table:table-cell>
          <table:table-cell table:formula="of:=[.O28]/[.B28]" office:value-type="float" office:value="0.39997674" calcext:value-type="float">
            <text:p>0.3999767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30]-[.H30]" office:value-type="float" office:value="319" calcext:value-type="float">
            <text:p>319</text:p>
          </table:table-cell>
          <table:table-cell table:formula="of:=[.H30]/[.B30]"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91" calcext:value-type="float">
            <text:p>191</text:p>
          </table:table-cell>
          <table:table-cell table:formula="of:=[.B30]-[.O30]" office:value-type="float" office:value="309" calcext:value-type="float">
            <text:p>309</text:p>
          </table:table-cell>
          <table:table-cell table:formula="of:=[.O30]/[.B30]"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1960" calcext:value-type="float">
            <text:p>1960</text:p>
          </table:table-cell>
          <table:table-cell table:formula="of:=[.B31]-[.H31]" office:value-type="float" office:value="3040" calcext:value-type="float">
            <text:p>3040</text:p>
          </table:table-cell>
          <table:table-cell table:formula="of:=[.H31]/[.B31]" office:value-type="float" office:value="0.392" calcext:value-type="float">
            <text:p>0.392</text:p>
          </table:table-cell>
          <table:table-cell office:value-type="float" office:value="9" calcext:value-type="float">
            <text:p>9</text:p>
          </table:table-cell>
          <table:table-cell table:formula="of:=[.K31]/1000" office:value-type="float" office:value="0.009" calcext:value-type="float">
            <text:p>0.009</text:p>
          </table:table-cell>
          <table:table-cell table:formula="of:=[.K31]/[.B31]" office:value-type="float" office:value="0.0018" calcext:value-type="float">
            <text:p>0.0018</text:p>
          </table:table-cell>
          <table:table-cell table:formula="of:=[.L31]/[.B31]" office:value-type="float" office:value="0.0000018" calcext:value-type="float">
            <text:p>1.80E-06</text:p>
          </table:table-cell>
          <table:table-cell office:value-type="float" office:value="1968" calcext:value-type="float">
            <text:p>1968</text:p>
          </table:table-cell>
          <table:table-cell table:formula="of:=[.B31]-[.O31]" office:value-type="float" office:value="3032" calcext:value-type="float">
            <text:p>3032</text:p>
          </table:table-cell>
          <table:table-cell table:formula="of:=[.O31]/[.B31]" office:value-type="float" office:value="0.3936" calcext:value-type="float">
            <text:p>0.39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32]/1000" office:value-type="float" office:value="0.036" calcext:value-type="float">
            <text:p>0.036</text:p>
          </table:table-cell>
          <table:table-cell table:formula="of:=[.D32]/[.B32]" office:value-type="float" office:value="0.00072" calcext:value-type="float">
            <text:p>0.00072</text:p>
          </table:table-cell>
          <table:table-cell table:formula="of:=[.E32]/[.B32]" office:value-type="float" office:value="0.00000072" calcext:value-type="float">
            <text:p>7.20E-07</text:p>
          </table:table-cell>
          <table:table-cell office:value-type="float" office:value="19834" calcext:value-type="float">
            <text:p>19834</text:p>
          </table:table-cell>
          <table:table-cell table:formula="of:=[.B32]-[.H32]" office:value-type="float" office:value="30166" calcext:value-type="float">
            <text:p>30166</text:p>
          </table:table-cell>
          <table:table-cell table:formula="of:=[.H32]/[.B32]" office:value-type="float" office:value="0.39668" calcext:value-type="float">
            <text:p>0.39668</text:p>
          </table:table-cell>
          <table:table-cell office:value-type="float" office:value="100" calcext:value-type="float">
            <text:p>100</text:p>
          </table:table-cell>
          <table:table-cell table:formula="of:=[.K32]/1000" office:value-type="float" office:value="0.1" calcext:value-type="float">
            <text:p>0.1</text:p>
          </table:table-cell>
          <table:table-cell table:formula="of:=[.K32]/[.B32]" office:value-type="float" office:value="0.002" calcext:value-type="float">
            <text:p>0.002</text:p>
          </table:table-cell>
          <table:table-cell table:formula="of:=[.L32]/[.B32]" office:value-type="float" office:value="0.000002" calcext:value-type="float">
            <text:p>2.00E-06</text:p>
          </table:table-cell>
          <table:table-cell office:value-type="float" office:value="20140" calcext:value-type="float">
            <text:p>20140</text:p>
          </table:table-cell>
          <table:table-cell table:formula="of:=[.B32]-[.O32]" office:value-type="float" office:value="29860" calcext:value-type="float">
            <text:p>29860</text:p>
          </table:table-cell>
          <table:table-cell table:formula="of:=[.O32]/[.B32]" office:value-type="float" office:value="0.4028" calcext:value-type="float">
            <text:p>0.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33]/1000" office:value-type="float" office:value="0.356" calcext:value-type="float">
            <text:p>0.356</text:p>
          </table:table-cell>
          <table:table-cell table:formula="of:=[.D33]/[.B33]" office:value-type="float" office:value="0.000712" calcext:value-type="float">
            <text:p>0.000712</text:p>
          </table:table-cell>
          <table:table-cell table:formula="of:=[.E33]/[.B33]" office:value-type="float" office:value="0.000000712" calcext:value-type="float">
            <text:p>7.12E-07</text:p>
          </table:table-cell>
          <table:table-cell office:value-type="float" office:value="200509" calcext:value-type="float">
            <text:p>200509</text:p>
          </table:table-cell>
          <table:table-cell table:formula="of:=[.B33]-[.H33]" office:value-type="float" office:value="299491" calcext:value-type="float">
            <text:p>299491</text:p>
          </table:table-cell>
          <table:table-cell table:formula="of:=[.H33]/[.B33]" office:value-type="float" office:value="0.401018" calcext:value-type="float">
            <text:p>0.401018</text:p>
          </table:table-cell>
          <table:table-cell office:value-type="float" office:value="960" calcext:value-type="float">
            <text:p>960</text:p>
          </table:table-cell>
          <table:table-cell table:formula="of:=[.K33]/1000" office:value-type="float" office:value="0.96" calcext:value-type="float">
            <text:p>0.96</text:p>
          </table:table-cell>
          <table:table-cell table:formula="of:=[.K33]/[.B33]" office:value-type="float" office:value="0.00192" calcext:value-type="float">
            <text:p>0.00192</text:p>
          </table:table-cell>
          <table:table-cell table:formula="of:=[.L33]/[.B33]" office:value-type="float" office:value="0.00000192" calcext:value-type="float">
            <text:p>1.92E-06</text:p>
          </table:table-cell>
          <table:table-cell office:value-type="float" office:value="199872" calcext:value-type="float">
            <text:p>199872</text:p>
          </table:table-cell>
          <table:table-cell table:formula="of:=[.B33]-[.O33]" office:value-type="float" office:value="300128" calcext:value-type="float">
            <text:p>300128</text:p>
          </table:table-cell>
          <table:table-cell table:formula="of:=[.O33]/[.B33]" office:value-type="float" office:value="0.399744" calcext:value-type="float">
            <text:p>0.399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11" calcext:value-type="float">
            <text:p>3711</text:p>
          </table:table-cell>
          <table:table-cell table:formula="of:=[.D34]/1000" office:value-type="float" office:value="3.711" calcext:value-type="float">
            <text:p>3.711</text:p>
          </table:table-cell>
          <table:table-cell table:formula="of:=[.D34]/[.B34]" office:value-type="float" office:value="0.0007422" calcext:value-type="float">
            <text:p>0.0007422</text:p>
          </table:table-cell>
          <table:table-cell table:formula="of:=[.E34]/[.B34]" office:value-type="float" office:value="0.0000007422" calcext:value-type="float">
            <text:p>7.42E-07</text:p>
          </table:table-cell>
          <table:table-cell office:value-type="float" office:value="1999165" calcext:value-type="float">
            <text:p>1999165</text:p>
          </table:table-cell>
          <table:table-cell table:formula="of:=[.B34]-[.H34]" office:value-type="float" office:value="3000835" calcext:value-type="float">
            <text:p>3000835</text:p>
          </table:table-cell>
          <table:table-cell table:formula="of:=[.H34]/[.B34]" office:value-type="float" office:value="0.399833" calcext:value-type="float">
            <text:p>0.399833</text:p>
          </table:table-cell>
          <table:table-cell office:value-type="float" office:value="9980" calcext:value-type="float">
            <text:p>9980</text:p>
          </table:table-cell>
          <table:table-cell table:formula="of:=[.K34]/1000" office:value-type="float" office:value="9.98" calcext:value-type="float">
            <text:p>9.98</text:p>
          </table:table-cell>
          <table:table-cell table:formula="of:=[.K34]/[.B34]" office:value-type="float" office:value="0.001996" calcext:value-type="float">
            <text:p>0.001996</text:p>
          </table:table-cell>
          <table:table-cell table:formula="of:=[.L34]/[.B34]" office:value-type="float" office:value="0.000001996" calcext:value-type="float">
            <text:p>2.00E-06</text:p>
          </table:table-cell>
          <table:table-cell office:value-type="float" office:value="1998703" calcext:value-type="float">
            <text:p>1998703</text:p>
          </table:table-cell>
          <table:table-cell table:formula="of:=[.B34]-[.O34]" office:value-type="float" office:value="3001297" calcext:value-type="float">
            <text:p>3001297</text:p>
          </table:table-cell>
          <table:table-cell table:formula="of:=[.O34]/[.B34]" office:value-type="float" office:value="0.3997406" calcext:value-type="float">
            <text:p>0.3997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353" calcext:value-type="float">
            <text:p>37353</text:p>
          </table:table-cell>
          <table:table-cell table:formula="of:=[.D35]/1000" office:value-type="float" office:value="37.353" calcext:value-type="float">
            <text:p>37.353</text:p>
          </table:table-cell>
          <table:table-cell table:formula="of:=[.D35]/[.B35]" office:value-type="float" office:value="0.00074706" calcext:value-type="float">
            <text:p>0.00074706</text:p>
          </table:table-cell>
          <table:table-cell table:formula="of:=[.E35]/[.B35]" office:value-type="float" office:value="0.00000074706" calcext:value-type="float">
            <text:p>7.47E-07</text:p>
          </table:table-cell>
          <table:table-cell office:value-type="float" office:value="20003735" calcext:value-type="float">
            <text:p>20003735</text:p>
          </table:table-cell>
          <table:table-cell table:formula="of:=[.B35]-[.H35]" office:value-type="float" office:value="29996265" calcext:value-type="float">
            <text:p>29996265</text:p>
          </table:table-cell>
          <table:table-cell table:formula="of:=[.H35]/[.B35]" office:value-type="float" office:value="0.4000747" calcext:value-type="float">
            <text:p>0.4000747</text:p>
          </table:table-cell>
          <table:table-cell office:value-type="float" office:value="101991" calcext:value-type="float">
            <text:p>101991</text:p>
          </table:table-cell>
          <table:table-cell table:formula="of:=[.K35]/1000" office:value-type="float" office:value="101.991" calcext:value-type="float">
            <text:p>101.991</text:p>
          </table:table-cell>
          <table:table-cell table:formula="of:=[.K35]/[.B35]" office:value-type="float" office:value="0.00203982" calcext:value-type="float">
            <text:p>0.00203982</text:p>
          </table:table-cell>
          <table:table-cell table:formula="of:=[.L35]/[.B35]" office:value-type="float" office:value="0.00000203982" calcext:value-type="float">
            <text:p>2.04E-06</text:p>
          </table:table-cell>
          <table:table-cell office:value-type="float" office:value="19996915" calcext:value-type="float">
            <text:p>19996915</text:p>
          </table:table-cell>
          <table:table-cell table:formula="of:=[.B35]-[.O35]" office:value-type="float" office:value="30003085" calcext:value-type="float">
            <text:p>30003085</text:p>
          </table:table-cell>
          <table:table-cell table:formula="of:=[.O35]/[.B35]" office:value-type="float" office:value="0.3999383" calcext:value-type="float">
            <text:p>0.39993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.6" calcext:value-type="float">
            <text:p>0.6</text:p>
          </table:table-cell>
          <table:table-cell table:formula="of:=([.E2] + [.E9] + [.E16] + [.E23] + [.E30])/5" office:value-type="float" office:value="0.0006" calcext:value-type="float">
            <text:p>0.0006</text:p>
          </table:table-cell>
          <table:table-cell table:formula="of:=([.F2] + [.F9] + [.F16] + [.F23] + [.F30])/5" office:value-type="float" office:value="0.0012" calcext:value-type="float">
            <text:p>0.0012</text:p>
          </table:table-cell>
          <table:table-cell table:style-name="Default" table:formula="of:=([.G2] + [.G9] + [.G16] + [.G23] + [.G30])/5" office:value-type="float" office:value="0.0000012" calcext:value-type="float">
            <text:p>1.2E-06</text:p>
          </table:table-cell>
          <table:table-cell table:formula="of:=([.H2] + [.H9] + [.H16] + [.H23] + [.H30])/5" office:value-type="float" office:value="174.6" calcext:value-type="float">
            <text:p>174.6</text:p>
          </table:table-cell>
          <table:table-cell table:formula="of:=([.I2] + [.I9] + [.I16] + [.I23] + [.I30])/5" office:value-type="float" office:value="325.4" calcext:value-type="float">
            <text:p>325.4</text:p>
          </table:table-cell>
          <table:table-cell table:formula="of:=([.J2] + [.J9] + [.J16] + [.J23] + [.J30])/5" office:value-type="float" office:value="0.3492" calcext:value-type="float">
            <text:p>0.3492</text:p>
          </table:table-cell>
          <table:table-cell table:formula="of:=([.K2] + [.K9] + [.K16] + [.K23] + [.K30])/5" office:value-type="float" office:value="0.6" calcext:value-type="float">
            <text:p>0.6</text:p>
          </table:table-cell>
          <table:table-cell table:formula="of:=([.L2] + [.L9] + [.L16] + [.L23] + [.L30])/5" office:value-type="float" office:value="0.0006" calcext:value-type="float">
            <text:p>0.0006</text:p>
          </table:table-cell>
          <table:table-cell table:formula="of:=([.M2] + [.M9] + [.M16] + [.M23] + [.M30])/5" office:value-type="float" office:value="0.0012" calcext:value-type="float">
            <text:p>0.0012</text:p>
          </table:table-cell>
          <table:table-cell table:style-name="Default" table:formula="of:=([.N2] + [.N9] + [.N16] + [.N23] + [.N30])/5" office:value-type="float" office:value="0.0000012" calcext:value-type="float">
            <text:p>1.2E-06</text:p>
          </table:table-cell>
          <table:table-cell table:formula="of:=([.O2] + [.O9] + [.O16] + [.O23] + [.O30])/5" office:value-type="float" office:value="182" calcext:value-type="float">
            <text:p>182</text:p>
          </table:table-cell>
          <table:table-cell table:formula="of:=([.P2] + [.P9] + [.P16] + [.P23] + [.P30])/5" office:value-type="float" office:value="318" calcext:value-type="float">
            <text:p>318</text:p>
          </table:table-cell>
          <table:table-cell table:formula="of:=([.Q2] + [.Q9] + [.Q16] + [.Q23] + [.Q30])/5"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3.6" calcext:value-type="float">
            <text:p>3.6</text:p>
          </table:table-cell>
          <table:table-cell table:formula="of:=([.E3] + [.E10] + [.E17] + [.E24] + [.E31])/5" office:value-type="float" office:value="0.0036" calcext:value-type="float">
            <text:p>0.0036</text:p>
          </table:table-cell>
          <table:table-cell table:formula="of:=([.F3] + [.F10] + [.F17] + [.F24] + [.F31])/5" office:value-type="float" office:value="0.00072" calcext:value-type="float">
            <text:p>0.00072</text:p>
          </table:table-cell>
          <table:table-cell table:style-name="Default" table:formula="of:=([.G3] + [.G10] + [.G17] + [.G24] + [.G31])/5" office:value-type="float" office:value="0.00000072" calcext:value-type="float">
            <text:p>7.2E-07</text:p>
          </table:table-cell>
          <table:table-cell table:formula="of:=([.H3] + [.H10] + [.H17] + [.H24] + [.H31])/5" office:value-type="float" office:value="1973.2" calcext:value-type="float">
            <text:p>1973.2</text:p>
          </table:table-cell>
          <table:table-cell table:formula="of:=([.I3] + [.I10] + [.I17] + [.I24] + [.I31])/5" office:value-type="float" office:value="3026.8" calcext:value-type="float">
            <text:p>3026.8</text:p>
          </table:table-cell>
          <table:table-cell table:formula="of:=([.J3] + [.J10] + [.J17] + [.J24] + [.J31])/5" office:value-type="float" office:value="0.39464" calcext:value-type="float">
            <text:p>0.39464</text:p>
          </table:table-cell>
          <table:table-cell table:formula="of:=([.K3] + [.K10] + [.K17] + [.K24] + [.K31])/5" office:value-type="float" office:value="9.6" calcext:value-type="float">
            <text:p>9.6</text:p>
          </table:table-cell>
          <table:table-cell table:formula="of:=([.L3] + [.L10] + [.L17] + [.L24] + [.L31])/5" office:value-type="float" office:value="0.0096" calcext:value-type="float">
            <text:p>0.0096</text:p>
          </table:table-cell>
          <table:table-cell table:formula="of:=([.M3] + [.M10] + [.M17] + [.M24] + [.M31])/5" office:value-type="float" office:value="0.00192" calcext:value-type="float">
            <text:p>0.00192</text:p>
          </table:table-cell>
          <table:table-cell table:style-name="Default" table:formula="of:=([.N3] + [.N10] + [.N17] + [.N24] + [.N31])/5" office:value-type="float" office:value="0.00000192" calcext:value-type="float">
            <text:p>1.92E-06</text:p>
          </table:table-cell>
          <table:table-cell table:formula="of:=([.O3] + [.O10] + [.O17] + [.O24] + [.O31])/5" office:value-type="float" office:value="1962" calcext:value-type="float">
            <text:p>1962</text:p>
          </table:table-cell>
          <table:table-cell table:formula="of:=([.P3] + [.P10] + [.P17] + [.P24] + [.P31])/5" office:value-type="float" office:value="3038" calcext:value-type="float">
            <text:p>3038</text:p>
          </table:table-cell>
          <table:table-cell table:formula="of:=([.Q3] + [.Q10] + [.Q17] + [.Q24] + [.Q31])/5" office:value-type="float" office:value="0.3924" calcext:value-type="float">
            <text:p>0.39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37" calcext:value-type="float">
            <text:p>37</text:p>
          </table:table-cell>
          <table:table-cell table:formula="of:=([.E4] + [.E11] + [.E18] + [.E25] + [.E32])/5" office:value-type="float" office:value="0.037" calcext:value-type="float">
            <text:p>0.037</text:p>
          </table:table-cell>
          <table:table-cell table:formula="of:=([.F4] + [.F11] + [.F18] + [.F25] + [.F32])/5" office:value-type="float" office:value="0.00074" calcext:value-type="float">
            <text:p>0.00074</text:p>
          </table:table-cell>
          <table:table-cell table:style-name="Default" table:formula="of:=([.G4] + [.G11] + [.G18] + [.G25] + [.G32])/5" office:value-type="float" office:value="0.00000074" calcext:value-type="float">
            <text:p>7.4E-07</text:p>
          </table:table-cell>
          <table:table-cell table:formula="of:=([.H4] + [.H11] + [.H18] + [.H25] + [.H32])/5" office:value-type="float" office:value="19959" calcext:value-type="float">
            <text:p>19959</text:p>
          </table:table-cell>
          <table:table-cell table:formula="of:=([.I4] + [.I11] + [.I18] + [.I25] + [.I32])/5" office:value-type="float" office:value="30041" calcext:value-type="float">
            <text:p>30041</text:p>
          </table:table-cell>
          <table:table-cell table:formula="of:=([.J4] + [.J11] + [.J18] + [.J25] + [.J32])/5" office:value-type="float" office:value="0.39918" calcext:value-type="float">
            <text:p>0.39918</text:p>
          </table:table-cell>
          <table:table-cell table:formula="of:=([.K4] + [.K11] + [.K18] + [.K25] + [.K32])/5" office:value-type="float" office:value="101" calcext:value-type="float">
            <text:p>101</text:p>
          </table:table-cell>
          <table:table-cell table:formula="of:=([.L4] + [.L11] + [.L18] + [.L25] + [.L32])/5" office:value-type="float" office:value="0.101" calcext:value-type="float">
            <text:p>0.101</text:p>
          </table:table-cell>
          <table:table-cell table:formula="of:=([.M4] + [.M11] + [.M18] + [.M25] + [.M32])/5" office:value-type="float" office:value="0.00202" calcext:value-type="float">
            <text:p>0.00202</text:p>
          </table:table-cell>
          <table:table-cell table:style-name="Default" table:formula="of:=([.N4] + [.N11] + [.N18] + [.N25] + [.N32])/5" office:value-type="float" office:value="0.00000202" calcext:value-type="float">
            <text:p>2.02E-06</text:p>
          </table:table-cell>
          <table:table-cell table:formula="of:=([.O4] + [.O11] + [.O18] + [.O25] + [.O32])/5" office:value-type="float" office:value="20028.8" calcext:value-type="float">
            <text:p>20028.8</text:p>
          </table:table-cell>
          <table:table-cell table:formula="of:=([.P4] + [.P11] + [.P18] + [.P25] + [.P32])/5" office:value-type="float" office:value="29971.2" calcext:value-type="float">
            <text:p>29971.2</text:p>
          </table:table-cell>
          <table:table-cell table:formula="of:=([.Q4] + [.Q11] + [.Q18] + [.Q25] + [.Q32])/5" office:value-type="float" office:value="0.400576" calcext:value-type="float">
            <text:p>0.40057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365" calcext:value-type="float">
            <text:p>365</text:p>
          </table:table-cell>
          <table:table-cell table:formula="of:=([.E5] + [.E12] + [.E19] + [.E26] + [.E33])/5" office:value-type="float" office:value="0.365" calcext:value-type="float">
            <text:p>0.365</text:p>
          </table:table-cell>
          <table:table-cell table:formula="of:=([.F5] + [.F12] + [.F19] + [.F26] + [.F33])/5" office:value-type="float" office:value="0.00073" calcext:value-type="float">
            <text:p>0.00073</text:p>
          </table:table-cell>
          <table:table-cell table:style-name="Default" table:formula="of:=([.G5] + [.G12] + [.G19] + [.G26] + [.G33])/5" office:value-type="float" office:value="0.00000073" calcext:value-type="float">
            <text:p>7.3E-07</text:p>
          </table:table-cell>
          <table:table-cell table:formula="of:=([.H5] + [.H12] + [.H19] + [.H26] + [.H33])/5" office:value-type="float" office:value="199931.4" calcext:value-type="float">
            <text:p>199931.4</text:p>
          </table:table-cell>
          <table:table-cell table:formula="of:=([.I5] + [.I12] + [.I19] + [.I26] + [.I33])/5" office:value-type="float" office:value="300068.6" calcext:value-type="float">
            <text:p>300068.6</text:p>
          </table:table-cell>
          <table:table-cell table:formula="of:=([.J5] + [.J12] + [.J19] + [.J26] + [.J33])/5" office:value-type="float" office:value="0.3998628" calcext:value-type="float">
            <text:p>0.3998628</text:p>
          </table:table-cell>
          <table:table-cell table:formula="of:=([.K5] + [.K12] + [.K19] + [.K26] + [.K33])/5" office:value-type="float" office:value="1001.4" calcext:value-type="float">
            <text:p>1001.4</text:p>
          </table:table-cell>
          <table:table-cell table:formula="of:=([.L5] + [.L12] + [.L19] + [.L26] + [.L33])/5" office:value-type="float" office:value="1.0014" calcext:value-type="float">
            <text:p>1.0014</text:p>
          </table:table-cell>
          <table:table-cell table:formula="of:=([.M5] + [.M12] + [.M19] + [.M26] + [.M33])/5" office:value-type="float" office:value="0.0020028" calcext:value-type="float">
            <text:p>0.0020028</text:p>
          </table:table-cell>
          <table:table-cell table:style-name="Default" table:formula="of:=([.N5] + [.N12] + [.N19] + [.N26] + [.N33])/5" office:value-type="float" office:value="0.0000020028" calcext:value-type="float">
            <text:p>2.0028E-06</text:p>
          </table:table-cell>
          <table:table-cell table:formula="of:=([.O5] + [.O12] + [.O19] + [.O26] + [.O33])/5" office:value-type="float" office:value="200061.2" calcext:value-type="float">
            <text:p>200061.2</text:p>
          </table:table-cell>
          <table:table-cell table:formula="of:=([.P5] + [.P12] + [.P19] + [.P26] + [.P33])/5" office:value-type="float" office:value="299938.8" calcext:value-type="float">
            <text:p>299938.8</text:p>
          </table:table-cell>
          <table:table-cell table:formula="of:=([.Q5] + [.Q12] + [.Q19] + [.Q26] + [.Q33])/5" office:value-type="float" office:value="0.4001224" calcext:value-type="float">
            <text:p>0.40012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3719" calcext:value-type="float">
            <text:p>3719</text:p>
          </table:table-cell>
          <table:table-cell table:formula="of:=([.E6] + [.E13] + [.E20] + [.E27] + [.E34])/5" office:value-type="float" office:value="3.719" calcext:value-type="float">
            <text:p>3.719</text:p>
          </table:table-cell>
          <table:table-cell table:formula="of:=([.F6] + [.F13] + [.F20] + [.F27] + [.F34])/5" office:value-type="float" office:value="0.0007438" calcext:value-type="float">
            <text:p>0.0007438</text:p>
          </table:table-cell>
          <table:table-cell table:style-name="Default" table:formula="of:=([.G6] + [.G13] + [.G20] + [.G27] + [.G34])/5" office:value-type="float" office:value="0.0000007438" calcext:value-type="float">
            <text:p>7.438E-07</text:p>
          </table:table-cell>
          <table:table-cell table:formula="of:=([.H6] + [.H13] + [.H20] + [.H27] + [.H34])/5" office:value-type="float" office:value="1999961.8" calcext:value-type="float">
            <text:p>1999961.8</text:p>
          </table:table-cell>
          <table:table-cell table:formula="of:=([.I6] + [.I13] + [.I20] + [.I27] + [.I34])/5" office:value-type="float" office:value="3000038.2" calcext:value-type="float">
            <text:p>3000038.2</text:p>
          </table:table-cell>
          <table:table-cell table:formula="of:=([.J6] + [.J13] + [.J20] + [.J27] + [.J34])/5" office:value-type="float" office:value="0.39999236" calcext:value-type="float">
            <text:p>0.39999236</text:p>
          </table:table-cell>
          <table:table-cell table:formula="of:=([.K6] + [.K13] + [.K20] + [.K27] + [.K34])/5" office:value-type="float" office:value="10126.2" calcext:value-type="float">
            <text:p>10126.2</text:p>
          </table:table-cell>
          <table:table-cell table:formula="of:=([.L6] + [.L13] + [.L20] + [.L27] + [.L34])/5" office:value-type="float" office:value="10.1262" calcext:value-type="float">
            <text:p>10.1262</text:p>
          </table:table-cell>
          <table:table-cell table:formula="of:=([.M6] + [.M13] + [.M20] + [.M27] + [.M34])/5" office:value-type="float" office:value="0.00202524" calcext:value-type="float">
            <text:p>0.00202524</text:p>
          </table:table-cell>
          <table:table-cell table:style-name="Default" table:formula="of:=([.N6] + [.N13] + [.N20] + [.N27] + [.N34])/5" office:value-type="float" office:value="0.00000202524" calcext:value-type="float">
            <text:p>2.02524E-06</text:p>
          </table:table-cell>
          <table:table-cell table:formula="of:=([.O6] + [.O13] + [.O20] + [.O27] + [.O34])/5" office:value-type="float" office:value="1999465.2" calcext:value-type="float">
            <text:p>1999465.2</text:p>
          </table:table-cell>
          <table:table-cell table:formula="of:=([.P6] + [.P13] + [.P20] + [.P27] + [.P34])/5" office:value-type="float" office:value="3000534.8" calcext:value-type="float">
            <text:p>3000534.8</text:p>
          </table:table-cell>
          <table:table-cell table:formula="of:=([.Q6] + [.Q13] + [.Q20] + [.Q27] + [.Q34])/5" office:value-type="float" office:value="0.39989304" calcext:value-type="float">
            <text:p>0.3998930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37448.6" calcext:value-type="float">
            <text:p>37448.6</text:p>
          </table:table-cell>
          <table:table-cell table:formula="of:=([.E7] + [.E14] + [.E21] + [.E28] + [.E35])/5" office:value-type="float" office:value="37.4486" calcext:value-type="float">
            <text:p>37.4486</text:p>
          </table:table-cell>
          <table:table-cell table:formula="of:=([.F7] + [.F14] + [.F21] + [.F28] + [.F35])/5" office:value-type="float" office:value="0.000748972" calcext:value-type="float">
            <text:p>0.000748972</text:p>
          </table:table-cell>
          <table:table-cell table:style-name="Default" table:formula="of:=([.G7] + [.G14] + [.G21] + [.G28] + [.G35])/5" office:value-type="float" office:value="0.000000748972" calcext:value-type="float">
            <text:p>7.48972E-07</text:p>
          </table:table-cell>
          <table:table-cell table:formula="of:=([.H7] + [.H14] + [.H21] + [.H28] + [.H35])/5" office:value-type="float" office:value="20003229.6" calcext:value-type="float">
            <text:p>20003229.6</text:p>
          </table:table-cell>
          <table:table-cell table:formula="of:=([.I7] + [.I14] + [.I21] + [.I28] + [.I35])/5" office:value-type="float" office:value="29996770.4" calcext:value-type="float">
            <text:p>29996770.4</text:p>
          </table:table-cell>
          <table:table-cell table:formula="of:=([.J7] + [.J14] + [.J21] + [.J28] + [.J35])/5" office:value-type="float" office:value="0.400064592" calcext:value-type="float">
            <text:p>0.400064592</text:p>
          </table:table-cell>
          <table:table-cell table:formula="of:=([.K7] + [.K14] + [.K21] + [.K28] + [.K35])/5" office:value-type="float" office:value="100649.6" calcext:value-type="float">
            <text:p>100649.6</text:p>
          </table:table-cell>
          <table:table-cell table:formula="of:=([.L7] + [.L14] + [.L21] + [.L28] + [.L35])/5" office:value-type="float" office:value="100.6496" calcext:value-type="float">
            <text:p>100.6496</text:p>
          </table:table-cell>
          <table:table-cell table:formula="of:=([.M7] + [.M14] + [.M21] + [.M28] + [.M35])/5" office:value-type="float" office:value="0.002012992" calcext:value-type="float">
            <text:p>0.002012992</text:p>
          </table:table-cell>
          <table:table-cell table:style-name="Default" table:formula="of:=([.N7] + [.N14] + [.N21] + [.N28] + [.N35])/5" office:value-type="float" office:value="0.000002012992" calcext:value-type="float">
            <text:p>2.012992E-06</text:p>
          </table:table-cell>
          <table:table-cell table:formula="of:=([.O7] + [.O14] + [.O21] + [.O28] + [.O35])/5" office:value-type="float" office:value="19999899.6" calcext:value-type="float">
            <text:p>19999899.6</text:p>
          </table:table-cell>
          <table:table-cell table:formula="of:=([.P7] + [.P14] + [.P21] + [.P28] + [.P35])/5" office:value-type="float" office:value="30000100.4" calcext:value-type="float">
            <text:p>30000100.4</text:p>
          </table:table-cell>
          <table:table-cell table:formula="of:=([.Q7] + [.Q14] + [.Q21] + [.Q28] + [.Q35])/5" office:value-type="float" office:value="0.399997992" calcext:value-type="float">
            <text:p>0.399997992</text:p>
          </table:table-cell>
        </table:table-row>
      </table:table>
      <table:table table:name="RANDOM, CACHE 100, ENTRY RANGE 0-5000" table:style-name="ta1">
        <table:shapes>
          <draw:frame draw:z-index="0" draw:style-name="gr1" draw:text-style-name="P1" svg:width="453.51pt" svg:height="255.09pt" svg:x="1170.43pt" svg:y="23.16pt">
            <draw:object draw:notify-on-update-of-ranges="'RANDOM, CACHE 100, ENTRY RANGE 0-5000'.B2:'RANDOM, CACHE 100, ENTRY RANGE 0-5000'.B7 'RANDOM, CACHE 100, ENTRY RANGE 0-5000'.E1:'RANDOM, CACHE 100, ENTRY RANGE 0-5000'.E1 'RANDOM, CACHE 100, ENTRY RANGE 0-5000'.E2:'RANDOM, CACHE 100, ENTRY RANGE 0-5000'.E7 'RANDOM, CACHE 100, ENTRY RANGE 0-5000'.B2:'RANDOM, CACHE 100, ENTRY RANGE 0-5000'.B7 'RANDOM, CACHE 100, ENTRY RANGE 0-5000'.L1:'RANDOM, CACHE 100, ENTRY RANGE 0-5000'.L1 'RANDOM, CACHE 100, ENTRY RANGE 0-5000'.L2:'RANDOM, CACHE 100, ENTRY RANGE 0-5000'.L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70.74pt" svg:y="304.24pt">
            <draw:object draw:notify-on-update-of-range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B37:'RANDOM, CACHE 100, ENTRY RANGE 0-5000'.B42 'RANDOM, CACHE 100, ENTRY RANGE 0-5000'.L1:'RANDOM, CACHE 100, ENTRY RANGE 0-5000'.L1 'RANDOM, CACHE 100, ENTRY RANGE 0-5000'.L37:'RANDOM, CACHE 100, ENTRY RANGE 0-5000'.L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46pt" svg:height="300.42pt" svg:x="1637.18pt" svg:y="294.43pt">
            <draw:object draw:notify-on-update-of-range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3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8" calcext:value-type="float">
            <text:p>8</text:p>
          </table:table-cell>
          <table:table-cell table:formula="of:=[.B2]-[.H2]" office:value-type="float" office:value="492" calcext:value-type="float">
            <text:p>492</text:p>
          </table:table-cell>
          <table:table-cell table:formula="of:=[.H2]/[.B2]" office:value-type="float" office:value="0.016" calcext:value-type="float">
            <text:p>0.016</text:p>
          </table:table-cell>
          <table:table-cell office:value-type="float" office:value="2" calcext:value-type="float">
            <text:p>2</text:p>
          </table:table-cell>
          <table:table-cell table:formula="of:=[.K2]/1000" office:value-type="float" office:value="0.002" calcext:value-type="float">
            <text:p>0.002</text:p>
          </table:table-cell>
          <table:table-cell table:formula="of:=[.K2]/[.B2]" office:value-type="float" office:value="0.004" calcext:value-type="float">
            <text:p>0.004</text:p>
          </table:table-cell>
          <table:table-cell table:formula="of:=[.L2]/[.B2]" office:value-type="float" office:value="0.000004" calcext:value-type="float">
            <text:p>4.00E-06</text:p>
          </table:table-cell>
          <table:table-cell office:value-type="float" office:value="23" calcext:value-type="float">
            <text:p>23</text:p>
          </table:table-cell>
          <table:table-cell table:formula="of:=[.B2]-[.O2]" office:value-type="float" office:value="477" calcext:value-type="float">
            <text:p>477</text:p>
          </table:table-cell>
          <table:table-cell table:formula="of:=[.O2]/[.B2]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5" calcext:value-type="float">
            <text:p>5</text:p>
          </table:table-cell>
          <table:table-cell table:formula="of:=[.D3]/1000" office:value-type="float" office:value="0.005" calcext:value-type="float">
            <text:p>0.005</text:p>
          </table:table-cell>
          <table:table-cell table:formula="of:=[.D3]/[.B3]" office:value-type="float" office:value="0.001" calcext:value-type="float">
            <text:p>0.001</text:p>
          </table:table-cell>
          <table:table-cell table:formula="of:=[.E3]/[.B3]" office:value-type="float" office:value="0.000001" calcext:value-type="float">
            <text:p>1.00E-06</text:p>
          </table:table-cell>
          <table:table-cell office:value-type="float" office:value="115" calcext:value-type="float">
            <text:p>115</text:p>
          </table:table-cell>
          <table:table-cell table:formula="of:=[.B3]-[.H3]" office:value-type="float" office:value="4885" calcext:value-type="float">
            <text:p>4885</text:p>
          </table:table-cell>
          <table:table-cell table:formula="of:=[.H3]/[.B3]" office:value-type="float" office:value="0.023" calcext:value-type="float">
            <text:p>0.023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99" calcext:value-type="float">
            <text:p>99</text:p>
          </table:table-cell>
          <table:table-cell table:formula="of:=[.B3]-[.O3]" office:value-type="float" office:value="4901" calcext:value-type="float">
            <text:p>4901</text:p>
          </table:table-cell>
          <table:table-cell table:formula="of:=[.O3]/[.B3]"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5" calcext:value-type="float">
            <text:p>45</text:p>
          </table:table-cell>
          <table:table-cell table:formula="of:=[.D4]/1000" office:value-type="float" office:value="0.045" calcext:value-type="float">
            <text:p>0.045</text:p>
          </table:table-cell>
          <table:table-cell table:formula="of:=[.D4]/[.B4]" office:value-type="float" office:value="0.0009" calcext:value-type="float">
            <text:p>0.0009</text:p>
          </table:table-cell>
          <table:table-cell table:formula="of:=[.E4]/[.B4]" office:value-type="float" office:value="0.0000009" calcext:value-type="float">
            <text:p>9.00E-07</text:p>
          </table:table-cell>
          <table:table-cell office:value-type="float" office:value="976" calcext:value-type="float">
            <text:p>976</text:p>
          </table:table-cell>
          <table:table-cell table:formula="of:=[.B4]-[.H4]" office:value-type="float" office:value="49024" calcext:value-type="float">
            <text:p>49024</text:p>
          </table:table-cell>
          <table:table-cell table:formula="of:=[.H4]/[.B4]" office:value-type="float" office:value="0.01952" calcext:value-type="float">
            <text:p>0.01952</text:p>
          </table:table-cell>
          <table:table-cell office:value-type="float" office:value="144" calcext:value-type="float">
            <text:p>144</text:p>
          </table:table-cell>
          <table:table-cell table:formula="of:=[.K4]/1000" office:value-type="float" office:value="0.144" calcext:value-type="float">
            <text:p>0.144</text:p>
          </table:table-cell>
          <table:table-cell table:formula="of:=[.K4]/[.B4]" office:value-type="float" office:value="0.00288" calcext:value-type="float">
            <text:p>0.00288</text:p>
          </table:table-cell>
          <table:table-cell table:formula="of:=[.L4]/[.B4]" office:value-type="float" office:value="0.00000288" calcext:value-type="float">
            <text:p>2.88E-06</text:p>
          </table:table-cell>
          <table:table-cell office:value-type="float" office:value="1021" calcext:value-type="float">
            <text:p>1021</text:p>
          </table:table-cell>
          <table:table-cell table:formula="of:=[.B4]-[.O4]" office:value-type="float" office:value="48979" calcext:value-type="float">
            <text:p>48979</text:p>
          </table:table-cell>
          <table:table-cell table:formula="of:=[.O4]/[.B4]" office:value-type="float" office:value="0.02042" calcext:value-type="float">
            <text:p>0.02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1" calcext:value-type="float">
            <text:p>431</text:p>
          </table:table-cell>
          <table:table-cell table:formula="of:=[.D5]/1000" office:value-type="float" office:value="0.431" calcext:value-type="float">
            <text:p>0.431</text:p>
          </table:table-cell>
          <table:table-cell table:formula="of:=[.D5]/[.B5]" office:value-type="float" office:value="0.000862" calcext:value-type="float">
            <text:p>0.000862</text:p>
          </table:table-cell>
          <table:table-cell table:formula="of:=[.E5]/[.B5]" office:value-type="float" office:value="0.000000862" calcext:value-type="float">
            <text:p>8.62E-07</text:p>
          </table:table-cell>
          <table:table-cell office:value-type="float" office:value="9968" calcext:value-type="float">
            <text:p>9968</text:p>
          </table:table-cell>
          <table:table-cell table:formula="of:=[.B5]-[.H5]" office:value-type="float" office:value="490032" calcext:value-type="float">
            <text:p>490032</text:p>
          </table:table-cell>
          <table:table-cell table:formula="of:=[.H5]/[.B5]" office:value-type="float" office:value="0.019936" calcext:value-type="float">
            <text:p>0.019936</text:p>
          </table:table-cell>
          <table:table-cell office:value-type="float" office:value="1162" calcext:value-type="float">
            <text:p>1162</text:p>
          </table:table-cell>
          <table:table-cell table:formula="of:=[.K5]/1000" office:value-type="float" office:value="1.162" calcext:value-type="float">
            <text:p>1.162</text:p>
          </table:table-cell>
          <table:table-cell table:formula="of:=[.K5]/[.B5]" office:value-type="float" office:value="0.002324" calcext:value-type="float">
            <text:p>0.002324</text:p>
          </table:table-cell>
          <table:table-cell table:formula="of:=[.L5]/[.B5]" office:value-type="float" office:value="0.000002324" calcext:value-type="float">
            <text:p>2.32E-06</text:p>
          </table:table-cell>
          <table:table-cell office:value-type="float" office:value="9824" calcext:value-type="float">
            <text:p>9824</text:p>
          </table:table-cell>
          <table:table-cell table:formula="of:=[.B5]-[.O5]" office:value-type="float" office:value="490176" calcext:value-type="float">
            <text:p>490176</text:p>
          </table:table-cell>
          <table:table-cell table:formula="of:=[.O5]/[.B5]" office:value-type="float" office:value="0.019648" calcext:value-type="float">
            <text:p>0.019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61" calcext:value-type="float">
            <text:p>4361</text:p>
          </table:table-cell>
          <table:table-cell table:formula="of:=[.D6]/1000" office:value-type="float" office:value="4.361" calcext:value-type="float">
            <text:p>4.361</text:p>
          </table:table-cell>
          <table:table-cell table:formula="of:=[.D6]/[.B6]" office:value-type="float" office:value="0.0008722" calcext:value-type="float">
            <text:p>0.0008722</text:p>
          </table:table-cell>
          <table:table-cell table:formula="of:=[.E6]/[.B6]" office:value-type="float" office:value="0.0000008722" calcext:value-type="float">
            <text:p>8.72E-07</text:p>
          </table:table-cell>
          <table:table-cell office:value-type="float" office:value="100710" calcext:value-type="float">
            <text:p>100710</text:p>
          </table:table-cell>
          <table:table-cell table:formula="of:=[.B6]-[.H6]" office:value-type="float" office:value="4899290" calcext:value-type="float">
            <text:p>4899290</text:p>
          </table:table-cell>
          <table:table-cell table:formula="of:=[.H6]/[.B6]" office:value-type="float" office:value="0.020142" calcext:value-type="float">
            <text:p>0.020142</text:p>
          </table:table-cell>
          <table:table-cell office:value-type="float" office:value="12291" calcext:value-type="float">
            <text:p>12291</text:p>
          </table:table-cell>
          <table:table-cell table:formula="of:=[.K6]/1000" office:value-type="float" office:value="12.291" calcext:value-type="float">
            <text:p>12.291</text:p>
          </table:table-cell>
          <table:table-cell table:formula="of:=[.K6]/[.B6]" office:value-type="float" office:value="0.0024582" calcext:value-type="float">
            <text:p>0.0024582</text:p>
          </table:table-cell>
          <table:table-cell table:formula="of:=[.L6]/[.B6]" office:value-type="float" office:value="0.0000024582" calcext:value-type="float">
            <text:p>2.46E-06</text:p>
          </table:table-cell>
          <table:table-cell office:value-type="float" office:value="100350" calcext:value-type="float">
            <text:p>100350</text:p>
          </table:table-cell>
          <table:table-cell table:formula="of:=[.B6]-[.O6]" office:value-type="float" office:value="4899650" calcext:value-type="float">
            <text:p>4899650</text:p>
          </table:table-cell>
          <table:table-cell table:formula="of:=[.O6]/[.B6]" office:value-type="float" office:value="0.02007" calcext:value-type="float">
            <text:p>0.02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680" calcext:value-type="float">
            <text:p>43680</text:p>
          </table:table-cell>
          <table:table-cell table:formula="of:=[.D7]/1000" office:value-type="float" office:value="43.68" calcext:value-type="float">
            <text:p>43.68</text:p>
          </table:table-cell>
          <table:table-cell table:formula="of:=[.D7]/[.B7]" office:value-type="float" office:value="0.0008736" calcext:value-type="float">
            <text:p>0.0008736</text:p>
          </table:table-cell>
          <table:table-cell table:formula="of:=[.E7]/[.B7]" office:value-type="float" office:value="0.0000008736" calcext:value-type="float">
            <text:p>8.74E-07</text:p>
          </table:table-cell>
          <table:table-cell office:value-type="float" office:value="1005251" calcext:value-type="float">
            <text:p>1005251</text:p>
          </table:table-cell>
          <table:table-cell table:formula="of:=[.B7]-[.H7]" office:value-type="float" office:value="48994749" calcext:value-type="float">
            <text:p>48994749</text:p>
          </table:table-cell>
          <table:table-cell table:formula="of:=[.H7]/[.B7]" office:value-type="float" office:value="0.02010502" calcext:value-type="float">
            <text:p>0.02010502</text:p>
          </table:table-cell>
          <table:table-cell office:value-type="float" office:value="121875" calcext:value-type="float">
            <text:p>121875</text:p>
          </table:table-cell>
          <table:table-cell table:formula="of:=[.K7]/1000" office:value-type="float" office:value="121.875" calcext:value-type="float">
            <text:p>121.875</text:p>
          </table:table-cell>
          <table:table-cell table:formula="of:=[.K7]/[.B7]" office:value-type="float" office:value="0.0024375" calcext:value-type="float">
            <text:p>0.0024375</text:p>
          </table:table-cell>
          <table:table-cell table:formula="of:=[.L7]/[.B7]" office:value-type="float" office:value="0.0000024375" calcext:value-type="float">
            <text:p>2.44E-06</text:p>
          </table:table-cell>
          <table:table-cell office:value-type="float" office:value="1006617" calcext:value-type="float">
            <text:p>1006617</text:p>
          </table:table-cell>
          <table:table-cell table:formula="of:=[.B7]-[.O7]" office:value-type="float" office:value="48993383" calcext:value-type="float">
            <text:p>48993383</text:p>
          </table:table-cell>
          <table:table-cell table:formula="of:=[.O7]/[.B7]" office:value-type="float" office:value="0.02013234" calcext:value-type="float">
            <text:p>0.020132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9]-[.H9]" office:value-type="float" office:value="494" calcext:value-type="float">
            <text:p>494</text:p>
          </table:table-cell>
          <table:table-cell table:formula="of:=[.H9]/[.B9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9]/1000" office:value-type="float" office:value="0.001" calcext:value-type="float">
            <text:p>0.001</text:p>
          </table:table-cell>
          <table:table-cell table:formula="of:=[.K9]/[.B9]" office:value-type="float" office:value="0.002" calcext:value-type="float">
            <text:p>0.002</text:p>
          </table:table-cell>
          <table:table-cell table:formula="of:=[.L9]/[.B9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9]-[.O9]" office:value-type="float" office:value="491" calcext:value-type="float">
            <text:p>491</text:p>
          </table:table-cell>
          <table:table-cell table:formula="of:=[.O9]/[.B9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86" calcext:value-type="float">
            <text:p>86</text:p>
          </table:table-cell>
          <table:table-cell table:formula="of:=[.B10]-[.H10]" office:value-type="float" office:value="4914" calcext:value-type="float">
            <text:p>4914</text:p>
          </table:table-cell>
          <table:table-cell table:formula="of:=[.H10]/[.B10]" office:value-type="float" office:value="0.0172" calcext:value-type="float">
            <text:p>0.0172</text:p>
          </table:table-cell>
          <table:table-cell office:value-type="float" office:value="11" calcext:value-type="float">
            <text:p>11</text:p>
          </table:table-cell>
          <table:table-cell table:formula="of:=[.K10]/1000" office:value-type="float" office:value="0.011" calcext:value-type="float">
            <text:p>0.011</text:p>
          </table:table-cell>
          <table:table-cell table:formula="of:=[.K10]/[.B10]" office:value-type="float" office:value="0.0022" calcext:value-type="float">
            <text:p>0.0022</text:p>
          </table:table-cell>
          <table:table-cell table:formula="of:=[.L10]/[.B10]" office:value-type="float" office:value="0.0000022" calcext:value-type="float">
            <text:p>2.20E-06</text:p>
          </table:table-cell>
          <table:table-cell office:value-type="float" office:value="102" calcext:value-type="float">
            <text:p>102</text:p>
          </table:table-cell>
          <table:table-cell table:formula="of:=[.B10]-[.O10]" office:value-type="float" office:value="4898" calcext:value-type="float">
            <text:p>4898</text:p>
          </table:table-cell>
          <table:table-cell table:formula="of:=[.O10]/[.B10]"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11]/1000" office:value-type="float" office:value="0.047" calcext:value-type="float">
            <text:p>0.047</text:p>
          </table:table-cell>
          <table:table-cell table:formula="of:=[.D11]/[.B11]" office:value-type="float" office:value="0.00094" calcext:value-type="float">
            <text:p>0.00094</text:p>
          </table:table-cell>
          <table:table-cell table:formula="of:=[.E11]/[.B11]" office:value-type="float" office:value="0.00000094" calcext:value-type="float">
            <text:p>9.40E-07</text:p>
          </table:table-cell>
          <table:table-cell office:value-type="float" office:value="1008" calcext:value-type="float">
            <text:p>1008</text:p>
          </table:table-cell>
          <table:table-cell table:formula="of:=[.B11]-[.H11]" office:value-type="float" office:value="48992" calcext:value-type="float">
            <text:p>48992</text:p>
          </table:table-cell>
          <table:table-cell table:formula="of:=[.H11]/[.B11]" office:value-type="float" office:value="0.02016" calcext:value-type="float">
            <text:p>0.02016</text:p>
          </table:table-cell>
          <table:table-cell office:value-type="float" office:value="122" calcext:value-type="float">
            <text:p>122</text:p>
          </table:table-cell>
          <table:table-cell table:formula="of:=[.K11]/1000" office:value-type="float" office:value="0.122" calcext:value-type="float">
            <text:p>0.122</text:p>
          </table:table-cell>
          <table:table-cell table:formula="of:=[.K11]/[.B11]" office:value-type="float" office:value="0.00244" calcext:value-type="float">
            <text:p>0.00244</text:p>
          </table:table-cell>
          <table:table-cell table:formula="of:=[.L11]/[.B11]" office:value-type="float" office:value="0.00000244" calcext:value-type="float">
            <text:p>2.44E-06</text:p>
          </table:table-cell>
          <table:table-cell office:value-type="float" office:value="1004" calcext:value-type="float">
            <text:p>1004</text:p>
          </table:table-cell>
          <table:table-cell table:formula="of:=[.B11]-[.O11]" office:value-type="float" office:value="48996" calcext:value-type="float">
            <text:p>48996</text:p>
          </table:table-cell>
          <table:table-cell table:formula="of:=[.O11]/[.B11]" office:value-type="float" office:value="0.02008" calcext:value-type="float">
            <text:p>0.02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8" calcext:value-type="float">
            <text:p>448</text:p>
          </table:table-cell>
          <table:table-cell table:formula="of:=[.D12]/1000" office:value-type="float" office:value="0.448" calcext:value-type="float">
            <text:p>0.448</text:p>
          </table:table-cell>
          <table:table-cell table:formula="of:=[.D12]/[.B12]" office:value-type="float" office:value="0.000896" calcext:value-type="float">
            <text:p>0.000896</text:p>
          </table:table-cell>
          <table:table-cell table:formula="of:=[.E12]/[.B12]" office:value-type="float" office:value="0.000000896" calcext:value-type="float">
            <text:p>8.96E-07</text:p>
          </table:table-cell>
          <table:table-cell office:value-type="float" office:value="10186" calcext:value-type="float">
            <text:p>10186</text:p>
          </table:table-cell>
          <table:table-cell table:formula="of:=[.B12]-[.H12]" office:value-type="float" office:value="489814" calcext:value-type="float">
            <text:p>489814</text:p>
          </table:table-cell>
          <table:table-cell table:formula="of:=[.H12]/[.B12]" office:value-type="float" office:value="0.020372" calcext:value-type="float">
            <text:p>0.020372</text:p>
          </table:table-cell>
          <table:table-cell office:value-type="float" office:value="1221" calcext:value-type="float">
            <text:p>1221</text:p>
          </table:table-cell>
          <table:table-cell table:formula="of:=[.K12]/1000" office:value-type="float" office:value="1.221" calcext:value-type="float">
            <text:p>1.221</text:p>
          </table:table-cell>
          <table:table-cell table:formula="of:=[.K12]/[.B12]" office:value-type="float" office:value="0.002442" calcext:value-type="float">
            <text:p>0.002442</text:p>
          </table:table-cell>
          <table:table-cell table:formula="of:=[.L12]/[.B12]" office:value-type="float" office:value="0.000002442" calcext:value-type="float">
            <text:p>2.44E-06</text:p>
          </table:table-cell>
          <table:table-cell office:value-type="float" office:value="10054" calcext:value-type="float">
            <text:p>10054</text:p>
          </table:table-cell>
          <table:table-cell table:formula="of:=[.B12]-[.O12]" office:value-type="float" office:value="489946" calcext:value-type="float">
            <text:p>489946</text:p>
          </table:table-cell>
          <table:table-cell table:formula="of:=[.O12]/[.B12]" office:value-type="float" office:value="0.020108" calcext:value-type="float">
            <text:p>0.020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16" calcext:value-type="float">
            <text:p>4416</text:p>
          </table:table-cell>
          <table:table-cell table:formula="of:=[.D13]/1000" office:value-type="float" office:value="4.416" calcext:value-type="float">
            <text:p>4.416</text:p>
          </table:table-cell>
          <table:table-cell table:formula="of:=[.D13]/[.B13]" office:value-type="float" office:value="0.0008832" calcext:value-type="float">
            <text:p>0.0008832</text:p>
          </table:table-cell>
          <table:table-cell table:formula="of:=[.E13]/[.B13]" office:value-type="float" office:value="0.0000008832" calcext:value-type="float">
            <text:p>8.83E-07</text:p>
          </table:table-cell>
          <table:table-cell office:value-type="float" office:value="100300" calcext:value-type="float">
            <text:p>100300</text:p>
          </table:table-cell>
          <table:table-cell table:formula="of:=[.B13]-[.H13]" office:value-type="float" office:value="4899700" calcext:value-type="float">
            <text:p>4899700</text:p>
          </table:table-cell>
          <table:table-cell table:formula="of:=[.H13]/[.B13]" office:value-type="float" office:value="0.02006" calcext:value-type="float">
            <text:p>0.02006</text:p>
          </table:table-cell>
          <table:table-cell office:value-type="float" office:value="11901" calcext:value-type="float">
            <text:p>11901</text:p>
          </table:table-cell>
          <table:table-cell table:formula="of:=[.K13]/1000" office:value-type="float" office:value="11.901" calcext:value-type="float">
            <text:p>11.901</text:p>
          </table:table-cell>
          <table:table-cell table:formula="of:=[.K13]/[.B13]" office:value-type="float" office:value="0.0023802" calcext:value-type="float">
            <text:p>0.0023802</text:p>
          </table:table-cell>
          <table:table-cell table:formula="of:=[.L13]/[.B13]" office:value-type="float" office:value="0.0000023802" calcext:value-type="float">
            <text:p>2.38E-06</text:p>
          </table:table-cell>
          <table:table-cell office:value-type="float" office:value="100924" calcext:value-type="float">
            <text:p>100924</text:p>
          </table:table-cell>
          <table:table-cell table:formula="of:=[.B13]-[.O13]" office:value-type="float" office:value="4899076" calcext:value-type="float">
            <text:p>4899076</text:p>
          </table:table-cell>
          <table:table-cell table:formula="of:=[.O13]/[.B13]" office:value-type="float" office:value="0.0201848" calcext:value-type="float">
            <text:p>0.0201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19" calcext:value-type="float">
            <text:p>44019</text:p>
          </table:table-cell>
          <table:table-cell table:formula="of:=[.D14]/1000" office:value-type="float" office:value="44.019" calcext:value-type="float">
            <text:p>44.019</text:p>
          </table:table-cell>
          <table:table-cell table:formula="of:=[.D14]/[.B14]" office:value-type="float" office:value="0.00088038" calcext:value-type="float">
            <text:p>0.00088038</text:p>
          </table:table-cell>
          <table:table-cell table:formula="of:=[.E14]/[.B14]" office:value-type="float" office:value="0.00000088038" calcext:value-type="float">
            <text:p>8.80E-07</text:p>
          </table:table-cell>
          <table:table-cell office:value-type="float" office:value="1006375" calcext:value-type="float">
            <text:p>1006375</text:p>
          </table:table-cell>
          <table:table-cell table:formula="of:=[.B14]-[.H14]" office:value-type="float" office:value="48993625" calcext:value-type="float">
            <text:p>48993625</text:p>
          </table:table-cell>
          <table:table-cell table:formula="of:=[.H14]/[.B14]" office:value-type="float" office:value="0.0201275" calcext:value-type="float">
            <text:p>0.0201275</text:p>
          </table:table-cell>
          <table:table-cell office:value-type="float" office:value="121406" calcext:value-type="float">
            <text:p>121406</text:p>
          </table:table-cell>
          <table:table-cell table:formula="of:=[.K14]/1000" office:value-type="float" office:value="121.406" calcext:value-type="float">
            <text:p>121.406</text:p>
          </table:table-cell>
          <table:table-cell table:formula="of:=[.K14]/[.B14]" office:value-type="float" office:value="0.00242812" calcext:value-type="float">
            <text:p>0.00242812</text:p>
          </table:table-cell>
          <table:table-cell table:formula="of:=[.L14]/[.B14]" office:value-type="float" office:value="0.00000242812" calcext:value-type="float">
            <text:p>2.43E-06</text:p>
          </table:table-cell>
          <table:table-cell office:value-type="float" office:value="1007066" calcext:value-type="float">
            <text:p>1007066</text:p>
          </table:table-cell>
          <table:table-cell table:formula="of:=[.B14]-[.O14]" office:value-type="float" office:value="48992934" calcext:value-type="float">
            <text:p>48992934</text:p>
          </table:table-cell>
          <table:table-cell table:formula="of:=[.O14]/[.B14]" office:value-type="float" office:value="0.02014132" calcext:value-type="float">
            <text:p>0.0201413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16]/1000" office:value-type="float" office:value="0.001" calcext:value-type="float">
            <text:p>0.001</text:p>
          </table:table-cell>
          <table:table-cell table:formula="of:=[.D16]/[.B16]" office:value-type="float" office:value="0.002" calcext:value-type="float">
            <text:p>0.002</text:p>
          </table:table-cell>
          <table:table-cell table:formula="of:=[.E16]/[.B16]" office:value-type="float" office:value="0.000002" calcext:value-type="float">
            <text:p>2.00E-06</text:p>
          </table:table-cell>
          <table:table-cell office:value-type="float" office:value="11" calcext:value-type="float">
            <text:p>11</text:p>
          </table:table-cell>
          <table:table-cell table:formula="of:=[.B16]-[.H16]" office:value-type="float" office:value="489" calcext:value-type="float">
            <text:p>489</text:p>
          </table:table-cell>
          <table:table-cell table:formula="of:=[.H16]/[.B16]"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16]-[.O16]" office:value-type="float" office:value="491" calcext:value-type="float">
            <text:p>491</text:p>
          </table:table-cell>
          <table:table-cell table:formula="of:=[.O16]/[.B16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3" calcext:value-type="float">
            <text:p>3</text:p>
          </table:table-cell>
          <table:table-cell table:formula="of:=[.D17]/1000" office:value-type="float" office:value="0.003" calcext:value-type="float">
            <text:p>0.003</text:p>
          </table:table-cell>
          <table:table-cell table:formula="of:=[.D17]/[.B17]" office:value-type="float" office:value="0.0006" calcext:value-type="float">
            <text:p>0.0006</text:p>
          </table:table-cell>
          <table:table-cell table:formula="of:=[.E17]/[.B17]" office:value-type="float" office:value="0.0000006" calcext:value-type="float">
            <text:p>6.00E-07</text:p>
          </table:table-cell>
          <table:table-cell office:value-type="float" office:value="107" calcext:value-type="float">
            <text:p>107</text:p>
          </table:table-cell>
          <table:table-cell table:formula="of:=[.B17]-[.H17]" office:value-type="float" office:value="4893" calcext:value-type="float">
            <text:p>4893</text:p>
          </table:table-cell>
          <table:table-cell table:formula="of:=[.H17]/[.B17]" office:value-type="float" office:value="0.0214" calcext:value-type="float">
            <text:p>0.0214</text:p>
          </table:table-cell>
          <table:table-cell office:value-type="float" office:value="12" calcext:value-type="float">
            <text:p>12</text:p>
          </table:table-cell>
          <table:table-cell table:formula="of:=[.K17]/1000" office:value-type="float" office:value="0.012" calcext:value-type="float">
            <text:p>0.012</text:p>
          </table:table-cell>
          <table:table-cell table:formula="of:=[.K17]/[.B17]" office:value-type="float" office:value="0.0024" calcext:value-type="float">
            <text:p>0.0024</text:p>
          </table:table-cell>
          <table:table-cell table:formula="of:=[.L17]/[.B17]" office:value-type="float" office:value="0.0000024" calcext:value-type="float">
            <text:p>2.40E-06</text:p>
          </table:table-cell>
          <table:table-cell office:value-type="float" office:value="113" calcext:value-type="float">
            <text:p>113</text:p>
          </table:table-cell>
          <table:table-cell table:formula="of:=[.B17]-[.O17]" office:value-type="float" office:value="4887" calcext:value-type="float">
            <text:p>4887</text:p>
          </table:table-cell>
          <table:table-cell table:formula="of:=[.O17]/[.B17]"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8" calcext:value-type="float">
            <text:p>48</text:p>
          </table:table-cell>
          <table:table-cell table:formula="of:=[.D18]/1000" office:value-type="float" office:value="0.048" calcext:value-type="float">
            <text:p>0.048</text:p>
          </table:table-cell>
          <table:table-cell table:formula="of:=[.D18]/[.B18]" office:value-type="float" office:value="0.00096" calcext:value-type="float">
            <text:p>0.00096</text:p>
          </table:table-cell>
          <table:table-cell table:formula="of:=[.E18]/[.B18]" office:value-type="float" office:value="0.00000096" calcext:value-type="float">
            <text:p>9.60E-07</text:p>
          </table:table-cell>
          <table:table-cell office:value-type="float" office:value="1010" calcext:value-type="float">
            <text:p>1010</text:p>
          </table:table-cell>
          <table:table-cell table:formula="of:=[.B18]-[.H18]" office:value-type="float" office:value="48990" calcext:value-type="float">
            <text:p>48990</text:p>
          </table:table-cell>
          <table:table-cell table:formula="of:=[.H18]/[.B18]" office:value-type="float" office:value="0.0202" calcext:value-type="float">
            <text:p>0.0202</text:p>
          </table:table-cell>
          <table:table-cell office:value-type="float" office:value="125" calcext:value-type="float">
            <text:p>125</text:p>
          </table:table-cell>
          <table:table-cell table:formula="of:=[.K18]/1000" office:value-type="float" office:value="0.125" calcext:value-type="float">
            <text:p>0.125</text:p>
          </table:table-cell>
          <table:table-cell table:formula="of:=[.K18]/[.B18]" office:value-type="float" office:value="0.0025" calcext:value-type="float">
            <text:p>0.0025</text:p>
          </table:table-cell>
          <table:table-cell table:formula="of:=[.L18]/[.B18]" office:value-type="float" office:value="0.0000025" calcext:value-type="float">
            <text:p>2.50E-06</text:p>
          </table:table-cell>
          <table:table-cell office:value-type="float" office:value="1029" calcext:value-type="float">
            <text:p>1029</text:p>
          </table:table-cell>
          <table:table-cell table:formula="of:=[.B18]-[.O18]" office:value-type="float" office:value="48971" calcext:value-type="float">
            <text:p>48971</text:p>
          </table:table-cell>
          <table:table-cell table:formula="of:=[.O18]/[.B18]" office:value-type="float" office:value="0.02058" calcext:value-type="float">
            <text:p>0.02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500" calcext:value-type="float">
            <text:p>500</text:p>
          </table:table-cell>
          <table:table-cell table:formula="of:=[.D19]/1000" office:value-type="float" office:value="0.5" calcext:value-type="float">
            <text:p>0.5</text:p>
          </table:table-cell>
          <table:table-cell table:formula="of:=[.D19]/[.B19]" office:value-type="float" office:value="0.001" calcext:value-type="float">
            <text:p>0.001</text:p>
          </table:table-cell>
          <table:table-cell table:formula="of:=[.E19]/[.B19]" office:value-type="float" office:value="0.000001" calcext:value-type="float">
            <text:p>1.00E-06</text:p>
          </table:table-cell>
          <table:table-cell office:value-type="float" office:value="9930" calcext:value-type="float">
            <text:p>9930</text:p>
          </table:table-cell>
          <table:table-cell table:formula="of:=[.B19]-[.H19]" office:value-type="float" office:value="490070" calcext:value-type="float">
            <text:p>490070</text:p>
          </table:table-cell>
          <table:table-cell table:formula="of:=[.H19]/[.B19]" office:value-type="float" office:value="0.01986" calcext:value-type="float">
            <text:p>0.01986</text:p>
          </table:table-cell>
          <table:table-cell office:value-type="float" office:value="1210" calcext:value-type="float">
            <text:p>1210</text:p>
          </table:table-cell>
          <table:table-cell table:formula="of:=[.K19]/1000" office:value-type="float" office:value="1.21" calcext:value-type="float">
            <text:p>1.21</text:p>
          </table:table-cell>
          <table:table-cell table:formula="of:=[.K19]/[.B19]" office:value-type="float" office:value="0.00242" calcext:value-type="float">
            <text:p>0.00242</text:p>
          </table:table-cell>
          <table:table-cell table:formula="of:=[.L19]/[.B19]" office:value-type="float" office:value="0.00000242" calcext:value-type="float">
            <text:p>2.42E-06</text:p>
          </table:table-cell>
          <table:table-cell office:value-type="float" office:value="10105" calcext:value-type="float">
            <text:p>10105</text:p>
          </table:table-cell>
          <table:table-cell table:formula="of:=[.B19]-[.O19]" office:value-type="float" office:value="489895" calcext:value-type="float">
            <text:p>489895</text:p>
          </table:table-cell>
          <table:table-cell table:formula="of:=[.O19]/[.B19]" office:value-type="float" office:value="0.02021" calcext:value-type="float">
            <text:p>0.02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02" calcext:value-type="float">
            <text:p>4402</text:p>
          </table:table-cell>
          <table:table-cell table:formula="of:=[.D20]/1000" office:value-type="float" office:value="4.402" calcext:value-type="float">
            <text:p>4.402</text:p>
          </table:table-cell>
          <table:table-cell table:formula="of:=[.D20]/[.B20]" office:value-type="float" office:value="0.0008804" calcext:value-type="float">
            <text:p>0.0008804</text:p>
          </table:table-cell>
          <table:table-cell table:formula="of:=[.E20]/[.B20]" office:value-type="float" office:value="0.0000008804" calcext:value-type="float">
            <text:p>8.80E-07</text:p>
          </table:table-cell>
          <table:table-cell office:value-type="float" office:value="100723" calcext:value-type="float">
            <text:p>100723</text:p>
          </table:table-cell>
          <table:table-cell table:formula="of:=[.B20]-[.H20]" office:value-type="float" office:value="4899277" calcext:value-type="float">
            <text:p>4899277</text:p>
          </table:table-cell>
          <table:table-cell table:formula="of:=[.H20]/[.B20]" office:value-type="float" office:value="0.0201446" calcext:value-type="float">
            <text:p>0.0201446</text:p>
          </table:table-cell>
          <table:table-cell office:value-type="float" office:value="12170" calcext:value-type="float">
            <text:p>12170</text:p>
          </table:table-cell>
          <table:table-cell table:formula="of:=[.K20]/1000" office:value-type="float" office:value="12.17" calcext:value-type="float">
            <text:p>12.17</text:p>
          </table:table-cell>
          <table:table-cell table:formula="of:=[.K20]/[.B20]" office:value-type="float" office:value="0.002434" calcext:value-type="float">
            <text:p>0.002434</text:p>
          </table:table-cell>
          <table:table-cell table:formula="of:=[.L20]/[.B20]" office:value-type="float" office:value="0.000002434" calcext:value-type="float">
            <text:p>2.43E-06</text:p>
          </table:table-cell>
          <table:table-cell office:value-type="float" office:value="100551" calcext:value-type="float">
            <text:p>100551</text:p>
          </table:table-cell>
          <table:table-cell table:formula="of:=[.B20]-[.O20]" office:value-type="float" office:value="4899449" calcext:value-type="float">
            <text:p>4899449</text:p>
          </table:table-cell>
          <table:table-cell table:formula="of:=[.O20]/[.B20]" office:value-type="float" office:value="0.0201102" calcext:value-type="float">
            <text:p>0.0201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908" calcext:value-type="float">
            <text:p>43908</text:p>
          </table:table-cell>
          <table:table-cell table:formula="of:=[.D21]/1000" office:value-type="float" office:value="43.908" calcext:value-type="float">
            <text:p>43.908</text:p>
          </table:table-cell>
          <table:table-cell table:formula="of:=[.D21]/[.B21]" office:value-type="float" office:value="0.00087816" calcext:value-type="float">
            <text:p>0.00087816</text:p>
          </table:table-cell>
          <table:table-cell table:formula="of:=[.E21]/[.B21]" office:value-type="float" office:value="0.00000087816" calcext:value-type="float">
            <text:p>8.78E-07</text:p>
          </table:table-cell>
          <table:table-cell office:value-type="float" office:value="1007364" calcext:value-type="float">
            <text:p>1007364</text:p>
          </table:table-cell>
          <table:table-cell table:formula="of:=[.B21]-[.H21]" office:value-type="float" office:value="48992636" calcext:value-type="float">
            <text:p>48992636</text:p>
          </table:table-cell>
          <table:table-cell table:formula="of:=[.H21]/[.B21]" office:value-type="float" office:value="0.02014728" calcext:value-type="float">
            <text:p>0.02014728</text:p>
          </table:table-cell>
          <table:table-cell office:value-type="float" office:value="122447" calcext:value-type="float">
            <text:p>122447</text:p>
          </table:table-cell>
          <table:table-cell table:formula="of:=[.K21]/1000" office:value-type="float" office:value="122.447" calcext:value-type="float">
            <text:p>122.447</text:p>
          </table:table-cell>
          <table:table-cell table:formula="of:=[.K21]/[.B21]" office:value-type="float" office:value="0.00244894" calcext:value-type="float">
            <text:p>0.00244894</text:p>
          </table:table-cell>
          <table:table-cell table:formula="of:=[.L21]/[.B21]" office:value-type="float" office:value="0.00000244894" calcext:value-type="float">
            <text:p>2.45E-06</text:p>
          </table:table-cell>
          <table:table-cell office:value-type="float" office:value="1005455" calcext:value-type="float">
            <text:p>1005455</text:p>
          </table:table-cell>
          <table:table-cell table:formula="of:=[.B21]-[.O21]" office:value-type="float" office:value="48994545" calcext:value-type="float">
            <text:p>48994545</text:p>
          </table:table-cell>
          <table:table-cell table:formula="of:=[.O21]/[.B21]" office:value-type="float" office:value="0.0201091" calcext:value-type="float">
            <text:p>0.020109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23]/1000" office:value-type="float" office:value="0.001" calcext:value-type="float">
            <text:p>0.001</text:p>
          </table:table-cell>
          <table:table-cell table:formula="of:=[.D23]/[.B23]" office:value-type="float" office:value="0.002" calcext:value-type="float">
            <text:p>0.002</text:p>
          </table:table-cell>
          <table:table-cell table:formula="of:=[.E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H23]" office:value-type="float" office:value="490" calcext:value-type="float">
            <text:p>490</text:p>
          </table:table-cell>
          <table:table-cell table:formula="of:=[.H23]/[.B23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K23]/1000" office:value-type="float" office:value="0.001" calcext:value-type="float">
            <text:p>0.001</text:p>
          </table:table-cell>
          <table:table-cell table:formula="of:=[.K23]/[.B23]" office:value-type="float" office:value="0.002" calcext:value-type="float">
            <text:p>0.002</text:p>
          </table:table-cell>
          <table:table-cell table:formula="of:=[.L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O23]" office:value-type="float" office:value="490" calcext:value-type="float">
            <text:p>490</text:p>
          </table:table-cell>
          <table:table-cell table:formula="of:=[.O23]/[.B2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24]/1000" office:value-type="float" office:value="0.004" calcext:value-type="float">
            <text:p>0.004</text:p>
          </table:table-cell>
          <table:table-cell table:formula="of:=[.D24]/[.B24]" office:value-type="float" office:value="0.0008" calcext:value-type="float">
            <text:p>0.0008</text:p>
          </table:table-cell>
          <table:table-cell table:formula="of:=[.E24]/[.B24]" office:value-type="float" office:value="0.0000008" calcext:value-type="float">
            <text:p>8.00E-07</text:p>
          </table:table-cell>
          <table:table-cell office:value-type="float" office:value="95" calcext:value-type="float">
            <text:p>95</text:p>
          </table:table-cell>
          <table:table-cell table:formula="of:=[.B24]-[.H24]" office:value-type="float" office:value="4905" calcext:value-type="float">
            <text:p>4905</text:p>
          </table:table-cell>
          <table:table-cell table:formula="of:=[.H24]/[.B24]" office:value-type="float" office:value="0.019" calcext:value-type="float">
            <text:p>0.019</text:p>
          </table:table-cell>
          <table:table-cell office:value-type="float" office:value="12" calcext:value-type="float">
            <text:p>12</text:p>
          </table:table-cell>
          <table:table-cell table:formula="of:=[.K24]/1000" office:value-type="float" office:value="0.012" calcext:value-type="float">
            <text:p>0.012</text:p>
          </table:table-cell>
          <table:table-cell table:formula="of:=[.K24]/[.B24]" office:value-type="float" office:value="0.0024" calcext:value-type="float">
            <text:p>0.0024</text:p>
          </table:table-cell>
          <table:table-cell table:formula="of:=[.L24]/[.B24]" office:value-type="float" office:value="0.0000024" calcext:value-type="float">
            <text:p>2.40E-06</text:p>
          </table:table-cell>
          <table:table-cell office:value-type="float" office:value="103" calcext:value-type="float">
            <text:p>103</text:p>
          </table:table-cell>
          <table:table-cell table:formula="of:=[.B24]-[.O24]" office:value-type="float" office:value="4897" calcext:value-type="float">
            <text:p>4897</text:p>
          </table:table-cell>
          <table:table-cell table:formula="of:=[.O24]/[.B24]"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25]/1000" office:value-type="float" office:value="0.047" calcext:value-type="float">
            <text:p>0.047</text:p>
          </table:table-cell>
          <table:table-cell table:formula="of:=[.D25]/[.B25]" office:value-type="float" office:value="0.00094" calcext:value-type="float">
            <text:p>0.00094</text:p>
          </table:table-cell>
          <table:table-cell table:formula="of:=[.E25]/[.B25]" office:value-type="float" office:value="0.00000094" calcext:value-type="float">
            <text:p>9.40E-07</text:p>
          </table:table-cell>
          <table:table-cell office:value-type="float" office:value="989" calcext:value-type="float">
            <text:p>989</text:p>
          </table:table-cell>
          <table:table-cell table:formula="of:=[.B25]-[.H25]" office:value-type="float" office:value="49011" calcext:value-type="float">
            <text:p>49011</text:p>
          </table:table-cell>
          <table:table-cell table:formula="of:=[.H25]/[.B25]" office:value-type="float" office:value="0.01978" calcext:value-type="float">
            <text:p>0.01978</text:p>
          </table:table-cell>
          <table:table-cell office:value-type="float" office:value="123" calcext:value-type="float">
            <text:p>123</text:p>
          </table:table-cell>
          <table:table-cell table:formula="of:=[.K25]/1000" office:value-type="float" office:value="0.123" calcext:value-type="float">
            <text:p>0.123</text:p>
          </table:table-cell>
          <table:table-cell table:formula="of:=[.K25]/[.B25]" office:value-type="float" office:value="0.00246" calcext:value-type="float">
            <text:p>0.00246</text:p>
          </table:table-cell>
          <table:table-cell table:formula="of:=[.L25]/[.B25]" office:value-type="float" office:value="0.00000246" calcext:value-type="float">
            <text:p>2.46E-06</text:p>
          </table:table-cell>
          <table:table-cell office:value-type="float" office:value="961" calcext:value-type="float">
            <text:p>961</text:p>
          </table:table-cell>
          <table:table-cell table:formula="of:=[.B25]-[.O25]" office:value-type="float" office:value="49039" calcext:value-type="float">
            <text:p>49039</text:p>
          </table:table-cell>
          <table:table-cell table:formula="of:=[.O25]/[.B25]" office:value-type="float" office:value="0.01922" calcext:value-type="float">
            <text:p>0.01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9" calcext:value-type="float">
            <text:p>439</text:p>
          </table:table-cell>
          <table:table-cell table:formula="of:=[.D26]/1000" office:value-type="float" office:value="0.439" calcext:value-type="float">
            <text:p>0.439</text:p>
          </table:table-cell>
          <table:table-cell table:formula="of:=[.D26]/[.B26]" office:value-type="float" office:value="0.000878" calcext:value-type="float">
            <text:p>0.000878</text:p>
          </table:table-cell>
          <table:table-cell table:formula="of:=[.E26]/[.B26]" office:value-type="float" office:value="0.000000878" calcext:value-type="float">
            <text:p>8.78E-07</text:p>
          </table:table-cell>
          <table:table-cell office:value-type="float" office:value="10087" calcext:value-type="float">
            <text:p>10087</text:p>
          </table:table-cell>
          <table:table-cell table:formula="of:=[.B26]-[.H26]" office:value-type="float" office:value="489913" calcext:value-type="float">
            <text:p>489913</text:p>
          </table:table-cell>
          <table:table-cell table:formula="of:=[.H26]/[.B26]" office:value-type="float" office:value="0.020174" calcext:value-type="float">
            <text:p>0.020174</text:p>
          </table:table-cell>
          <table:table-cell office:value-type="float" office:value="1175" calcext:value-type="float">
            <text:p>1175</text:p>
          </table:table-cell>
          <table:table-cell table:formula="of:=[.K26]/1000" office:value-type="float" office:value="1.175" calcext:value-type="float">
            <text:p>1.175</text:p>
          </table:table-cell>
          <table:table-cell table:formula="of:=[.K26]/[.B26]" office:value-type="float" office:value="0.00235" calcext:value-type="float">
            <text:p>0.00235</text:p>
          </table:table-cell>
          <table:table-cell table:formula="of:=[.L26]/[.B26]" office:value-type="float" office:value="0.00000235" calcext:value-type="float">
            <text:p>2.35E-06</text:p>
          </table:table-cell>
          <table:table-cell office:value-type="float" office:value="10177" calcext:value-type="float">
            <text:p>10177</text:p>
          </table:table-cell>
          <table:table-cell table:formula="of:=[.B26]-[.O26]" office:value-type="float" office:value="489823" calcext:value-type="float">
            <text:p>489823</text:p>
          </table:table-cell>
          <table:table-cell table:formula="of:=[.O26]/[.B26]" office:value-type="float" office:value="0.020354" calcext:value-type="float">
            <text:p>0.020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58" calcext:value-type="float">
            <text:p>4358</text:p>
          </table:table-cell>
          <table:table-cell table:formula="of:=[.D27]/1000" office:value-type="float" office:value="4.358" calcext:value-type="float">
            <text:p>4.358</text:p>
          </table:table-cell>
          <table:table-cell table:formula="of:=[.D27]/[.B27]" office:value-type="float" office:value="0.0008716" calcext:value-type="float">
            <text:p>0.0008716</text:p>
          </table:table-cell>
          <table:table-cell table:formula="of:=[.E27]/[.B27]" office:value-type="float" office:value="0.0000008716" calcext:value-type="float">
            <text:p>8.72E-07</text:p>
          </table:table-cell>
          <table:table-cell office:value-type="float" office:value="100897" calcext:value-type="float">
            <text:p>100897</text:p>
          </table:table-cell>
          <table:table-cell table:formula="of:=[.B27]-[.H27]" office:value-type="float" office:value="4899103" calcext:value-type="float">
            <text:p>4899103</text:p>
          </table:table-cell>
          <table:table-cell table:formula="of:=[.H27]/[.B27]" office:value-type="float" office:value="0.0201794" calcext:value-type="float">
            <text:p>0.0201794</text:p>
          </table:table-cell>
          <table:table-cell office:value-type="float" office:value="12246" calcext:value-type="float">
            <text:p>12246</text:p>
          </table:table-cell>
          <table:table-cell table:formula="of:=[.K27]/1000" office:value-type="float" office:value="12.246" calcext:value-type="float">
            <text:p>12.246</text:p>
          </table:table-cell>
          <table:table-cell table:formula="of:=[.K27]/[.B27]" office:value-type="float" office:value="0.0024492" calcext:value-type="float">
            <text:p>0.0024492</text:p>
          </table:table-cell>
          <table:table-cell table:formula="of:=[.L27]/[.B27]" office:value-type="float" office:value="0.0000024492" calcext:value-type="float">
            <text:p>2.45E-06</text:p>
          </table:table-cell>
          <table:table-cell office:value-type="float" office:value="99980" calcext:value-type="float">
            <text:p>99980</text:p>
          </table:table-cell>
          <table:table-cell table:formula="of:=[.B27]-[.O27]" office:value-type="float" office:value="4900020" calcext:value-type="float">
            <text:p>4900020</text:p>
          </table:table-cell>
          <table:table-cell table:formula="of:=[.O27]/[.B27]" office:value-type="float" office:value="0.019996" calcext:value-type="float">
            <text:p>0.019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56" calcext:value-type="float">
            <text:p>44056</text:p>
          </table:table-cell>
          <table:table-cell table:formula="of:=[.D28]/1000" office:value-type="float" office:value="44.056" calcext:value-type="float">
            <text:p>44.056</text:p>
          </table:table-cell>
          <table:table-cell table:formula="of:=[.D28]/[.B28]" office:value-type="float" office:value="0.00088112" calcext:value-type="float">
            <text:p>0.00088112</text:p>
          </table:table-cell>
          <table:table-cell table:formula="of:=[.E28]/[.B28]" office:value-type="float" office:value="0.00000088112" calcext:value-type="float">
            <text:p>8.81E-07</text:p>
          </table:table-cell>
          <table:table-cell office:value-type="float" office:value="1004651" calcext:value-type="float">
            <text:p>1004651</text:p>
          </table:table-cell>
          <table:table-cell table:formula="of:=[.B28]-[.H28]" office:value-type="float" office:value="48995349" calcext:value-type="float">
            <text:p>48995349</text:p>
          </table:table-cell>
          <table:table-cell table:formula="of:=[.H28]/[.B28]" office:value-type="float" office:value="0.02009302" calcext:value-type="float">
            <text:p>0.02009302</text:p>
          </table:table-cell>
          <table:table-cell office:value-type="float" office:value="123337" calcext:value-type="float">
            <text:p>123337</text:p>
          </table:table-cell>
          <table:table-cell table:formula="of:=[.K28]/1000" office:value-type="float" office:value="123.337" calcext:value-type="float">
            <text:p>123.337</text:p>
          </table:table-cell>
          <table:table-cell table:formula="of:=[.K28]/[.B28]" office:value-type="float" office:value="0.00246674" calcext:value-type="float">
            <text:p>0.00246674</text:p>
          </table:table-cell>
          <table:table-cell table:formula="of:=[.L28]/[.B28]" office:value-type="float" office:value="0.00000246674" calcext:value-type="float">
            <text:p>2.47E-06</text:p>
          </table:table-cell>
          <table:table-cell office:value-type="float" office:value="1005978" calcext:value-type="float">
            <text:p>1005978</text:p>
          </table:table-cell>
          <table:table-cell table:formula="of:=[.B28]-[.O28]" office:value-type="float" office:value="48994022" calcext:value-type="float">
            <text:p>48994022</text:p>
          </table:table-cell>
          <table:table-cell table:formula="of:=[.O28]/[.B28]" office:value-type="float" office:value="0.02011956" calcext:value-type="float">
            <text:p>0.0201195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30]-[.H30]" office:value-type="float" office:value="494" calcext:value-type="float">
            <text:p>494</text:p>
          </table:table-cell>
          <table:table-cell table:formula="of:=[.H30]/[.B30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2" calcext:value-type="float">
            <text:p>12</text:p>
          </table:table-cell>
          <table:table-cell table:formula="of:=[.B30]-[.O30]" office:value-type="float" office:value="488" calcext:value-type="float">
            <text:p>488</text:p>
          </table:table-cell>
          <table:table-cell table:formula="of:=[.O30]/[.B30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94" calcext:value-type="float">
            <text:p>94</text:p>
          </table:table-cell>
          <table:table-cell table:formula="of:=[.B31]-[.H31]" office:value-type="float" office:value="4906" calcext:value-type="float">
            <text:p>4906</text:p>
          </table:table-cell>
          <table:table-cell table:formula="of:=[.H31]/[.B31]" office:value-type="float" office:value="0.0188" calcext:value-type="float">
            <text:p>0.0188</text:p>
          </table:table-cell>
          <table:table-cell office:value-type="float" office:value="13" calcext:value-type="float">
            <text:p>13</text:p>
          </table:table-cell>
          <table:table-cell table:formula="of:=[.K31]/1000" office:value-type="float" office:value="0.013" calcext:value-type="float">
            <text:p>0.013</text:p>
          </table:table-cell>
          <table:table-cell table:formula="of:=[.K31]/[.B31]" office:value-type="float" office:value="0.0026" calcext:value-type="float">
            <text:p>0.0026</text:p>
          </table:table-cell>
          <table:table-cell table:formula="of:=[.L31]/[.B31]" office:value-type="float" office:value="0.0000026" calcext:value-type="float">
            <text:p>2.60E-06</text:p>
          </table:table-cell>
          <table:table-cell office:value-type="float" office:value="101" calcext:value-type="float">
            <text:p>101</text:p>
          </table:table-cell>
          <table:table-cell table:formula="of:=[.B31]-[.O31]" office:value-type="float" office:value="4899" calcext:value-type="float">
            <text:p>4899</text:p>
          </table:table-cell>
          <table:table-cell table:formula="of:=[.O31]/[.B31]"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32]/1000" office:value-type="float" office:value="0.047" calcext:value-type="float">
            <text:p>0.047</text:p>
          </table:table-cell>
          <table:table-cell table:formula="of:=[.D32]/[.B32]" office:value-type="float" office:value="0.00094" calcext:value-type="float">
            <text:p>0.00094</text:p>
          </table:table-cell>
          <table:table-cell table:formula="of:=[.E32]/[.B32]" office:value-type="float" office:value="0.00000094" calcext:value-type="float">
            <text:p>9.40E-07</text:p>
          </table:table-cell>
          <table:table-cell office:value-type="float" office:value="978" calcext:value-type="float">
            <text:p>978</text:p>
          </table:table-cell>
          <table:table-cell table:formula="of:=[.B32]-[.H32]" office:value-type="float" office:value="49022" calcext:value-type="float">
            <text:p>49022</text:p>
          </table:table-cell>
          <table:table-cell table:formula="of:=[.H32]/[.B32]" office:value-type="float" office:value="0.01956" calcext:value-type="float">
            <text:p>0.01956</text:p>
          </table:table-cell>
          <table:table-cell office:value-type="float" office:value="124" calcext:value-type="float">
            <text:p>124</text:p>
          </table:table-cell>
          <table:table-cell table:formula="of:=[.K32]/1000" office:value-type="float" office:value="0.124" calcext:value-type="float">
            <text:p>0.124</text:p>
          </table:table-cell>
          <table:table-cell table:formula="of:=[.K32]/[.B32]" office:value-type="float" office:value="0.00248" calcext:value-type="float">
            <text:p>0.00248</text:p>
          </table:table-cell>
          <table:table-cell table:formula="of:=[.L32]/[.B32]" office:value-type="float" office:value="0.00000248" calcext:value-type="float">
            <text:p>2.48E-06</text:p>
          </table:table-cell>
          <table:table-cell office:value-type="float" office:value="1078" calcext:value-type="float">
            <text:p>1078</text:p>
          </table:table-cell>
          <table:table-cell table:formula="of:=[.B32]-[.O32]" office:value-type="float" office:value="48922" calcext:value-type="float">
            <text:p>48922</text:p>
          </table:table-cell>
          <table:table-cell table:formula="of:=[.O32]/[.B32]" office:value-type="float" office:value="0.02156" calcext:value-type="float">
            <text:p>0.0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2" calcext:value-type="float">
            <text:p>442</text:p>
          </table:table-cell>
          <table:table-cell table:formula="of:=[.D33]/1000" office:value-type="float" office:value="0.442" calcext:value-type="float">
            <text:p>0.442</text:p>
          </table:table-cell>
          <table:table-cell table:formula="of:=[.D33]/[.B33]" office:value-type="float" office:value="0.000884" calcext:value-type="float">
            <text:p>0.000884</text:p>
          </table:table-cell>
          <table:table-cell table:formula="of:=[.E33]/[.B33]" office:value-type="float" office:value="0.000000884" calcext:value-type="float">
            <text:p>8.84E-07</text:p>
          </table:table-cell>
          <table:table-cell office:value-type="float" office:value="10317" calcext:value-type="float">
            <text:p>10317</text:p>
          </table:table-cell>
          <table:table-cell table:formula="of:=[.B33]-[.H33]" office:value-type="float" office:value="489683" calcext:value-type="float">
            <text:p>489683</text:p>
          </table:table-cell>
          <table:table-cell table:formula="of:=[.H33]/[.B33]" office:value-type="float" office:value="0.020634" calcext:value-type="float">
            <text:p>0.020634</text:p>
          </table:table-cell>
          <table:table-cell office:value-type="float" office:value="1145" calcext:value-type="float">
            <text:p>1145</text:p>
          </table:table-cell>
          <table:table-cell table:formula="of:=[.K33]/1000" office:value-type="float" office:value="1.145" calcext:value-type="float">
            <text:p>1.145</text:p>
          </table:table-cell>
          <table:table-cell table:formula="of:=[.K33]/[.B33]" office:value-type="float" office:value="0.00229" calcext:value-type="float">
            <text:p>0.00229</text:p>
          </table:table-cell>
          <table:table-cell table:formula="of:=[.L33]/[.B33]" office:value-type="float" office:value="0.00000229" calcext:value-type="float">
            <text:p>2.29E-06</text:p>
          </table:table-cell>
          <table:table-cell office:value-type="float" office:value="10110" calcext:value-type="float">
            <text:p>10110</text:p>
          </table:table-cell>
          <table:table-cell table:formula="of:=[.B33]-[.O33]" office:value-type="float" office:value="489890" calcext:value-type="float">
            <text:p>489890</text:p>
          </table:table-cell>
          <table:table-cell table:formula="of:=[.O33]/[.B33]" office:value-type="float" office:value="0.02022" calcext:value-type="float">
            <text:p>0.0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93" calcext:value-type="float">
            <text:p>4393</text:p>
          </table:table-cell>
          <table:table-cell table:formula="of:=[.D34]/1000" office:value-type="float" office:value="4.393" calcext:value-type="float">
            <text:p>4.393</text:p>
          </table:table-cell>
          <table:table-cell table:formula="of:=[.D34]/[.B34]" office:value-type="float" office:value="0.0008786" calcext:value-type="float">
            <text:p>0.0008786</text:p>
          </table:table-cell>
          <table:table-cell table:formula="of:=[.E34]/[.B34]" office:value-type="float" office:value="0.0000008786" calcext:value-type="float">
            <text:p>8.79E-07</text:p>
          </table:table-cell>
          <table:table-cell office:value-type="float" office:value="100357" calcext:value-type="float">
            <text:p>100357</text:p>
          </table:table-cell>
          <table:table-cell table:formula="of:=[.B34]-[.H34]" office:value-type="float" office:value="4899643" calcext:value-type="float">
            <text:p>4899643</text:p>
          </table:table-cell>
          <table:table-cell table:formula="of:=[.H34]/[.B34]" office:value-type="float" office:value="0.0200714" calcext:value-type="float">
            <text:p>0.0200714</text:p>
          </table:table-cell>
          <table:table-cell office:value-type="float" office:value="12375" calcext:value-type="float">
            <text:p>12375</text:p>
          </table:table-cell>
          <table:table-cell table:formula="of:=[.K34]/1000" office:value-type="float" office:value="12.375" calcext:value-type="float">
            <text:p>12.375</text:p>
          </table:table-cell>
          <table:table-cell table:formula="of:=[.K34]/[.B34]" office:value-type="float" office:value="0.002475" calcext:value-type="float">
            <text:p>0.002475</text:p>
          </table:table-cell>
          <table:table-cell table:formula="of:=[.L34]/[.B34]" office:value-type="float" office:value="0.000002475" calcext:value-type="float">
            <text:p>2.48E-06</text:p>
          </table:table-cell>
          <table:table-cell office:value-type="float" office:value="100461" calcext:value-type="float">
            <text:p>100461</text:p>
          </table:table-cell>
          <table:table-cell table:formula="of:=[.B34]-[.O34]" office:value-type="float" office:value="4899539" calcext:value-type="float">
            <text:p>4899539</text:p>
          </table:table-cell>
          <table:table-cell table:formula="of:=[.O34]/[.B34]" office:value-type="float" office:value="0.0200922" calcext:value-type="float">
            <text:p>0.02009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194" calcext:value-type="float">
            <text:p>44194</text:p>
          </table:table-cell>
          <table:table-cell table:formula="of:=[.D35]/1000" office:value-type="float" office:value="44.194" calcext:value-type="float">
            <text:p>44.194</text:p>
          </table:table-cell>
          <table:table-cell table:formula="of:=[.D35]/[.B35]" office:value-type="float" office:value="0.00088388" calcext:value-type="float">
            <text:p>0.00088388</text:p>
          </table:table-cell>
          <table:table-cell table:formula="of:=[.E35]/[.B35]" office:value-type="float" office:value="0.00000088388" calcext:value-type="float">
            <text:p>8.84E-07</text:p>
          </table:table-cell>
          <table:table-cell office:value-type="float" office:value="1005332" calcext:value-type="float">
            <text:p>1005332</text:p>
          </table:table-cell>
          <table:table-cell table:formula="of:=[.B35]-[.H35]" office:value-type="float" office:value="48994668" calcext:value-type="float">
            <text:p>48994668</text:p>
          </table:table-cell>
          <table:table-cell table:formula="of:=[.H35]/[.B35]" office:value-type="float" office:value="0.02010664" calcext:value-type="float">
            <text:p>0.02010664</text:p>
          </table:table-cell>
          <table:table-cell office:value-type="float" office:value="120186" calcext:value-type="float">
            <text:p>120186</text:p>
          </table:table-cell>
          <table:table-cell table:formula="of:=[.K35]/1000" office:value-type="float" office:value="120.186" calcext:value-type="float">
            <text:p>120.186</text:p>
          </table:table-cell>
          <table:table-cell table:formula="of:=[.K35]/[.B35]" office:value-type="float" office:value="0.00240372" calcext:value-type="float">
            <text:p>0.00240372</text:p>
          </table:table-cell>
          <table:table-cell table:formula="of:=[.L35]/[.B35]" office:value-type="float" office:value="0.00000240372" calcext:value-type="float">
            <text:p>2.40E-06</text:p>
          </table:table-cell>
          <table:table-cell office:value-type="float" office:value="1005421" calcext:value-type="float">
            <text:p>1005421</text:p>
          </table:table-cell>
          <table:table-cell table:formula="of:=[.B35]-[.O35]" office:value-type="float" office:value="48994579" calcext:value-type="float">
            <text:p>48994579</text:p>
          </table:table-cell>
          <table:table-cell table:formula="of:=[.O35]/[.B35]" office:value-type="float" office:value="0.02010842" calcext:value-type="float">
            <text:p>0.0201084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table:formula="of:=([.D2] + [.D9] + [.D16] + [.D23] + [.D30])/5" office:value-type="float" office:value="0.8" calcext:value-type="float">
            <text:p>0.8</text:p>
          </table:table-cell>
          <table:table-cell table:formula="of:=([.E2] + [.E9] + [.E16] + [.E23] + [.E30])/5" office:value-type="float" office:value="0.0008" calcext:value-type="float">
            <text:p>0.0008</text:p>
          </table:table-cell>
          <table:table-cell table:formula="of:=([.F2] + [.F9] + [.F16] + [.F23] + [.F30])/5" office:value-type="float" office:value="0.0016" calcext:value-type="float">
            <text:p>0.0016</text:p>
          </table:table-cell>
          <table:table-cell table:style-name="Default" table:formula="of:=([.G2] + [.G9] + [.G16] + [.G23] + [.G30])/5" office:value-type="float" office:value="0.0000016" calcext:value-type="float">
            <text:p>1.6E-06</text:p>
          </table:table-cell>
          <table:table-cell table:formula="of:=([.H2] + [.H9] + [.H16] + [.H23] + [.H30])/5" office:value-type="float" office:value="8.2" calcext:value-type="float">
            <text:p>8.2</text:p>
          </table:table-cell>
          <table:table-cell table:formula="of:=([.I2] + [.I9] + [.I16] + [.I23] + [.I30])/5" office:value-type="float" office:value="491.8" calcext:value-type="float">
            <text:p>491.8</text:p>
          </table:table-cell>
          <table:table-cell table:formula="of:=([.J2] + [.J9] + [.J16] + [.J23] + [.J30])/5" office:value-type="float" office:value="0.0164" calcext:value-type="float">
            <text:p>0.0164</text:p>
          </table:table-cell>
          <table:table-cell table:formula="of:=([.K2] + [.K9] + [.K16] + [.K23] + [.K30])/5" office:value-type="float" office:value="1.2" calcext:value-type="float">
            <text:p>1.2</text:p>
          </table:table-cell>
          <table:table-cell table:formula="of:=([.L2] + [.L9] + [.L16] + [.L23] + [.L30])/5" office:value-type="float" office:value="0.0012" calcext:value-type="float">
            <text:p>0.0012</text:p>
          </table:table-cell>
          <table:table-cell table:formula="of:=([.M2] + [.M9] + [.M16] + [.M23] + [.M30])/5" office:value-type="float" office:value="0.0024" calcext:value-type="float">
            <text:p>0.0024</text:p>
          </table:table-cell>
          <table:table-cell table:style-name="Default" table:formula="of:=([.N2] + [.N9] + [.N16] + [.N23] + [.N30])/5" office:value-type="float" office:value="0.0000024" calcext:value-type="float">
            <text:p>2.4E-06</text:p>
          </table:table-cell>
          <table:table-cell table:formula="of:=([.O2] + [.O9] + [.O16] + [.O23] + [.O30])/5" office:value-type="float" office:value="12.6" calcext:value-type="float">
            <text:p>12.6</text:p>
          </table:table-cell>
          <table:table-cell table:formula="of:=([.P2] + [.P9] + [.P16] + [.P23] + [.P30])/5" office:value-type="float" office:value="487.4" calcext:value-type="float">
            <text:p>487.4</text:p>
          </table:table-cell>
          <table:table-cell table:formula="of:=([.Q2] + [.Q9] + [.Q16] + [.Q23] + [.Q30])/5"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table:formula="of:=([.D3] + [.D10] + [.D17] + [.D24] + [.D31])/5" office:value-type="float" office:value="4" calcext:value-type="float">
            <text:p>4</text:p>
          </table:table-cell>
          <table:table-cell table:formula="of:=([.E3] + [.E10] + [.E17] + [.E24] + [.E31])/5" office:value-type="float" office:value="0.004" calcext:value-type="float">
            <text:p>0.004</text:p>
          </table:table-cell>
          <table:table-cell table:formula="of:=([.F3] + [.F10] + [.F17] + [.F24] + [.F31])/5" office:value-type="float" office:value="0.0008" calcext:value-type="float">
            <text:p>0.0008</text:p>
          </table:table-cell>
          <table:table-cell table:style-name="Default" table:formula="of:=([.G3] + [.G10] + [.G17] + [.G24] + [.G31])/5" office:value-type="float" office:value="0.0000008" calcext:value-type="float">
            <text:p>8E-07</text:p>
          </table:table-cell>
          <table:table-cell table:formula="of:=([.H3] + [.H10] + [.H17] + [.H24] + [.H31])/5" office:value-type="float" office:value="99.4" calcext:value-type="float">
            <text:p>99.4</text:p>
          </table:table-cell>
          <table:table-cell table:formula="of:=([.I3] + [.I10] + [.I17] + [.I24] + [.I31])/5" office:value-type="float" office:value="4900.6" calcext:value-type="float">
            <text:p>4900.6</text:p>
          </table:table-cell>
          <table:table-cell table:formula="of:=([.J3] + [.J10] + [.J17] + [.J24] + [.J31])/5" office:value-type="float" office:value="0.01988" calcext:value-type="float">
            <text:p>0.01988</text:p>
          </table:table-cell>
          <table:table-cell table:formula="of:=([.K3] + [.K10] + [.K17] + [.K24] + [.K31])/5" office:value-type="float" office:value="11.8" calcext:value-type="float">
            <text:p>11.8</text:p>
          </table:table-cell>
          <table:table-cell table:formula="of:=([.L3] + [.L10] + [.L17] + [.L24] + [.L31])/5" office:value-type="float" office:value="0.0118" calcext:value-type="float">
            <text:p>0.0118</text:p>
          </table:table-cell>
          <table:table-cell table:formula="of:=([.M3] + [.M10] + [.M17] + [.M24] + [.M31])/5" office:value-type="float" office:value="0.00236" calcext:value-type="float">
            <text:p>0.00236</text:p>
          </table:table-cell>
          <table:table-cell table:style-name="Default" table:formula="of:=([.N3] + [.N10] + [.N17] + [.N24] + [.N31])/5" office:value-type="float" office:value="0.00000236" calcext:value-type="float">
            <text:p>2.36E-06</text:p>
          </table:table-cell>
          <table:table-cell table:formula="of:=([.O3] + [.O10] + [.O17] + [.O24] + [.O31])/5" office:value-type="float" office:value="103.6" calcext:value-type="float">
            <text:p>103.6</text:p>
          </table:table-cell>
          <table:table-cell table:formula="of:=([.P3] + [.P10] + [.P17] + [.P24] + [.P31])/5" office:value-type="float" office:value="4896.4" calcext:value-type="float">
            <text:p>4896.4</text:p>
          </table:table-cell>
          <table:table-cell table:formula="of:=([.Q3] + [.Q10] + [.Q17] + [.Q24] + [.Q31])/5" office:value-type="float" office:value="0.02072" calcext:value-type="float">
            <text:p>0.020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table:formula="of:=([.D4] + [.D11] + [.D18] + [.D25] + [.D32])/5" office:value-type="float" office:value="46.8" calcext:value-type="float">
            <text:p>46.8</text:p>
          </table:table-cell>
          <table:table-cell table:formula="of:=([.E4] + [.E11] + [.E18] + [.E25] + [.E32])/5" office:value-type="float" office:value="0.0468" calcext:value-type="float">
            <text:p>0.0468</text:p>
          </table:table-cell>
          <table:table-cell table:formula="of:=([.F4] + [.F11] + [.F18] + [.F25] + [.F32])/5" office:value-type="float" office:value="0.000936" calcext:value-type="float">
            <text:p>0.000936</text:p>
          </table:table-cell>
          <table:table-cell table:style-name="Default" table:formula="of:=([.G4] + [.G11] + [.G18] + [.G25] + [.G32])/5" office:value-type="float" office:value="0.000000936" calcext:value-type="float">
            <text:p>9.36E-07</text:p>
          </table:table-cell>
          <table:table-cell table:formula="of:=([.H4] + [.H11] + [.H18] + [.H25] + [.H32])/5" office:value-type="float" office:value="992.2" calcext:value-type="float">
            <text:p>992.2</text:p>
          </table:table-cell>
          <table:table-cell table:formula="of:=([.I4] + [.I11] + [.I18] + [.I25] + [.I32])/5" office:value-type="float" office:value="49007.8" calcext:value-type="float">
            <text:p>49007.8</text:p>
          </table:table-cell>
          <table:table-cell table:formula="of:=([.J4] + [.J11] + [.J18] + [.J25] + [.J32])/5" office:value-type="float" office:value="0.019844" calcext:value-type="float">
            <text:p>0.019844</text:p>
          </table:table-cell>
          <table:table-cell table:formula="of:=([.K4] + [.K11] + [.K18] + [.K25] + [.K32])/5" office:value-type="float" office:value="127.6" calcext:value-type="float">
            <text:p>127.6</text:p>
          </table:table-cell>
          <table:table-cell table:formula="of:=([.L4] + [.L11] + [.L18] + [.L25] + [.L32])/5" office:value-type="float" office:value="0.1276" calcext:value-type="float">
            <text:p>0.1276</text:p>
          </table:table-cell>
          <table:table-cell table:formula="of:=([.M4] + [.M11] + [.M18] + [.M25] + [.M32])/5" office:value-type="float" office:value="0.002552" calcext:value-type="float">
            <text:p>0.002552</text:p>
          </table:table-cell>
          <table:table-cell table:style-name="Default" table:formula="of:=([.N4] + [.N11] + [.N18] + [.N25] + [.N32])/5" office:value-type="float" office:value="0.000002552" calcext:value-type="float">
            <text:p>2.552E-06</text:p>
          </table:table-cell>
          <table:table-cell table:formula="of:=([.O4] + [.O11] + [.O18] + [.O25] + [.O32])/5" office:value-type="float" office:value="1018.6" calcext:value-type="float">
            <text:p>1018.6</text:p>
          </table:table-cell>
          <table:table-cell table:formula="of:=([.P4] + [.P11] + [.P18] + [.P25] + [.P32])/5" office:value-type="float" office:value="48981.4" calcext:value-type="float">
            <text:p>48981.4</text:p>
          </table:table-cell>
          <table:table-cell table:formula="of:=([.Q4] + [.Q11] + [.Q18] + [.Q25] + [.Q32])/5" office:value-type="float" office:value="0.020372" calcext:value-type="float">
            <text:p>0.0203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table:formula="of:=([.D5] + [.D12] + [.D19] + [.D26] + [.D33])/5" office:value-type="float" office:value="452" calcext:value-type="float">
            <text:p>452</text:p>
          </table:table-cell>
          <table:table-cell table:formula="of:=([.E5] + [.E12] + [.E19] + [.E26] + [.E33])/5" office:value-type="float" office:value="0.452" calcext:value-type="float">
            <text:p>0.452</text:p>
          </table:table-cell>
          <table:table-cell table:formula="of:=([.F5] + [.F12] + [.F19] + [.F26] + [.F33])/5" office:value-type="float" office:value="0.000904" calcext:value-type="float">
            <text:p>0.000904</text:p>
          </table:table-cell>
          <table:table-cell table:style-name="Default" table:formula="of:=([.G5] + [.G12] + [.G19] + [.G26] + [.G33])/5" office:value-type="float" office:value="0.000000904" calcext:value-type="float">
            <text:p>9.04E-07</text:p>
          </table:table-cell>
          <table:table-cell table:formula="of:=([.H5] + [.H12] + [.H19] + [.H26] + [.H33])/5" office:value-type="float" office:value="10097.6" calcext:value-type="float">
            <text:p>10097.6</text:p>
          </table:table-cell>
          <table:table-cell table:formula="of:=([.I5] + [.I12] + [.I19] + [.I26] + [.I33])/5" office:value-type="float" office:value="489902.4" calcext:value-type="float">
            <text:p>489902.4</text:p>
          </table:table-cell>
          <table:table-cell table:formula="of:=([.J5] + [.J12] + [.J19] + [.J26] + [.J33])/5" office:value-type="float" office:value="0.0201952" calcext:value-type="float">
            <text:p>0.0201952</text:p>
          </table:table-cell>
          <table:table-cell table:formula="of:=([.K5] + [.K12] + [.K19] + [.K26] + [.K33])/5" office:value-type="float" office:value="1182.6" calcext:value-type="float">
            <text:p>1182.6</text:p>
          </table:table-cell>
          <table:table-cell table:formula="of:=([.L5] + [.L12] + [.L19] + [.L26] + [.L33])/5" office:value-type="float" office:value="1.1826" calcext:value-type="float">
            <text:p>1.1826</text:p>
          </table:table-cell>
          <table:table-cell table:formula="of:=([.M5] + [.M12] + [.M19] + [.M26] + [.M33])/5" office:value-type="float" office:value="0.0023652" calcext:value-type="float">
            <text:p>0.0023652</text:p>
          </table:table-cell>
          <table:table-cell table:style-name="Default" table:formula="of:=([.N5] + [.N12] + [.N19] + [.N26] + [.N33])/5" office:value-type="float" office:value="0.0000023652" calcext:value-type="float">
            <text:p>2.3652E-06</text:p>
          </table:table-cell>
          <table:table-cell table:formula="of:=([.O5] + [.O12] + [.O19] + [.O26] + [.O33])/5" office:value-type="float" office:value="10054" calcext:value-type="float">
            <text:p>10054</text:p>
          </table:table-cell>
          <table:table-cell table:formula="of:=([.P5] + [.P12] + [.P19] + [.P26] + [.P33])/5" office:value-type="float" office:value="489946" calcext:value-type="float">
            <text:p>489946</text:p>
          </table:table-cell>
          <table:table-cell table:formula="of:=([.Q5] + [.Q12] + [.Q19] + [.Q26] + [.Q33])/5" office:value-type="float" office:value="0.020108" calcext:value-type="float">
            <text:p>0.02010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table:formula="of:=([.D6] + [.D13] + [.D20] + [.D27] + [.D34])/5" office:value-type="float" office:value="4386" calcext:value-type="float">
            <text:p>4386</text:p>
          </table:table-cell>
          <table:table-cell table:formula="of:=([.E6] + [.E13] + [.E20] + [.E27] + [.E34])/5" office:value-type="float" office:value="4.386" calcext:value-type="float">
            <text:p>4.386</text:p>
          </table:table-cell>
          <table:table-cell table:formula="of:=([.F6] + [.F13] + [.F20] + [.F27] + [.F34])/5" office:value-type="float" office:value="0.0008772" calcext:value-type="float">
            <text:p>0.0008772</text:p>
          </table:table-cell>
          <table:table-cell table:style-name="Default" table:formula="of:=([.G6] + [.G13] + [.G20] + [.G27] + [.G34])/5" office:value-type="float" office:value="0.0000008772" calcext:value-type="float">
            <text:p>8.772E-07</text:p>
          </table:table-cell>
          <table:table-cell table:formula="of:=([.H6] + [.H13] + [.H20] + [.H27] + [.H34])/5" office:value-type="float" office:value="100597.4" calcext:value-type="float">
            <text:p>100597.4</text:p>
          </table:table-cell>
          <table:table-cell table:formula="of:=([.I6] + [.I13] + [.I20] + [.I27] + [.I34])/5" office:value-type="float" office:value="4899402.6" calcext:value-type="float">
            <text:p>4899402.6</text:p>
          </table:table-cell>
          <table:table-cell table:formula="of:=([.J6] + [.J13] + [.J20] + [.J27] + [.J34])/5" office:value-type="float" office:value="0.02011948" calcext:value-type="float">
            <text:p>0.02011948</text:p>
          </table:table-cell>
          <table:table-cell table:formula="of:=([.K6] + [.K13] + [.K20] + [.K27] + [.K34])/5" office:value-type="float" office:value="12196.6" calcext:value-type="float">
            <text:p>12196.6</text:p>
          </table:table-cell>
          <table:table-cell table:formula="of:=([.L6] + [.L13] + [.L20] + [.L27] + [.L34])/5" office:value-type="float" office:value="12.1966" calcext:value-type="float">
            <text:p>12.1966</text:p>
          </table:table-cell>
          <table:table-cell table:formula="of:=([.M6] + [.M13] + [.M20] + [.M27] + [.M34])/5" office:value-type="float" office:value="0.00243932" calcext:value-type="float">
            <text:p>0.00243932</text:p>
          </table:table-cell>
          <table:table-cell table:style-name="Default" table:formula="of:=([.N6] + [.N13] + [.N20] + [.N27] + [.N34])/5" office:value-type="float" office:value="0.00000243932" calcext:value-type="float">
            <text:p>2.43932E-06</text:p>
          </table:table-cell>
          <table:table-cell table:formula="of:=([.O6] + [.O13] + [.O20] + [.O27] + [.O34])/5" office:value-type="float" office:value="100453.2" calcext:value-type="float">
            <text:p>100453.2</text:p>
          </table:table-cell>
          <table:table-cell table:formula="of:=([.P6] + [.P13] + [.P20] + [.P27] + [.P34])/5" office:value-type="float" office:value="4899546.8" calcext:value-type="float">
            <text:p>4899546.8</text:p>
          </table:table-cell>
          <table:table-cell table:formula="of:=([.Q6] + [.Q13] + [.Q20] + [.Q27] + [.Q34])/5" office:value-type="float" office:value="0.02009064" calcext:value-type="float">
            <text:p>0.020090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table:formula="of:=([.D7] + [.D14] + [.D21] + [.D28] + [.D35])/5" office:value-type="float" office:value="43971.4" calcext:value-type="float">
            <text:p>43971.4</text:p>
          </table:table-cell>
          <table:table-cell table:formula="of:=([.E7] + [.E14] + [.E21] + [.E28] + [.E35])/5" office:value-type="float" office:value="43.9714" calcext:value-type="float">
            <text:p>43.9714</text:p>
          </table:table-cell>
          <table:table-cell table:formula="of:=([.F7] + [.F14] + [.F21] + [.F28] + [.F35])/5" office:value-type="float" office:value="0.000879428" calcext:value-type="float">
            <text:p>0.000879428</text:p>
          </table:table-cell>
          <table:table-cell table:style-name="Default" table:formula="of:=([.G7] + [.G14] + [.G21] + [.G28] + [.G35])/5" office:value-type="float" office:value="0.000000879428" calcext:value-type="float">
            <text:p>8.79428E-07</text:p>
          </table:table-cell>
          <table:table-cell table:formula="of:=([.H7] + [.H14] + [.H21] + [.H28] + [.H35])/5" office:value-type="float" office:value="1005794.6" calcext:value-type="float">
            <text:p>1005794.6</text:p>
          </table:table-cell>
          <table:table-cell table:formula="of:=([.I7] + [.I14] + [.I21] + [.I28] + [.I35])/5" office:value-type="float" office:value="48994205.4" calcext:value-type="float">
            <text:p>48994205.4</text:p>
          </table:table-cell>
          <table:table-cell table:formula="of:=([.J7] + [.J14] + [.J21] + [.J28] + [.J35])/5" office:value-type="float" office:value="0.020115892" calcext:value-type="float">
            <text:p>0.020115892</text:p>
          </table:table-cell>
          <table:table-cell table:formula="of:=([.K7] + [.K14] + [.K21] + [.K28] + [.K35])/5" office:value-type="float" office:value="121850.2" calcext:value-type="float">
            <text:p>121850.2</text:p>
          </table:table-cell>
          <table:table-cell table:formula="of:=([.L7] + [.L14] + [.L21] + [.L28] + [.L35])/5" office:value-type="float" office:value="121.8502" calcext:value-type="float">
            <text:p>121.8502</text:p>
          </table:table-cell>
          <table:table-cell table:formula="of:=([.M7] + [.M14] + [.M21] + [.M28] + [.M35])/5" office:value-type="float" office:value="0.002437004" calcext:value-type="float">
            <text:p>0.002437004</text:p>
          </table:table-cell>
          <table:table-cell table:style-name="Default" table:formula="of:=([.N7] + [.N14] + [.N21] + [.N28] + [.N35])/5" office:value-type="float" office:value="0.000002437004" calcext:value-type="float">
            <text:p>2.437004E-06</text:p>
          </table:table-cell>
          <table:table-cell table:formula="of:=([.O7] + [.O14] + [.O21] + [.O28] + [.O35])/5" office:value-type="float" office:value="1006107.4" calcext:value-type="float">
            <text:p>1006107.4</text:p>
          </table:table-cell>
          <table:table-cell table:formula="of:=([.P7] + [.P14] + [.P21] + [.P28] + [.P35])/5" office:value-type="float" office:value="48993892.6" calcext:value-type="float">
            <text:p>48993892.6</text:p>
          </table:table-cell>
          <table:table-cell table:formula="of:=([.Q7] + [.Q14] + [.Q21] + [.Q28] + [.Q35])/5" office:value-type="float" office:value="0.020122148" calcext:value-type="float">
            <text:p>0.020122148</text:p>
          </table:table-cell>
        </table:table-row>
      </table:table>
      <table:table table:name="RANDOM, CACHE 10000, ENTRY RANGE 0-12500" table:style-name="ta1">
        <table:shapes>
          <draw:frame draw:z-index="0" draw:style-name="gr1" draw:text-style-name="P1" svg:width="453.46pt" svg:height="300.42pt" svg:x="1123.88pt" svg:y="27.86pt">
            <draw:object draw:notify-on-update-of-ranges="'RANDOM, CACHE 10000, ENTRY RANGE 0-12500'.B2:'RANDOM, CACHE 10000, ENTRY RANGE 0-12500'.B5 'RANDOM, CACHE 10000, ENTRY RANGE 0-12500'.E1:'RANDOM, CACHE 10000, ENTRY RANGE 0-12500'.E1 'RANDOM, CACHE 10000, ENTRY RANGE 0-12500'.E2:'RANDOM, CACHE 10000, ENTRY RANGE 0-12500'.E5 'RANDOM, CACHE 10000, ENTRY RANGE 0-12500'.B2:'RANDOM, CACHE 10000, ENTRY RANGE 0-12500'.B5 'RANDOM, CACHE 10000, ENTRY RANGE 0-12500'.L1:'RANDOM, CACHE 10000, ENTRY RANGE 0-12500'.L1 'RANDOM, CACHE 10000, ENTRY RANGE 0-12500'.L2:'RANDOM, CACHE 10000, ENTRY RANGE 0-12500'.L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453.46pt" svg:height="300.42pt" svg:x="1116.14pt" svg:y="336.59pt">
            <draw:object draw:notify-on-update-of-ranges="'RANDOM, CACHE 10000, ENTRY RANGE 0-12500'.B27:'RANDOM, CACHE 10000, ENTRY RANGE 0-12500'.B30 'RANDOM, CACHE 10000, ENTRY RANGE 0-12500'.E1:'RANDOM, CACHE 10000, ENTRY RANGE 0-12500'.E1 'RANDOM, CACHE 10000, ENTRY RANGE 0-12500'.E27:'RANDOM, CACHE 10000, ENTRY RANGE 0-12500'.E30 'RANDOM, CACHE 10000, ENTRY RANGE 0-12500'.B27:'RANDOM, CACHE 10000, ENTRY RANGE 0-12500'.B30 'RANDOM, CACHE 10000, ENTRY RANGE 0-12500'.L1:'RANDOM, CACHE 10000, ENTRY RANGE 0-12500'.L1 'RANDOM, CACHE 10000, ENTRY RANGE 0-12500'.L27:'RANDOM, CACHE 10000, ENTRY RANGE 0-12500'.L3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453.46pt" svg:height="300.42pt" svg:x="1576.6pt" svg:y="342.6pt">
            <draw:object draw:notify-on-update-of-ranges="'RANDOM, CACHE 10000, ENTRY RANGE 0-12500'.B27:'RANDOM, CACHE 10000, ENTRY RANGE 0-12500'.B30 'RANDOM, CACHE 10000, ENTRY RANGE 0-12500'.G1:'RANDOM, CACHE 10000, ENTRY RANGE 0-12500'.G1 'RANDOM, CACHE 10000, ENTRY RANGE 0-12500'.G27:'RANDOM, CACHE 10000, ENTRY RANGE 0-12500'.G30 'RANDOM, CACHE 10000, ENTRY RANGE 0-12500'.B27:'RANDOM, CACHE 10000, ENTRY RANGE 0-12500'.B30 'RANDOM, CACHE 10000, ENTRY RANGE 0-12500'.N1:'RANDOM, CACHE 10000, ENTRY RANGE 0-12500'.N1 'RANDOM, CACHE 10000, ENTRY RANGE 0-12500'.N27:'RANDOM, CACHE 10000, ENTRY RANGE 0-12500'.N3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12500</text:p>
          </table:table-cell>
          <table:table-cell office:value-type="float" office:value="29" calcext:value-type="float">
            <text:p>29</text:p>
          </table:table-cell>
          <table:table-cell table:formula="of:=[.D2]/1000" office:value-type="float" office:value="0.029" calcext:value-type="float">
            <text:p>0.029</text:p>
          </table:table-cell>
          <table:table-cell table:formula="of:=[.D2]/[.B2]" office:value-type="float" office:value="0.00058" calcext:value-type="float">
            <text:p>0.00058</text:p>
          </table:table-cell>
          <table:table-cell table:formula="of:=[.E2]/[.B2]" office:value-type="float" office:value="0.00000058" calcext:value-type="float">
            <text:p>5.80E-07</text:p>
          </table:table-cell>
          <table:table-cell office:value-type="float" office:value="34486" calcext:value-type="float">
            <text:p>34486</text:p>
          </table:table-cell>
          <table:table-cell table:formula="of:=[.B2]-[.H2]" office:value-type="float" office:value="15514" calcext:value-type="float">
            <text:p>15514</text:p>
          </table:table-cell>
          <table:table-cell table:formula="of:=[.H2]/([.H2]+[.I2])" office:value-type="float" office:value="0.68972" calcext:value-type="float">
            <text:p>0.68972</text:p>
          </table:table-cell>
          <table:table-cell office:value-type="float" office:value="5995" calcext:value-type="float">
            <text:p>5995</text:p>
          </table:table-cell>
          <table:table-cell table:formula="of:=[.K2]/1000" office:value-type="float" office:value="5.995" calcext:value-type="float">
            <text:p>5.995</text:p>
          </table:table-cell>
          <table:table-cell table:formula="of:=[.K2]/[.B2]" office:value-type="float" office:value="0.1199" calcext:value-type="float">
            <text:p>0.1199</text:p>
          </table:table-cell>
          <table:table-cell table:formula="of:=[.L2]/[.B2]" office:value-type="float" office:value="0.0001199" calcext:value-type="float">
            <text:p>1.20E-04</text:p>
          </table:table-cell>
          <table:table-cell office:value-type="float" office:value="34393" calcext:value-type="float">
            <text:p>34393</text:p>
          </table:table-cell>
          <table:table-cell table:formula="of:=[.B2]-[.O2]" office:value-type="float" office:value="15607" calcext:value-type="float">
            <text:p>15607</text:p>
          </table:table-cell>
          <table:table-cell table:formula="of:=[.O2]/([.O2]+[.P2])" office:value-type="float" office:value="0.68786" calcext:value-type="float">
            <text:p>0.68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12500</text:p>
          </table:table-cell>
          <table:table-cell office:value-type="float" office:value="302" calcext:value-type="float">
            <text:p>302</text:p>
          </table:table-cell>
          <table:table-cell table:formula="of:=[.D3]/1000" office:value-type="float" office:value="0.302" calcext:value-type="float">
            <text:p>0.302</text:p>
          </table:table-cell>
          <table:table-cell table:formula="of:=[.D3]/[.B3]" office:value-type="float" office:value="0.000604" calcext:value-type="float">
            <text:p>0.000604</text:p>
          </table:table-cell>
          <table:table-cell table:formula="of:=[.E3]/[.B3]" office:value-type="float" office:value="0.000000604" calcext:value-type="float">
            <text:p>6.04E-07</text:p>
          </table:table-cell>
          <table:table-cell office:value-type="float" office:value="399911" calcext:value-type="float">
            <text:p>399911</text:p>
          </table:table-cell>
          <table:table-cell table:formula="of:=[.B3]-[.H3]" office:value-type="float" office:value="100089" calcext:value-type="float">
            <text:p>100089</text:p>
          </table:table-cell>
          <table:table-cell table:formula="of:=[.H3]/([.H3]+[.I3])" office:value-type="float" office:value="0.799822" calcext:value-type="float">
            <text:p>0.799822</text:p>
          </table:table-cell>
          <table:table-cell office:value-type="float" office:value="65246" calcext:value-type="float">
            <text:p>65246</text:p>
          </table:table-cell>
          <table:table-cell table:formula="of:=[.K3]/1000" office:value-type="float" office:value="65.246" calcext:value-type="float">
            <text:p>65.246</text:p>
          </table:table-cell>
          <table:table-cell table:formula="of:=[.K3]/[.B3]" office:value-type="float" office:value="0.130492" calcext:value-type="float">
            <text:p>0.130492</text:p>
          </table:table-cell>
          <table:table-cell table:formula="of:=[.L3]/[.B3]" office:value-type="float" office:value="0.000130492" calcext:value-type="float">
            <text:p>1.30E-04</text:p>
          </table:table-cell>
          <table:table-cell office:value-type="float" office:value="399854" calcext:value-type="float">
            <text:p>399854</text:p>
          </table:table-cell>
          <table:table-cell table:formula="of:=[.B3]-[.O3]" office:value-type="float" office:value="100146" calcext:value-type="float">
            <text:p>100146</text:p>
          </table:table-cell>
          <table:table-cell table:formula="of:=[.O3]/([.O3]+[.P3])" office:value-type="float" office:value="0.799708" calcext:value-type="float">
            <text:p>0.799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12500</text:p>
          </table:table-cell>
          <table:table-cell office:value-type="float" office:value="3070" calcext:value-type="float">
            <text:p>3070</text:p>
          </table:table-cell>
          <table:table-cell table:formula="of:=[.D4]/1000" office:value-type="float" office:value="3.07" calcext:value-type="float">
            <text:p>3.07</text:p>
          </table:table-cell>
          <table:table-cell table:formula="of:=[.D4]/[.B4]" office:value-type="float" office:value="0.000614" calcext:value-type="float">
            <text:p>0.000614</text:p>
          </table:table-cell>
          <table:table-cell table:formula="of:=[.E4]/[.B4]" office:value-type="float" office:value="0.000000614" calcext:value-type="float">
            <text:p>6.14E-07</text:p>
          </table:table-cell>
          <table:table-cell office:value-type="float" office:value="4052026" calcext:value-type="float">
            <text:p>4052026</text:p>
          </table:table-cell>
          <table:table-cell table:formula="of:=[.B4]-[.H4]" office:value-type="float" office:value="947974" calcext:value-type="float">
            <text:p>947974</text:p>
          </table:table-cell>
          <table:table-cell table:formula="of:=[.H4]/([.H4]+[.I4])" office:value-type="float" office:value="0.8104052" calcext:value-type="float">
            <text:p>0.8104052</text:p>
          </table:table-cell>
          <table:table-cell office:value-type="float" office:value="661805" calcext:value-type="float">
            <text:p>661805</text:p>
          </table:table-cell>
          <table:table-cell table:formula="of:=[.K4]/1000" office:value-type="float" office:value="661.805" calcext:value-type="float">
            <text:p>661.805</text:p>
          </table:table-cell>
          <table:table-cell table:formula="of:=[.K4]/[.B4]" office:value-type="float" office:value="0.132361" calcext:value-type="float">
            <text:p>0.132361</text:p>
          </table:table-cell>
          <table:table-cell table:formula="of:=[.L4]/[.B4]" office:value-type="float" office:value="0.000132361" calcext:value-type="float">
            <text:p>1.32E-04</text:p>
          </table:table-cell>
          <table:table-cell office:value-type="float" office:value="4051653" calcext:value-type="float">
            <text:p>4051653</text:p>
          </table:table-cell>
          <table:table-cell table:formula="of:=[.B4]-[.O4]" office:value-type="float" office:value="948347" calcext:value-type="float">
            <text:p>948347</text:p>
          </table:table-cell>
          <table:table-cell table:formula="of:=[.O4]/([.O4]+[.P4])" office:value-type="float" office:value="0.8103306" calcext:value-type="float">
            <text:p>0.8103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12500</text:p>
          </table:table-cell>
          <table:table-cell office:value-type="float" office:value="31687" calcext:value-type="float">
            <text:p>31687</text:p>
          </table:table-cell>
          <table:table-cell table:formula="of:=[.D5]/1000" office:value-type="float" office:value="31.687" calcext:value-type="float">
            <text:p>31.687</text:p>
          </table:table-cell>
          <table:table-cell table:formula="of:=[.D5]/[.B5]" office:value-type="float" office:value="0.00063374" calcext:value-type="float">
            <text:p>0.00063374</text:p>
          </table:table-cell>
          <table:table-cell table:formula="of:=[.E5]/[.B5]" office:value-type="float" office:value="0.00000063374" calcext:value-type="float">
            <text:p>6.34E-07</text:p>
          </table:table-cell>
          <table:table-cell office:value-type="float" office:value="40586457" calcext:value-type="float">
            <text:p>40586457</text:p>
          </table:table-cell>
          <table:table-cell table:formula="of:=[.B5]-[.H5]" office:value-type="float" office:value="9413543" calcext:value-type="float">
            <text:p>9413543</text:p>
          </table:table-cell>
          <table:table-cell table:formula="of:=[.H5]/([.H5]+[.I5])" office:value-type="float" office:value="0.81172914" calcext:value-type="float">
            <text:p>0.81172914</text:p>
          </table:table-cell>
          <table:table-cell table:style-name="ce2" office:value-type="float" office:value="6478920" calcext:value-type="float">
            <text:p>6.48E+06</text:p>
          </table:table-cell>
          <table:table-cell table:formula="of:=[.K5]/1000" office:value-type="float" office:value="6478.92" calcext:value-type="float">
            <text:p>6478.92</text:p>
          </table:table-cell>
          <table:table-cell table:formula="of:=[.K5]/[.B5]" office:value-type="float" office:value="0.1295784" calcext:value-type="float">
            <text:p>0.1295784</text:p>
          </table:table-cell>
          <table:table-cell table:formula="of:=[.L5]/[.B5]" office:value-type="float" office:value="0.0001295784" calcext:value-type="float">
            <text:p>1.30E-04</text:p>
          </table:table-cell>
          <table:table-cell office:value-type="float" office:value="40587109" calcext:value-type="float">
            <text:p>40587109</text:p>
          </table:table-cell>
          <table:table-cell table:formula="of:=[.B5]-[.O5]" office:value-type="float" office:value="9412891" calcext:value-type="float">
            <text:p>9412891</text:p>
          </table:table-cell>
          <table:table-cell table:formula="of:=[.O5]/([.O5]+[.P5])" office:value-type="float" office:value="0.81174218" calcext:value-type="float">
            <text:p>0.8117421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table:formula="of:=[.C2]" office:value-type="string" office:string-value="0-12500" calcext:value-type="string">
            <text:p>0-12500</text:p>
          </table:table-cell>
          <table:table-cell office:value-type="float" office:value="30" calcext:value-type="float">
            <text:p>30</text:p>
          </table:table-cell>
          <table:table-cell table:formula="of:=[.D7]/1000" office:value-type="float" office:value="0.03" calcext:value-type="float">
            <text:p>0.03</text:p>
          </table:table-cell>
          <table:table-cell table:formula="of:=[.D7]/[.B7]" office:value-type="float" office:value="0.0006" calcext:value-type="float">
            <text:p>0.0006</text:p>
          </table:table-cell>
          <table:table-cell table:formula="of:=[.E7]/[.B7]" office:value-type="float" office:value="0.0000006" calcext:value-type="float">
            <text:p>6.00E-07</text:p>
          </table:table-cell>
          <table:table-cell office:value-type="float" office:value="34589" calcext:value-type="float">
            <text:p>34589</text:p>
          </table:table-cell>
          <table:table-cell table:formula="of:=[.B7]-[.H7]" office:value-type="float" office:value="15411" calcext:value-type="float">
            <text:p>15411</text:p>
          </table:table-cell>
          <table:table-cell table:formula="of:=[.H7]/([.H7]+[.I7])" office:value-type="float" office:value="0.69178" calcext:value-type="float">
            <text:p>0.69178</text:p>
          </table:table-cell>
          <table:table-cell office:value-type="float" office:value="5950" calcext:value-type="float">
            <text:p>5950</text:p>
          </table:table-cell>
          <table:table-cell table:formula="of:=[.K7]/1000" office:value-type="float" office:value="5.95" calcext:value-type="float">
            <text:p>5.95</text:p>
          </table:table-cell>
          <table:table-cell table:formula="of:=[.K7]/[.B7]" office:value-type="float" office:value="0.119" calcext:value-type="float">
            <text:p>0.119</text:p>
          </table:table-cell>
          <table:table-cell table:formula="of:=[.L7]/[.B7]" office:value-type="float" office:value="0.000119" calcext:value-type="float">
            <text:p>1.19E-04</text:p>
          </table:table-cell>
          <table:table-cell office:value-type="float" office:value="34450" calcext:value-type="float">
            <text:p>34450</text:p>
          </table:table-cell>
          <table:table-cell table:formula="of:=[.B7]-[.O7]" office:value-type="float" office:value="15550" calcext:value-type="float">
            <text:p>15550</text:p>
          </table:table-cell>
          <table:table-cell table:formula="of:=[.O7]/([.O7]+[.P7])" office:value-type="float" office:value="0.689" calcext:value-type="float">
            <text:p>0.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table:formula="of:=[.C3]" office:value-type="string" office:string-value="0-12500" calcext:value-type="string">
            <text:p>0-12500</text:p>
          </table:table-cell>
          <table:table-cell office:value-type="float" office:value="330" calcext:value-type="float">
            <text:p>330</text:p>
          </table:table-cell>
          <table:table-cell table:formula="of:=[.D8]/1000" office:value-type="float" office:value="0.33" calcext:value-type="float">
            <text:p>0.33</text:p>
          </table:table-cell>
          <table:table-cell table:formula="of:=[.D8]/[.B8]" office:value-type="float" office:value="0.00066" calcext:value-type="float">
            <text:p>0.00066</text:p>
          </table:table-cell>
          <table:table-cell table:formula="of:=[.E8]/[.B8]" office:value-type="float" office:value="0.00000066" calcext:value-type="float">
            <text:p>6.60E-07</text:p>
          </table:table-cell>
          <table:table-cell office:value-type="float" office:value="399772" calcext:value-type="float">
            <text:p>399772</text:p>
          </table:table-cell>
          <table:table-cell table:formula="of:=[.B8]-[.H8]" office:value-type="float" office:value="100228" calcext:value-type="float">
            <text:p>100228</text:p>
          </table:table-cell>
          <table:table-cell table:formula="of:=[.H8]/([.H8]+[.I8])" office:value-type="float" office:value="0.799544" calcext:value-type="float">
            <text:p>0.799544</text:p>
          </table:table-cell>
          <table:table-cell office:value-type="float" office:value="66434" calcext:value-type="float">
            <text:p>66434</text:p>
          </table:table-cell>
          <table:table-cell table:formula="of:=[.K8]/1000" office:value-type="float" office:value="66.434" calcext:value-type="float">
            <text:p>66.434</text:p>
          </table:table-cell>
          <table:table-cell table:formula="of:=[.K8]/[.B8]" office:value-type="float" office:value="0.132868" calcext:value-type="float">
            <text:p>0.132868</text:p>
          </table:table-cell>
          <table:table-cell table:formula="of:=[.L8]/[.B8]" office:value-type="float" office:value="0.000132868" calcext:value-type="float">
            <text:p>1.33E-04</text:p>
          </table:table-cell>
          <table:table-cell office:value-type="float" office:value="399937" calcext:value-type="float">
            <text:p>399937</text:p>
          </table:table-cell>
          <table:table-cell table:formula="of:=[.B8]-[.O8]" office:value-type="float" office:value="100063" calcext:value-type="float">
            <text:p>100063</text:p>
          </table:table-cell>
          <table:table-cell table:formula="of:=[.O8]/([.O8]+[.P8])" office:value-type="float" office:value="0.799874" calcext:value-type="float">
            <text:p>0.799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table:formula="of:=[.C4]" office:value-type="string" office:string-value="0-12500" calcext:value-type="string">
            <text:p>0-12500</text:p>
          </table:table-cell>
          <table:table-cell office:value-type="float" office:value="3122" calcext:value-type="float">
            <text:p>3122</text:p>
          </table:table-cell>
          <table:table-cell table:formula="of:=[.D9]/1000" office:value-type="float" office:value="3.122" calcext:value-type="float">
            <text:p>3.122</text:p>
          </table:table-cell>
          <table:table-cell table:formula="of:=[.D9]/[.B9]" office:value-type="float" office:value="0.0006244" calcext:value-type="float">
            <text:p>0.0006244</text:p>
          </table:table-cell>
          <table:table-cell table:formula="of:=[.E9]/[.B9]" office:value-type="float" office:value="0.0000006244" calcext:value-type="float">
            <text:p>6.24E-07</text:p>
          </table:table-cell>
          <table:table-cell office:value-type="float" office:value="4054055" calcext:value-type="float">
            <text:p>4054055</text:p>
          </table:table-cell>
          <table:table-cell table:formula="of:=[.B9]-[.H9]" office:value-type="float" office:value="945945" calcext:value-type="float">
            <text:p>945945</text:p>
          </table:table-cell>
          <table:table-cell table:formula="of:=[.H9]/([.H9]+[.I9])" office:value-type="float" office:value="0.810811" calcext:value-type="float">
            <text:p>0.810811</text:p>
          </table:table-cell>
          <table:table-cell office:value-type="float" office:value="660984" calcext:value-type="float">
            <text:p>660984</text:p>
          </table:table-cell>
          <table:table-cell table:formula="of:=[.K9]/1000" office:value-type="float" office:value="660.984" calcext:value-type="float">
            <text:p>660.984</text:p>
          </table:table-cell>
          <table:table-cell table:formula="of:=[.K9]/[.B9]" office:value-type="float" office:value="0.1321968" calcext:value-type="float">
            <text:p>0.1321968</text:p>
          </table:table-cell>
          <table:table-cell table:formula="of:=[.L9]/[.B9]" office:value-type="float" office:value="0.0001321968" calcext:value-type="float">
            <text:p>1.32E-04</text:p>
          </table:table-cell>
          <table:table-cell office:value-type="float" office:value="4053534" calcext:value-type="float">
            <text:p>4053534</text:p>
          </table:table-cell>
          <table:table-cell table:formula="of:=[.B9]-[.O9]" office:value-type="float" office:value="946466" calcext:value-type="float">
            <text:p>946466</text:p>
          </table:table-cell>
          <table:table-cell table:formula="of:=[.O9]/([.O9]+[.P9])" office:value-type="float" office:value="0.8107068" calcext:value-type="float">
            <text:p>0.8107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table:formula="of:=[.C5]" office:value-type="string" office:string-value="0-12500" calcext:value-type="string">
            <text:p>0-12500</text:p>
          </table:table-cell>
          <table:table-cell office:value-type="float" office:value="32044" calcext:value-type="float">
            <text:p>32044</text:p>
          </table:table-cell>
          <table:table-cell table:formula="of:=[.D10]/1000" office:value-type="float" office:value="32.044" calcext:value-type="float">
            <text:p>32.044</text:p>
          </table:table-cell>
          <table:table-cell table:formula="of:=[.D10]/[.B10]" office:value-type="float" office:value="0.00064088" calcext:value-type="float">
            <text:p>0.00064088</text:p>
          </table:table-cell>
          <table:table-cell table:formula="of:=[.E10]/[.B10]" office:value-type="float" office:value="0.00000064088" calcext:value-type="float">
            <text:p>6.41E-07</text:p>
          </table:table-cell>
          <table:table-cell office:value-type="float" office:value="40591201" calcext:value-type="float">
            <text:p>40591201</text:p>
          </table:table-cell>
          <table:table-cell table:formula="of:=[.B10]-[.H10]" office:value-type="float" office:value="9408799" calcext:value-type="float">
            <text:p>9408799</text:p>
          </table:table-cell>
          <table:table-cell table:formula="of:=[.H10]/([.H10]+[.I10])" office:value-type="float" office:value="0.81182402" calcext:value-type="float">
            <text:p>0.81182402</text:p>
          </table:table-cell>
          <table:table-cell table:style-name="ce2" office:value-type="float" office:value="6575530" calcext:value-type="float">
            <text:p>6.58E+06</text:p>
          </table:table-cell>
          <table:table-cell table:formula="of:=[.K10]/1000" office:value-type="float" office:value="6575.53" calcext:value-type="float">
            <text:p>6575.53</text:p>
          </table:table-cell>
          <table:table-cell table:formula="of:=[.K10]/[.B10]" office:value-type="float" office:value="0.1315106" calcext:value-type="float">
            <text:p>0.1315106</text:p>
          </table:table-cell>
          <table:table-cell table:formula="of:=[.L10]/[.B10]" office:value-type="float" office:value="0.0001315106" calcext:value-type="float">
            <text:p>1.32E-04</text:p>
          </table:table-cell>
          <table:table-cell office:value-type="float" office:value="40584839" calcext:value-type="float">
            <text:p>40584839</text:p>
          </table:table-cell>
          <table:table-cell table:formula="of:=[.B10]-[.O10]" office:value-type="float" office:value="9415161" calcext:value-type="float">
            <text:p>9415161</text:p>
          </table:table-cell>
          <table:table-cell table:formula="of:=[.O10]/([.O10]+[.P10])" office:value-type="float" office:value="0.81169678" calcext:value-type="float">
            <text:p>0.8116967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12500" calcext:value-type="string">
            <text:p>0-12500</text:p>
          </table:table-cell>
          <table:table-cell office:value-type="float" office:value="30" calcext:value-type="float">
            <text:p>30</text:p>
          </table:table-cell>
          <table:table-cell table:formula="of:=[.D12]/1000" office:value-type="float" office:value="0.03" calcext:value-type="float">
            <text:p>0.03</text:p>
          </table:table-cell>
          <table:table-cell table:formula="of:=[.D12]/[.B12]" office:value-type="float" office:value="0.0006" calcext:value-type="float">
            <text:p>0.0006</text:p>
          </table:table-cell>
          <table:table-cell table:formula="of:=[.E12]/[.B12]" office:value-type="float" office:value="0.0000006" calcext:value-type="float">
            <text:p>6.00E-07</text:p>
          </table:table-cell>
          <table:table-cell office:value-type="float" office:value="34558" calcext:value-type="float">
            <text:p>34558</text:p>
          </table:table-cell>
          <table:table-cell table:formula="of:=[.B12]-[.H12]" office:value-type="float" office:value="15442" calcext:value-type="float">
            <text:p>15442</text:p>
          </table:table-cell>
          <table:table-cell table:formula="of:=[.H12]/([.H12]+[.I12])" office:value-type="float" office:value="0.69116" calcext:value-type="float">
            <text:p>0.69116</text:p>
          </table:table-cell>
          <table:table-cell office:value-type="float" office:value="5938" calcext:value-type="float">
            <text:p>5938</text:p>
          </table:table-cell>
          <table:table-cell table:formula="of:=[.K12]/1000" office:value-type="float" office:value="5.938" calcext:value-type="float">
            <text:p>5.938</text:p>
          </table:table-cell>
          <table:table-cell table:formula="of:=[.K12]/[.B12]" office:value-type="float" office:value="0.11876" calcext:value-type="float">
            <text:p>0.11876</text:p>
          </table:table-cell>
          <table:table-cell table:formula="of:=[.L12]/[.B12]" office:value-type="float" office:value="0.00011876" calcext:value-type="float">
            <text:p>1.19E-04</text:p>
          </table:table-cell>
          <table:table-cell office:value-type="float" office:value="34485" calcext:value-type="float">
            <text:p>34485</text:p>
          </table:table-cell>
          <table:table-cell table:formula="of:=[.B12]-[.O12]" office:value-type="float" office:value="15515" calcext:value-type="float">
            <text:p>15515</text:p>
          </table:table-cell>
          <table:table-cell table:formula="of:=[.O12]/([.O12]+[.P12])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12500" calcext:value-type="string">
            <text:p>0-12500</text:p>
          </table:table-cell>
          <table:table-cell office:value-type="float" office:value="305" calcext:value-type="float">
            <text:p>305</text:p>
          </table:table-cell>
          <table:table-cell table:formula="of:=[.D13]/1000" office:value-type="float" office:value="0.305" calcext:value-type="float">
            <text:p>0.305</text:p>
          </table:table-cell>
          <table:table-cell table:formula="of:=[.D13]/[.B13]" office:value-type="float" office:value="0.00061" calcext:value-type="float">
            <text:p>0.00061</text:p>
          </table:table-cell>
          <table:table-cell table:formula="of:=[.E13]/[.B13]" office:value-type="float" office:value="0.00000061" calcext:value-type="float">
            <text:p>6.10E-07</text:p>
          </table:table-cell>
          <table:table-cell office:value-type="float" office:value="400210" calcext:value-type="float">
            <text:p>400210</text:p>
          </table:table-cell>
          <table:table-cell table:formula="of:=[.B13]-[.H13]" office:value-type="float" office:value="99790" calcext:value-type="float">
            <text:p>99790</text:p>
          </table:table-cell>
          <table:table-cell table:formula="of:=[.H13]/([.H13]+[.I13])" office:value-type="float" office:value="0.80042" calcext:value-type="float">
            <text:p>0.80042</text:p>
          </table:table-cell>
          <table:table-cell office:value-type="float" office:value="65484" calcext:value-type="float">
            <text:p>65484</text:p>
          </table:table-cell>
          <table:table-cell table:formula="of:=[.K13]/1000" office:value-type="float" office:value="65.484" calcext:value-type="float">
            <text:p>65.484</text:p>
          </table:table-cell>
          <table:table-cell table:formula="of:=[.K13]/[.B13]" office:value-type="float" office:value="0.130968" calcext:value-type="float">
            <text:p>0.130968</text:p>
          </table:table-cell>
          <table:table-cell table:formula="of:=[.L13]/[.B13]" office:value-type="float" office:value="0.000130968" calcext:value-type="float">
            <text:p>1.31E-04</text:p>
          </table:table-cell>
          <table:table-cell office:value-type="float" office:value="399202" calcext:value-type="float">
            <text:p>399202</text:p>
          </table:table-cell>
          <table:table-cell table:formula="of:=[.B13]-[.O13]" office:value-type="float" office:value="100798" calcext:value-type="float">
            <text:p>100798</text:p>
          </table:table-cell>
          <table:table-cell table:formula="of:=[.O13]/([.O13]+[.P13])" office:value-type="float" office:value="0.798404" calcext:value-type="float">
            <text:p>0.798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12500" calcext:value-type="string">
            <text:p>0-12500</text:p>
          </table:table-cell>
          <table:table-cell office:value-type="float" office:value="3015" calcext:value-type="float">
            <text:p>3015</text:p>
          </table:table-cell>
          <table:table-cell table:formula="of:=[.D14]/1000" office:value-type="float" office:value="3.015" calcext:value-type="float">
            <text:p>3.015</text:p>
          </table:table-cell>
          <table:table-cell table:formula="of:=[.D14]/[.B14]" office:value-type="float" office:value="0.000603" calcext:value-type="float">
            <text:p>0.000603</text:p>
          </table:table-cell>
          <table:table-cell table:formula="of:=[.E14]/[.B14]" office:value-type="float" office:value="0.000000603" calcext:value-type="float">
            <text:p>6.03E-07</text:p>
          </table:table-cell>
          <table:table-cell office:value-type="float" office:value="4053915" calcext:value-type="float">
            <text:p>4053915</text:p>
          </table:table-cell>
          <table:table-cell table:formula="of:=[.B14]-[.H14]" office:value-type="float" office:value="946085" calcext:value-type="float">
            <text:p>946085</text:p>
          </table:table-cell>
          <table:table-cell table:formula="of:=[.H14]/([.H14]+[.I14])" office:value-type="float" office:value="0.810783" calcext:value-type="float">
            <text:p>0.810783</text:p>
          </table:table-cell>
          <table:table-cell office:value-type="float" office:value="664282" calcext:value-type="float">
            <text:p>664282</text:p>
          </table:table-cell>
          <table:table-cell table:formula="of:=[.K14]/1000" office:value-type="float" office:value="664.282" calcext:value-type="float">
            <text:p>664.282</text:p>
          </table:table-cell>
          <table:table-cell table:formula="of:=[.K14]/[.B14]" office:value-type="float" office:value="0.1328564" calcext:value-type="float">
            <text:p>0.1328564</text:p>
          </table:table-cell>
          <table:table-cell table:formula="of:=[.L14]/[.B14]" office:value-type="float" office:value="0.0001328564" calcext:value-type="float">
            <text:p>1.33E-04</text:p>
          </table:table-cell>
          <table:table-cell office:value-type="float" office:value="4053807" calcext:value-type="float">
            <text:p>4053807</text:p>
          </table:table-cell>
          <table:table-cell table:formula="of:=[.B14]-[.O14]" office:value-type="float" office:value="946193" calcext:value-type="float">
            <text:p>946193</text:p>
          </table:table-cell>
          <table:table-cell table:formula="of:=[.O14]/([.O14]+[.P14])" office:value-type="float" office:value="0.8107614" calcext:value-type="float">
            <text:p>0.8107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12500" calcext:value-type="string">
            <text:p>0-12500</text:p>
          </table:table-cell>
          <table:table-cell office:value-type="float" office:value="31403" calcext:value-type="float">
            <text:p>31403</text:p>
          </table:table-cell>
          <table:table-cell table:formula="of:=[.D15]/1000" office:value-type="float" office:value="31.403" calcext:value-type="float">
            <text:p>31.403</text:p>
          </table:table-cell>
          <table:table-cell table:formula="of:=[.D15]/[.B15]" office:value-type="float" office:value="0.00062806" calcext:value-type="float">
            <text:p>0.00062806</text:p>
          </table:table-cell>
          <table:table-cell table:formula="of:=[.E15]/[.B15]" office:value-type="float" office:value="0.00000062806" calcext:value-type="float">
            <text:p>6.28E-07</text:p>
          </table:table-cell>
          <table:table-cell office:value-type="float" office:value="40588951" calcext:value-type="float">
            <text:p>40588951</text:p>
          </table:table-cell>
          <table:table-cell table:formula="of:=[.B15]-[.H15]" office:value-type="float" office:value="9411049" calcext:value-type="float">
            <text:p>9411049</text:p>
          </table:table-cell>
          <table:table-cell table:formula="of:=[.H15]/([.H15]+[.I15])" office:value-type="float" office:value="0.81177902" calcext:value-type="float">
            <text:p>0.81177902</text:p>
          </table:table-cell>
          <table:table-cell table:style-name="ce2" office:value-type="float" office:value="7976240" calcext:value-type="float">
            <text:p>7.98E+06</text:p>
          </table:table-cell>
          <table:table-cell table:formula="of:=[.K15]/1000" office:value-type="float" office:value="7976.24" calcext:value-type="float">
            <text:p>7976.24</text:p>
          </table:table-cell>
          <table:table-cell table:formula="of:=[.K15]/[.B15]" office:value-type="float" office:value="0.1595248" calcext:value-type="float">
            <text:p>0.1595248</text:p>
          </table:table-cell>
          <table:table-cell table:formula="of:=[.L15]/[.B15]" office:value-type="float" office:value="0.0001595248" calcext:value-type="float">
            <text:p>1.60E-04</text:p>
          </table:table-cell>
          <table:table-cell office:value-type="float" office:value="40591688" calcext:value-type="float">
            <text:p>40591688</text:p>
          </table:table-cell>
          <table:table-cell table:formula="of:=[.B15]-[.O15]" office:value-type="float" office:value="9408312" calcext:value-type="float">
            <text:p>9408312</text:p>
          </table:table-cell>
          <table:table-cell table:formula="of:=[.O15]/([.O15]+[.P15])" office:value-type="float" office:value="0.81183376" calcext:value-type="float">
            <text:p>0.8118337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12500" calcext:value-type="string">
            <text:p>0-12500</text:p>
          </table:table-cell>
          <table:table-cell office:value-type="float" office:value="36" calcext:value-type="float">
            <text:p>36</text:p>
          </table:table-cell>
          <table:table-cell table:formula="of:=[.D17]/1000" office:value-type="float" office:value="0.036" calcext:value-type="float">
            <text:p>0.036</text:p>
          </table:table-cell>
          <table:table-cell table:formula="of:=[.D17]/[.B17]" office:value-type="float" office:value="0.00072" calcext:value-type="float">
            <text:p>0.00072</text:p>
          </table:table-cell>
          <table:table-cell table:formula="of:=[.E17]/[.B17]" office:value-type="float" office:value="0.00000072" calcext:value-type="float">
            <text:p>7.20E-07</text:p>
          </table:table-cell>
          <table:table-cell office:value-type="float" office:value="34531" calcext:value-type="float">
            <text:p>34531</text:p>
          </table:table-cell>
          <table:table-cell table:formula="of:=[.B17]-[.H17]" office:value-type="float" office:value="15469" calcext:value-type="float">
            <text:p>15469</text:p>
          </table:table-cell>
          <table:table-cell table:formula="of:=[.H17]/([.H17]+[.I17])" office:value-type="float" office:value="0.69062" calcext:value-type="float">
            <text:p>0.69062</text:p>
          </table:table-cell>
          <table:table-cell office:value-type="float" office:value="5894" calcext:value-type="float">
            <text:p>5894</text:p>
          </table:table-cell>
          <table:table-cell table:formula="of:=[.K17]/1000" office:value-type="float" office:value="5.894" calcext:value-type="float">
            <text:p>5.894</text:p>
          </table:table-cell>
          <table:table-cell table:formula="of:=[.K17]/[.B17]" office:value-type="float" office:value="0.11788" calcext:value-type="float">
            <text:p>0.11788</text:p>
          </table:table-cell>
          <table:table-cell table:formula="of:=[.L17]/[.B17]" office:value-type="float" office:value="0.00011788" calcext:value-type="float">
            <text:p>1.18E-04</text:p>
          </table:table-cell>
          <table:table-cell office:value-type="float" office:value="34592" calcext:value-type="float">
            <text:p>34592</text:p>
          </table:table-cell>
          <table:table-cell table:formula="of:=[.B17]-[.O17]" office:value-type="float" office:value="15408" calcext:value-type="float">
            <text:p>15408</text:p>
          </table:table-cell>
          <table:table-cell table:formula="of:=[.O17]/([.O17]+[.P17])" office:value-type="float" office:value="0.69184" calcext:value-type="float">
            <text:p>0.69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12500" calcext:value-type="string">
            <text:p>0-12500</text:p>
          </table:table-cell>
          <table:table-cell office:value-type="float" office:value="308" calcext:value-type="float">
            <text:p>308</text:p>
          </table:table-cell>
          <table:table-cell table:formula="of:=[.D18]/1000" office:value-type="float" office:value="0.308" calcext:value-type="float">
            <text:p>0.308</text:p>
          </table:table-cell>
          <table:table-cell table:formula="of:=[.D18]/[.B18]" office:value-type="float" office:value="0.000616" calcext:value-type="float">
            <text:p>0.000616</text:p>
          </table:table-cell>
          <table:table-cell table:formula="of:=[.E18]/[.B18]" office:value-type="float" office:value="0.000000616" calcext:value-type="float">
            <text:p>6.16E-07</text:p>
          </table:table-cell>
          <table:table-cell office:value-type="float" office:value="399970" calcext:value-type="float">
            <text:p>399970</text:p>
          </table:table-cell>
          <table:table-cell table:formula="of:=[.B18]-[.H18]" office:value-type="float" office:value="100030" calcext:value-type="float">
            <text:p>100030</text:p>
          </table:table-cell>
          <table:table-cell table:formula="of:=[.H18]/([.H18]+[.I18])" office:value-type="float" office:value="0.79994" calcext:value-type="float">
            <text:p>0.79994</text:p>
          </table:table-cell>
          <table:table-cell office:value-type="float" office:value="65510" calcext:value-type="float">
            <text:p>65510</text:p>
          </table:table-cell>
          <table:table-cell table:formula="of:=[.K18]/1000" office:value-type="float" office:value="65.51" calcext:value-type="float">
            <text:p>65.51</text:p>
          </table:table-cell>
          <table:table-cell table:formula="of:=[.K18]/[.B18]" office:value-type="float" office:value="0.13102" calcext:value-type="float">
            <text:p>0.13102</text:p>
          </table:table-cell>
          <table:table-cell table:formula="of:=[.L18]/[.B18]" office:value-type="float" office:value="0.00013102" calcext:value-type="float">
            <text:p>1.31E-04</text:p>
          </table:table-cell>
          <table:table-cell office:value-type="float" office:value="399589" calcext:value-type="float">
            <text:p>399589</text:p>
          </table:table-cell>
          <table:table-cell table:formula="of:=[.B18]-[.O18]" office:value-type="float" office:value="100411" calcext:value-type="float">
            <text:p>100411</text:p>
          </table:table-cell>
          <table:table-cell table:formula="of:=[.O18]/([.O18]+[.P18])" office:value-type="float" office:value="0.799178" calcext:value-type="float">
            <text:p>0.799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12500" calcext:value-type="string">
            <text:p>0-12500</text:p>
          </table:table-cell>
          <table:table-cell office:value-type="float" office:value="3494" calcext:value-type="float">
            <text:p>3494</text:p>
          </table:table-cell>
          <table:table-cell table:formula="of:=[.D19]/1000" office:value-type="float" office:value="3.494" calcext:value-type="float">
            <text:p>3.494</text:p>
          </table:table-cell>
          <table:table-cell table:formula="of:=[.D19]/[.B19]" office:value-type="float" office:value="0.0006988" calcext:value-type="float">
            <text:p>0.0006988</text:p>
          </table:table-cell>
          <table:table-cell table:formula="of:=[.E19]/[.B19]" office:value-type="float" office:value="0.0000006988" calcext:value-type="float">
            <text:p>6.99E-07</text:p>
          </table:table-cell>
          <table:table-cell office:value-type="float" office:value="4053961" calcext:value-type="float">
            <text:p>4053961</text:p>
          </table:table-cell>
          <table:table-cell table:formula="of:=[.B19]-[.H19]" office:value-type="float" office:value="946039" calcext:value-type="float">
            <text:p>946039</text:p>
          </table:table-cell>
          <table:table-cell table:formula="of:=[.H19]/([.H19]+[.I19])" office:value-type="float" office:value="0.8107922" calcext:value-type="float">
            <text:p>0.8107922</text:p>
          </table:table-cell>
          <table:table-cell office:value-type="float" office:value="644292" calcext:value-type="float">
            <text:p>644292</text:p>
          </table:table-cell>
          <table:table-cell table:formula="of:=[.K19]/1000" office:value-type="float" office:value="644.292" calcext:value-type="float">
            <text:p>644.292</text:p>
          </table:table-cell>
          <table:table-cell table:formula="of:=[.K19]/[.B19]" office:value-type="float" office:value="0.1288584" calcext:value-type="float">
            <text:p>0.1288584</text:p>
          </table:table-cell>
          <table:table-cell table:formula="of:=[.L19]/[.B19]" office:value-type="float" office:value="0.0001288584" calcext:value-type="float">
            <text:p>1.29E-04</text:p>
          </table:table-cell>
          <table:table-cell office:value-type="float" office:value="4053283" calcext:value-type="float">
            <text:p>4053283</text:p>
          </table:table-cell>
          <table:table-cell table:formula="of:=[.B19]-[.O19]" office:value-type="float" office:value="946717" calcext:value-type="float">
            <text:p>946717</text:p>
          </table:table-cell>
          <table:table-cell table:formula="of:=[.O19]/([.O19]+[.P19])" office:value-type="float" office:value="0.8106566" calcext:value-type="float">
            <text:p>0.81065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12500" calcext:value-type="string">
            <text:p>0-12500</text:p>
          </table:table-cell>
          <table:table-cell office:value-type="float" office:value="49035" calcext:value-type="float">
            <text:p>49035</text:p>
          </table:table-cell>
          <table:table-cell table:formula="of:=[.D20]/1000" office:value-type="float" office:value="49.035" calcext:value-type="float">
            <text:p>49.035</text:p>
          </table:table-cell>
          <table:table-cell table:formula="of:=[.D20]/[.B20]" office:value-type="float" office:value="0.0009807" calcext:value-type="float">
            <text:p>0.0009807</text:p>
          </table:table-cell>
          <table:table-cell table:formula="of:=[.E20]/[.B20]" office:value-type="float" office:value="0.0000009807" calcext:value-type="float">
            <text:p>9.81E-07</text:p>
          </table:table-cell>
          <table:table-cell office:value-type="float" office:value="40590327" calcext:value-type="float">
            <text:p>40590327</text:p>
          </table:table-cell>
          <table:table-cell table:formula="of:=[.B20]-[.H20]" office:value-type="float" office:value="9409673" calcext:value-type="float">
            <text:p>9409673</text:p>
          </table:table-cell>
          <table:table-cell table:formula="of:=[.H20]/([.H20]+[.I20])" office:value-type="float" office:value="0.81180654" calcext:value-type="float">
            <text:p>0.81180654</text:p>
          </table:table-cell>
          <table:table-cell table:style-name="ce2" office:value-type="float" office:value="7044580" calcext:value-type="float">
            <text:p>7.04E+06</text:p>
          </table:table-cell>
          <table:table-cell table:formula="of:=[.K20]/1000" office:value-type="float" office:value="7044.58" calcext:value-type="float">
            <text:p>7044.58</text:p>
          </table:table-cell>
          <table:table-cell table:formula="of:=[.K20]/[.B20]" office:value-type="float" office:value="0.1408916" calcext:value-type="float">
            <text:p>0.1408916</text:p>
          </table:table-cell>
          <table:table-cell table:formula="of:=[.L20]/[.B20]" office:value-type="float" office:value="0.0001408916" calcext:value-type="float">
            <text:p>1.41E-04</text:p>
          </table:table-cell>
          <table:table-cell office:value-type="float" office:value="40586249" calcext:value-type="float">
            <text:p>40586249</text:p>
          </table:table-cell>
          <table:table-cell table:formula="of:=[.B20]-[.O20]" office:value-type="float" office:value="9413751" calcext:value-type="float">
            <text:p>9413751</text:p>
          </table:table-cell>
          <table:table-cell table:formula="of:=[.O20]/([.O20]+[.P20])" office:value-type="float" office:value="0.81172498" calcext:value-type="float">
            <text:p>0.8117249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12500" calcext:value-type="string">
            <text:p>0-12500</text:p>
          </table:table-cell>
          <table:table-cell office:value-type="float" office:value="30" calcext:value-type="float">
            <text:p>30</text:p>
          </table:table-cell>
          <table:table-cell table:formula="of:=[.D22]/1000" office:value-type="float" office:value="0.03" calcext:value-type="float">
            <text:p>0.03</text:p>
          </table:table-cell>
          <table:table-cell table:formula="of:=[.D22]/[.B22]" office:value-type="float" office:value="0.0006" calcext:value-type="float">
            <text:p>0.0006</text:p>
          </table:table-cell>
          <table:table-cell table:formula="of:=[.E22]/[.B22]" office:value-type="float" office:value="0.0000006" calcext:value-type="float">
            <text:p>6.00E-07</text:p>
          </table:table-cell>
          <table:table-cell office:value-type="float" office:value="34628" calcext:value-type="float">
            <text:p>34628</text:p>
          </table:table-cell>
          <table:table-cell table:formula="of:=[.B22]-[.H22]" office:value-type="float" office:value="15372" calcext:value-type="float">
            <text:p>15372</text:p>
          </table:table-cell>
          <table:table-cell table:formula="of:=[.H22]/([.H22]+[.I22])" office:value-type="float" office:value="0.69256" calcext:value-type="float">
            <text:p>0.69256</text:p>
          </table:table-cell>
          <table:table-cell office:value-type="float" office:value="5995" calcext:value-type="float">
            <text:p>5995</text:p>
          </table:table-cell>
          <table:table-cell table:formula="of:=[.K22]/1000" office:value-type="float" office:value="5.995" calcext:value-type="float">
            <text:p>5.995</text:p>
          </table:table-cell>
          <table:table-cell table:formula="of:=[.K22]/[.B22]" office:value-type="float" office:value="0.1199" calcext:value-type="float">
            <text:p>0.1199</text:p>
          </table:table-cell>
          <table:table-cell table:formula="of:=[.L22]/[.B22]" office:value-type="float" office:value="0.0001199" calcext:value-type="float">
            <text:p>1.20E-04</text:p>
          </table:table-cell>
          <table:table-cell office:value-type="float" office:value="34480" calcext:value-type="float">
            <text:p>34480</text:p>
          </table:table-cell>
          <table:table-cell table:formula="of:=[.B22]-[.O22]" office:value-type="float" office:value="15520" calcext:value-type="float">
            <text:p>15520</text:p>
          </table:table-cell>
          <table:table-cell table:formula="of:=[.O22]/([.O22]+[.P22])" office:value-type="float" office:value="0.6896" calcext:value-type="float">
            <text:p>0.6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12500" calcext:value-type="string">
            <text:p>0-12500</text:p>
          </table:table-cell>
          <table:table-cell office:value-type="float" office:value="308" calcext:value-type="float">
            <text:p>308</text:p>
          </table:table-cell>
          <table:table-cell table:formula="of:=[.D23]/1000" office:value-type="float" office:value="0.308" calcext:value-type="float">
            <text:p>0.308</text:p>
          </table:table-cell>
          <table:table-cell table:formula="of:=[.D23]/[.B23]" office:value-type="float" office:value="0.000616" calcext:value-type="float">
            <text:p>0.000616</text:p>
          </table:table-cell>
          <table:table-cell table:formula="of:=[.E23]/[.B23]" office:value-type="float" office:value="0.000000616" calcext:value-type="float">
            <text:p>6.16E-07</text:p>
          </table:table-cell>
          <table:table-cell office:value-type="float" office:value="399778" calcext:value-type="float">
            <text:p>399778</text:p>
          </table:table-cell>
          <table:table-cell table:formula="of:=[.B23]-[.H23]" office:value-type="float" office:value="100222" calcext:value-type="float">
            <text:p>100222</text:p>
          </table:table-cell>
          <table:table-cell table:formula="of:=[.H23]/([.H23]+[.I23])" office:value-type="float" office:value="0.799556" calcext:value-type="float">
            <text:p>0.799556</text:p>
          </table:table-cell>
          <table:table-cell office:value-type="float" office:value="65445" calcext:value-type="float">
            <text:p>65445</text:p>
          </table:table-cell>
          <table:table-cell table:formula="of:=[.K23]/1000" office:value-type="float" office:value="65.445" calcext:value-type="float">
            <text:p>65.445</text:p>
          </table:table-cell>
          <table:table-cell table:formula="of:=[.K23]/[.B23]" office:value-type="float" office:value="0.13089" calcext:value-type="float">
            <text:p>0.13089</text:p>
          </table:table-cell>
          <table:table-cell table:formula="of:=[.L23]/[.B23]" office:value-type="float" office:value="0.00013089" calcext:value-type="float">
            <text:p>1.31E-04</text:p>
          </table:table-cell>
          <table:table-cell office:value-type="float" office:value="399785" calcext:value-type="float">
            <text:p>399785</text:p>
          </table:table-cell>
          <table:table-cell table:formula="of:=[.B23]-[.O23]" office:value-type="float" office:value="100215" calcext:value-type="float">
            <text:p>100215</text:p>
          </table:table-cell>
          <table:table-cell table:formula="of:=[.O23]/([.O23]+[.P23])" office:value-type="float" office:value="0.79957" calcext:value-type="float">
            <text:p>0.799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12500" calcext:value-type="string">
            <text:p>0-12500</text:p>
          </table:table-cell>
          <table:table-cell office:value-type="float" office:value="3103" calcext:value-type="float">
            <text:p>3103</text:p>
          </table:table-cell>
          <table:table-cell table:formula="of:=[.D24]/1000" office:value-type="float" office:value="3.103" calcext:value-type="float">
            <text:p>3.103</text:p>
          </table:table-cell>
          <table:table-cell table:formula="of:=[.D24]/[.B24]" office:value-type="float" office:value="0.0006206" calcext:value-type="float">
            <text:p>0.0006206</text:p>
          </table:table-cell>
          <table:table-cell table:formula="of:=[.E24]/[.B24]" office:value-type="float" office:value="0.0000006206" calcext:value-type="float">
            <text:p>6.21E-07</text:p>
          </table:table-cell>
          <table:table-cell office:value-type="float" office:value="4054381" calcext:value-type="float">
            <text:p>4054381</text:p>
          </table:table-cell>
          <table:table-cell table:formula="of:=[.B24]-[.H24]" office:value-type="float" office:value="945619" calcext:value-type="float">
            <text:p>945619</text:p>
          </table:table-cell>
          <table:table-cell table:formula="of:=[.H24]/([.H24]+[.I24])" office:value-type="float" office:value="0.8108762" calcext:value-type="float">
            <text:p>0.8108762</text:p>
          </table:table-cell>
          <table:table-cell office:value-type="float" office:value="645879" calcext:value-type="float">
            <text:p>645879</text:p>
          </table:table-cell>
          <table:table-cell table:formula="of:=[.K24]/1000" office:value-type="float" office:value="645.879" calcext:value-type="float">
            <text:p>645.879</text:p>
          </table:table-cell>
          <table:table-cell table:formula="of:=[.K24]/[.B24]" office:value-type="float" office:value="0.1291758" calcext:value-type="float">
            <text:p>0.1291758</text:p>
          </table:table-cell>
          <table:table-cell table:formula="of:=[.L24]/[.B24]" office:value-type="float" office:value="0.0001291758" calcext:value-type="float">
            <text:p>1.29E-04</text:p>
          </table:table-cell>
          <table:table-cell office:value-type="float" office:value="4052784" calcext:value-type="float">
            <text:p>4052784</text:p>
          </table:table-cell>
          <table:table-cell table:formula="of:=[.B24]-[.O24]" office:value-type="float" office:value="947216" calcext:value-type="float">
            <text:p>947216</text:p>
          </table:table-cell>
          <table:table-cell table:formula="of:=[.O24]/([.O24]+[.P24])" office:value-type="float" office:value="0.8105568" calcext:value-type="float">
            <text:p>0.8105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12500" calcext:value-type="string">
            <text:p>0-12500</text:p>
          </table:table-cell>
          <table:table-cell office:value-type="float" office:value="34817" calcext:value-type="float">
            <text:p>34817</text:p>
          </table:table-cell>
          <table:table-cell table:formula="of:=[.D25]/1000" office:value-type="float" office:value="34.817" calcext:value-type="float">
            <text:p>34.817</text:p>
          </table:table-cell>
          <table:table-cell table:formula="of:=[.D25]/[.B25]" office:value-type="float" office:value="0.00069634" calcext:value-type="float">
            <text:p>0.00069634</text:p>
          </table:table-cell>
          <table:table-cell table:formula="of:=[.E25]/[.B25]" office:value-type="float" office:value="0.00000069634" calcext:value-type="float">
            <text:p>6.96E-07</text:p>
          </table:table-cell>
          <table:table-cell office:value-type="float" office:value="40592319" calcext:value-type="float">
            <text:p>40592319</text:p>
          </table:table-cell>
          <table:table-cell table:formula="of:=[.B25]-[.H25]" office:value-type="float" office:value="9407681" calcext:value-type="float">
            <text:p>9407681</text:p>
          </table:table-cell>
          <table:table-cell table:formula="of:=[.H25]/([.H25]+[.I25])" office:value-type="float" office:value="0.81184638" calcext:value-type="float">
            <text:p>0.81184638</text:p>
          </table:table-cell>
          <table:table-cell table:style-name="ce2" office:value-type="float" office:value="6603020" calcext:value-type="float">
            <text:p>6.60E+06</text:p>
          </table:table-cell>
          <table:table-cell table:formula="of:=[.K25]/1000" office:value-type="float" office:value="6603.02" calcext:value-type="float">
            <text:p>6603.02</text:p>
          </table:table-cell>
          <table:table-cell table:formula="of:=[.K25]/[.B25]" office:value-type="float" office:value="0.1320604" calcext:value-type="float">
            <text:p>0.1320604</text:p>
          </table:table-cell>
          <table:table-cell table:formula="of:=[.L25]/[.B25]" office:value-type="float" office:value="0.0001320604" calcext:value-type="float">
            <text:p>1.32E-04</text:p>
          </table:table-cell>
          <table:table-cell office:value-type="float" office:value="40589898" calcext:value-type="float">
            <text:p>40589898</text:p>
          </table:table-cell>
          <table:table-cell table:formula="of:=[.B25]-[.O25]" office:value-type="float" office:value="9410102" calcext:value-type="float">
            <text:p>9410102</text:p>
          </table:table-cell>
          <table:table-cell table:formula="of:=[.O25]/([.O25]+[.P25])" office:value-type="float" office:value="0.81179796" calcext:value-type="float">
            <text:p>0.8117979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12500" calcext:value-type="string">
            <text:p>0-12500</text:p>
          </table:table-cell>
          <table:table-cell table:formula="of:=([.D2] + [.D7] + [.D12] + [.D17] + [.D22])/5" office:value-type="float" office:value="31" calcext:value-type="float">
            <text:p>31</text:p>
          </table:table-cell>
          <table:table-cell table:formula="of:=([.E2] + [.E7] + [.E12] + [.E17] + [.E22])/5" office:value-type="float" office:value="0.031" calcext:value-type="float">
            <text:p>0.031</text:p>
          </table:table-cell>
          <table:table-cell table:formula="of:=([.F2] + [.F7] + [.F12] + [.F17] + [.F22])/5" office:value-type="float" office:value="0.00062" calcext:value-type="float">
            <text:p>0.00062</text:p>
          </table:table-cell>
          <table:table-cell table:style-name="Default" table:formula="of:=([.G2] + [.G7] + [.G12] + [.G17] + [.G22])/5" office:value-type="float" office:value="0.00000062" calcext:value-type="float">
            <text:p>6.2E-07</text:p>
          </table:table-cell>
          <table:table-cell table:formula="of:=([.H2] + [.H7] + [.H12] + [.H17] + [.H22])/5" office:value-type="float" office:value="34558.4" calcext:value-type="float">
            <text:p>34558.4</text:p>
          </table:table-cell>
          <table:table-cell table:formula="of:=([.I2] + [.I7] + [.I12] + [.I17] + [.I22])/5" office:value-type="float" office:value="15441.6" calcext:value-type="float">
            <text:p>15441.6</text:p>
          </table:table-cell>
          <table:table-cell table:formula="of:=([.J2] + [.J7] + [.J12] + [.J17] + [.J22])/5" office:value-type="float" office:value="0.691168" calcext:value-type="float">
            <text:p>0.691168</text:p>
          </table:table-cell>
          <table:table-cell table:formula="of:=([.K2] + [.K7] + [.K12] + [.K17] + [.K22])/5" office:value-type="float" office:value="5954.4" calcext:value-type="float">
            <text:p>5954.4</text:p>
          </table:table-cell>
          <table:table-cell table:formula="of:=([.L2] + [.L7] + [.L12] + [.L17] + [.L22])/5" office:value-type="float" office:value="5.9544" calcext:value-type="float">
            <text:p>5.9544</text:p>
          </table:table-cell>
          <table:table-cell table:formula="of:=([.M2] + [.M7] + [.M12] + [.M17] + [.M22])/5" office:value-type="float" office:value="0.119088" calcext:value-type="float">
            <text:p>0.119088</text:p>
          </table:table-cell>
          <table:table-cell table:style-name="Default" table:formula="of:=([.N2] + [.N7] + [.N12] + [.N17] + [.N22])/5" office:value-type="float" office:value="0.000119088" calcext:value-type="float">
            <text:p>0.000119088</text:p>
          </table:table-cell>
          <table:table-cell table:formula="of:=([.O2] + [.O7] + [.O12] + [.O17] + [.O22])/5" office:value-type="float" office:value="34480" calcext:value-type="float">
            <text:p>34480</text:p>
          </table:table-cell>
          <table:table-cell table:formula="of:=([.P2] + [.P7] + [.P12] + [.P17] + [.P22])/5" office:value-type="float" office:value="15520" calcext:value-type="float">
            <text:p>15520</text:p>
          </table:table-cell>
          <table:table-cell table:formula="of:=([.Q2] + [.Q7] + [.Q12] + [.Q17] + [.Q22])/5" office:value-type="float" office:value="0.6896" calcext:value-type="float">
            <text:p>0.68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12500" calcext:value-type="string">
            <text:p>0-12500</text:p>
          </table:table-cell>
          <table:table-cell table:formula="of:=([.D3] + [.D8] + [.D13] + [.D18] + [.D23])/5" office:value-type="float" office:value="310.6" calcext:value-type="float">
            <text:p>310.6</text:p>
          </table:table-cell>
          <table:table-cell table:formula="of:=([.E3] + [.E8] + [.E13] + [.E18] + [.E23])/5" office:value-type="float" office:value="0.3106" calcext:value-type="float">
            <text:p>0.3106</text:p>
          </table:table-cell>
          <table:table-cell table:formula="of:=([.F3] + [.F8] + [.F13] + [.F18] + [.F23])/5" office:value-type="float" office:value="0.0006212" calcext:value-type="float">
            <text:p>0.0006212</text:p>
          </table:table-cell>
          <table:table-cell table:style-name="Default" table:formula="of:=([.G3] + [.G8] + [.G13] + [.G18] + [.G23])/5" office:value-type="float" office:value="0.0000006212" calcext:value-type="float">
            <text:p>6.212E-07</text:p>
          </table:table-cell>
          <table:table-cell table:formula="of:=([.H3] + [.H8] + [.H13] + [.H18] + [.H23])/5" office:value-type="float" office:value="399928.2" calcext:value-type="float">
            <text:p>399928.2</text:p>
          </table:table-cell>
          <table:table-cell table:formula="of:=([.I3] + [.I8] + [.I13] + [.I18] + [.I23])/5" office:value-type="float" office:value="100071.8" calcext:value-type="float">
            <text:p>100071.8</text:p>
          </table:table-cell>
          <table:table-cell table:formula="of:=([.J3] + [.J8] + [.J13] + [.J18] + [.J23])/5" office:value-type="float" office:value="0.7998564" calcext:value-type="float">
            <text:p>0.7998564</text:p>
          </table:table-cell>
          <table:table-cell table:formula="of:=([.K3] + [.K8] + [.K13] + [.K18] + [.K23])/5" office:value-type="float" office:value="65623.8" calcext:value-type="float">
            <text:p>65623.8</text:p>
          </table:table-cell>
          <table:table-cell table:formula="of:=([.L3] + [.L8] + [.L13] + [.L18] + [.L23])/5" office:value-type="float" office:value="65.6238" calcext:value-type="float">
            <text:p>65.6238</text:p>
          </table:table-cell>
          <table:table-cell table:formula="of:=([.M3] + [.M8] + [.M13] + [.M18] + [.M23])/5" office:value-type="float" office:value="0.1312476" calcext:value-type="float">
            <text:p>0.1312476</text:p>
          </table:table-cell>
          <table:table-cell table:style-name="Default" table:formula="of:=([.N3] + [.N8] + [.N13] + [.N18] + [.N23])/5" office:value-type="float" office:value="0.0001312476" calcext:value-type="float">
            <text:p>0.0001312476</text:p>
          </table:table-cell>
          <table:table-cell table:formula="of:=([.O3] + [.O8] + [.O13] + [.O18] + [.O23])/5" office:value-type="float" office:value="399673.4" calcext:value-type="float">
            <text:p>399673.4</text:p>
          </table:table-cell>
          <table:table-cell table:formula="of:=([.P3] + [.P8] + [.P13] + [.P18] + [.P23])/5" office:value-type="float" office:value="100326.6" calcext:value-type="float">
            <text:p>100326.6</text:p>
          </table:table-cell>
          <table:table-cell table:formula="of:=([.Q3] + [.Q8] + [.Q13] + [.Q18] + [.Q23])/5" office:value-type="float" office:value="0.7993468" calcext:value-type="float">
            <text:p>0.799346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12500" calcext:value-type="string">
            <text:p>0-12500</text:p>
          </table:table-cell>
          <table:table-cell table:formula="of:=([.D4] + [.D9] + [.D14] + [.D19] + [.D24])/5" office:value-type="float" office:value="3160.8" calcext:value-type="float">
            <text:p>3160.8</text:p>
          </table:table-cell>
          <table:table-cell table:formula="of:=([.E4] + [.E9] + [.E14] + [.E19] + [.E24])/5" office:value-type="float" office:value="3.1608" calcext:value-type="float">
            <text:p>3.1608</text:p>
          </table:table-cell>
          <table:table-cell table:formula="of:=([.F4] + [.F9] + [.F14] + [.F19] + [.F24])/5" office:value-type="float" office:value="0.00063216" calcext:value-type="float">
            <text:p>0.00063216</text:p>
          </table:table-cell>
          <table:table-cell table:style-name="Default" table:formula="of:=([.G4] + [.G9] + [.G14] + [.G19] + [.G24])/5" office:value-type="float" office:value="0.00000063216" calcext:value-type="float">
            <text:p>6.3216E-07</text:p>
          </table:table-cell>
          <table:table-cell table:formula="of:=([.H4] + [.H9] + [.H14] + [.H19] + [.H24])/5" office:value-type="float" office:value="4053667.6" calcext:value-type="float">
            <text:p>4053667.6</text:p>
          </table:table-cell>
          <table:table-cell table:formula="of:=([.I4] + [.I9] + [.I14] + [.I19] + [.I24])/5" office:value-type="float" office:value="946332.4" calcext:value-type="float">
            <text:p>946332.4</text:p>
          </table:table-cell>
          <table:table-cell table:formula="of:=([.J4] + [.J9] + [.J14] + [.J19] + [.J24])/5" office:value-type="float" office:value="0.81073352" calcext:value-type="float">
            <text:p>0.81073352</text:p>
          </table:table-cell>
          <table:table-cell table:formula="of:=([.K4] + [.K9] + [.K14] + [.K19] + [.K24])/5" office:value-type="float" office:value="655448.4" calcext:value-type="float">
            <text:p>655448.4</text:p>
          </table:table-cell>
          <table:table-cell table:formula="of:=([.L4] + [.L9] + [.L14] + [.L19] + [.L24])/5" office:value-type="float" office:value="655.4484" calcext:value-type="float">
            <text:p>655.4484</text:p>
          </table:table-cell>
          <table:table-cell table:formula="of:=([.M4] + [.M9] + [.M14] + [.M19] + [.M24])/5" office:value-type="float" office:value="0.13108968" calcext:value-type="float">
            <text:p>0.13108968</text:p>
          </table:table-cell>
          <table:table-cell table:style-name="Default" table:formula="of:=([.N4] + [.N9] + [.N14] + [.N19] + [.N24])/5" office:value-type="float" office:value="0.00013108968" calcext:value-type="float">
            <text:p>0.00013108968</text:p>
          </table:table-cell>
          <table:table-cell table:formula="of:=([.O4] + [.O9] + [.O14] + [.O19] + [.O24])/5" office:value-type="float" office:value="4053012.2" calcext:value-type="float">
            <text:p>4053012.2</text:p>
          </table:table-cell>
          <table:table-cell table:formula="of:=([.P4] + [.P9] + [.P14] + [.P19] + [.P24])/5" office:value-type="float" office:value="946987.8" calcext:value-type="float">
            <text:p>946987.8</text:p>
          </table:table-cell>
          <table:table-cell table:formula="of:=([.Q4] + [.Q9] + [.Q14] + [.Q19] + [.Q24])/5" office:value-type="float" office:value="0.81060244" calcext:value-type="float">
            <text:p>0.810602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12500" calcext:value-type="string">
            <text:p>0-12500</text:p>
          </table:table-cell>
          <table:table-cell table:formula="of:=([.D5] + [.D10] + [.D15] + [.D20] + [.D25])/5" office:value-type="float" office:value="35797.2" calcext:value-type="float">
            <text:p>35797.2</text:p>
          </table:table-cell>
          <table:table-cell table:formula="of:=([.E5] + [.E10] + [.E15] + [.E20] + [.E25])/5" office:value-type="float" office:value="35.7972" calcext:value-type="float">
            <text:p>35.7972</text:p>
          </table:table-cell>
          <table:table-cell table:formula="of:=([.F5] + [.F10] + [.F15] + [.F20] + [.F25])/5" office:value-type="float" office:value="0.000715944" calcext:value-type="float">
            <text:p>0.000715944</text:p>
          </table:table-cell>
          <table:table-cell table:style-name="Default" table:formula="of:=([.G5] + [.G10] + [.G15] + [.G20] + [.G25])/5" office:value-type="float" office:value="0.000000715944" calcext:value-type="float">
            <text:p>7.15944E-07</text:p>
          </table:table-cell>
          <table:table-cell table:formula="of:=([.H5] + [.H10] + [.H15] + [.H20] + [.H25])/5" office:value-type="float" office:value="40589851" calcext:value-type="float">
            <text:p>40589851</text:p>
          </table:table-cell>
          <table:table-cell table:formula="of:=([.I5] + [.I10] + [.I15] + [.I20] + [.I25])/5" office:value-type="float" office:value="9410149" calcext:value-type="float">
            <text:p>9410149</text:p>
          </table:table-cell>
          <table:table-cell table:formula="of:=([.J5] + [.J10] + [.J15] + [.J20] + [.J25])/5" office:value-type="float" office:value="0.81179702" calcext:value-type="float">
            <text:p>0.81179702</text:p>
          </table:table-cell>
          <table:table-cell table:formula="of:=([.K5] + [.K10] + [.K15] + [.K20] + [.K25])/5" office:value-type="float" office:value="6935658" calcext:value-type="float">
            <text:p>6935658</text:p>
          </table:table-cell>
          <table:table-cell table:formula="of:=([.L5] + [.L10] + [.L15] + [.L20] + [.L25])/5" office:value-type="float" office:value="6935.658" calcext:value-type="float">
            <text:p>6935.658</text:p>
          </table:table-cell>
          <table:table-cell table:formula="of:=([.M5] + [.M10] + [.M15] + [.M20] + [.M25])/5" office:value-type="float" office:value="0.13871316" calcext:value-type="float">
            <text:p>0.13871316</text:p>
          </table:table-cell>
          <table:table-cell table:style-name="Default" table:formula="of:=([.N5] + [.N10] + [.N15] + [.N20] + [.N25])/5" office:value-type="float" office:value="0.00013871316" calcext:value-type="float">
            <text:p>0.00013871316</text:p>
          </table:table-cell>
          <table:table-cell table:formula="of:=([.O5] + [.O10] + [.O15] + [.O20] + [.O25])/5" office:value-type="float" office:value="40587956.6" calcext:value-type="float">
            <text:p>40587956.6</text:p>
          </table:table-cell>
          <table:table-cell table:formula="of:=([.P5] + [.P10] + [.P15] + [.P20] + [.P25])/5" office:value-type="float" office:value="9412043.4" calcext:value-type="float">
            <text:p>9412043.4</text:p>
          </table:table-cell>
          <table:table-cell table:formula="of:=([.Q5] + [.Q10] + [.Q15] + [.Q20] + [.Q25])/5" office:value-type="float" office:value="0.811759132" calcext:value-type="float">
            <text:p>0.811759132</text:p>
          </table:table-cell>
        </table:table-row>
      </table:table>
      <table:table table:name="RANDOM, CACHE 10000, ENTRY RANGE 0-25000" table:style-name="ta1">
        <table:shapes>
          <draw:frame draw:z-index="0" draw:style-name="gr1" draw:text-style-name="P1" svg:width="453.46pt" svg:height="300.42pt" svg:x="1123.88pt" svg:y="27.86pt">
            <draw:object draw:notify-on-update-of-ranges="'RANDOM, CACHE 10000, ENTRY RANGE 0-25000'.B2:'RANDOM, CACHE 10000, ENTRY RANGE 0-25000'.B5 'RANDOM, CACHE 10000, ENTRY RANGE 0-25000'.E1:'RANDOM, CACHE 10000, ENTRY RANGE 0-25000'.E1 'RANDOM, CACHE 10000, ENTRY RANGE 0-25000'.E2:'RANDOM, CACHE 10000, ENTRY RANGE 0-25000'.E5 'RANDOM, CACHE 10000, ENTRY RANGE 0-25000'.B2:'RANDOM, CACHE 10000, ENTRY RANGE 0-25000'.B5 'RANDOM, CACHE 10000, ENTRY RANGE 0-25000'.L1:'RANDOM, CACHE 10000, ENTRY RANGE 0-25000'.L1 'RANDOM, CACHE 10000, ENTRY RANGE 0-25000'.L2:'RANDOM, CACHE 10000, ENTRY RANGE 0-25000'.L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300.42pt" svg:x="1116.14pt" svg:y="336.59pt">
            <draw:object draw:notify-on-update-of-range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B27:'RANDOM, CACHE 10000, ENTRY RANGE 0-25000'.B30 'RANDOM, CACHE 10000, ENTRY RANGE 0-25000'.L1:'RANDOM, CACHE 10000, ENTRY RANGE 0-25000'.L1 'RANDOM, CACHE 10000, ENTRY RANGE 0-25000'.L27:'RANDOM, CACHE 10000, ENTRY RANGE 0-25000'.L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46pt" svg:height="300.42pt" svg:x="1576.6pt" svg:y="342.6pt">
            <draw:object draw:notify-on-update-of-range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B27:'RANDOM, CACHE 10000, ENTRY RANGE 0-25000'.B30 'RANDOM, CACHE 10000, ENTRY RANGE 0-25000'.N1:'RANDOM, CACHE 10000, ENTRY RANGE 0-25000'.N1 'RANDOM, CACHE 10000, ENTRY RANGE 0-25000'.N27:'RANDOM, CACHE 10000, ENTRY RANGE 0-25000'.N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38" calcext:value-type="float">
            <text:p>38</text:p>
          </table:table-cell>
          <table:table-cell table:formula="of:=[.D2]/1000" office:value-type="float" office:value="0.038" calcext:value-type="float">
            <text:p>0.038</text:p>
          </table:table-cell>
          <table:table-cell table:formula="of:=[.D2]/[.B2]" office:value-type="float" office:value="0.00076" calcext:value-type="float">
            <text:p>0.00076</text:p>
          </table:table-cell>
          <table:table-cell table:formula="of:=[.E2]/[.B2]" office:value-type="float" office:value="0.00000076" calcext:value-type="float">
            <text:p>7.60E-07</text:p>
          </table:table-cell>
          <table:table-cell office:value-type="float" office:value="19206" calcext:value-type="float">
            <text:p>19206</text:p>
          </table:table-cell>
          <table:table-cell table:formula="of:=[.B2]-[.H2]" office:value-type="float" office:value="30794" calcext:value-type="float">
            <text:p>30794</text:p>
          </table:table-cell>
          <table:table-cell table:formula="of:=[.H2]/([.H2]+[.I2])" office:value-type="float" office:value="0.38412" calcext:value-type="float">
            <text:p>0.38412</text:p>
          </table:table-cell>
          <table:table-cell office:value-type="float" office:value="7663" calcext:value-type="float">
            <text:p>7663</text:p>
          </table:table-cell>
          <table:table-cell table:formula="of:=[.K2]/1000" office:value-type="float" office:value="7.663" calcext:value-type="float">
            <text:p>7.663</text:p>
          </table:table-cell>
          <table:table-cell table:formula="of:=[.K2]/[.B2]" office:value-type="float" office:value="0.15326" calcext:value-type="float">
            <text:p>0.15326</text:p>
          </table:table-cell>
          <table:table-cell table:formula="of:=[.L2]/[.B2]" office:value-type="float" office:value="0.00015326" calcext:value-type="float">
            <text:p>1.53E-04</text:p>
          </table:table-cell>
          <table:table-cell office:value-type="float" office:value="19174" calcext:value-type="float">
            <text:p>19174</text:p>
          </table:table-cell>
          <table:table-cell table:formula="of:=[.B2]-[.O2]" office:value-type="float" office:value="30826" calcext:value-type="float">
            <text:p>30826</text:p>
          </table:table-cell>
          <table:table-cell table:formula="of:=[.O2]/([.O2]+[.P2])" office:value-type="float" office:value="0.38348" calcext:value-type="float">
            <text:p>0.38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386" calcext:value-type="float">
            <text:p>386</text:p>
          </table:table-cell>
          <table:table-cell table:formula="of:=[.D3]/1000" office:value-type="float" office:value="0.386" calcext:value-type="float">
            <text:p>0.386</text:p>
          </table:table-cell>
          <table:table-cell table:formula="of:=[.D3]/[.B3]" office:value-type="float" office:value="0.000772" calcext:value-type="float">
            <text:p>0.000772</text:p>
          </table:table-cell>
          <table:table-cell table:formula="of:=[.E3]/[.B3]" office:value-type="float" office:value="0.000000772" calcext:value-type="float">
            <text:p>7.72E-07</text:p>
          </table:table-cell>
          <table:table-cell office:value-type="float" office:value="215570" calcext:value-type="float">
            <text:p>215570</text:p>
          </table:table-cell>
          <table:table-cell table:formula="of:=[.B3]-[.H3]" office:value-type="float" office:value="284430" calcext:value-type="float">
            <text:p>284430</text:p>
          </table:table-cell>
          <table:table-cell table:formula="of:=[.H3]/([.H3]+[.I3])" office:value-type="float" office:value="0.43114" calcext:value-type="float">
            <text:p>0.43114</text:p>
          </table:table-cell>
          <table:table-cell office:value-type="float" office:value="86336" calcext:value-type="float">
            <text:p>86336</text:p>
          </table:table-cell>
          <table:table-cell table:formula="of:=[.K3]/1000" office:value-type="float" office:value="86.336" calcext:value-type="float">
            <text:p>86.336</text:p>
          </table:table-cell>
          <table:table-cell table:formula="of:=[.K3]/[.B3]" office:value-type="float" office:value="0.172672" calcext:value-type="float">
            <text:p>0.172672</text:p>
          </table:table-cell>
          <table:table-cell table:formula="of:=[.L3]/[.B3]" office:value-type="float" office:value="0.000172672" calcext:value-type="float">
            <text:p>1.73E-04</text:p>
          </table:table-cell>
          <table:table-cell office:value-type="float" office:value="215396" calcext:value-type="float">
            <text:p>215396</text:p>
          </table:table-cell>
          <table:table-cell table:formula="of:=[.B3]-[.O3]" office:value-type="float" office:value="284604" calcext:value-type="float">
            <text:p>284604</text:p>
          </table:table-cell>
          <table:table-cell table:formula="of:=[.O3]/([.O3]+[.P3])" office:value-type="float" office:value="0.430792" calcext:value-type="float">
            <text:p>0.430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038" calcext:value-type="float">
            <text:p>4038</text:p>
          </table:table-cell>
          <table:table-cell table:formula="of:=[.D4]/1000" office:value-type="float" office:value="4.038" calcext:value-type="float">
            <text:p>4.038</text:p>
          </table:table-cell>
          <table:table-cell table:formula="of:=[.D4]/[.B4]" office:value-type="float" office:value="0.0008076" calcext:value-type="float">
            <text:p>0.0008076</text:p>
          </table:table-cell>
          <table:table-cell table:formula="of:=[.E4]/[.B4]" office:value-type="float" office:value="0.0000008076" calcext:value-type="float">
            <text:p>8.08E-07</text:p>
          </table:table-cell>
          <table:table-cell office:value-type="float" office:value="2175497" calcext:value-type="float">
            <text:p>2175497</text:p>
          </table:table-cell>
          <table:table-cell table:formula="of:=[.B4]-[.H4]" office:value-type="float" office:value="2824503" calcext:value-type="float">
            <text:p>2824503</text:p>
          </table:table-cell>
          <table:table-cell table:formula="of:=[.H4]/([.H4]+[.I4])" office:value-type="float" office:value="0.4350994" calcext:value-type="float">
            <text:p>0.4350994</text:p>
          </table:table-cell>
          <table:table-cell office:value-type="float" office:value="838041" calcext:value-type="float">
            <text:p>838041</text:p>
          </table:table-cell>
          <table:table-cell table:formula="of:=[.K4]/1000" office:value-type="float" office:value="838.041" calcext:value-type="float">
            <text:p>838.041</text:p>
          </table:table-cell>
          <table:table-cell table:formula="of:=[.K4]/[.B4]" office:value-type="float" office:value="0.1676082" calcext:value-type="float">
            <text:p>0.1676082</text:p>
          </table:table-cell>
          <table:table-cell table:formula="of:=[.L4]/[.B4]" office:value-type="float" office:value="0.0001676082" calcext:value-type="float">
            <text:p>1.68E-04</text:p>
          </table:table-cell>
          <table:table-cell office:value-type="float" office:value="2178314" calcext:value-type="float">
            <text:p>2178314</text:p>
          </table:table-cell>
          <table:table-cell table:formula="of:=[.B4]-[.O4]" office:value-type="float" office:value="2821686" calcext:value-type="float">
            <text:p>2821686</text:p>
          </table:table-cell>
          <table:table-cell table:formula="of:=[.O4]/([.O4]+[.P4])" office:value-type="float" office:value="0.4356628" calcext:value-type="float">
            <text:p>0.4356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831" calcext:value-type="float">
            <text:p>55831</text:p>
          </table:table-cell>
          <table:table-cell table:formula="of:=[.D5]/1000" office:value-type="float" office:value="55.831" calcext:value-type="float">
            <text:p>55.831</text:p>
          </table:table-cell>
          <table:table-cell table:formula="of:=[.D5]/[.B5]" office:value-type="float" office:value="0.00111662" calcext:value-type="float">
            <text:p>0.00111662</text:p>
          </table:table-cell>
          <table:table-cell table:formula="of:=[.E5]/[.B5]" office:value-type="float" office:value="0.00000111662" calcext:value-type="float">
            <text:p>1.12E-06</text:p>
          </table:table-cell>
          <table:table-cell office:value-type="float" office:value="21805720" calcext:value-type="float">
            <text:p>21805720</text:p>
          </table:table-cell>
          <table:table-cell table:formula="of:=[.B5]-[.H5]" office:value-type="float" office:value="28194280" calcext:value-type="float">
            <text:p>28194280</text:p>
          </table:table-cell>
          <table:table-cell table:formula="of:=[.H5]/([.H5]+[.I5])" office:value-type="float" office:value="0.4361144" calcext:value-type="float">
            <text:p>0.4361144</text:p>
          </table:table-cell>
          <table:table-cell table:style-name="ce2" office:value-type="float" office:value="9300230" calcext:value-type="float">
            <text:p>9.30E+06</text:p>
          </table:table-cell>
          <table:table-cell table:formula="of:=[.K5]/1000" office:value-type="float" office:value="9300.23" calcext:value-type="float">
            <text:p>9300.23</text:p>
          </table:table-cell>
          <table:table-cell table:formula="of:=[.K5]/[.B5]" office:value-type="float" office:value="0.1860046" calcext:value-type="float">
            <text:p>0.1860046</text:p>
          </table:table-cell>
          <table:table-cell table:formula="of:=[.L5]/[.B5]" office:value-type="float" office:value="0.0001860046" calcext:value-type="float">
            <text:p>1.86E-04</text:p>
          </table:table-cell>
          <table:table-cell office:value-type="float" office:value="21805720" calcext:value-type="float">
            <text:p>21805720</text:p>
          </table:table-cell>
          <table:table-cell table:formula="of:=[.B5]-[.O5]" office:value-type="float" office:value="28194280" calcext:value-type="float">
            <text:p>28194280</text:p>
          </table:table-cell>
          <table:table-cell table:formula="of:=[.O5]/([.O5]+[.P5])" office:value-type="float" office:value="0.4361144" calcext:value-type="float">
            <text:p>0.436114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1" calcext:value-type="float">
            <text:p>41</text:p>
          </table:table-cell>
          <table:table-cell table:formula="of:=[.D7]/1000" office:value-type="float" office:value="0.041" calcext:value-type="float">
            <text:p>0.041</text:p>
          </table:table-cell>
          <table:table-cell table:formula="of:=[.D7]/[.B7]" office:value-type="float" office:value="0.00082" calcext:value-type="float">
            <text:p>0.00082</text:p>
          </table:table-cell>
          <table:table-cell table:formula="of:=[.E7]/[.B7]" office:value-type="float" office:value="0.00000082" calcext:value-type="float">
            <text:p>8.20E-07</text:p>
          </table:table-cell>
          <table:table-cell office:value-type="float" office:value="19437" calcext:value-type="float">
            <text:p>19437</text:p>
          </table:table-cell>
          <table:table-cell table:formula="of:=[.B7]-[.H7]" office:value-type="float" office:value="30563" calcext:value-type="float">
            <text:p>30563</text:p>
          </table:table-cell>
          <table:table-cell table:formula="of:=[.H7]/([.H7]+[.I7])" office:value-type="float" office:value="0.38874" calcext:value-type="float">
            <text:p>0.38874</text:p>
          </table:table-cell>
          <table:table-cell office:value-type="float" office:value="8257" calcext:value-type="float">
            <text:p>8257</text:p>
          </table:table-cell>
          <table:table-cell table:formula="of:=[.K7]/1000" office:value-type="float" office:value="8.257" calcext:value-type="float">
            <text:p>8.257</text:p>
          </table:table-cell>
          <table:table-cell table:formula="of:=[.K7]/[.B7]" office:value-type="float" office:value="0.16514" calcext:value-type="float">
            <text:p>0.16514</text:p>
          </table:table-cell>
          <table:table-cell table:formula="of:=[.L7]/[.B7]" office:value-type="float" office:value="0.00016514" calcext:value-type="float">
            <text:p>1.65E-04</text:p>
          </table:table-cell>
          <table:table-cell office:value-type="float" office:value="19437" calcext:value-type="float">
            <text:p>19437</text:p>
          </table:table-cell>
          <table:table-cell table:formula="of:=[.B7]-[.O7]" office:value-type="float" office:value="30563" calcext:value-type="float">
            <text:p>30563</text:p>
          </table:table-cell>
          <table:table-cell table:formula="of:=[.O7]/([.O7]+[.P7])" office:value-type="float" office:value="0.38874" calcext:value-type="float">
            <text:p>0.38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518" calcext:value-type="float">
            <text:p>518</text:p>
          </table:table-cell>
          <table:table-cell table:formula="of:=[.D8]/1000" office:value-type="float" office:value="0.518" calcext:value-type="float">
            <text:p>0.518</text:p>
          </table:table-cell>
          <table:table-cell table:formula="of:=[.D8]/[.B8]" office:value-type="float" office:value="0.001036" calcext:value-type="float">
            <text:p>0.001036</text:p>
          </table:table-cell>
          <table:table-cell table:formula="of:=[.E8]/[.B8]" office:value-type="float" office:value="0.000001036" calcext:value-type="float">
            <text:p>1.04E-06</text:p>
          </table:table-cell>
          <table:table-cell office:value-type="float" office:value="215593" calcext:value-type="float">
            <text:p>215593</text:p>
          </table:table-cell>
          <table:table-cell table:formula="of:=[.B8]-[.H8]" office:value-type="float" office:value="284407" calcext:value-type="float">
            <text:p>284407</text:p>
          </table:table-cell>
          <table:table-cell table:formula="of:=[.H8]/([.H8]+[.I8])" office:value-type="float" office:value="0.431186" calcext:value-type="float">
            <text:p>0.431186</text:p>
          </table:table-cell>
          <table:table-cell office:value-type="float" office:value="90958" calcext:value-type="float">
            <text:p>90958</text:p>
          </table:table-cell>
          <table:table-cell table:formula="of:=[.K8]/1000" office:value-type="float" office:value="90.958" calcext:value-type="float">
            <text:p>90.958</text:p>
          </table:table-cell>
          <table:table-cell table:formula="of:=[.K8]/[.B8]" office:value-type="float" office:value="0.181916" calcext:value-type="float">
            <text:p>0.181916</text:p>
          </table:table-cell>
          <table:table-cell table:formula="of:=[.L8]/[.B8]" office:value-type="float" office:value="0.000181916" calcext:value-type="float">
            <text:p>1.82E-04</text:p>
          </table:table-cell>
          <table:table-cell office:value-type="float" office:value="215286" calcext:value-type="float">
            <text:p>215286</text:p>
          </table:table-cell>
          <table:table-cell table:formula="of:=[.B8]-[.O8]" office:value-type="float" office:value="284714" calcext:value-type="float">
            <text:p>284714</text:p>
          </table:table-cell>
          <table:table-cell table:formula="of:=[.O8]/([.O8]+[.P8])" office:value-type="float" office:value="0.430572" calcext:value-type="float">
            <text:p>0.430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485" calcext:value-type="float">
            <text:p>4485</text:p>
          </table:table-cell>
          <table:table-cell table:formula="of:=[.D9]/1000" office:value-type="float" office:value="4.485" calcext:value-type="float">
            <text:p>4.485</text:p>
          </table:table-cell>
          <table:table-cell table:formula="of:=[.D9]/[.B9]" office:value-type="float" office:value="0.000897" calcext:value-type="float">
            <text:p>0.000897</text:p>
          </table:table-cell>
          <table:table-cell table:formula="of:=[.E9]/[.B9]" office:value-type="float" office:value="0.000000897" calcext:value-type="float">
            <text:p>8.97E-07</text:p>
          </table:table-cell>
          <table:table-cell office:value-type="float" office:value="2177368" calcext:value-type="float">
            <text:p>2177368</text:p>
          </table:table-cell>
          <table:table-cell table:formula="of:=[.B9]-[.H9]" office:value-type="float" office:value="2822632" calcext:value-type="float">
            <text:p>2822632</text:p>
          </table:table-cell>
          <table:table-cell table:formula="of:=[.H9]/([.H9]+[.I9])" office:value-type="float" office:value="0.4354736" calcext:value-type="float">
            <text:p>0.4354736</text:p>
          </table:table-cell>
          <table:table-cell office:value-type="float" office:value="919090" calcext:value-type="float">
            <text:p>919090</text:p>
          </table:table-cell>
          <table:table-cell table:formula="of:=[.K9]/1000" office:value-type="float" office:value="919.09" calcext:value-type="float">
            <text:p>919.09</text:p>
          </table:table-cell>
          <table:table-cell table:formula="of:=[.K9]/[.B9]" office:value-type="float" office:value="0.183818" calcext:value-type="float">
            <text:p>0.183818</text:p>
          </table:table-cell>
          <table:table-cell table:formula="of:=[.L9]/[.B9]" office:value-type="float" office:value="0.000183818" calcext:value-type="float">
            <text:p>1.84E-04</text:p>
          </table:table-cell>
          <table:table-cell office:value-type="float" office:value="2178287" calcext:value-type="float">
            <text:p>2178287</text:p>
          </table:table-cell>
          <table:table-cell table:formula="of:=[.B9]-[.O9]" office:value-type="float" office:value="2821713" calcext:value-type="float">
            <text:p>2821713</text:p>
          </table:table-cell>
          <table:table-cell table:formula="of:=[.O9]/([.O9]+[.P9])" office:value-type="float" office:value="0.4356574" calcext:value-type="float">
            <text:p>0.4356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115" calcext:value-type="float">
            <text:p>47115</text:p>
          </table:table-cell>
          <table:table-cell table:formula="of:=[.D10]/1000" office:value-type="float" office:value="47.115" calcext:value-type="float">
            <text:p>47.115</text:p>
          </table:table-cell>
          <table:table-cell table:formula="of:=[.D10]/[.B10]" office:value-type="float" office:value="0.0009423" calcext:value-type="float">
            <text:p>0.0009423</text:p>
          </table:table-cell>
          <table:table-cell table:formula="of:=[.E10]/[.B10]" office:value-type="float" office:value="0.0000009423" calcext:value-type="float">
            <text:p>9.42E-07</text:p>
          </table:table-cell>
          <table:table-cell office:value-type="float" office:value="21806381" calcext:value-type="float">
            <text:p>21806381</text:p>
          </table:table-cell>
          <table:table-cell table:formula="of:=[.B10]-[.H10]" office:value-type="float" office:value="28193619" calcext:value-type="float">
            <text:p>28193619</text:p>
          </table:table-cell>
          <table:table-cell table:formula="of:=[.H10]/([.H10]+[.I10])" office:value-type="float" office:value="0.43612762" calcext:value-type="float">
            <text:p>0.43612762</text:p>
          </table:table-cell>
          <table:table-cell table:style-name="ce2" office:value-type="float" office:value="9235510" calcext:value-type="float">
            <text:p>9.24E+06</text:p>
          </table:table-cell>
          <table:table-cell table:formula="of:=[.K10]/1000" office:value-type="float" office:value="9235.51" calcext:value-type="float">
            <text:p>9235.51</text:p>
          </table:table-cell>
          <table:table-cell table:formula="of:=[.K10]/[.B10]" office:value-type="float" office:value="0.1847102" calcext:value-type="float">
            <text:p>0.1847102</text:p>
          </table:table-cell>
          <table:table-cell table:formula="of:=[.L10]/[.B10]" office:value-type="float" office:value="0.0001847102" calcext:value-type="float">
            <text:p>1.85E-04</text:p>
          </table:table-cell>
          <table:table-cell office:value-type="float" office:value="21806381" calcext:value-type="float">
            <text:p>21806381</text:p>
          </table:table-cell>
          <table:table-cell table:formula="of:=[.B10]-[.O10]" office:value-type="float" office:value="28193619" calcext:value-type="float">
            <text:p>28193619</text:p>
          </table:table-cell>
          <table:table-cell table:formula="of:=[.O10]/([.O10]+[.P10])" office:value-type="float" office:value="0.43612762" calcext:value-type="float">
            <text:p>0.4361276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71" calcext:value-type="float">
            <text:p>71</text:p>
          </table:table-cell>
          <table:table-cell table:formula="of:=[.D12]/1000" office:value-type="float" office:value="0.071" calcext:value-type="float">
            <text:p>0.071</text:p>
          </table:table-cell>
          <table:table-cell table:formula="of:=[.D12]/[.B12]" office:value-type="float" office:value="0.00142" calcext:value-type="float">
            <text:p>0.00142</text:p>
          </table:table-cell>
          <table:table-cell table:formula="of:=[.E12]/[.B12]" office:value-type="float" office:value="0.00000142" calcext:value-type="float">
            <text:p>1.42E-06</text:p>
          </table:table-cell>
          <table:table-cell office:value-type="float" office:value="19154" calcext:value-type="float">
            <text:p>19154</text:p>
          </table:table-cell>
          <table:table-cell table:formula="of:=[.B12]-[.H12]" office:value-type="float" office:value="30846" calcext:value-type="float">
            <text:p>30846</text:p>
          </table:table-cell>
          <table:table-cell table:formula="of:=[.H12]/([.H12]+[.I12])" office:value-type="float" office:value="0.38308" calcext:value-type="float">
            <text:p>0.38308</text:p>
          </table:table-cell>
          <table:table-cell office:value-type="float" office:value="8292" calcext:value-type="float">
            <text:p>8292</text:p>
          </table:table-cell>
          <table:table-cell table:formula="of:=[.K12]/1000" office:value-type="float" office:value="8.292" calcext:value-type="float">
            <text:p>8.292</text:p>
          </table:table-cell>
          <table:table-cell table:formula="of:=[.K12]/[.B12]" office:value-type="float" office:value="0.16584" calcext:value-type="float">
            <text:p>0.16584</text:p>
          </table:table-cell>
          <table:table-cell table:formula="of:=[.L12]/[.B12]" office:value-type="float" office:value="0.00016584" calcext:value-type="float">
            <text:p>1.66E-04</text:p>
          </table:table-cell>
          <table:table-cell office:value-type="float" office:value="19145" calcext:value-type="float">
            <text:p>19145</text:p>
          </table:table-cell>
          <table:table-cell table:formula="of:=[.B12]-[.O12]" office:value-type="float" office:value="30855" calcext:value-type="float">
            <text:p>30855</text:p>
          </table:table-cell>
          <table:table-cell table:formula="of:=[.O12]/([.O12]+[.P12])" office:value-type="float" office:value="0.3829" calcext:value-type="float">
            <text:p>0.3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44" calcext:value-type="float">
            <text:p>444</text:p>
          </table:table-cell>
          <table:table-cell table:formula="of:=[.D13]/1000" office:value-type="float" office:value="0.444" calcext:value-type="float">
            <text:p>0.444</text:p>
          </table:table-cell>
          <table:table-cell table:formula="of:=[.D13]/[.B13]" office:value-type="float" office:value="0.000888" calcext:value-type="float">
            <text:p>0.000888</text:p>
          </table:table-cell>
          <table:table-cell table:formula="of:=[.E13]/[.B13]" office:value-type="float" office:value="0.000000888" calcext:value-type="float">
            <text:p>8.88E-07</text:p>
          </table:table-cell>
          <table:table-cell office:value-type="float" office:value="214805" calcext:value-type="float">
            <text:p>214805</text:p>
          </table:table-cell>
          <table:table-cell table:formula="of:=[.B13]-[.H13]" office:value-type="float" office:value="285195" calcext:value-type="float">
            <text:p>285195</text:p>
          </table:table-cell>
          <table:table-cell table:formula="of:=[.H13]/([.H13]+[.I13])" office:value-type="float" office:value="0.42961" calcext:value-type="float">
            <text:p>0.42961</text:p>
          </table:table-cell>
          <table:table-cell office:value-type="float" office:value="91026" calcext:value-type="float">
            <text:p>91026</text:p>
          </table:table-cell>
          <table:table-cell table:formula="of:=[.K13]/1000" office:value-type="float" office:value="91.026" calcext:value-type="float">
            <text:p>91.026</text:p>
          </table:table-cell>
          <table:table-cell table:formula="of:=[.K13]/[.B13]" office:value-type="float" office:value="0.182052" calcext:value-type="float">
            <text:p>0.182052</text:p>
          </table:table-cell>
          <table:table-cell table:formula="of:=[.L13]/[.B13]" office:value-type="float" office:value="0.000182052" calcext:value-type="float">
            <text:p>1.82E-04</text:p>
          </table:table-cell>
          <table:table-cell office:value-type="float" office:value="215422" calcext:value-type="float">
            <text:p>215422</text:p>
          </table:table-cell>
          <table:table-cell table:formula="of:=[.B13]-[.O13]" office:value-type="float" office:value="284578" calcext:value-type="float">
            <text:p>284578</text:p>
          </table:table-cell>
          <table:table-cell table:formula="of:=[.O13]/([.O13]+[.P13])" office:value-type="float" office:value="0.430844" calcext:value-type="float">
            <text:p>0.430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629" calcext:value-type="float">
            <text:p>4629</text:p>
          </table:table-cell>
          <table:table-cell table:formula="of:=[.D14]/1000" office:value-type="float" office:value="4.629" calcext:value-type="float">
            <text:p>4.629</text:p>
          </table:table-cell>
          <table:table-cell table:formula="of:=[.D14]/[.B14]" office:value-type="float" office:value="0.0009258" calcext:value-type="float">
            <text:p>0.0009258</text:p>
          </table:table-cell>
          <table:table-cell table:formula="of:=[.E14]/[.B14]" office:value-type="float" office:value="0.0000009258" calcext:value-type="float">
            <text:p>9.26E-07</text:p>
          </table:table-cell>
          <table:table-cell office:value-type="float" office:value="2179404" calcext:value-type="float">
            <text:p>2179404</text:p>
          </table:table-cell>
          <table:table-cell table:formula="of:=[.B14]-[.H14]" office:value-type="float" office:value="2820596" calcext:value-type="float">
            <text:p>2820596</text:p>
          </table:table-cell>
          <table:table-cell table:formula="of:=[.H14]/([.H14]+[.I14])" office:value-type="float" office:value="0.4358808" calcext:value-type="float">
            <text:p>0.4358808</text:p>
          </table:table-cell>
          <table:table-cell office:value-type="float" office:value="935249" calcext:value-type="float">
            <text:p>935249</text:p>
          </table:table-cell>
          <table:table-cell table:formula="of:=[.K14]/1000" office:value-type="float" office:value="935.249" calcext:value-type="float">
            <text:p>935.249</text:p>
          </table:table-cell>
          <table:table-cell table:formula="of:=[.K14]/[.B14]" office:value-type="float" office:value="0.1870498" calcext:value-type="float">
            <text:p>0.1870498</text:p>
          </table:table-cell>
          <table:table-cell table:formula="of:=[.L14]/[.B14]" office:value-type="float" office:value="0.0001870498" calcext:value-type="float">
            <text:p>1.87E-04</text:p>
          </table:table-cell>
          <table:table-cell office:value-type="float" office:value="2177459" calcext:value-type="float">
            <text:p>2177459</text:p>
          </table:table-cell>
          <table:table-cell table:formula="of:=[.B14]-[.O14]" office:value-type="float" office:value="2822541" calcext:value-type="float">
            <text:p>2822541</text:p>
          </table:table-cell>
          <table:table-cell table:formula="of:=[.O14]/([.O14]+[.P14])" office:value-type="float" office:value="0.4354918" calcext:value-type="float">
            <text:p>0.4354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590" calcext:value-type="float">
            <text:p>55590</text:p>
          </table:table-cell>
          <table:table-cell table:formula="of:=[.D15]/1000" office:value-type="float" office:value="55.59" calcext:value-type="float">
            <text:p>55.59</text:p>
          </table:table-cell>
          <table:table-cell table:formula="of:=[.D15]/[.B15]" office:value-type="float" office:value="0.0011118" calcext:value-type="float">
            <text:p>0.0011118</text:p>
          </table:table-cell>
          <table:table-cell table:formula="of:=[.E15]/[.B15]" office:value-type="float" office:value="0.0000011118" calcext:value-type="float">
            <text:p>1.11E-06</text:p>
          </table:table-cell>
          <table:table-cell office:value-type="float" office:value="21799172" calcext:value-type="float">
            <text:p>21799172</text:p>
          </table:table-cell>
          <table:table-cell table:formula="of:=[.B15]-[.H15]" office:value-type="float" office:value="28200828" calcext:value-type="float">
            <text:p>28200828</text:p>
          </table:table-cell>
          <table:table-cell table:formula="of:=[.H15]/([.H15]+[.I15])" office:value-type="float" office:value="0.43598344" calcext:value-type="float">
            <text:p>0.43598344</text:p>
          </table:table-cell>
          <table:table-cell table:style-name="ce2" office:value-type="float" office:value="9848930" calcext:value-type="float">
            <text:p>9.85E+06</text:p>
          </table:table-cell>
          <table:table-cell table:formula="of:=[.K15]/1000" office:value-type="float" office:value="9848.93" calcext:value-type="float">
            <text:p>9848.93</text:p>
          </table:table-cell>
          <table:table-cell table:formula="of:=[.K15]/[.B15]" office:value-type="float" office:value="0.1969786" calcext:value-type="float">
            <text:p>0.1969786</text:p>
          </table:table-cell>
          <table:table-cell table:formula="of:=[.L15]/[.B15]" office:value-type="float" office:value="0.0001969786" calcext:value-type="float">
            <text:p>1.97E-04</text:p>
          </table:table-cell>
          <table:table-cell office:value-type="float" office:value="21805335" calcext:value-type="float">
            <text:p>21805335</text:p>
          </table:table-cell>
          <table:table-cell table:formula="of:=[.B15]-[.O15]" office:value-type="float" office:value="28194665" calcext:value-type="float">
            <text:p>28194665</text:p>
          </table:table-cell>
          <table:table-cell table:formula="of:=[.O15]/([.O15]+[.P15])" office:value-type="float" office:value="0.4361067" calcext:value-type="float">
            <text:p>0.436106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4" calcext:value-type="float">
            <text:p>44</text:p>
          </table:table-cell>
          <table:table-cell table:formula="of:=[.D17]/1000" office:value-type="float" office:value="0.044" calcext:value-type="float">
            <text:p>0.044</text:p>
          </table:table-cell>
          <table:table-cell table:formula="of:=[.D17]/[.B17]" office:value-type="float" office:value="0.00088" calcext:value-type="float">
            <text:p>0.00088</text:p>
          </table:table-cell>
          <table:table-cell table:formula="of:=[.E17]/[.B17]" office:value-type="float" office:value="0.00000088" calcext:value-type="float">
            <text:p>8.80E-07</text:p>
          </table:table-cell>
          <table:table-cell office:value-type="float" office:value="19057" calcext:value-type="float">
            <text:p>19057</text:p>
          </table:table-cell>
          <table:table-cell table:formula="of:=[.B17]-[.H17]" office:value-type="float" office:value="30943" calcext:value-type="float">
            <text:p>30943</text:p>
          </table:table-cell>
          <table:table-cell table:formula="of:=[.H17]/([.H17]+[.I17])" office:value-type="float" office:value="0.38114" calcext:value-type="float">
            <text:p>0.38114</text:p>
          </table:table-cell>
          <table:table-cell office:value-type="float" office:value="8480" calcext:value-type="float">
            <text:p>8480</text:p>
          </table:table-cell>
          <table:table-cell table:formula="of:=[.K17]/1000" office:value-type="float" office:value="8.48" calcext:value-type="float">
            <text:p>8.48</text:p>
          </table:table-cell>
          <table:table-cell table:formula="of:=[.K17]/[.B17]" office:value-type="float" office:value="0.1696" calcext:value-type="float">
            <text:p>0.1696</text:p>
          </table:table-cell>
          <table:table-cell table:formula="of:=[.L17]/[.B17]" office:value-type="float" office:value="0.0001696" calcext:value-type="float">
            <text:p>1.70E-04</text:p>
          </table:table-cell>
          <table:table-cell office:value-type="float" office:value="19076" calcext:value-type="float">
            <text:p>19076</text:p>
          </table:table-cell>
          <table:table-cell table:formula="of:=[.B17]-[.O17]" office:value-type="float" office:value="30924" calcext:value-type="float">
            <text:p>30924</text:p>
          </table:table-cell>
          <table:table-cell table:formula="of:=[.O17]/([.O17]+[.P17])" office:value-type="float" office:value="0.38152" calcext:value-type="float">
            <text:p>0.38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66" calcext:value-type="float">
            <text:p>466</text:p>
          </table:table-cell>
          <table:table-cell table:formula="of:=[.D18]/1000" office:value-type="float" office:value="0.466" calcext:value-type="float">
            <text:p>0.466</text:p>
          </table:table-cell>
          <table:table-cell table:formula="of:=[.D18]/[.B18]" office:value-type="float" office:value="0.000932" calcext:value-type="float">
            <text:p>0.000932</text:p>
          </table:table-cell>
          <table:table-cell table:formula="of:=[.E18]/[.B18]" office:value-type="float" office:value="0.000000932" calcext:value-type="float">
            <text:p>9.32E-07</text:p>
          </table:table-cell>
          <table:table-cell office:value-type="float" office:value="215505" calcext:value-type="float">
            <text:p>215505</text:p>
          </table:table-cell>
          <table:table-cell table:formula="of:=[.B18]-[.H18]" office:value-type="float" office:value="284495" calcext:value-type="float">
            <text:p>284495</text:p>
          </table:table-cell>
          <table:table-cell table:formula="of:=[.H18]/([.H18]+[.I18])" office:value-type="float" office:value="0.43101" calcext:value-type="float">
            <text:p>0.43101</text:p>
          </table:table-cell>
          <table:table-cell office:value-type="float" office:value="91618" calcext:value-type="float">
            <text:p>91618</text:p>
          </table:table-cell>
          <table:table-cell table:formula="of:=[.K18]/1000" office:value-type="float" office:value="91.618" calcext:value-type="float">
            <text:p>91.618</text:p>
          </table:table-cell>
          <table:table-cell table:formula="of:=[.K18]/[.B18]" office:value-type="float" office:value="0.183236" calcext:value-type="float">
            <text:p>0.183236</text:p>
          </table:table-cell>
          <table:table-cell table:formula="of:=[.L18]/[.B18]" office:value-type="float" office:value="0.000183236" calcext:value-type="float">
            <text:p>1.83E-04</text:p>
          </table:table-cell>
          <table:table-cell office:value-type="float" office:value="215564" calcext:value-type="float">
            <text:p>215564</text:p>
          </table:table-cell>
          <table:table-cell table:formula="of:=[.B18]-[.O18]" office:value-type="float" office:value="284436" calcext:value-type="float">
            <text:p>284436</text:p>
          </table:table-cell>
          <table:table-cell table:formula="of:=[.O18]/([.O18]+[.P18])" office:value-type="float" office:value="0.431128" calcext:value-type="float">
            <text:p>0.431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871" calcext:value-type="float">
            <text:p>4871</text:p>
          </table:table-cell>
          <table:table-cell table:formula="of:=[.D19]/1000" office:value-type="float" office:value="4.871" calcext:value-type="float">
            <text:p>4.871</text:p>
          </table:table-cell>
          <table:table-cell table:formula="of:=[.D19]/[.B19]" office:value-type="float" office:value="0.0009742" calcext:value-type="float">
            <text:p>0.0009742</text:p>
          </table:table-cell>
          <table:table-cell table:formula="of:=[.E19]/[.B19]" office:value-type="float" office:value="0.0000009742" calcext:value-type="float">
            <text:p>9.74E-07</text:p>
          </table:table-cell>
          <table:table-cell office:value-type="float" office:value="2178153" calcext:value-type="float">
            <text:p>2178153</text:p>
          </table:table-cell>
          <table:table-cell table:formula="of:=[.B19]-[.H19]" office:value-type="float" office:value="2821847" calcext:value-type="float">
            <text:p>2821847</text:p>
          </table:table-cell>
          <table:table-cell table:formula="of:=[.H19]/([.H19]+[.I19])" office:value-type="float" office:value="0.4356306" calcext:value-type="float">
            <text:p>0.4356306</text:p>
          </table:table-cell>
          <table:table-cell office:value-type="float" office:value="932035" calcext:value-type="float">
            <text:p>932035</text:p>
          </table:table-cell>
          <table:table-cell table:formula="of:=[.K19]/1000" office:value-type="float" office:value="932.035" calcext:value-type="float">
            <text:p>932.035</text:p>
          </table:table-cell>
          <table:table-cell table:formula="of:=[.K19]/[.B19]" office:value-type="float" office:value="0.186407" calcext:value-type="float">
            <text:p>0.186407</text:p>
          </table:table-cell>
          <table:table-cell table:formula="of:=[.L19]/[.B19]" office:value-type="float" office:value="0.000186407" calcext:value-type="float">
            <text:p>1.86E-04</text:p>
          </table:table-cell>
          <table:table-cell office:value-type="float" office:value="2178461" calcext:value-type="float">
            <text:p>2178461</text:p>
          </table:table-cell>
          <table:table-cell table:formula="of:=[.B19]-[.O19]" office:value-type="float" office:value="2821539" calcext:value-type="float">
            <text:p>2821539</text:p>
          </table:table-cell>
          <table:table-cell table:formula="of:=[.O19]/([.O19]+[.P19])" office:value-type="float" office:value="0.4356922" calcext:value-type="float">
            <text:p>0.4356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3416" calcext:value-type="float">
            <text:p>53416</text:p>
          </table:table-cell>
          <table:table-cell table:formula="of:=[.D20]/1000" office:value-type="float" office:value="53.416" calcext:value-type="float">
            <text:p>53.416</text:p>
          </table:table-cell>
          <table:table-cell table:formula="of:=[.D20]/[.B20]" office:value-type="float" office:value="0.00106832" calcext:value-type="float">
            <text:p>0.00106832</text:p>
          </table:table-cell>
          <table:table-cell table:formula="of:=[.E20]/[.B20]" office:value-type="float" office:value="0.00000106832" calcext:value-type="float">
            <text:p>1.07E-06</text:p>
          </table:table-cell>
          <table:table-cell office:value-type="float" office:value="21806845" calcext:value-type="float">
            <text:p>21806845</text:p>
          </table:table-cell>
          <table:table-cell table:formula="of:=[.B20]-[.H20]" office:value-type="float" office:value="28193155" calcext:value-type="float">
            <text:p>28193155</text:p>
          </table:table-cell>
          <table:table-cell table:formula="of:=[.H20]/([.H20]+[.I20])" office:value-type="float" office:value="0.4361369" calcext:value-type="float">
            <text:p>0.4361369</text:p>
          </table:table-cell>
          <table:table-cell table:style-name="ce2" office:value-type="float" office:value="10443200" calcext:value-type="float">
            <text:p>1.04E+07</text:p>
          </table:table-cell>
          <table:table-cell table:formula="of:=[.K20]/1000" office:value-type="float" office:value="10443.2" calcext:value-type="float">
            <text:p>10443.2</text:p>
          </table:table-cell>
          <table:table-cell table:formula="of:=[.K20]/[.B20]" office:value-type="float" office:value="0.208864" calcext:value-type="float">
            <text:p>0.208864</text:p>
          </table:table-cell>
          <table:table-cell table:formula="of:=[.L20]/[.B20]" office:value-type="float" office:value="0.000208864" calcext:value-type="float">
            <text:p>2.09E-04</text:p>
          </table:table-cell>
          <table:table-cell office:value-type="float" office:value="21799043" calcext:value-type="float">
            <text:p>21799043</text:p>
          </table:table-cell>
          <table:table-cell table:formula="of:=[.B20]-[.O20]" office:value-type="float" office:value="28200957" calcext:value-type="float">
            <text:p>28200957</text:p>
          </table:table-cell>
          <table:table-cell table:formula="of:=[.O20]/([.O20]+[.P20])" office:value-type="float" office:value="0.43598086" calcext:value-type="float">
            <text:p>0.4359808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5" calcext:value-type="float">
            <text:p>45</text:p>
          </table:table-cell>
          <table:table-cell table:formula="of:=[.D22]/1000" office:value-type="float" office:value="0.045" calcext:value-type="float">
            <text:p>0.045</text:p>
          </table:table-cell>
          <table:table-cell table:formula="of:=[.D22]/[.B22]" office:value-type="float" office:value="0.0009" calcext:value-type="float">
            <text:p>0.0009</text:p>
          </table:table-cell>
          <table:table-cell table:formula="of:=[.E22]/[.B22]" office:value-type="float" office:value="0.0000009" calcext:value-type="float">
            <text:p>9.00E-07</text:p>
          </table:table-cell>
          <table:table-cell office:value-type="float" office:value="19234" calcext:value-type="float">
            <text:p>19234</text:p>
          </table:table-cell>
          <table:table-cell table:formula="of:=[.B22]-[.H22]" office:value-type="float" office:value="30766" calcext:value-type="float">
            <text:p>30766</text:p>
          </table:table-cell>
          <table:table-cell table:formula="of:=[.H22]/([.H22]+[.I22])" office:value-type="float" office:value="0.38468" calcext:value-type="float">
            <text:p>0.38468</text:p>
          </table:table-cell>
          <table:table-cell office:value-type="float" office:value="8532" calcext:value-type="float">
            <text:p>8532</text:p>
          </table:table-cell>
          <table:table-cell table:formula="of:=[.K22]/1000" office:value-type="float" office:value="8.532" calcext:value-type="float">
            <text:p>8.532</text:p>
          </table:table-cell>
          <table:table-cell table:formula="of:=[.K22]/[.B22]" office:value-type="float" office:value="0.17064" calcext:value-type="float">
            <text:p>0.17064</text:p>
          </table:table-cell>
          <table:table-cell table:formula="of:=[.L22]/[.B22]" office:value-type="float" office:value="0.00017064" calcext:value-type="float">
            <text:p>1.71E-04</text:p>
          </table:table-cell>
          <table:table-cell office:value-type="float" office:value="19279" calcext:value-type="float">
            <text:p>19279</text:p>
          </table:table-cell>
          <table:table-cell table:formula="of:=[.B22]-[.O22]" office:value-type="float" office:value="30721" calcext:value-type="float">
            <text:p>30721</text:p>
          </table:table-cell>
          <table:table-cell table:formula="of:=[.O22]/([.O22]+[.P22])" office:value-type="float" office:value="0.38558" calcext:value-type="float">
            <text:p>0.38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70" calcext:value-type="float">
            <text:p>470</text:p>
          </table:table-cell>
          <table:table-cell table:formula="of:=[.D23]/1000" office:value-type="float" office:value="0.47" calcext:value-type="float">
            <text:p>0.47</text:p>
          </table:table-cell>
          <table:table-cell table:formula="of:=[.D23]/[.B23]" office:value-type="float" office:value="0.00094" calcext:value-type="float">
            <text:p>0.00094</text:p>
          </table:table-cell>
          <table:table-cell table:formula="of:=[.E23]/[.B23]" office:value-type="float" office:value="0.00000094" calcext:value-type="float">
            <text:p>9.40E-07</text:p>
          </table:table-cell>
          <table:table-cell office:value-type="float" office:value="215448" calcext:value-type="float">
            <text:p>215448</text:p>
          </table:table-cell>
          <table:table-cell table:formula="of:=[.B23]-[.H23]" office:value-type="float" office:value="284552" calcext:value-type="float">
            <text:p>284552</text:p>
          </table:table-cell>
          <table:table-cell table:formula="of:=[.H23]/([.H23]+[.I23])" office:value-type="float" office:value="0.430896" calcext:value-type="float">
            <text:p>0.430896</text:p>
          </table:table-cell>
          <table:table-cell office:value-type="float" office:value="90993" calcext:value-type="float">
            <text:p>90993</text:p>
          </table:table-cell>
          <table:table-cell table:formula="of:=[.K23]/1000" office:value-type="float" office:value="90.993" calcext:value-type="float">
            <text:p>90.993</text:p>
          </table:table-cell>
          <table:table-cell table:formula="of:=[.K23]/[.B23]" office:value-type="float" office:value="0.181986" calcext:value-type="float">
            <text:p>0.181986</text:p>
          </table:table-cell>
          <table:table-cell table:formula="of:=[.L23]/[.B23]" office:value-type="float" office:value="0.000181986" calcext:value-type="float">
            <text:p>1.82E-04</text:p>
          </table:table-cell>
          <table:table-cell office:value-type="float" office:value="215478" calcext:value-type="float">
            <text:p>215478</text:p>
          </table:table-cell>
          <table:table-cell table:formula="of:=[.B23]-[.O23]" office:value-type="float" office:value="284522" calcext:value-type="float">
            <text:p>284522</text:p>
          </table:table-cell>
          <table:table-cell table:formula="of:=[.O23]/([.O23]+[.P23])" office:value-type="float" office:value="0.430956" calcext:value-type="float">
            <text:p>0.430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590" calcext:value-type="float">
            <text:p>4590</text:p>
          </table:table-cell>
          <table:table-cell table:formula="of:=[.D24]/1000" office:value-type="float" office:value="4.59" calcext:value-type="float">
            <text:p>4.59</text:p>
          </table:table-cell>
          <table:table-cell table:formula="of:=[.D24]/[.B24]" office:value-type="float" office:value="0.000918" calcext:value-type="float">
            <text:p>0.000918</text:p>
          </table:table-cell>
          <table:table-cell table:formula="of:=[.E24]/[.B24]" office:value-type="float" office:value="0.000000918" calcext:value-type="float">
            <text:p>9.18E-07</text:p>
          </table:table-cell>
          <table:table-cell office:value-type="float" office:value="2178284" calcext:value-type="float">
            <text:p>2178284</text:p>
          </table:table-cell>
          <table:table-cell table:formula="of:=[.B24]-[.H24]" office:value-type="float" office:value="2821716" calcext:value-type="float">
            <text:p>2821716</text:p>
          </table:table-cell>
          <table:table-cell table:formula="of:=[.H24]/([.H24]+[.I24])" office:value-type="float" office:value="0.4356568" calcext:value-type="float">
            <text:p>0.4356568</text:p>
          </table:table-cell>
          <table:table-cell office:value-type="float" office:value="938810" calcext:value-type="float">
            <text:p>938810</text:p>
          </table:table-cell>
          <table:table-cell table:formula="of:=[.K24]/1000" office:value-type="float" office:value="938.81" calcext:value-type="float">
            <text:p>938.81</text:p>
          </table:table-cell>
          <table:table-cell table:formula="of:=[.K24]/[.B24]" office:value-type="float" office:value="0.187762" calcext:value-type="float">
            <text:p>0.187762</text:p>
          </table:table-cell>
          <table:table-cell table:formula="of:=[.L24]/[.B24]" office:value-type="float" office:value="0.000187762" calcext:value-type="float">
            <text:p>1.88E-04</text:p>
          </table:table-cell>
          <table:table-cell office:value-type="float" office:value="2177001" calcext:value-type="float">
            <text:p>2177001</text:p>
          </table:table-cell>
          <table:table-cell table:formula="of:=[.B24]-[.O24]" office:value-type="float" office:value="2822999" calcext:value-type="float">
            <text:p>2822999</text:p>
          </table:table-cell>
          <table:table-cell table:formula="of:=[.O24]/([.O24]+[.P24])" office:value-type="float" office:value="0.4354002" calcext:value-type="float">
            <text:p>0.4354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788" calcext:value-type="float">
            <text:p>47788</text:p>
          </table:table-cell>
          <table:table-cell table:formula="of:=[.D25]/1000" office:value-type="float" office:value="47.788" calcext:value-type="float">
            <text:p>47.788</text:p>
          </table:table-cell>
          <table:table-cell table:formula="of:=[.D25]/[.B25]" office:value-type="float" office:value="0.00095576" calcext:value-type="float">
            <text:p>0.00095576</text:p>
          </table:table-cell>
          <table:table-cell table:formula="of:=[.E25]/[.B25]" office:value-type="float" office:value="0.00000095576" calcext:value-type="float">
            <text:p>9.56E-07</text:p>
          </table:table-cell>
          <table:table-cell office:value-type="float" office:value="21801236" calcext:value-type="float">
            <text:p>21801236</text:p>
          </table:table-cell>
          <table:table-cell table:formula="of:=[.B25]-[.H25]" office:value-type="float" office:value="28198764" calcext:value-type="float">
            <text:p>28198764</text:p>
          </table:table-cell>
          <table:table-cell table:formula="of:=[.H25]/([.H25]+[.I25])" office:value-type="float" office:value="0.43602472" calcext:value-type="float">
            <text:p>0.43602472</text:p>
          </table:table-cell>
          <table:table-cell table:style-name="ce2" office:value-type="float" office:value="9142640" calcext:value-type="float">
            <text:p>9.14E+06</text:p>
          </table:table-cell>
          <table:table-cell table:formula="of:=[.K25]/1000" office:value-type="float" office:value="9142.64" calcext:value-type="float">
            <text:p>9142.64</text:p>
          </table:table-cell>
          <table:table-cell table:formula="of:=[.K25]/[.B25]" office:value-type="float" office:value="0.1828528" calcext:value-type="float">
            <text:p>0.1828528</text:p>
          </table:table-cell>
          <table:table-cell table:formula="of:=[.L25]/[.B25]" office:value-type="float" office:value="0.0001828528" calcext:value-type="float">
            <text:p>1.83E-04</text:p>
          </table:table-cell>
          <table:table-cell office:value-type="float" office:value="21801817" calcext:value-type="float">
            <text:p>21801817</text:p>
          </table:table-cell>
          <table:table-cell table:formula="of:=[.B25]-[.O25]" office:value-type="float" office:value="28198183" calcext:value-type="float">
            <text:p>28198183</text:p>
          </table:table-cell>
          <table:table-cell table:formula="of:=[.O25]/([.O25]+[.P25])" office:value-type="float" office:value="0.43603634" calcext:value-type="float">
            <text:p>0.436036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25000" calcext:value-type="string">
            <text:p>0-25000</text:p>
          </table:table-cell>
          <table:table-cell table:formula="of:=([.D2] + [.D7] + [.D12] + [.D17] + [.D22])/5" office:value-type="float" office:value="47.8" calcext:value-type="float">
            <text:p>47.8</text:p>
          </table:table-cell>
          <table:table-cell table:formula="of:=([.E2] + [.E7] + [.E12] + [.E17] + [.E22])/5" office:value-type="float" office:value="0.0478" calcext:value-type="float">
            <text:p>0.0478</text:p>
          </table:table-cell>
          <table:table-cell table:formula="of:=([.F2] + [.F7] + [.F12] + [.F17] + [.F22])/5" office:value-type="float" office:value="0.000956" calcext:value-type="float">
            <text:p>0.000956</text:p>
          </table:table-cell>
          <table:table-cell table:style-name="Default" table:formula="of:=([.G2] + [.G7] + [.G12] + [.G17] + [.G22])/5" office:value-type="float" office:value="0.000000956" calcext:value-type="float">
            <text:p>9.56E-07</text:p>
          </table:table-cell>
          <table:table-cell table:formula="of:=([.H2] + [.H7] + [.H12] + [.H17] + [.H22])/5" office:value-type="float" office:value="19217.6" calcext:value-type="float">
            <text:p>19217.6</text:p>
          </table:table-cell>
          <table:table-cell table:formula="of:=([.I2] + [.I7] + [.I12] + [.I17] + [.I22])/5" office:value-type="float" office:value="30782.4" calcext:value-type="float">
            <text:p>30782.4</text:p>
          </table:table-cell>
          <table:table-cell table:formula="of:=([.J2] + [.J7] + [.J12] + [.J17] + [.J22])/5" office:value-type="float" office:value="0.384352" calcext:value-type="float">
            <text:p>0.384352</text:p>
          </table:table-cell>
          <table:table-cell table:formula="of:=([.K2] + [.K7] + [.K12] + [.K17] + [.K22])/5" office:value-type="float" office:value="8244.8" calcext:value-type="float">
            <text:p>8244.8</text:p>
          </table:table-cell>
          <table:table-cell table:formula="of:=([.L2] + [.L7] + [.L12] + [.L17] + [.L22])/5" office:value-type="float" office:value="8.2448" calcext:value-type="float">
            <text:p>8.2448</text:p>
          </table:table-cell>
          <table:table-cell table:formula="of:=([.M2] + [.M7] + [.M12] + [.M17] + [.M22])/5" office:value-type="float" office:value="0.164896" calcext:value-type="float">
            <text:p>0.164896</text:p>
          </table:table-cell>
          <table:table-cell table:style-name="Default" table:formula="of:=([.N2] + [.N7] + [.N12] + [.N17] + [.N22])/5" office:value-type="float" office:value="0.000164896" calcext:value-type="float">
            <text:p>0.000164896</text:p>
          </table:table-cell>
          <table:table-cell table:formula="of:=([.O2] + [.O7] + [.O12] + [.O17] + [.O22])/5" office:value-type="float" office:value="19222.2" calcext:value-type="float">
            <text:p>19222.2</text:p>
          </table:table-cell>
          <table:table-cell table:formula="of:=([.P2] + [.P7] + [.P12] + [.P17] + [.P22])/5" office:value-type="float" office:value="30777.8" calcext:value-type="float">
            <text:p>30777.8</text:p>
          </table:table-cell>
          <table:table-cell table:formula="of:=([.Q2] + [.Q7] + [.Q12] + [.Q17] + [.Q22])/5" office:value-type="float" office:value="0.384444" calcext:value-type="float">
            <text:p>0.3844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25000" calcext:value-type="string">
            <text:p>0-25000</text:p>
          </table:table-cell>
          <table:table-cell table:formula="of:=([.D3] + [.D8] + [.D13] + [.D18] + [.D23])/5" office:value-type="float" office:value="456.8" calcext:value-type="float">
            <text:p>456.8</text:p>
          </table:table-cell>
          <table:table-cell table:formula="of:=([.E3] + [.E8] + [.E13] + [.E18] + [.E23])/5" office:value-type="float" office:value="0.4568" calcext:value-type="float">
            <text:p>0.4568</text:p>
          </table:table-cell>
          <table:table-cell table:formula="of:=([.F3] + [.F8] + [.F13] + [.F18] + [.F23])/5" office:value-type="float" office:value="0.0009136" calcext:value-type="float">
            <text:p>0.0009136</text:p>
          </table:table-cell>
          <table:table-cell table:style-name="Default" table:formula="of:=([.G3] + [.G8] + [.G13] + [.G18] + [.G23])/5" office:value-type="float" office:value="0.0000009136" calcext:value-type="float">
            <text:p>9.136E-07</text:p>
          </table:table-cell>
          <table:table-cell table:formula="of:=([.H3] + [.H8] + [.H13] + [.H18] + [.H23])/5" office:value-type="float" office:value="215384.2" calcext:value-type="float">
            <text:p>215384.2</text:p>
          </table:table-cell>
          <table:table-cell table:formula="of:=([.I3] + [.I8] + [.I13] + [.I18] + [.I23])/5" office:value-type="float" office:value="284615.8" calcext:value-type="float">
            <text:p>284615.8</text:p>
          </table:table-cell>
          <table:table-cell table:formula="of:=([.J3] + [.J8] + [.J13] + [.J18] + [.J23])/5" office:value-type="float" office:value="0.4307684" calcext:value-type="float">
            <text:p>0.4307684</text:p>
          </table:table-cell>
          <table:table-cell table:formula="of:=([.K3] + [.K8] + [.K13] + [.K18] + [.K23])/5" office:value-type="float" office:value="90186.2" calcext:value-type="float">
            <text:p>90186.2</text:p>
          </table:table-cell>
          <table:table-cell table:formula="of:=([.L3] + [.L8] + [.L13] + [.L18] + [.L23])/5" office:value-type="float" office:value="90.1862" calcext:value-type="float">
            <text:p>90.1862</text:p>
          </table:table-cell>
          <table:table-cell table:formula="of:=([.M3] + [.M8] + [.M13] + [.M18] + [.M23])/5" office:value-type="float" office:value="0.1803724" calcext:value-type="float">
            <text:p>0.1803724</text:p>
          </table:table-cell>
          <table:table-cell table:style-name="Default" table:formula="of:=([.N3] + [.N8] + [.N13] + [.N18] + [.N23])/5" office:value-type="float" office:value="0.0001803724" calcext:value-type="float">
            <text:p>0.0001803724</text:p>
          </table:table-cell>
          <table:table-cell table:formula="of:=([.O3] + [.O8] + [.O13] + [.O18] + [.O23])/5" office:value-type="float" office:value="215429.2" calcext:value-type="float">
            <text:p>215429.2</text:p>
          </table:table-cell>
          <table:table-cell table:formula="of:=([.P3] + [.P8] + [.P13] + [.P18] + [.P23])/5" office:value-type="float" office:value="284570.8" calcext:value-type="float">
            <text:p>284570.8</text:p>
          </table:table-cell>
          <table:table-cell table:formula="of:=([.Q3] + [.Q8] + [.Q13] + [.Q18] + [.Q23])/5" office:value-type="float" office:value="0.4308584" calcext:value-type="float">
            <text:p>0.430858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25000" calcext:value-type="string">
            <text:p>0-25000</text:p>
          </table:table-cell>
          <table:table-cell table:formula="of:=([.D4] + [.D9] + [.D14] + [.D19] + [.D24])/5" office:value-type="float" office:value="4522.6" calcext:value-type="float">
            <text:p>4522.6</text:p>
          </table:table-cell>
          <table:table-cell table:formula="of:=([.E4] + [.E9] + [.E14] + [.E19] + [.E24])/5" office:value-type="float" office:value="4.5226" calcext:value-type="float">
            <text:p>4.5226</text:p>
          </table:table-cell>
          <table:table-cell table:formula="of:=([.F4] + [.F9] + [.F14] + [.F19] + [.F24])/5" office:value-type="float" office:value="0.00090452" calcext:value-type="float">
            <text:p>0.00090452</text:p>
          </table:table-cell>
          <table:table-cell table:style-name="Default" table:formula="of:=([.G4] + [.G9] + [.G14] + [.G19] + [.G24])/5" office:value-type="float" office:value="0.00000090452" calcext:value-type="float">
            <text:p>9.0452E-07</text:p>
          </table:table-cell>
          <table:table-cell table:formula="of:=([.H4] + [.H9] + [.H14] + [.H19] + [.H24])/5" office:value-type="float" office:value="2177741.2" calcext:value-type="float">
            <text:p>2177741.2</text:p>
          </table:table-cell>
          <table:table-cell table:formula="of:=([.I4] + [.I9] + [.I14] + [.I19] + [.I24])/5" office:value-type="float" office:value="2822258.8" calcext:value-type="float">
            <text:p>2822258.8</text:p>
          </table:table-cell>
          <table:table-cell table:formula="of:=([.J4] + [.J9] + [.J14] + [.J19] + [.J24])/5" office:value-type="float" office:value="0.43554824" calcext:value-type="float">
            <text:p>0.43554824</text:p>
          </table:table-cell>
          <table:table-cell table:formula="of:=([.K4] + [.K9] + [.K14] + [.K19] + [.K24])/5" office:value-type="float" office:value="912645" calcext:value-type="float">
            <text:p>912645</text:p>
          </table:table-cell>
          <table:table-cell table:formula="of:=([.L4] + [.L9] + [.L14] + [.L19] + [.L24])/5" office:value-type="float" office:value="912.645" calcext:value-type="float">
            <text:p>912.645</text:p>
          </table:table-cell>
          <table:table-cell table:formula="of:=([.M4] + [.M9] + [.M14] + [.M19] + [.M24])/5" office:value-type="float" office:value="0.182529" calcext:value-type="float">
            <text:p>0.182529</text:p>
          </table:table-cell>
          <table:table-cell table:style-name="Default" table:formula="of:=([.N4] + [.N9] + [.N14] + [.N19] + [.N24])/5" office:value-type="float" office:value="0.000182529" calcext:value-type="float">
            <text:p>0.000182529</text:p>
          </table:table-cell>
          <table:table-cell table:formula="of:=([.O4] + [.O9] + [.O14] + [.O19] + [.O24])/5" office:value-type="float" office:value="2177904.4" calcext:value-type="float">
            <text:p>2177904.4</text:p>
          </table:table-cell>
          <table:table-cell table:formula="of:=([.P4] + [.P9] + [.P14] + [.P19] + [.P24])/5" office:value-type="float" office:value="2822095.6" calcext:value-type="float">
            <text:p>2822095.6</text:p>
          </table:table-cell>
          <table:table-cell table:formula="of:=([.Q4] + [.Q9] + [.Q14] + [.Q19] + [.Q24])/5" office:value-type="float" office:value="0.43558088" calcext:value-type="float">
            <text:p>0.4355808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25000" calcext:value-type="string">
            <text:p>0-25000</text:p>
          </table:table-cell>
          <table:table-cell table:formula="of:=([.D5] + [.D10] + [.D15] + [.D20] + [.D25])/5" office:value-type="float" office:value="51948" calcext:value-type="float">
            <text:p>51948</text:p>
          </table:table-cell>
          <table:table-cell table:formula="of:=([.E5] + [.E10] + [.E15] + [.E20] + [.E25])/5" office:value-type="float" office:value="51.948" calcext:value-type="float">
            <text:p>51.948</text:p>
          </table:table-cell>
          <table:table-cell table:formula="of:=([.F5] + [.F10] + [.F15] + [.F20] + [.F25])/5" office:value-type="float" office:value="0.00103896" calcext:value-type="float">
            <text:p>0.00103896</text:p>
          </table:table-cell>
          <table:table-cell table:style-name="Default" table:formula="of:=([.G5] + [.G10] + [.G15] + [.G20] + [.G25])/5" office:value-type="float" office:value="0.00000103896" calcext:value-type="float">
            <text:p>1.03896E-06</text:p>
          </table:table-cell>
          <table:table-cell table:formula="of:=([.H5] + [.H10] + [.H15] + [.H20] + [.H25])/5" office:value-type="float" office:value="21803870.8" calcext:value-type="float">
            <text:p>21803870.8</text:p>
          </table:table-cell>
          <table:table-cell table:formula="of:=([.I5] + [.I10] + [.I15] + [.I20] + [.I25])/5" office:value-type="float" office:value="28196129.2" calcext:value-type="float">
            <text:p>28196129.2</text:p>
          </table:table-cell>
          <table:table-cell table:formula="of:=([.J5] + [.J10] + [.J15] + [.J20] + [.J25])/5" office:value-type="float" office:value="0.436077416" calcext:value-type="float">
            <text:p>0.436077416</text:p>
          </table:table-cell>
          <table:table-cell table:formula="of:=([.K5] + [.K10] + [.K15] + [.K20] + [.K25])/5" office:value-type="float" office:value="9594102" calcext:value-type="float">
            <text:p>9594102</text:p>
          </table:table-cell>
          <table:table-cell table:formula="of:=([.L5] + [.L10] + [.L15] + [.L20] + [.L25])/5" office:value-type="float" office:value="9594.102" calcext:value-type="float">
            <text:p>9594.102</text:p>
          </table:table-cell>
          <table:table-cell table:formula="of:=([.M5] + [.M10] + [.M15] + [.M20] + [.M25])/5" office:value-type="float" office:value="0.19188204" calcext:value-type="float">
            <text:p>0.19188204</text:p>
          </table:table-cell>
          <table:table-cell table:style-name="Default" table:formula="of:=([.N5] + [.N10] + [.N15] + [.N20] + [.N25])/5" office:value-type="float" office:value="0.00019188204" calcext:value-type="float">
            <text:p>0.00019188204</text:p>
          </table:table-cell>
          <table:table-cell table:formula="of:=([.O5] + [.O10] + [.O15] + [.O20] + [.O25])/5" office:value-type="float" office:value="21803659.2" calcext:value-type="float">
            <text:p>21803659.2</text:p>
          </table:table-cell>
          <table:table-cell table:formula="of:=([.P5] + [.P10] + [.P15] + [.P20] + [.P25])/5" office:value-type="float" office:value="28196340.8" calcext:value-type="float">
            <text:p>28196340.8</text:p>
          </table:table-cell>
          <table:table-cell table:formula="of:=([.Q5] + [.Q10] + [.Q15] + [.Q20] + [.Q25])/5" office:value-type="float" office:value="0.436073184" calcext:value-type="float">
            <text:p>0.436073184</text:p>
          </table:table-cell>
        </table:table-row>
      </table:table>
      <table:table table:name="RANDOM, CACHE 10000, ENTRY RANGE 0-500000" table:style-name="ta1">
        <table:shapes>
          <draw:frame draw:z-index="0" draw:style-name="gr1" draw:text-style-name="P1" svg:width="453.46pt" svg:height="300.42pt" svg:x="1088.79pt" svg:y="319.24pt">
            <draw:object draw:notify-on-update-of-range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B27:'RANDOM, CACHE 10000, ENTRY RANGE 0-500000'.B30 'RANDOM, CACHE 10000, ENTRY RANGE 0-500000'.L1:'RANDOM, CACHE 10000, ENTRY RANGE 0-500000'.L1 'RANDOM, CACHE 10000, ENTRY RANGE 0-500000'.L27:'RANDOM, CACHE 10000, ENTRY RANGE 0-500000'.L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46pt" svg:height="300.42pt" svg:x="1088.02pt" svg:y="12.81pt">
            <draw:object draw:notify-on-update-of-ranges="'RANDOM, CACHE 10000, ENTRY RANGE 0-500000'.B2:'RANDOM, CACHE 10000, ENTRY RANGE 0-500000'.B5 'RANDOM, CACHE 10000, ENTRY RANGE 0-500000'.E1:'RANDOM, CACHE 10000, ENTRY RANGE 0-500000'.E1 'RANDOM, CACHE 10000, ENTRY RANGE 0-500000'.E2:'RANDOM, CACHE 10000, ENTRY RANGE 0-500000'.E5 'RANDOM, CACHE 10000, ENTRY RANGE 0-500000'.B2:'RANDOM, CACHE 10000, ENTRY RANGE 0-500000'.B5 'RANDOM, CACHE 10000, ENTRY RANGE 0-500000'.L1:'RANDOM, CACHE 10000, ENTRY RANGE 0-500000'.L1 'RANDOM, CACHE 10000, ENTRY RANGE 0-500000'.L2:'RANDOM, CACHE 10000, ENTRY RANGE 0-500000'.L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53.46pt" svg:height="300.42pt" svg:x="1536.04pt" svg:y="320pt">
            <draw:object draw:notify-on-update-of-range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B27:'RANDOM, CACHE 10000, ENTRY RANGE 0-500000'.B30 'RANDOM, CACHE 10000, ENTRY RANGE 0-500000'.N1:'RANDOM, CACHE 10000, ENTRY RANGE 0-500000'.N1 'RANDOM, CACHE 10000, ENTRY RANGE 0-500000'.N27:'RANDOM, CACHE 10000, ENTRY RANGE 0-500000'.N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00</text:p>
          </table:table-cell>
          <table:table-cell office:value-type="float" office:value="69" calcext:value-type="float">
            <text:p>69</text:p>
          </table:table-cell>
          <table:table-cell table:formula="of:=[.D2]/1000" office:value-type="float" office:value="0.069" calcext:value-type="float">
            <text:p>0.069</text:p>
          </table:table-cell>
          <table:table-cell table:formula="of:=[.D2]/[.B2]" office:value-type="float" office:value="0.00138" calcext:value-type="float">
            <text:p>0.00138</text:p>
          </table:table-cell>
          <table:table-cell table:formula="of:=[.E2]/[.B2]" office:value-type="float" office:value="0.00000138" calcext:value-type="float">
            <text:p>1.38E-06</text:p>
          </table:table-cell>
          <table:table-cell office:value-type="float" office:value="13523" calcext:value-type="float">
            <text:p>13523</text:p>
          </table:table-cell>
          <table:table-cell table:formula="of:=[.B2]-[.H2]" office:value-type="float" office:value="36477" calcext:value-type="float">
            <text:p>36477</text:p>
          </table:table-cell>
          <table:table-cell table:formula="of:=[.H2]/([.H2]+[.I2])" office:value-type="float" office:value="0.27046" calcext:value-type="float">
            <text:p>0.27046</text:p>
          </table:table-cell>
          <table:table-cell office:value-type="float" office:value="8939" calcext:value-type="float">
            <text:p>8939</text:p>
          </table:table-cell>
          <table:table-cell table:formula="of:=[.K2]/1000" office:value-type="float" office:value="8.939" calcext:value-type="float">
            <text:p>8.939</text:p>
          </table:table-cell>
          <table:table-cell table:formula="of:=[.K2]/[.B2]" office:value-type="float" office:value="0.17878" calcext:value-type="float">
            <text:p>0.17878</text:p>
          </table:table-cell>
          <table:table-cell table:formula="of:=[.L2]/[.B2]" office:value-type="float" office:value="0.00017878" calcext:value-type="float">
            <text:p>1.79E-04</text:p>
          </table:table-cell>
          <table:table-cell office:value-type="float" office:value="13466" calcext:value-type="float">
            <text:p>13466</text:p>
          </table:table-cell>
          <table:table-cell table:formula="of:=[.B2]-[.O2]" office:value-type="float" office:value="36534" calcext:value-type="float">
            <text:p>36534</text:p>
          </table:table-cell>
          <table:table-cell table:formula="of:=[.O2]/([.O2]+[.P2])" office:value-type="float" office:value="0.26932" calcext:value-type="float">
            <text:p>0.26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00</text:p>
          </table:table-cell>
          <table:table-cell office:value-type="float" office:value="453" calcext:value-type="float">
            <text:p>453</text:p>
          </table:table-cell>
          <table:table-cell table:formula="of:=[.D3]/1000" office:value-type="float" office:value="0.453" calcext:value-type="float">
            <text:p>0.453</text:p>
          </table:table-cell>
          <table:table-cell table:formula="of:=[.D3]/[.B3]" office:value-type="float" office:value="0.000906" calcext:value-type="float">
            <text:p>0.000906</text:p>
          </table:table-cell>
          <table:table-cell table:formula="of:=[.E3]/[.B3]" office:value-type="float" office:value="0.000000906" calcext:value-type="float">
            <text:p>9.06E-07</text:p>
          </table:table-cell>
          <table:table-cell office:value-type="float" office:value="150910" calcext:value-type="float">
            <text:p>150910</text:p>
          </table:table-cell>
          <table:table-cell table:formula="of:=[.B3]-[.H3]" office:value-type="float" office:value="349090" calcext:value-type="float">
            <text:p>349090</text:p>
          </table:table-cell>
          <table:table-cell table:formula="of:=[.H3]/([.H3]+[.I3])" office:value-type="float" office:value="0.30182" calcext:value-type="float">
            <text:p>0.30182</text:p>
          </table:table-cell>
          <table:table-cell office:value-type="float" office:value="97056" calcext:value-type="float">
            <text:p>97056</text:p>
          </table:table-cell>
          <table:table-cell table:formula="of:=[.K3]/1000" office:value-type="float" office:value="97.056" calcext:value-type="float">
            <text:p>97.056</text:p>
          </table:table-cell>
          <table:table-cell table:formula="of:=[.K3]/[.B3]" office:value-type="float" office:value="0.194112" calcext:value-type="float">
            <text:p>0.194112</text:p>
          </table:table-cell>
          <table:table-cell table:formula="of:=[.L3]/[.B3]" office:value-type="float" office:value="0.000194112" calcext:value-type="float">
            <text:p>1.94E-04</text:p>
          </table:table-cell>
          <table:table-cell office:value-type="float" office:value="150290" calcext:value-type="float">
            <text:p>150290</text:p>
          </table:table-cell>
          <table:table-cell table:formula="of:=[.B3]-[.O3]" office:value-type="float" office:value="349710" calcext:value-type="float">
            <text:p>349710</text:p>
          </table:table-cell>
          <table:table-cell table:formula="of:=[.O3]/([.O3]+[.P3])" office:value-type="float" office:value="0.30058" calcext:value-type="float">
            <text:p>0.30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00</text:p>
          </table:table-cell>
          <table:table-cell office:value-type="float" office:value="4621" calcext:value-type="float">
            <text:p>4621</text:p>
          </table:table-cell>
          <table:table-cell table:formula="of:=[.D4]/1000" office:value-type="float" office:value="4.621" calcext:value-type="float">
            <text:p>4.621</text:p>
          </table:table-cell>
          <table:table-cell table:formula="of:=[.D4]/[.B4]" office:value-type="float" office:value="0.0009242" calcext:value-type="float">
            <text:p>0.0009242</text:p>
          </table:table-cell>
          <table:table-cell table:formula="of:=[.E4]/[.B4]" office:value-type="float" office:value="0.0000009242" calcext:value-type="float">
            <text:p>9.24E-07</text:p>
          </table:table-cell>
          <table:table-cell office:value-type="float" office:value="1525183" calcext:value-type="float">
            <text:p>1525183</text:p>
          </table:table-cell>
          <table:table-cell table:formula="of:=[.B4]-[.H4]" office:value-type="float" office:value="3474817" calcext:value-type="float">
            <text:p>3474817</text:p>
          </table:table-cell>
          <table:table-cell table:formula="of:=[.H4]/([.H4]+[.I4])" office:value-type="float" office:value="0.3050366" calcext:value-type="float">
            <text:p>0.3050366</text:p>
          </table:table-cell>
          <table:table-cell office:value-type="float" office:value="987296" calcext:value-type="float">
            <text:p>987296</text:p>
          </table:table-cell>
          <table:table-cell table:formula="of:=[.K4]/1000" office:value-type="float" office:value="987.296" calcext:value-type="float">
            <text:p>987.296</text:p>
          </table:table-cell>
          <table:table-cell table:formula="of:=[.K4]/[.B4]" office:value-type="float" office:value="0.1974592" calcext:value-type="float">
            <text:p>0.1974592</text:p>
          </table:table-cell>
          <table:table-cell table:formula="of:=[.L4]/[.B4]" office:value-type="float" office:value="0.0001974592" calcext:value-type="float">
            <text:p>1.97E-04</text:p>
          </table:table-cell>
          <table:table-cell office:value-type="float" office:value="1524097" calcext:value-type="float">
            <text:p>1524097</text:p>
          </table:table-cell>
          <table:table-cell table:formula="of:=[.B4]-[.O4]" office:value-type="float" office:value="3475903" calcext:value-type="float">
            <text:p>3475903</text:p>
          </table:table-cell>
          <table:table-cell table:formula="of:=[.O4]/([.O4]+[.P4])" office:value-type="float" office:value="0.3048194" calcext:value-type="float">
            <text:p>0.3048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00</text:p>
          </table:table-cell>
          <table:table-cell office:value-type="float" office:value="45262" calcext:value-type="float">
            <text:p>45262</text:p>
          </table:table-cell>
          <table:table-cell table:formula="of:=[.D5]/1000" office:value-type="float" office:value="45.262" calcext:value-type="float">
            <text:p>45.262</text:p>
          </table:table-cell>
          <table:table-cell table:formula="of:=[.D5]/[.B5]" office:value-type="float" office:value="0.00090524" calcext:value-type="float">
            <text:p>0.00090524</text:p>
          </table:table-cell>
          <table:table-cell table:formula="of:=[.E5]/[.B5]" office:value-type="float" office:value="0.00000090524" calcext:value-type="float">
            <text:p>9.05E-07</text:p>
          </table:table-cell>
          <table:table-cell office:value-type="float" office:value="15253907" calcext:value-type="float">
            <text:p>15253907</text:p>
          </table:table-cell>
          <table:table-cell table:formula="of:=[.B5]-[.H5]" office:value-type="float" office:value="34746093" calcext:value-type="float">
            <text:p>34746093</text:p>
          </table:table-cell>
          <table:table-cell table:formula="of:=[.H5]/([.H5]+[.I5])" office:value-type="float" office:value="0.30507814" calcext:value-type="float">
            <text:p>0.30507814</text:p>
          </table:table-cell>
          <table:table-cell table:style-name="ce2" office:value-type="float" office:value="9959350" calcext:value-type="float">
            <text:p>9.96E+06</text:p>
          </table:table-cell>
          <table:table-cell table:formula="of:=[.K5]/1000" office:value-type="float" office:value="9959.35" calcext:value-type="float">
            <text:p>9959.35</text:p>
          </table:table-cell>
          <table:table-cell table:formula="of:=[.K5]/[.B5]" office:value-type="float" office:value="0.199187" calcext:value-type="float">
            <text:p>0.199187</text:p>
          </table:table-cell>
          <table:table-cell table:formula="of:=[.L5]/[.B5]" office:value-type="float" office:value="0.000199187" calcext:value-type="float">
            <text:p>1.99E-04</text:p>
          </table:table-cell>
          <table:table-cell office:value-type="float" office:value="15255015" calcext:value-type="float">
            <text:p>15255015</text:p>
          </table:table-cell>
          <table:table-cell table:formula="of:=[.B5]-[.O5]" office:value-type="float" office:value="34744985" calcext:value-type="float">
            <text:p>34744985</text:p>
          </table:table-cell>
          <table:table-cell table:formula="of:=[.O5]/([.O5]+[.P5])" office:value-type="float" office:value="0.3051003" calcext:value-type="float">
            <text:p>0.305100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3" calcext:value-type="float">
            <text:p>43</text:p>
          </table:table-cell>
          <table:table-cell table:formula="of:=[.D7]/1000" office:value-type="float" office:value="0.043" calcext:value-type="float">
            <text:p>0.043</text:p>
          </table:table-cell>
          <table:table-cell table:formula="of:=[.D7]/[.B7]" office:value-type="float" office:value="0.00086" calcext:value-type="float">
            <text:p>0.00086</text:p>
          </table:table-cell>
          <table:table-cell table:formula="of:=[.E7]/[.B7]" office:value-type="float" office:value="0.00000086" calcext:value-type="float">
            <text:p>8.60E-07</text:p>
          </table:table-cell>
          <table:table-cell office:value-type="float" office:value="13464" calcext:value-type="float">
            <text:p>13464</text:p>
          </table:table-cell>
          <table:table-cell table:formula="of:=[.B7]-[.H7]" office:value-type="float" office:value="36536" calcext:value-type="float">
            <text:p>36536</text:p>
          </table:table-cell>
          <table:table-cell table:formula="of:=[.H7]/([.H7]+[.I7])" office:value-type="float" office:value="0.26928" calcext:value-type="float">
            <text:p>0.26928</text:p>
          </table:table-cell>
          <table:table-cell office:value-type="float" office:value="8961" calcext:value-type="float">
            <text:p>8961</text:p>
          </table:table-cell>
          <table:table-cell table:formula="of:=[.K7]/1000" office:value-type="float" office:value="8.961" calcext:value-type="float">
            <text:p>8.961</text:p>
          </table:table-cell>
          <table:table-cell table:formula="of:=[.K7]/[.B7]" office:value-type="float" office:value="0.17922" calcext:value-type="float">
            <text:p>0.17922</text:p>
          </table:table-cell>
          <table:table-cell table:formula="of:=[.L7]/[.B7]" office:value-type="float" office:value="0.00017922" calcext:value-type="float">
            <text:p>1.79E-04</text:p>
          </table:table-cell>
          <table:table-cell office:value-type="float" office:value="13535" calcext:value-type="float">
            <text:p>13535</text:p>
          </table:table-cell>
          <table:table-cell table:formula="of:=[.B7]-[.O7]" office:value-type="float" office:value="36465" calcext:value-type="float">
            <text:p>36465</text:p>
          </table:table-cell>
          <table:table-cell table:formula="of:=[.O7]/([.O7]+[.P7])" office:value-type="float" office:value="0.2707" calcext:value-type="float">
            <text:p>0.2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75" calcext:value-type="float">
            <text:p>475</text:p>
          </table:table-cell>
          <table:table-cell table:formula="of:=[.D8]/1000" office:value-type="float" office:value="0.475" calcext:value-type="float">
            <text:p>0.475</text:p>
          </table:table-cell>
          <table:table-cell table:formula="of:=[.D8]/[.B8]" office:value-type="float" office:value="0.00095" calcext:value-type="float">
            <text:p>0.00095</text:p>
          </table:table-cell>
          <table:table-cell table:formula="of:=[.E8]/[.B8]" office:value-type="float" office:value="0.00000095" calcext:value-type="float">
            <text:p>9.50E-07</text:p>
          </table:table-cell>
          <table:table-cell office:value-type="float" office:value="150964" calcext:value-type="float">
            <text:p>150964</text:p>
          </table:table-cell>
          <table:table-cell table:formula="of:=[.B8]-[.H8]" office:value-type="float" office:value="349036" calcext:value-type="float">
            <text:p>349036</text:p>
          </table:table-cell>
          <table:table-cell table:formula="of:=[.H8]/([.H8]+[.I8])" office:value-type="float" office:value="0.301928" calcext:value-type="float">
            <text:p>0.301928</text:p>
          </table:table-cell>
          <table:table-cell office:value-type="float" office:value="97360" calcext:value-type="float">
            <text:p>97360</text:p>
          </table:table-cell>
          <table:table-cell table:formula="of:=[.K8]/1000" office:value-type="float" office:value="97.36" calcext:value-type="float">
            <text:p>97.36</text:p>
          </table:table-cell>
          <table:table-cell table:formula="of:=[.K8]/[.B8]" office:value-type="float" office:value="0.19472" calcext:value-type="float">
            <text:p>0.19472</text:p>
          </table:table-cell>
          <table:table-cell table:formula="of:=[.L8]/[.B8]" office:value-type="float" office:value="0.00019472" calcext:value-type="float">
            <text:p>1.95E-04</text:p>
          </table:table-cell>
          <table:table-cell office:value-type="float" office:value="150838" calcext:value-type="float">
            <text:p>150838</text:p>
          </table:table-cell>
          <table:table-cell table:formula="of:=[.B8]-[.O8]" office:value-type="float" office:value="349162" calcext:value-type="float">
            <text:p>349162</text:p>
          </table:table-cell>
          <table:table-cell table:formula="of:=[.O8]/([.O8]+[.P8])" office:value-type="float" office:value="0.301676" calcext:value-type="float">
            <text:p>0.301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647" calcext:value-type="float">
            <text:p>4647</text:p>
          </table:table-cell>
          <table:table-cell table:formula="of:=[.D9]/1000" office:value-type="float" office:value="4.647" calcext:value-type="float">
            <text:p>4.647</text:p>
          </table:table-cell>
          <table:table-cell table:formula="of:=[.D9]/[.B9]" office:value-type="float" office:value="0.0009294" calcext:value-type="float">
            <text:p>0.0009294</text:p>
          </table:table-cell>
          <table:table-cell table:formula="of:=[.E9]/[.B9]" office:value-type="float" office:value="0.0000009294" calcext:value-type="float">
            <text:p>9.29E-07</text:p>
          </table:table-cell>
          <table:table-cell office:value-type="float" office:value="1522298" calcext:value-type="float">
            <text:p>1522298</text:p>
          </table:table-cell>
          <table:table-cell table:formula="of:=[.B9]-[.H9]" office:value-type="float" office:value="3477702" calcext:value-type="float">
            <text:p>3477702</text:p>
          </table:table-cell>
          <table:table-cell table:formula="of:=[.H9]/([.H9]+[.I9])" office:value-type="float" office:value="0.3044596" calcext:value-type="float">
            <text:p>0.3044596</text:p>
          </table:table-cell>
          <table:table-cell office:value-type="float" office:value="979972" calcext:value-type="float">
            <text:p>979972</text:p>
          </table:table-cell>
          <table:table-cell table:formula="of:=[.K9]/1000" office:value-type="float" office:value="979.972" calcext:value-type="float">
            <text:p>979.972</text:p>
          </table:table-cell>
          <table:table-cell table:formula="of:=[.K9]/[.B9]" office:value-type="float" office:value="0.1959944" calcext:value-type="float">
            <text:p>0.1959944</text:p>
          </table:table-cell>
          <table:table-cell table:formula="of:=[.L9]/[.B9]" office:value-type="float" office:value="0.0001959944" calcext:value-type="float">
            <text:p>1.96E-04</text:p>
          </table:table-cell>
          <table:table-cell office:value-type="float" office:value="1524591" calcext:value-type="float">
            <text:p>1524591</text:p>
          </table:table-cell>
          <table:table-cell table:formula="of:=[.B9]-[.O9]" office:value-type="float" office:value="3475409" calcext:value-type="float">
            <text:p>3475409</text:p>
          </table:table-cell>
          <table:table-cell table:formula="of:=[.O9]/([.O9]+[.P9])" office:value-type="float" office:value="0.3049182" calcext:value-type="float">
            <text:p>0.3049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52592" calcext:value-type="float">
            <text:p>52592</text:p>
          </table:table-cell>
          <table:table-cell table:formula="of:=[.D10]/1000" office:value-type="float" office:value="52.592" calcext:value-type="float">
            <text:p>52.592</text:p>
          </table:table-cell>
          <table:table-cell table:formula="of:=[.D10]/[.B10]" office:value-type="float" office:value="0.00105184" calcext:value-type="float">
            <text:p>0.00105184</text:p>
          </table:table-cell>
          <table:table-cell table:formula="of:=[.E10]/[.B10]" office:value-type="float" office:value="0.00000105184" calcext:value-type="float">
            <text:p>1.05E-06</text:p>
          </table:table-cell>
          <table:table-cell office:value-type="float" office:value="15253371" calcext:value-type="float">
            <text:p>15253371</text:p>
          </table:table-cell>
          <table:table-cell table:formula="of:=[.B10]-[.H10]" office:value-type="float" office:value="34746629" calcext:value-type="float">
            <text:p>34746629</text:p>
          </table:table-cell>
          <table:table-cell table:formula="of:=[.H10]/([.H10]+[.I10])" office:value-type="float" office:value="0.30506742" calcext:value-type="float">
            <text:p>0.30506742</text:p>
          </table:table-cell>
          <table:table-cell table:style-name="ce2" office:value-type="float" office:value="9751440" calcext:value-type="float">
            <text:p>9.75E+06</text:p>
          </table:table-cell>
          <table:table-cell table:formula="of:=[.K10]/1000" office:value-type="float" office:value="9751.44" calcext:value-type="float">
            <text:p>9751.44</text:p>
          </table:table-cell>
          <table:table-cell table:formula="of:=[.K10]/[.B10]" office:value-type="float" office:value="0.1950288" calcext:value-type="float">
            <text:p>0.1950288</text:p>
          </table:table-cell>
          <table:table-cell table:formula="of:=[.L10]/[.B10]" office:value-type="float" office:value="0.0001950288" calcext:value-type="float">
            <text:p>1.95E-04</text:p>
          </table:table-cell>
          <table:table-cell office:value-type="float" office:value="15257197" calcext:value-type="float">
            <text:p>15257197</text:p>
          </table:table-cell>
          <table:table-cell table:formula="of:=[.B10]-[.O10]" office:value-type="float" office:value="34742803" calcext:value-type="float">
            <text:p>34742803</text:p>
          </table:table-cell>
          <table:table-cell table:formula="of:=[.O10]/([.O10]+[.P10])" office:value-type="float" office:value="0.30514394" calcext:value-type="float">
            <text:p>0.3051439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56" calcext:value-type="float">
            <text:p>56</text:p>
          </table:table-cell>
          <table:table-cell table:formula="of:=[.D12]/1000" office:value-type="float" office:value="0.056" calcext:value-type="float">
            <text:p>0.056</text:p>
          </table:table-cell>
          <table:table-cell table:formula="of:=[.D12]/[.B12]" office:value-type="float" office:value="0.00112" calcext:value-type="float">
            <text:p>0.00112</text:p>
          </table:table-cell>
          <table:table-cell table:formula="of:=[.E12]/[.B12]" office:value-type="float" office:value="0.00000112" calcext:value-type="float">
            <text:p>1.12E-06</text:p>
          </table:table-cell>
          <table:table-cell office:value-type="float" office:value="13508" calcext:value-type="float">
            <text:p>13508</text:p>
          </table:table-cell>
          <table:table-cell table:formula="of:=[.B12]-[.H12]" office:value-type="float" office:value="36492" calcext:value-type="float">
            <text:p>36492</text:p>
          </table:table-cell>
          <table:table-cell table:formula="of:=[.H12]/([.H12]+[.I12])" office:value-type="float" office:value="0.27016" calcext:value-type="float">
            <text:p>0.27016</text:p>
          </table:table-cell>
          <table:table-cell office:value-type="float" office:value="8710" calcext:value-type="float">
            <text:p>8710</text:p>
          </table:table-cell>
          <table:table-cell table:formula="of:=[.K12]/1000" office:value-type="float" office:value="8.71" calcext:value-type="float">
            <text:p>8.71</text:p>
          </table:table-cell>
          <table:table-cell table:formula="of:=[.K12]/[.B12]" office:value-type="float" office:value="0.1742" calcext:value-type="float">
            <text:p>0.1742</text:p>
          </table:table-cell>
          <table:table-cell table:formula="of:=[.L12]/[.B12]" office:value-type="float" office:value="0.0001742" calcext:value-type="float">
            <text:p>1.74E-04</text:p>
          </table:table-cell>
          <table:table-cell office:value-type="float" office:value="13691" calcext:value-type="float">
            <text:p>13691</text:p>
          </table:table-cell>
          <table:table-cell table:formula="of:=[.B12]-[.O12]" office:value-type="float" office:value="36309" calcext:value-type="float">
            <text:p>36309</text:p>
          </table:table-cell>
          <table:table-cell table:formula="of:=[.O12]/([.O12]+[.P12])" office:value-type="float" office:value="0.27382" calcext:value-type="float">
            <text:p>0.27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566" calcext:value-type="float">
            <text:p>566</text:p>
          </table:table-cell>
          <table:table-cell table:formula="of:=[.D13]/1000" office:value-type="float" office:value="0.566" calcext:value-type="float">
            <text:p>0.566</text:p>
          </table:table-cell>
          <table:table-cell table:formula="of:=[.D13]/[.B13]" office:value-type="float" office:value="0.001132" calcext:value-type="float">
            <text:p>0.001132</text:p>
          </table:table-cell>
          <table:table-cell table:formula="of:=[.E13]/[.B13]" office:value-type="float" office:value="0.000001132" calcext:value-type="float">
            <text:p>1.13E-06</text:p>
          </table:table-cell>
          <table:table-cell office:value-type="float" office:value="151151" calcext:value-type="float">
            <text:p>151151</text:p>
          </table:table-cell>
          <table:table-cell table:formula="of:=[.B13]-[.H13]" office:value-type="float" office:value="348849" calcext:value-type="float">
            <text:p>348849</text:p>
          </table:table-cell>
          <table:table-cell table:formula="of:=[.H13]/([.H13]+[.I13])" office:value-type="float" office:value="0.302302" calcext:value-type="float">
            <text:p>0.302302</text:p>
          </table:table-cell>
          <table:table-cell office:value-type="float" office:value="97355" calcext:value-type="float">
            <text:p>97355</text:p>
          </table:table-cell>
          <table:table-cell table:formula="of:=[.K13]/1000" office:value-type="float" office:value="97.355" calcext:value-type="float">
            <text:p>97.355</text:p>
          </table:table-cell>
          <table:table-cell table:formula="of:=[.K13]/[.B13]" office:value-type="float" office:value="0.19471" calcext:value-type="float">
            <text:p>0.19471</text:p>
          </table:table-cell>
          <table:table-cell table:formula="of:=[.L13]/[.B13]" office:value-type="float" office:value="0.00019471" calcext:value-type="float">
            <text:p>1.95E-04</text:p>
          </table:table-cell>
          <table:table-cell office:value-type="float" office:value="151142" calcext:value-type="float">
            <text:p>151142</text:p>
          </table:table-cell>
          <table:table-cell table:formula="of:=[.B13]-[.O13]" office:value-type="float" office:value="348858" calcext:value-type="float">
            <text:p>348858</text:p>
          </table:table-cell>
          <table:table-cell table:formula="of:=[.O13]/([.O13]+[.P13])" office:value-type="float" office:value="0.302284" calcext:value-type="float">
            <text:p>0.302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11" calcext:value-type="float">
            <text:p>4511</text:p>
          </table:table-cell>
          <table:table-cell table:formula="of:=[.D14]/1000" office:value-type="float" office:value="4.511" calcext:value-type="float">
            <text:p>4.511</text:p>
          </table:table-cell>
          <table:table-cell table:formula="of:=[.D14]/[.B14]" office:value-type="float" office:value="0.0009022" calcext:value-type="float">
            <text:p>0.0009022</text:p>
          </table:table-cell>
          <table:table-cell table:formula="of:=[.E14]/[.B14]" office:value-type="float" office:value="0.0000009022" calcext:value-type="float">
            <text:p>9.02E-07</text:p>
          </table:table-cell>
          <table:table-cell office:value-type="float" office:value="1522848" calcext:value-type="float">
            <text:p>1522848</text:p>
          </table:table-cell>
          <table:table-cell table:formula="of:=[.B14]-[.H14]" office:value-type="float" office:value="3477152" calcext:value-type="float">
            <text:p>3477152</text:p>
          </table:table-cell>
          <table:table-cell table:formula="of:=[.H14]/([.H14]+[.I14])" office:value-type="float" office:value="0.3045696" calcext:value-type="float">
            <text:p>0.3045696</text:p>
          </table:table-cell>
          <table:table-cell office:value-type="float" office:value="986025" calcext:value-type="float">
            <text:p>986025</text:p>
          </table:table-cell>
          <table:table-cell table:formula="of:=[.K14]/1000" office:value-type="float" office:value="986.025" calcext:value-type="float">
            <text:p>986.025</text:p>
          </table:table-cell>
          <table:table-cell table:formula="of:=[.K14]/[.B14]" office:value-type="float" office:value="0.197205" calcext:value-type="float">
            <text:p>0.197205</text:p>
          </table:table-cell>
          <table:table-cell table:formula="of:=[.L14]/[.B14]" office:value-type="float" office:value="0.000197205" calcext:value-type="float">
            <text:p>1.97E-04</text:p>
          </table:table-cell>
          <table:table-cell office:value-type="float" office:value="1523079" calcext:value-type="float">
            <text:p>1523079</text:p>
          </table:table-cell>
          <table:table-cell table:formula="of:=[.B14]-[.O14]" office:value-type="float" office:value="3476921" calcext:value-type="float">
            <text:p>3476921</text:p>
          </table:table-cell>
          <table:table-cell table:formula="of:=[.O14]/([.O14]+[.P14])" office:value-type="float" office:value="0.3046158" calcext:value-type="float">
            <text:p>0.30461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45043" calcext:value-type="float">
            <text:p>45043</text:p>
          </table:table-cell>
          <table:table-cell table:formula="of:=[.D15]/1000" office:value-type="float" office:value="45.043" calcext:value-type="float">
            <text:p>45.043</text:p>
          </table:table-cell>
          <table:table-cell table:formula="of:=[.D15]/[.B15]" office:value-type="float" office:value="0.00090086" calcext:value-type="float">
            <text:p>0.00090086</text:p>
          </table:table-cell>
          <table:table-cell table:formula="of:=[.E15]/[.B15]" office:value-type="float" office:value="0.00000090086" calcext:value-type="float">
            <text:p>9.01E-07</text:p>
          </table:table-cell>
          <table:table-cell office:value-type="float" office:value="15248503" calcext:value-type="float">
            <text:p>15248503</text:p>
          </table:table-cell>
          <table:table-cell table:formula="of:=[.B15]-[.H15]" office:value-type="float" office:value="34751497" calcext:value-type="float">
            <text:p>34751497</text:p>
          </table:table-cell>
          <table:table-cell table:formula="of:=[.H15]/([.H15]+[.I15])" office:value-type="float" office:value="0.30497006" calcext:value-type="float">
            <text:p>0.30497006</text:p>
          </table:table-cell>
          <table:table-cell table:style-name="ce2" office:value-type="float" office:value="9604340" calcext:value-type="float">
            <text:p>9.60E+06</text:p>
          </table:table-cell>
          <table:table-cell table:formula="of:=[.K15]/1000" office:value-type="float" office:value="9604.34" calcext:value-type="float">
            <text:p>9604.34</text:p>
          </table:table-cell>
          <table:table-cell table:formula="of:=[.K15]/[.B15]" office:value-type="float" office:value="0.1920868" calcext:value-type="float">
            <text:p>0.1920868</text:p>
          </table:table-cell>
          <table:table-cell table:formula="of:=[.L15]/[.B15]" office:value-type="float" office:value="0.0001920868" calcext:value-type="float">
            <text:p>1.92E-04</text:p>
          </table:table-cell>
          <table:table-cell office:value-type="float" office:value="15259435" calcext:value-type="float">
            <text:p>15259435</text:p>
          </table:table-cell>
          <table:table-cell table:formula="of:=[.B15]-[.O15]" office:value-type="float" office:value="34740565" calcext:value-type="float">
            <text:p>34740565</text:p>
          </table:table-cell>
          <table:table-cell table:formula="of:=[.O15]/([.O15]+[.P15])" office:value-type="float" office:value="0.3051887" calcext:value-type="float">
            <text:p>0.305188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5" calcext:value-type="float">
            <text:p>45</text:p>
          </table:table-cell>
          <table:table-cell table:formula="of:=[.D17]/1000" office:value-type="float" office:value="0.045" calcext:value-type="float">
            <text:p>0.045</text:p>
          </table:table-cell>
          <table:table-cell table:formula="of:=[.D17]/[.B17]" office:value-type="float" office:value="0.0009" calcext:value-type="float">
            <text:p>0.0009</text:p>
          </table:table-cell>
          <table:table-cell table:formula="of:=[.E17]/[.B17]" office:value-type="float" office:value="0.0000009" calcext:value-type="float">
            <text:p>9.00E-07</text:p>
          </table:table-cell>
          <table:table-cell office:value-type="float" office:value="13474" calcext:value-type="float">
            <text:p>13474</text:p>
          </table:table-cell>
          <table:table-cell table:formula="of:=[.B17]-[.H17]" office:value-type="float" office:value="36526" calcext:value-type="float">
            <text:p>36526</text:p>
          </table:table-cell>
          <table:table-cell table:formula="of:=[.H17]/([.H17]+[.I17])" office:value-type="float" office:value="0.26948" calcext:value-type="float">
            <text:p>0.26948</text:p>
          </table:table-cell>
          <table:table-cell office:value-type="float" office:value="8829" calcext:value-type="float">
            <text:p>8829</text:p>
          </table:table-cell>
          <table:table-cell table:formula="of:=[.K17]/1000" office:value-type="float" office:value="8.829" calcext:value-type="float">
            <text:p>8.829</text:p>
          </table:table-cell>
          <table:table-cell table:formula="of:=[.K17]/[.B17]" office:value-type="float" office:value="0.17658" calcext:value-type="float">
            <text:p>0.17658</text:p>
          </table:table-cell>
          <table:table-cell table:formula="of:=[.L17]/[.B17]" office:value-type="float" office:value="0.00017658" calcext:value-type="float">
            <text:p>1.77E-04</text:p>
          </table:table-cell>
          <table:table-cell office:value-type="float" office:value="13426" calcext:value-type="float">
            <text:p>13426</text:p>
          </table:table-cell>
          <table:table-cell table:formula="of:=[.B17]-[.O17]" office:value-type="float" office:value="36574" calcext:value-type="float">
            <text:p>36574</text:p>
          </table:table-cell>
          <table:table-cell table:formula="of:=[.O17]/([.O17]+[.P17])" office:value-type="float" office:value="0.26852" calcext:value-type="float">
            <text:p>0.26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62" calcext:value-type="float">
            <text:p>462</text:p>
          </table:table-cell>
          <table:table-cell table:formula="of:=[.D18]/1000" office:value-type="float" office:value="0.462" calcext:value-type="float">
            <text:p>0.462</text:p>
          </table:table-cell>
          <table:table-cell table:formula="of:=[.D18]/[.B18]" office:value-type="float" office:value="0.000924" calcext:value-type="float">
            <text:p>0.000924</text:p>
          </table:table-cell>
          <table:table-cell table:formula="of:=[.E18]/[.B18]" office:value-type="float" office:value="0.000000924" calcext:value-type="float">
            <text:p>9.24E-07</text:p>
          </table:table-cell>
          <table:table-cell office:value-type="float" office:value="151016" calcext:value-type="float">
            <text:p>151016</text:p>
          </table:table-cell>
          <table:table-cell table:formula="of:=[.B18]-[.H18]" office:value-type="float" office:value="348984" calcext:value-type="float">
            <text:p>348984</text:p>
          </table:table-cell>
          <table:table-cell table:formula="of:=[.H18]/([.H18]+[.I18])" office:value-type="float" office:value="0.302032" calcext:value-type="float">
            <text:p>0.302032</text:p>
          </table:table-cell>
          <table:table-cell office:value-type="float" office:value="97132" calcext:value-type="float">
            <text:p>97132</text:p>
          </table:table-cell>
          <table:table-cell table:formula="of:=[.K18]/1000" office:value-type="float" office:value="97.132" calcext:value-type="float">
            <text:p>97.132</text:p>
          </table:table-cell>
          <table:table-cell table:formula="of:=[.K18]/[.B18]" office:value-type="float" office:value="0.194264" calcext:value-type="float">
            <text:p>0.194264</text:p>
          </table:table-cell>
          <table:table-cell table:formula="of:=[.L18]/[.B18]" office:value-type="float" office:value="0.000194264" calcext:value-type="float">
            <text:p>1.94E-04</text:p>
          </table:table-cell>
          <table:table-cell office:value-type="float" office:value="151335" calcext:value-type="float">
            <text:p>151335</text:p>
          </table:table-cell>
          <table:table-cell table:formula="of:=[.B18]-[.O18]" office:value-type="float" office:value="348665" calcext:value-type="float">
            <text:p>348665</text:p>
          </table:table-cell>
          <table:table-cell table:formula="of:=[.O18]/([.O18]+[.P18])" office:value-type="float" office:value="0.30267" calcext:value-type="float">
            <text:p>0.30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23" calcext:value-type="float">
            <text:p>4523</text:p>
          </table:table-cell>
          <table:table-cell table:formula="of:=[.D19]/1000" office:value-type="float" office:value="4.523" calcext:value-type="float">
            <text:p>4.523</text:p>
          </table:table-cell>
          <table:table-cell table:formula="of:=[.D19]/[.B19]" office:value-type="float" office:value="0.0009046" calcext:value-type="float">
            <text:p>0.0009046</text:p>
          </table:table-cell>
          <table:table-cell table:formula="of:=[.E19]/[.B19]" office:value-type="float" office:value="0.0000009046" calcext:value-type="float">
            <text:p>9.05E-07</text:p>
          </table:table-cell>
          <table:table-cell office:value-type="float" office:value="1523033" calcext:value-type="float">
            <text:p>1523033</text:p>
          </table:table-cell>
          <table:table-cell table:formula="of:=[.B19]-[.H19]" office:value-type="float" office:value="3476967" calcext:value-type="float">
            <text:p>3476967</text:p>
          </table:table-cell>
          <table:table-cell table:formula="of:=[.H19]/([.H19]+[.I19])" office:value-type="float" office:value="0.3046066" calcext:value-type="float">
            <text:p>0.3046066</text:p>
          </table:table-cell>
          <table:table-cell table:style-name="ce2" office:value-type="float" office:value="1003670" calcext:value-type="float">
            <text:p>1.00E+06</text:p>
          </table:table-cell>
          <table:table-cell table:formula="of:=[.K19]/1000" office:value-type="float" office:value="1003.67" calcext:value-type="float">
            <text:p>1003.67</text:p>
          </table:table-cell>
          <table:table-cell table:formula="of:=[.K19]/[.B19]" office:value-type="float" office:value="0.200734" calcext:value-type="float">
            <text:p>0.200734</text:p>
          </table:table-cell>
          <table:table-cell table:formula="of:=[.L19]/[.B19]" office:value-type="float" office:value="0.000200734" calcext:value-type="float">
            <text:p>2.01E-04</text:p>
          </table:table-cell>
          <table:table-cell office:value-type="float" office:value="1522947" calcext:value-type="float">
            <text:p>1522947</text:p>
          </table:table-cell>
          <table:table-cell table:formula="of:=[.B19]-[.O19]" office:value-type="float" office:value="3477053" calcext:value-type="float">
            <text:p>3477053</text:p>
          </table:table-cell>
          <table:table-cell table:formula="of:=[.O19]/([.O19]+[.P19])" office:value-type="float" office:value="0.3045894" calcext:value-type="float">
            <text:p>0.3045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44454" calcext:value-type="float">
            <text:p>44454</text:p>
          </table:table-cell>
          <table:table-cell table:formula="of:=[.D20]/1000" office:value-type="float" office:value="44.454" calcext:value-type="float">
            <text:p>44.454</text:p>
          </table:table-cell>
          <table:table-cell table:formula="of:=[.D20]/[.B20]" office:value-type="float" office:value="0.00088908" calcext:value-type="float">
            <text:p>0.00088908</text:p>
          </table:table-cell>
          <table:table-cell table:formula="of:=[.E20]/[.B20]" office:value-type="float" office:value="0.00000088908" calcext:value-type="float">
            <text:p>8.89E-07</text:p>
          </table:table-cell>
          <table:table-cell office:value-type="float" office:value="15254960" calcext:value-type="float">
            <text:p>15254960</text:p>
          </table:table-cell>
          <table:table-cell table:formula="of:=[.B20]-[.H20]" office:value-type="float" office:value="34745040" calcext:value-type="float">
            <text:p>34745040</text:p>
          </table:table-cell>
          <table:table-cell table:formula="of:=[.H20]/([.H20]+[.I20])" office:value-type="float" office:value="0.3050992" calcext:value-type="float">
            <text:p>0.3050992</text:p>
          </table:table-cell>
          <table:table-cell table:style-name="ce2" office:value-type="float" office:value="9518890" calcext:value-type="float">
            <text:p>9.52E+06</text:p>
          </table:table-cell>
          <table:table-cell table:formula="of:=[.K20]/1000" office:value-type="float" office:value="9518.89" calcext:value-type="float">
            <text:p>9518.89</text:p>
          </table:table-cell>
          <table:table-cell table:formula="of:=[.K20]/[.B20]" office:value-type="float" office:value="0.1903778" calcext:value-type="float">
            <text:p>0.1903778</text:p>
          </table:table-cell>
          <table:table-cell table:formula="of:=[.L20]/[.B20]" office:value-type="float" office:value="0.0001903778" calcext:value-type="float">
            <text:p>1.90E-04</text:p>
          </table:table-cell>
          <table:table-cell office:value-type="float" office:value="15253387" calcext:value-type="float">
            <text:p>15253387</text:p>
          </table:table-cell>
          <table:table-cell table:formula="of:=[.B20]-[.O20]" office:value-type="float" office:value="34746613" calcext:value-type="float">
            <text:p>34746613</text:p>
          </table:table-cell>
          <table:table-cell table:formula="of:=[.O20]/([.O20]+[.P20])" office:value-type="float" office:value="0.30506774" calcext:value-type="float">
            <text:p>0.3050677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3" calcext:value-type="float">
            <text:p>43</text:p>
          </table:table-cell>
          <table:table-cell table:formula="of:=[.D22]/1000" office:value-type="float" office:value="0.043" calcext:value-type="float">
            <text:p>0.043</text:p>
          </table:table-cell>
          <table:table-cell table:formula="of:=[.D22]/[.B22]" office:value-type="float" office:value="0.00086" calcext:value-type="float">
            <text:p>0.00086</text:p>
          </table:table-cell>
          <table:table-cell table:formula="of:=[.E22]/[.B22]" office:value-type="float" office:value="0.00000086" calcext:value-type="float">
            <text:p>8.60E-07</text:p>
          </table:table-cell>
          <table:table-cell office:value-type="float" office:value="13502" calcext:value-type="float">
            <text:p>13502</text:p>
          </table:table-cell>
          <table:table-cell table:formula="of:=[.B22]-[.H22]" office:value-type="float" office:value="36498" calcext:value-type="float">
            <text:p>36498</text:p>
          </table:table-cell>
          <table:table-cell table:formula="of:=[.H22]/([.H22]+[.I22])" office:value-type="float" office:value="0.27004" calcext:value-type="float">
            <text:p>0.27004</text:p>
          </table:table-cell>
          <table:table-cell office:value-type="float" office:value="8846" calcext:value-type="float">
            <text:p>8846</text:p>
          </table:table-cell>
          <table:table-cell table:formula="of:=[.K22]/1000" office:value-type="float" office:value="8.846" calcext:value-type="float">
            <text:p>8.846</text:p>
          </table:table-cell>
          <table:table-cell table:formula="of:=[.K22]/[.B22]" office:value-type="float" office:value="0.17692" calcext:value-type="float">
            <text:p>0.17692</text:p>
          </table:table-cell>
          <table:table-cell table:formula="of:=[.L22]/[.B22]" office:value-type="float" office:value="0.00017692" calcext:value-type="float">
            <text:p>1.77E-04</text:p>
          </table:table-cell>
          <table:table-cell office:value-type="float" office:value="13372" calcext:value-type="float">
            <text:p>13372</text:p>
          </table:table-cell>
          <table:table-cell table:formula="of:=[.B22]-[.O22]" office:value-type="float" office:value="36628" calcext:value-type="float">
            <text:p>36628</text:p>
          </table:table-cell>
          <table:table-cell table:formula="of:=[.O22]/([.O22]+[.P22])" office:value-type="float" office:value="0.26744" calcext:value-type="float">
            <text:p>0.26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69" calcext:value-type="float">
            <text:p>469</text:p>
          </table:table-cell>
          <table:table-cell table:formula="of:=[.D23]/1000" office:value-type="float" office:value="0.469" calcext:value-type="float">
            <text:p>0.469</text:p>
          </table:table-cell>
          <table:table-cell table:formula="of:=[.D23]/[.B23]" office:value-type="float" office:value="0.000938" calcext:value-type="float">
            <text:p>0.000938</text:p>
          </table:table-cell>
          <table:table-cell table:formula="of:=[.E23]/[.B23]" office:value-type="float" office:value="0.000000938" calcext:value-type="float">
            <text:p>9.38E-07</text:p>
          </table:table-cell>
          <table:table-cell office:value-type="float" office:value="150755" calcext:value-type="float">
            <text:p>150755</text:p>
          </table:table-cell>
          <table:table-cell table:formula="of:=[.B23]-[.H23]" office:value-type="float" office:value="349245" calcext:value-type="float">
            <text:p>349245</text:p>
          </table:table-cell>
          <table:table-cell table:formula="of:=[.H23]/([.H23]+[.I23])" office:value-type="float" office:value="0.30151" calcext:value-type="float">
            <text:p>0.30151</text:p>
          </table:table-cell>
          <table:table-cell office:value-type="float" office:value="97398" calcext:value-type="float">
            <text:p>97398</text:p>
          </table:table-cell>
          <table:table-cell table:formula="of:=[.K23]/1000" office:value-type="float" office:value="97.398" calcext:value-type="float">
            <text:p>97.398</text:p>
          </table:table-cell>
          <table:table-cell table:formula="of:=[.K23]/[.B23]" office:value-type="float" office:value="0.194796" calcext:value-type="float">
            <text:p>0.194796</text:p>
          </table:table-cell>
          <table:table-cell table:formula="of:=[.L23]/[.B23]" office:value-type="float" office:value="0.000194796" calcext:value-type="float">
            <text:p>1.95E-04</text:p>
          </table:table-cell>
          <table:table-cell office:value-type="float" office:value="150523" calcext:value-type="float">
            <text:p>150523</text:p>
          </table:table-cell>
          <table:table-cell table:formula="of:=[.B23]-[.O23]" office:value-type="float" office:value="349477" calcext:value-type="float">
            <text:p>349477</text:p>
          </table:table-cell>
          <table:table-cell table:formula="of:=[.O23]/([.O23]+[.P23])" office:value-type="float" office:value="0.301046" calcext:value-type="float">
            <text:p>0.301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66" calcext:value-type="float">
            <text:p>4566</text:p>
          </table:table-cell>
          <table:table-cell table:formula="of:=[.D24]/1000" office:value-type="float" office:value="4.566" calcext:value-type="float">
            <text:p>4.566</text:p>
          </table:table-cell>
          <table:table-cell table:formula="of:=[.D24]/[.B24]" office:value-type="float" office:value="0.0009132" calcext:value-type="float">
            <text:p>0.0009132</text:p>
          </table:table-cell>
          <table:table-cell table:formula="of:=[.E24]/[.B24]" office:value-type="float" office:value="0.0000009132" calcext:value-type="float">
            <text:p>9.13E-07</text:p>
          </table:table-cell>
          <table:table-cell office:value-type="float" office:value="1522759" calcext:value-type="float">
            <text:p>1522759</text:p>
          </table:table-cell>
          <table:table-cell table:formula="of:=[.B24]-[.H24]" office:value-type="float" office:value="3477241" calcext:value-type="float">
            <text:p>3477241</text:p>
          </table:table-cell>
          <table:table-cell table:formula="of:=[.H24]/([.H24]+[.I24])" office:value-type="float" office:value="0.3045518" calcext:value-type="float">
            <text:p>0.3045518</text:p>
          </table:table-cell>
          <table:table-cell office:value-type="float" office:value="989263" calcext:value-type="float">
            <text:p>989263</text:p>
          </table:table-cell>
          <table:table-cell table:formula="of:=[.K24]/1000" office:value-type="float" office:value="989.263" calcext:value-type="float">
            <text:p>989.263</text:p>
          </table:table-cell>
          <table:table-cell table:formula="of:=[.K24]/[.B24]" office:value-type="float" office:value="0.1978526" calcext:value-type="float">
            <text:p>0.1978526</text:p>
          </table:table-cell>
          <table:table-cell table:formula="of:=[.L24]/[.B24]" office:value-type="float" office:value="0.0001978526" calcext:value-type="float">
            <text:p>1.98E-04</text:p>
          </table:table-cell>
          <table:table-cell office:value-type="float" office:value="1523335" calcext:value-type="float">
            <text:p>1523335</text:p>
          </table:table-cell>
          <table:table-cell table:formula="of:=[.B24]-[.O24]" office:value-type="float" office:value="3476665" calcext:value-type="float">
            <text:p>3476665</text:p>
          </table:table-cell>
          <table:table-cell table:formula="of:=[.O24]/([.O24]+[.P24])" office:value-type="float" office:value="0.304667" calcext:value-type="float">
            <text:p>0.304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57030" calcext:value-type="float">
            <text:p>57030</text:p>
          </table:table-cell>
          <table:table-cell table:formula="of:=[.D25]/1000" office:value-type="float" office:value="57.03" calcext:value-type="float">
            <text:p>57.03</text:p>
          </table:table-cell>
          <table:table-cell table:formula="of:=[.D25]/[.B25]" office:value-type="float" office:value="0.0011406" calcext:value-type="float">
            <text:p>0.0011406</text:p>
          </table:table-cell>
          <table:table-cell table:formula="of:=[.E25]/[.B25]" office:value-type="float" office:value="0.0000011406" calcext:value-type="float">
            <text:p>1.14E-06</text:p>
          </table:table-cell>
          <table:table-cell office:value-type="float" office:value="15254609" calcext:value-type="float">
            <text:p>15254609</text:p>
          </table:table-cell>
          <table:table-cell table:formula="of:=[.B25]-[.H25]" office:value-type="float" office:value="34745391" calcext:value-type="float">
            <text:p>34745391</text:p>
          </table:table-cell>
          <table:table-cell table:formula="of:=[.H25]/([.H25]+[.I25])" office:value-type="float" office:value="0.30509218" calcext:value-type="float">
            <text:p>0.30509218</text:p>
          </table:table-cell>
          <table:table-cell table:style-name="ce2" office:value-type="float" office:value="9560590" calcext:value-type="float">
            <text:p>9.56E+06</text:p>
          </table:table-cell>
          <table:table-cell table:formula="of:=[.K25]/1000" office:value-type="float" office:value="9560.59" calcext:value-type="float">
            <text:p>9560.59</text:p>
          </table:table-cell>
          <table:table-cell table:formula="of:=[.K25]/[.B25]" office:value-type="float" office:value="0.1912118" calcext:value-type="float">
            <text:p>0.1912118</text:p>
          </table:table-cell>
          <table:table-cell table:formula="of:=[.L25]/[.B25]" office:value-type="float" office:value="0.0001912118" calcext:value-type="float">
            <text:p>1.91E-04</text:p>
          </table:table-cell>
          <table:table-cell office:value-type="float" office:value="15250400" calcext:value-type="float">
            <text:p>15250400</text:p>
          </table:table-cell>
          <table:table-cell table:formula="of:=[.B25]-[.O25]" office:value-type="float" office:value="34749600" calcext:value-type="float">
            <text:p>34749600</text:p>
          </table:table-cell>
          <table:table-cell table:formula="of:=[.O25]/([.O25]+[.P25])" office:value-type="float" office:value="0.305008" calcext:value-type="float">
            <text:p>0.30500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table:formula="of:=([.D2] + [.D7] + [.D12] + [.D17] + [.D22])/5" office:value-type="float" office:value="51.2" calcext:value-type="float">
            <text:p>51.2</text:p>
          </table:table-cell>
          <table:table-cell table:formula="of:=([.E2] + [.E7] + [.E12] + [.E17] + [.E22])/5" office:value-type="float" office:value="0.0512" calcext:value-type="float">
            <text:p>0.0512</text:p>
          </table:table-cell>
          <table:table-cell table:formula="of:=([.F2] + [.F7] + [.F12] + [.F17] + [.F22])/5" office:value-type="float" office:value="0.001024" calcext:value-type="float">
            <text:p>0.001024</text:p>
          </table:table-cell>
          <table:table-cell table:style-name="Default" table:formula="of:=([.G2] + [.G7] + [.G12] + [.G17] + [.G22])/5" office:value-type="float" office:value="0.000001024" calcext:value-type="float">
            <text:p>1.024E-06</text:p>
          </table:table-cell>
          <table:table-cell table:formula="of:=([.H2] + [.H7] + [.H12] + [.H17] + [.H22])/5" office:value-type="float" office:value="13494.2" calcext:value-type="float">
            <text:p>13494.2</text:p>
          </table:table-cell>
          <table:table-cell table:formula="of:=([.I2] + [.I7] + [.I12] + [.I17] + [.I22])/5" office:value-type="float" office:value="36505.8" calcext:value-type="float">
            <text:p>36505.8</text:p>
          </table:table-cell>
          <table:table-cell table:formula="of:=([.J2] + [.J7] + [.J12] + [.J17] + [.J22])/5" office:value-type="float" office:value="0.269884" calcext:value-type="float">
            <text:p>0.269884</text:p>
          </table:table-cell>
          <table:table-cell table:formula="of:=([.K2] + [.K7] + [.K12] + [.K17] + [.K22])/5" office:value-type="float" office:value="8857" calcext:value-type="float">
            <text:p>8857</text:p>
          </table:table-cell>
          <table:table-cell table:formula="of:=([.L2] + [.L7] + [.L12] + [.L17] + [.L22])/5" office:value-type="float" office:value="8.857" calcext:value-type="float">
            <text:p>8.857</text:p>
          </table:table-cell>
          <table:table-cell table:formula="of:=([.M2] + [.M7] + [.M12] + [.M17] + [.M22])/5" office:value-type="float" office:value="0.17714" calcext:value-type="float">
            <text:p>0.17714</text:p>
          </table:table-cell>
          <table:table-cell table:style-name="Default" table:formula="of:=([.N2] + [.N7] + [.N12] + [.N17] + [.N22])/5" office:value-type="float" office:value="0.00017714" calcext:value-type="float">
            <text:p>0.00017714</text:p>
          </table:table-cell>
          <table:table-cell table:formula="of:=([.O2] + [.O7] + [.O12] + [.O17] + [.O22])/5" office:value-type="float" office:value="13498" calcext:value-type="float">
            <text:p>13498</text:p>
          </table:table-cell>
          <table:table-cell table:formula="of:=([.P2] + [.P7] + [.P12] + [.P17] + [.P22])/5" office:value-type="float" office:value="36502" calcext:value-type="float">
            <text:p>36502</text:p>
          </table:table-cell>
          <table:table-cell table:formula="of:=([.Q2] + [.Q7] + [.Q12] + [.Q17] + [.Q22])/5" office:value-type="float" office:value="0.26996" calcext:value-type="float">
            <text:p>0.269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table:formula="of:=([.D3] + [.D8] + [.D13] + [.D18] + [.D23])/5" office:value-type="float" office:value="485" calcext:value-type="float">
            <text:p>485</text:p>
          </table:table-cell>
          <table:table-cell table:formula="of:=([.E3] + [.E8] + [.E13] + [.E18] + [.E23])/5" office:value-type="float" office:value="0.485" calcext:value-type="float">
            <text:p>0.485</text:p>
          </table:table-cell>
          <table:table-cell table:formula="of:=([.F3] + [.F8] + [.F13] + [.F18] + [.F23])/5" office:value-type="float" office:value="0.00097" calcext:value-type="float">
            <text:p>0.00097</text:p>
          </table:table-cell>
          <table:table-cell table:style-name="Default" table:formula="of:=([.G3] + [.G8] + [.G13] + [.G18] + [.G23])/5" office:value-type="float" office:value="0.00000097" calcext:value-type="float">
            <text:p>9.7E-07</text:p>
          </table:table-cell>
          <table:table-cell table:formula="of:=([.H3] + [.H8] + [.H13] + [.H18] + [.H23])/5" office:value-type="float" office:value="150959.2" calcext:value-type="float">
            <text:p>150959.2</text:p>
          </table:table-cell>
          <table:table-cell table:formula="of:=([.I3] + [.I8] + [.I13] + [.I18] + [.I23])/5" office:value-type="float" office:value="349040.8" calcext:value-type="float">
            <text:p>349040.8</text:p>
          </table:table-cell>
          <table:table-cell table:formula="of:=([.J3] + [.J8] + [.J13] + [.J18] + [.J23])/5" office:value-type="float" office:value="0.3019184" calcext:value-type="float">
            <text:p>0.3019184</text:p>
          </table:table-cell>
          <table:table-cell table:formula="of:=([.K3] + [.K8] + [.K13] + [.K18] + [.K23])/5" office:value-type="float" office:value="97260.2" calcext:value-type="float">
            <text:p>97260.2</text:p>
          </table:table-cell>
          <table:table-cell table:formula="of:=([.L3] + [.L8] + [.L13] + [.L18] + [.L23])/5" office:value-type="float" office:value="97.2602" calcext:value-type="float">
            <text:p>97.2602</text:p>
          </table:table-cell>
          <table:table-cell table:formula="of:=([.M3] + [.M8] + [.M13] + [.M18] + [.M23])/5" office:value-type="float" office:value="0.1945204" calcext:value-type="float">
            <text:p>0.1945204</text:p>
          </table:table-cell>
          <table:table-cell table:style-name="Default" table:formula="of:=([.N3] + [.N8] + [.N13] + [.N18] + [.N23])/5" office:value-type="float" office:value="0.0001945204" calcext:value-type="float">
            <text:p>0.0001945204</text:p>
          </table:table-cell>
          <table:table-cell table:formula="of:=([.O3] + [.O8] + [.O13] + [.O18] + [.O23])/5" office:value-type="float" office:value="150825.6" calcext:value-type="float">
            <text:p>150825.6</text:p>
          </table:table-cell>
          <table:table-cell table:formula="of:=([.P3] + [.P8] + [.P13] + [.P18] + [.P23])/5" office:value-type="float" office:value="349174.4" calcext:value-type="float">
            <text:p>349174.4</text:p>
          </table:table-cell>
          <table:table-cell table:formula="of:=([.Q3] + [.Q8] + [.Q13] + [.Q18] + [.Q23])/5" office:value-type="float" office:value="0.3016512" calcext:value-type="float">
            <text:p>0.301651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table:formula="of:=([.D4] + [.D9] + [.D14] + [.D19] + [.D24])/5" office:value-type="float" office:value="4573.6" calcext:value-type="float">
            <text:p>4573.6</text:p>
          </table:table-cell>
          <table:table-cell table:formula="of:=([.E4] + [.E9] + [.E14] + [.E19] + [.E24])/5" office:value-type="float" office:value="4.5736" calcext:value-type="float">
            <text:p>4.5736</text:p>
          </table:table-cell>
          <table:table-cell table:formula="of:=([.F4] + [.F9] + [.F14] + [.F19] + [.F24])/5" office:value-type="float" office:value="0.00091472" calcext:value-type="float">
            <text:p>0.00091472</text:p>
          </table:table-cell>
          <table:table-cell table:style-name="Default" table:formula="of:=([.G4] + [.G9] + [.G14] + [.G19] + [.G24])/5" office:value-type="float" office:value="0.00000091472" calcext:value-type="float">
            <text:p>9.1472E-07</text:p>
          </table:table-cell>
          <table:table-cell table:formula="of:=([.H4] + [.H9] + [.H14] + [.H19] + [.H24])/5" office:value-type="float" office:value="1523224.2" calcext:value-type="float">
            <text:p>1523224.2</text:p>
          </table:table-cell>
          <table:table-cell table:formula="of:=([.I4] + [.I9] + [.I14] + [.I19] + [.I24])/5" office:value-type="float" office:value="3476775.8" calcext:value-type="float">
            <text:p>3476775.8</text:p>
          </table:table-cell>
          <table:table-cell table:formula="of:=([.J4] + [.J9] + [.J14] + [.J19] + [.J24])/5" office:value-type="float" office:value="0.30464484" calcext:value-type="float">
            <text:p>0.30464484</text:p>
          </table:table-cell>
          <table:table-cell table:formula="of:=([.K4] + [.K9] + [.K14] + [.K19] + [.K24])/5" office:value-type="float" office:value="989245.2" calcext:value-type="float">
            <text:p>989245.2</text:p>
          </table:table-cell>
          <table:table-cell table:formula="of:=([.L4] + [.L9] + [.L14] + [.L19] + [.L24])/5" office:value-type="float" office:value="989.2452" calcext:value-type="float">
            <text:p>989.2452</text:p>
          </table:table-cell>
          <table:table-cell table:formula="of:=([.M4] + [.M9] + [.M14] + [.M19] + [.M24])/5" office:value-type="float" office:value="0.19784904" calcext:value-type="float">
            <text:p>0.19784904</text:p>
          </table:table-cell>
          <table:table-cell table:style-name="Default" table:formula="of:=([.N4] + [.N9] + [.N14] + [.N19] + [.N24])/5" office:value-type="float" office:value="0.00019784904" calcext:value-type="float">
            <text:p>0.00019784904</text:p>
          </table:table-cell>
          <table:table-cell table:formula="of:=([.O4] + [.O9] + [.O14] + [.O19] + [.O24])/5" office:value-type="float" office:value="1523609.8" calcext:value-type="float">
            <text:p>1523609.8</text:p>
          </table:table-cell>
          <table:table-cell table:formula="of:=([.P4] + [.P9] + [.P14] + [.P19] + [.P24])/5" office:value-type="float" office:value="3476390.2" calcext:value-type="float">
            <text:p>3476390.2</text:p>
          </table:table-cell>
          <table:table-cell table:formula="of:=([.Q4] + [.Q9] + [.Q14] + [.Q19] + [.Q24])/5" office:value-type="float" office:value="0.30472196" calcext:value-type="float">
            <text:p>0.304721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table:formula="of:=([.D5] + [.D10] + [.D15] + [.D20] + [.D25])/5" office:value-type="float" office:value="48876.2" calcext:value-type="float">
            <text:p>48876.2</text:p>
          </table:table-cell>
          <table:table-cell table:formula="of:=([.E5] + [.E10] + [.E15] + [.E20] + [.E25])/5" office:value-type="float" office:value="48.8762" calcext:value-type="float">
            <text:p>48.8762</text:p>
          </table:table-cell>
          <table:table-cell table:formula="of:=([.F5] + [.F10] + [.F15] + [.F20] + [.F25])/5" office:value-type="float" office:value="0.000977524" calcext:value-type="float">
            <text:p>0.000977524</text:p>
          </table:table-cell>
          <table:table-cell table:style-name="Default" table:formula="of:=([.G5] + [.G10] + [.G15] + [.G20] + [.G25])/5" office:value-type="float" office:value="0.000000977524" calcext:value-type="float">
            <text:p>9.77524E-07</text:p>
          </table:table-cell>
          <table:table-cell table:formula="of:=([.H5] + [.H10] + [.H15] + [.H20] + [.H25])/5" office:value-type="float" office:value="15253070" calcext:value-type="float">
            <text:p>15253070</text:p>
          </table:table-cell>
          <table:table-cell table:formula="of:=([.I5] + [.I10] + [.I15] + [.I20] + [.I25])/5" office:value-type="float" office:value="34746930" calcext:value-type="float">
            <text:p>34746930</text:p>
          </table:table-cell>
          <table:table-cell table:formula="of:=([.J5] + [.J10] + [.J15] + [.J20] + [.J25])/5" office:value-type="float" office:value="0.3050614" calcext:value-type="float">
            <text:p>0.3050614</text:p>
          </table:table-cell>
          <table:table-cell table:formula="of:=([.K5] + [.K10] + [.K15] + [.K20] + [.K25])/5" office:value-type="float" office:value="9678922" calcext:value-type="float">
            <text:p>9678922</text:p>
          </table:table-cell>
          <table:table-cell table:formula="of:=([.L5] + [.L10] + [.L15] + [.L20] + [.L25])/5" office:value-type="float" office:value="9678.922" calcext:value-type="float">
            <text:p>9678.922</text:p>
          </table:table-cell>
          <table:table-cell table:formula="of:=([.M5] + [.M10] + [.M15] + [.M20] + [.M25])/5" office:value-type="float" office:value="0.19357844" calcext:value-type="float">
            <text:p>0.19357844</text:p>
          </table:table-cell>
          <table:table-cell table:style-name="Default" table:formula="of:=([.N5] + [.N10] + [.N15] + [.N20] + [.N25])/5" office:value-type="float" office:value="0.00019357844" calcext:value-type="float">
            <text:p>0.00019357844</text:p>
          </table:table-cell>
          <table:table-cell table:formula="of:=([.O5] + [.O10] + [.O15] + [.O20] + [.O25])/5" office:value-type="float" office:value="15255086.8" calcext:value-type="float">
            <text:p>15255086.8</text:p>
          </table:table-cell>
          <table:table-cell table:formula="of:=([.P5] + [.P10] + [.P15] + [.P20] + [.P25])/5" office:value-type="float" office:value="34744913.2" calcext:value-type="float">
            <text:p>34744913.2</text:p>
          </table:table-cell>
          <table:table-cell table:formula="of:=([.Q5] + [.Q10] + [.Q15] + [.Q20] + [.Q25])/5" office:value-type="float" office:value="0.305101736" calcext:value-type="float">
            <text:p>0.305101736</text:p>
          </table:table-cell>
        </table:table-row>
      </table:table>
      <table:table table:name="Shared Statistics" table:style-name="ta1">
        <table:table-column table:style-name="co19" table:default-cell-style-name="ce9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row table:style-name="ro1">
          <table:table-cell table:style-name="ce5" office:value-type="string" calcext:value-type="string" table:number-columns-spanned="7" table:number-rows-spanned="1">
            <text:p>Average Total Runtime (Seconds)</text:p>
          </table:table-cell>
          <table:covered-table-cell table:style-name="Default" office:value-type="string" calcext:value-type="string">
            <text:p><text:s/></text:p>
          </table:covered-table-cell>
          <table:covered-table-cell table:number-columns-repeated="5" table:style-name="Default"/>
        </table:table-row>
        <table:table-row table:style-name="ro1">
          <table:table-cell table:style-name="Default"/>
          <table:table-cell table:style-name="ce11" office:value-type="string" calcext:value-type="string">
            <text:p>500 Accesses</text:p>
          </table:table-cell>
          <table:table-cell table:style-name="ce11" office:value-type="string" calcext:value-type="string">
            <text:p>5000 Accesses</text:p>
          </table:table-cell>
          <table:table-cell table:style-name="ce11" office:value-type="string" calcext:value-type="string">
            <text:p>50000 Accesses</text:p>
          </table:table-cell>
          <table:table-cell table:style-name="ce11" office:value-type="string" calcext:value-type="string">
            <text:p>500000 Accesses</text:p>
          </table:table-cell>
          <table:table-cell table:style-name="ce11" office:value-type="string" calcext:value-type="string">
            <text:p>5000000 Accesses</text:p>
          </table:table-cell>
          <table:table-cell table:style-name="ce11" office:value-type="string" calcext:value-type="string">
            <text:p>50000000 Accesses</text:p>
          </table:table-cell>
        </table:table-row>
        <table:table-row table:style-name="ro1">
          <table:table-cell table:style-name="ce6" office:value-type="string" calcext:value-type="string">
            <text:p>LRU, Cache Size 100, Entry Range 0-125</text:p>
          </table:table-cell>
          <table:table-cell table:style-name="ce9" table:formula="of:=[$'RANDOM, CACHE 100, ENTRY RANGE 0-125'.E37]" office:value-type="float" office:value="0" calcext:value-type="float">
            <text:p>0</text:p>
          </table:table-cell>
          <table:table-cell table:style-name="ce6" table:formula="of:=[$'RANDOM, CACHE 100, ENTRY RANGE 0-125'.E38]" office:value-type="float" office:value="0.0036" calcext:value-type="float">
            <text:p>0.0036</text:p>
          </table:table-cell>
          <table:table-cell table:style-name="ce6" table:formula="of:=[$'RANDOM, CACHE 100, ENTRY RANGE 0-125'.E39]" office:value-type="float" office:value="0.0302" calcext:value-type="float">
            <text:p>0.0302</text:p>
          </table:table-cell>
          <table:table-cell table:style-name="ce6" table:formula="of:=[$'RANDOM, CACHE 100, ENTRY RANGE 0-125'.E40]" office:value-type="float" office:value="0.2842" calcext:value-type="float">
            <text:p>0.2842</text:p>
          </table:table-cell>
          <table:table-cell table:style-name="ce6" table:formula="of:=[$'RANDOM, CACHE 100, ENTRY RANGE 0-125'.E41]" office:value-type="float" office:value="2.7326" calcext:value-type="float">
            <text:p>2.7326</text:p>
          </table:table-cell>
          <table:table-cell table:style-name="ce6" table:formula="of:=[$'RANDOM, CACHE 100, ENTRY RANGE 0-125'.E42]" office:value-type="float" office:value="26.9528" calcext:value-type="float">
            <text:p>26.9528</text:p>
          </table:table-cell>
        </table:table-row>
        <table:table-row table:style-name="ro1">
          <table:table-cell table:style-name="ce7" office:value-type="string" calcext:value-type="string">
            <text:p>LRU, Cache Size 100, Entry Range 0-250</text:p>
          </table:table-cell>
          <table:table-cell table:style-name="ce9" table:formula="of:=[$'RANDOM, CACHE 100, ENTRY RANGE 0-250'.E37]" office:value-type="float" office:value="0.0006" calcext:value-type="float">
            <text:p>0.0006</text:p>
          </table:table-cell>
          <table:table-cell table:formula="of:=[$'RANDOM, CACHE 100, ENTRY RANGE 0-250'.E38]" office:value-type="float" office:value="0.0036" calcext:value-type="float">
            <text:p>0.0036</text:p>
          </table:table-cell>
          <table:table-cell table:formula="of:=[$'RANDOM, CACHE 100, ENTRY RANGE 0-250'.E39]" office:value-type="float" office:value="0.037" calcext:value-type="float">
            <text:p>0.037</text:p>
          </table:table-cell>
          <table:table-cell table:formula="of:=[$'RANDOM, CACHE 100, ENTRY RANGE 0-250'.E40]" office:value-type="float" office:value="0.365" calcext:value-type="float">
            <text:p>0.365</text:p>
          </table:table-cell>
          <table:table-cell table:formula="of:=[$'RANDOM, CACHE 100, ENTRY RANGE 0-250'.E41]" office:value-type="float" office:value="3.719" calcext:value-type="float">
            <text:p>3.719</text:p>
          </table:table-cell>
          <table:table-cell table:formula="of:=[$'RANDOM, CACHE 100, ENTRY RANGE 0-250'.E42]" office:value-type="float" office:value="37.4486" calcext:value-type="float">
            <text:p>37.4486</text:p>
          </table:table-cell>
        </table:table-row>
        <table:table-row table:style-name="ro1">
          <table:table-cell table:style-name="ce8" office:value-type="string" calcext:value-type="string">
            <text:p>LRU, Cache Size 100, Entry Range 0-5000</text:p>
          </table:table-cell>
          <table:table-cell table:style-name="ce9" table:formula="of:=[$'RANDOM, CACHE 100, ENTRY RANGE 0-5000'.E37]" office:value-type="float" office:value="0.0008" calcext:value-type="float">
            <text:p>0.0008</text:p>
          </table:table-cell>
          <table:table-cell table:formula="of:=[$'RANDOM, CACHE 100, ENTRY RANGE 0-5000'.E38]" office:value-type="float" office:value="0.004" calcext:value-type="float">
            <text:p>0.004</text:p>
          </table:table-cell>
          <table:table-cell table:formula="of:=[$'RANDOM, CACHE 100, ENTRY RANGE 0-5000'.E39]" office:value-type="float" office:value="0.0468" calcext:value-type="float">
            <text:p>0.0468</text:p>
          </table:table-cell>
          <table:table-cell table:formula="of:=[$'RANDOM, CACHE 100, ENTRY RANGE 0-5000'.E40]" office:value-type="float" office:value="0.452" calcext:value-type="float">
            <text:p>0.452</text:p>
          </table:table-cell>
          <table:table-cell table:formula="of:=[$'RANDOM, CACHE 100, ENTRY RANGE 0-5000'.E41]" office:value-type="float" office:value="4.386" calcext:value-type="float">
            <text:p>4.386</text:p>
          </table:table-cell>
          <table:table-cell table:formula="of:=[$'RANDOM, CACHE 100, ENTRY RANGE 0-5000'.E42]" office:value-type="float" office:value="43.9714" calcext:value-type="float">
            <text:p>43.9714</text:p>
          </table:table-cell>
        </table:table-row>
        <table:table-row table:style-name="ro1">
          <table:table-cell table:style-name="ce6" office:value-type="string" calcext:value-type="string">
            <text:p>LRU, Cache Size 10000, Entry Range 0-12500</text:p>
          </table:table-cell>
          <table:table-cell table:style-name="ce12" office:value-type="string" calcext:value-type="string">
            <text:p>n/a</text:p>
          </table:table-cell>
          <table:table-cell table:style-name="ce6" office:value-type="string" calcext:value-type="string">
            <text:p>n/a</text:p>
          </table:table-cell>
          <table:table-cell table:style-name="ce6" table:formula="of:=[$'RANDOM, CACHE 10000, ENTRY RANGE 0-12500'.E27]" office:value-type="float" office:value="0.031" calcext:value-type="float">
            <text:p>0.031</text:p>
          </table:table-cell>
          <table:table-cell table:style-name="ce6" table:formula="of:=[$'RANDOM, CACHE 10000, ENTRY RANGE 0-12500'.E28]" office:value-type="float" office:value="0.3106" calcext:value-type="float">
            <text:p>0.3106</text:p>
          </table:table-cell>
          <table:table-cell table:style-name="ce6" table:formula="of:=[$'RANDOM, CACHE 10000, ENTRY RANGE 0-12500'.E29]" office:value-type="float" office:value="3.1608" calcext:value-type="float">
            <text:p>3.1608</text:p>
          </table:table-cell>
          <table:table-cell table:style-name="ce6" table:formula="of:=[$'RANDOM, CACHE 10000, ENTRY RANGE 0-12500'.E30]" office:value-type="float" office:value="35.7972" calcext:value-type="float">
            <text:p>35.7972</text:p>
          </table:table-cell>
        </table:table-row>
        <table:table-row table:style-name="ro1">
          <table:table-cell table:style-name="ce7" office:value-type="string" calcext:value-type="string">
            <text:p>LRU, Cache Size 10000, Entry Range 0-25000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formula="of:=[$'RANDOM, CACHE 10000, ENTRY RANGE 0-25000'.E27]" office:value-type="float" office:value="0.0478" calcext:value-type="float">
            <text:p>0.0478</text:p>
          </table:table-cell>
          <table:table-cell table:formula="of:=[$'RANDOM, CACHE 10000, ENTRY RANGE 0-25000'.E28]" office:value-type="float" office:value="0.4568" calcext:value-type="float">
            <text:p>0.4568</text:p>
          </table:table-cell>
          <table:table-cell table:formula="of:=[$'RANDOM, CACHE 10000, ENTRY RANGE 0-25000'.E29]" office:value-type="float" office:value="4.5226" calcext:value-type="float">
            <text:p>4.5226</text:p>
          </table:table-cell>
          <table:table-cell table:formula="of:=[$'RANDOM, CACHE 10000, ENTRY RANGE 0-25000'.E30]" office:value-type="float" office:value="51.948" calcext:value-type="float">
            <text:p>51.948</text:p>
          </table:table-cell>
        </table:table-row>
        <table:table-row table:style-name="ro1">
          <table:table-cell table:style-name="ce8" office:value-type="string" calcext:value-type="string">
            <text:p>LRU, Cache Size 10000, Entry Range 0-500000</text:p>
          </table:table-cell>
          <table:table-cell table:style-name="ce10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[$'RANDOM, CACHE 10000, ENTRY RANGE 0-500000'.E27]" office:value-type="float" office:value="0.0512" calcext:value-type="float">
            <text:p>0.0512</text:p>
          </table:table-cell>
          <table:table-cell table:style-name="ce8" table:formula="of:=[$'RANDOM, CACHE 10000, ENTRY RANGE 0-500000'.E28]" office:value-type="float" office:value="0.485" calcext:value-type="float">
            <text:p>0.485</text:p>
          </table:table-cell>
          <table:table-cell table:style-name="ce8" table:formula="of:=[$'RANDOM, CACHE 10000, ENTRY RANGE 0-500000'.E29]" office:value-type="float" office:value="4.5736" calcext:value-type="float">
            <text:p>4.5736</text:p>
          </table:table-cell>
          <table:table-cell table:style-name="ce8" table:formula="of:=[$'RANDOM, CACHE 10000, ENTRY RANGE 0-500000'.E30]" office:value-type="float" office:value="48.8762" calcext:value-type="float">
            <text:p>48.8762</text:p>
          </table:table-cell>
        </table:table-row>
        <table:table-row table:style-name="ro1">
          <table:table-cell office:value-type="string" calcext:value-type="string">
            <text:p>Naive LRU, Cache Size 100, Entry Range 0-125</text:p>
          </table:table-cell>
          <table:table-cell table:style-name="ce9" table:formula="of:=[$'RANDOM, CACHE 100, ENTRY RANGE 0-125'.L37]" office:value-type="float" office:value="0.001" calcext:value-type="float">
            <text:p>0.001</text:p>
          </table:table-cell>
          <table:table-cell table:formula="of:=[$'RANDOM, CACHE 100, ENTRY RANGE 0-125'.L38]" office:value-type="float" office:value="0.0086" calcext:value-type="float">
            <text:p>0.0086</text:p>
          </table:table-cell>
          <table:table-cell table:formula="of:=[$'RANDOM, CACHE 100, ENTRY RANGE 0-125'.L39]" office:value-type="float" office:value="0.0822" calcext:value-type="float">
            <text:p>0.0822</text:p>
          </table:table-cell>
          <table:table-cell table:formula="of:=[$'RANDOM, CACHE 100, ENTRY RANGE 0-125'.L40]" office:value-type="float" office:value="0.8184" calcext:value-type="float">
            <text:p>0.8184</text:p>
          </table:table-cell>
          <table:table-cell table:formula="of:=[$'RANDOM, CACHE 100, ENTRY RANGE 0-125'.L41]" office:value-type="float" office:value="7.9354" calcext:value-type="float">
            <text:p>7.9354</text:p>
          </table:table-cell>
          <table:table-cell table:formula="of:=[$'RANDOM, CACHE 100, ENTRY RANGE 0-125'.L42]" office:value-type="float" office:value="79.4544" calcext:value-type="float">
            <text:p>79.4544</text:p>
          </table:table-cell>
        </table:table-row>
        <table:table-row table:style-name="ro1">
          <table:table-cell office:value-type="string" calcext:value-type="string">
            <text:p>Naive LRU, Cache Size 100, Entry Range 0-250</text:p>
          </table:table-cell>
          <table:table-cell table:style-name="ce9" table:formula="of:=[$'RANDOM, CACHE 100, ENTRY RANGE 0-250'.L37]" office:value-type="float" office:value="0.0006" calcext:value-type="float">
            <text:p>0.0006</text:p>
          </table:table-cell>
          <table:table-cell table:formula="of:=[$'RANDOM, CACHE 100, ENTRY RANGE 0-250'.L38]" office:value-type="float" office:value="0.0096" calcext:value-type="float">
            <text:p>0.0096</text:p>
          </table:table-cell>
          <table:table-cell table:formula="of:=[$'RANDOM, CACHE 100, ENTRY RANGE 0-250'.L39]" office:value-type="float" office:value="0.101" calcext:value-type="float">
            <text:p>0.101</text:p>
          </table:table-cell>
          <table:table-cell table:formula="of:=[$'RANDOM, CACHE 100, ENTRY RANGE 0-250'.L40]" office:value-type="float" office:value="1.0014" calcext:value-type="float">
            <text:p>1.0014</text:p>
          </table:table-cell>
          <table:table-cell table:formula="of:=[$'RANDOM, CACHE 100, ENTRY RANGE 0-250'.L41]" office:value-type="float" office:value="10.1262" calcext:value-type="float">
            <text:p>10.1262</text:p>
          </table:table-cell>
          <table:table-cell table:formula="of:=[$'RANDOM, CACHE 100, ENTRY RANGE 0-250'.L42]" office:value-type="float" office:value="100.6496" calcext:value-type="float">
            <text:p>100.6496</text:p>
          </table:table-cell>
        </table:table-row>
        <table:table-row table:style-name="ro1">
          <table:table-cell table:style-name="ce10" office:value-type="string" calcext:value-type="string">
            <text:p>Naive LRU, Cache Size 100, Entry Range 0-5000</text:p>
          </table:table-cell>
          <table:table-cell table:style-name="ce9" table:formula="of:=[$'RANDOM, CACHE 100, ENTRY RANGE 0-5000'.L37]" office:value-type="float" office:value="0.0012" calcext:value-type="float">
            <text:p>0.0012</text:p>
          </table:table-cell>
          <table:table-cell table:formula="of:=[$'RANDOM, CACHE 100, ENTRY RANGE 0-5000'.L38]" office:value-type="float" office:value="0.0118" calcext:value-type="float">
            <text:p>0.0118</text:p>
          </table:table-cell>
          <table:table-cell table:style-name="ce8" table:formula="of:=[$'RANDOM, CACHE 100, ENTRY RANGE 0-5000'.L39]" office:value-type="float" office:value="0.1276" calcext:value-type="float">
            <text:p>0.1276</text:p>
          </table:table-cell>
          <table:table-cell table:style-name="ce8" table:formula="of:=[$'RANDOM, CACHE 100, ENTRY RANGE 0-5000'.L40]" office:value-type="float" office:value="1.1826" calcext:value-type="float">
            <text:p>1.1826</text:p>
          </table:table-cell>
          <table:table-cell table:style-name="ce8" table:formula="of:=[$'RANDOM, CACHE 100, ENTRY RANGE 0-5000'.L41]" office:value-type="float" office:value="12.1966" calcext:value-type="float">
            <text:p>12.1966</text:p>
          </table:table-cell>
          <table:table-cell table:style-name="ce8" table:formula="of:=[$'RANDOM, CACHE 100, ENTRY RANGE 0-5000'.L42]" office:value-type="float" office:value="121.8502" calcext:value-type="float">
            <text:p>121.8502</text:p>
          </table:table-cell>
        </table:table-row>
        <table:table-row table:style-name="ro1">
          <table:table-cell office:value-type="string" calcext:value-type="string">
            <text:p>Naive LRU, Cache Size 10000, Entry Range 0-12500</text:p>
          </table:table-cell>
          <table:table-cell table:number-columns-repeated="2" table:style-name="ce6" office:value-type="string" calcext:value-type="string">
            <text:p>n/a</text:p>
          </table:table-cell>
          <table:table-cell table:style-name="ce6" table:formula="of:=[$'RANDOM, CACHE 10000, ENTRY RANGE 0-12500'.L27]" office:value-type="float" office:value="5.9544" calcext:value-type="float">
            <text:p>5.9544</text:p>
          </table:table-cell>
          <table:table-cell table:style-name="ce6" table:formula="of:=[$'RANDOM, CACHE 10000, ENTRY RANGE 0-12500'.L28]" office:value-type="float" office:value="65.6238" calcext:value-type="float">
            <text:p>65.6238</text:p>
          </table:table-cell>
          <table:table-cell table:style-name="ce6" table:formula="of:=[$'RANDOM, CACHE 10000, ENTRY RANGE 0-12500'.L29]" office:value-type="float" office:value="655.4484" calcext:value-type="float">
            <text:p>655.4484</text:p>
          </table:table-cell>
          <table:table-cell table:style-name="ce6" table:formula="of:=[$'RANDOM, CACHE 10000, ENTRY RANGE 0-12500'.L30]" office:value-type="float" office:value="6935.658" calcext:value-type="float">
            <text:p>6935.658</text:p>
          </table:table-cell>
        </table:table-row>
        <table:table-row table:style-name="ro1">
          <table:table-cell office:value-type="string" calcext:value-type="string">
            <text:p>Naive LRU, Cache Size 10000, Entry Range 0-25000</text:p>
          </table:table-cell>
          <table:table-cell table:number-columns-repeated="2" office:value-type="string" calcext:value-type="string">
            <text:p>n/a</text:p>
          </table:table-cell>
          <table:table-cell table:formula="of:=[$'RANDOM, CACHE 10000, ENTRY RANGE 0-25000'.L27]" office:value-type="float" office:value="8.2448" calcext:value-type="float">
            <text:p>8.2448</text:p>
          </table:table-cell>
          <table:table-cell table:formula="of:=[$'RANDOM, CACHE 10000, ENTRY RANGE 0-25000'.L28]" office:value-type="float" office:value="90.1862" calcext:value-type="float">
            <text:p>90.1862</text:p>
          </table:table-cell>
          <table:table-cell table:formula="of:=[$'RANDOM, CACHE 10000, ENTRY RANGE 0-25000'.L29]" office:value-type="float" office:value="912.645" calcext:value-type="float">
            <text:p>912.645</text:p>
          </table:table-cell>
          <table:table-cell table:formula="of:=[$'RANDOM, CACHE 10000, ENTRY RANGE 0-25000'.L30]" office:value-type="float" office:value="9594.102" calcext:value-type="float">
            <text:p>9594.102</text:p>
          </table:table-cell>
        </table:table-row>
        <table:table-row table:style-name="ro1">
          <table:table-cell table:style-name="ce10" office:value-type="string" calcext:value-type="string">
            <text:p>Naive LRU, Cache Size 10000, Entry Range 0-5000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table:formula="of:=[$'RANDOM, CACHE 10000, ENTRY RANGE 0-500000'.L27]" office:value-type="float" office:value="8.857" calcext:value-type="float">
            <text:p>8.857</text:p>
          </table:table-cell>
          <table:table-cell table:style-name="ce8" table:formula="of:=[$'RANDOM, CACHE 10000, ENTRY RANGE 0-500000'.L28]" office:value-type="float" office:value="97.2602" calcext:value-type="float">
            <text:p>97.2602</text:p>
          </table:table-cell>
          <table:table-cell table:style-name="ce8" table:formula="of:=[$'RANDOM, CACHE 10000, ENTRY RANGE 0-500000'.L29]" office:value-type="float" office:value="989.2452" calcext:value-type="float">
            <text:p>989.2452</text:p>
          </table:table-cell>
          <table:table-cell table:style-name="ce8" table:formula="of:=[$'RANDOM, CACHE 10000, ENTRY RANGE 0-500000'.L30]" office:value-type="float" office:value="9678.922" calcext:value-type="float">
            <text:p>9678.922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Average Time Per Access (Seconds)</text:p>
          </table:table-cell>
          <table:covered-table-cell table:number-columns-repeated="6" table:style-name="Default"/>
        </table:table-row>
        <table:table-row table:style-name="ro1">
          <table:table-cell table:style-name="Default"/>
          <table:table-cell table:style-name="ce11" office:value-type="string" calcext:value-type="string">
            <text:p>500 Accesses</text:p>
          </table:table-cell>
          <table:table-cell table:style-name="ce11" office:value-type="string" calcext:value-type="string">
            <text:p>5000 Accesses</text:p>
          </table:table-cell>
          <table:table-cell table:style-name="ce11" office:value-type="string" calcext:value-type="string">
            <text:p>50000 Accesses</text:p>
          </table:table-cell>
          <table:table-cell table:style-name="ce11" office:value-type="string" calcext:value-type="string">
            <text:p>500000 Accesses</text:p>
          </table:table-cell>
          <table:table-cell table:style-name="ce11" office:value-type="string" calcext:value-type="string">
            <text:p>5000000 Accesses</text:p>
          </table:table-cell>
          <table:table-cell table:style-name="ce11" office:value-type="string" calcext:value-type="string">
            <text:p>50000000 Accesses</text:p>
          </table:table-cell>
        </table:table-row>
        <table:table-row table:style-name="ro1">
          <table:table-cell table:style-name="ce6" office:value-type="string" calcext:value-type="string">
            <text:p>LRU, Cache Size 100, Entry Range 0-125</text:p>
          </table:table-cell>
          <table:table-cell table:style-name="ce6" table:formula="of:=[$'RANDOM, CACHE 100, ENTRY RANGE 0-125'.G37]" office:value-type="float" office:value="0" calcext:value-type="float">
            <text:p>0</text:p>
          </table:table-cell>
          <table:table-cell table:style-name="ce6" table:formula="of:=[$'RANDOM, CACHE 100, ENTRY RANGE 0-125'.G38]" office:value-type="float" office:value="0.00000072" calcext:value-type="float">
            <text:p>7.2E-07</text:p>
          </table:table-cell>
          <table:table-cell table:style-name="ce6" table:formula="of:=[$'RANDOM, CACHE 100, ENTRY RANGE 0-125'.G39]" office:value-type="float" office:value="0.000000604" calcext:value-type="float">
            <text:p>6.04E-07</text:p>
          </table:table-cell>
          <table:table-cell table:style-name="ce6" table:formula="of:=[$'RANDOM, CACHE 100, ENTRY RANGE 0-125'.G40]" office:value-type="float" office:value="0.0000005684" calcext:value-type="float">
            <text:p>5.684E-07</text:p>
          </table:table-cell>
          <table:table-cell table:style-name="ce6" table:formula="of:=[$'RANDOM, CACHE 100, ENTRY RANGE 0-125'.G41]" office:value-type="float" office:value="0.00000054652" calcext:value-type="float">
            <text:p>5.4652E-07</text:p>
          </table:table-cell>
          <table:table-cell table:style-name="ce6" table:formula="of:=[$'RANDOM, CACHE 100, ENTRY RANGE 0-125'.G42]" office:value-type="float" office:value="0.000000539056" calcext:value-type="float">
            <text:p>5.39056E-07</text:p>
          </table:table-cell>
        </table:table-row>
        <table:table-row table:style-name="ro1">
          <table:table-cell table:style-name="ce7" office:value-type="string" calcext:value-type="string">
            <text:p>LRU, Cache Size 100, Entry Range 0-250</text:p>
          </table:table-cell>
          <table:table-cell table:formula="of:=[$'RANDOM, CACHE 100, ENTRY RANGE 0-250'.G37]" office:value-type="float" office:value="0.0000012" calcext:value-type="float">
            <text:p>1.2E-06</text:p>
          </table:table-cell>
          <table:table-cell table:formula="of:=[$'RANDOM, CACHE 100, ENTRY RANGE 0-250'.G38]" office:value-type="float" office:value="0.00000072" calcext:value-type="float">
            <text:p>7.2E-07</text:p>
          </table:table-cell>
          <table:table-cell table:formula="of:=[$'RANDOM, CACHE 100, ENTRY RANGE 0-250'.G39]" office:value-type="float" office:value="0.00000074" calcext:value-type="float">
            <text:p>7.4E-07</text:p>
          </table:table-cell>
          <table:table-cell table:formula="of:=[$'RANDOM, CACHE 100, ENTRY RANGE 0-250'.G40]" office:value-type="float" office:value="0.00000073" calcext:value-type="float">
            <text:p>7.3E-07</text:p>
          </table:table-cell>
          <table:table-cell table:formula="of:=[$'RANDOM, CACHE 100, ENTRY RANGE 0-250'.G41]" office:value-type="float" office:value="0.0000007438" calcext:value-type="float">
            <text:p>7.438E-07</text:p>
          </table:table-cell>
          <table:table-cell table:formula="of:=[$'RANDOM, CACHE 100, ENTRY RANGE 0-250'.G42]" office:value-type="float" office:value="0.000000748972" calcext:value-type="float">
            <text:p>7.48972E-07</text:p>
          </table:table-cell>
        </table:table-row>
        <table:table-row table:style-name="ro1">
          <table:table-cell table:style-name="ce8" office:value-type="string" calcext:value-type="string">
            <text:p>LRU, Cache Size 100, Entry Range 0-5000</text:p>
          </table:table-cell>
          <table:table-cell table:style-name="ce8" table:formula="of:=[$'RANDOM, CACHE 100, ENTRY RANGE 0-5000'.G37]" office:value-type="float" office:value="0.0000016" calcext:value-type="float">
            <text:p>1.6E-06</text:p>
          </table:table-cell>
          <table:table-cell table:style-name="ce8" table:formula="of:=[$'RANDOM, CACHE 100, ENTRY RANGE 0-5000'.G38]" office:value-type="float" office:value="0.0000008" calcext:value-type="float">
            <text:p>8E-07</text:p>
          </table:table-cell>
          <table:table-cell table:style-name="ce8" table:formula="of:=[$'RANDOM, CACHE 100, ENTRY RANGE 0-5000'.G39]" office:value-type="float" office:value="0.000000936" calcext:value-type="float">
            <text:p>9.36E-07</text:p>
          </table:table-cell>
          <table:table-cell table:style-name="ce8" table:formula="of:=[$'RANDOM, CACHE 100, ENTRY RANGE 0-5000'.G40]" office:value-type="float" office:value="0.000000904" calcext:value-type="float">
            <text:p>9.04E-07</text:p>
          </table:table-cell>
          <table:table-cell table:style-name="ce8" table:formula="of:=[$'RANDOM, CACHE 100, ENTRY RANGE 0-5000'.G41]" office:value-type="float" office:value="0.0000008772" calcext:value-type="float">
            <text:p>8.772E-07</text:p>
          </table:table-cell>
          <table:table-cell table:style-name="ce8" table:formula="of:=[$'RANDOM, CACHE 100, ENTRY RANGE 0-5000'.G42]" office:value-type="float" office:value="0.000000879428" calcext:value-type="float">
            <text:p>8.79428E-07</text:p>
          </table:table-cell>
        </table:table-row>
        <table:table-row table:style-name="ro1">
          <table:table-cell table:style-name="ce6" office:value-type="string" calcext:value-type="string">
            <text:p>LRU, Cache Size 10000, Entry Range 0-12500</text:p>
          </table:table-cell>
          <table:table-cell table:number-columns-repeated="2" table:style-name="ce6" office:value-type="string" calcext:value-type="string">
            <text:p>n/a</text:p>
          </table:table-cell>
          <table:table-cell table:style-name="ce6" table:formula="of:=[$'RANDOM, CACHE 10000, ENTRY RANGE 0-12500'.G27]" office:value-type="float" office:value="0.00000062" calcext:value-type="float">
            <text:p>6.2E-07</text:p>
          </table:table-cell>
          <table:table-cell table:style-name="ce6" table:formula="of:=[$'RANDOM, CACHE 10000, ENTRY RANGE 0-12500'.G28]" office:value-type="float" office:value="0.0000006212" calcext:value-type="float">
            <text:p>6.212E-07</text:p>
          </table:table-cell>
          <table:table-cell table:style-name="ce6" table:formula="of:=[$'RANDOM, CACHE 10000, ENTRY RANGE 0-12500'.G29]" office:value-type="float" office:value="0.00000063216" calcext:value-type="float">
            <text:p>6.3216E-07</text:p>
          </table:table-cell>
          <table:table-cell table:style-name="ce6" table:formula="of:=[$'RANDOM, CACHE 10000, ENTRY RANGE 0-12500'.G30]" office:value-type="float" office:value="0.000000715944" calcext:value-type="float">
            <text:p>7.15944E-07</text:p>
          </table:table-cell>
        </table:table-row>
        <table:table-row table:style-name="ro1">
          <table:table-cell table:style-name="ce7" office:value-type="string" calcext:value-type="string">
            <text:p>LRU, Cache Size 10000, Entry Range 0-25000</text:p>
          </table:table-cell>
          <table:table-cell table:number-columns-repeated="2" office:value-type="string" calcext:value-type="string">
            <text:p>n/a</text:p>
          </table:table-cell>
          <table:table-cell table:formula="of:=[$'RANDOM, CACHE 10000, ENTRY RANGE 0-25000'.G27]" office:value-type="float" office:value="0.000000956" calcext:value-type="float">
            <text:p>9.56E-07</text:p>
          </table:table-cell>
          <table:table-cell table:formula="of:=[$'RANDOM, CACHE 10000, ENTRY RANGE 0-25000'.G28]" office:value-type="float" office:value="0.0000009136" calcext:value-type="float">
            <text:p>9.136E-07</text:p>
          </table:table-cell>
          <table:table-cell table:formula="of:=[$'RANDOM, CACHE 10000, ENTRY RANGE 0-25000'.G29]" office:value-type="float" office:value="0.00000090452" calcext:value-type="float">
            <text:p>9.0452E-07</text:p>
          </table:table-cell>
          <table:table-cell table:formula="of:=[$'RANDOM, CACHE 10000, ENTRY RANGE 0-25000'.G30]" office:value-type="float" office:value="0.00000103896" calcext:value-type="float">
            <text:p>1.03896E-06</text:p>
          </table:table-cell>
        </table:table-row>
        <table:table-row table:style-name="ro1">
          <table:table-cell table:style-name="ce8" office:value-type="string" calcext:value-type="string">
            <text:p>LRU, Cache Size 10000, Entry Range 0-5000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table:formula="of:=[$'RANDOM, CACHE 10000, ENTRY RANGE 0-500000'.G27]" office:value-type="float" office:value="0.000001024" calcext:value-type="float">
            <text:p>1.024E-06</text:p>
          </table:table-cell>
          <table:table-cell table:style-name="ce8" table:formula="of:=[$'RANDOM, CACHE 10000, ENTRY RANGE 0-500000'.G28]" office:value-type="float" office:value="0.00000097" calcext:value-type="float">
            <text:p>9.7E-07</text:p>
          </table:table-cell>
          <table:table-cell table:style-name="ce8" table:formula="of:=[$'RANDOM, CACHE 10000, ENTRY RANGE 0-500000'.G29]" office:value-type="float" office:value="0.00000091472" calcext:value-type="float">
            <text:p>9.1472E-07</text:p>
          </table:table-cell>
          <table:table-cell table:style-name="ce8" table:formula="of:=[$'RANDOM, CACHE 10000, ENTRY RANGE 0-500000'.G30]" office:value-type="float" office:value="0.000000977524" calcext:value-type="float">
            <text:p>9.77524E-07</text:p>
          </table:table-cell>
        </table:table-row>
        <table:table-row table:style-name="ro1">
          <table:table-cell office:value-type="string" calcext:value-type="string">
            <text:p>Naive LRU, Cache Size 100, Entry Range 0-125</text:p>
          </table:table-cell>
          <table:table-cell table:formula="of:=[$'RANDOM, CACHE 100, ENTRY RANGE 0-125'.N37]" office:value-type="float" office:value="0.000002" calcext:value-type="float">
            <text:p>2E-06</text:p>
          </table:table-cell>
          <table:table-cell table:formula="of:=[$'RANDOM, CACHE 100, ENTRY RANGE 0-125'.N38]" office:value-type="float" office:value="0.00000172" calcext:value-type="float">
            <text:p>1.72E-06</text:p>
          </table:table-cell>
          <table:table-cell table:formula="of:=[$'RANDOM, CACHE 100, ENTRY RANGE 0-125'.N39]" office:value-type="float" office:value="0.000001644" calcext:value-type="float">
            <text:p>1.644E-06</text:p>
          </table:table-cell>
          <table:table-cell table:formula="of:=[$'RANDOM, CACHE 100, ENTRY RANGE 0-125'.N40]" office:value-type="float" office:value="0.0000016368" calcext:value-type="float">
            <text:p>1.6368E-06</text:p>
          </table:table-cell>
          <table:table-cell table:formula="of:=[$'RANDOM, CACHE 100, ENTRY RANGE 0-125'.N41]" office:value-type="float" office:value="0.00000158708" calcext:value-type="float">
            <text:p>1.58708E-06</text:p>
          </table:table-cell>
          <table:table-cell table:formula="of:=[$'RANDOM, CACHE 100, ENTRY RANGE 0-125'.N42]" office:value-type="float" office:value="0.000001589088" calcext:value-type="float">
            <text:p>1.589088E-06</text:p>
          </table:table-cell>
        </table:table-row>
        <table:table-row table:style-name="ro1">
          <table:table-cell office:value-type="string" calcext:value-type="string">
            <text:p>Naive LRU, Cache Size 100, Entry Range 0-250</text:p>
          </table:table-cell>
          <table:table-cell table:formula="of:=[$'RANDOM, CACHE 100, ENTRY RANGE 0-250'.N37]" office:value-type="float" office:value="0.0000012" calcext:value-type="float">
            <text:p>1.2E-06</text:p>
          </table:table-cell>
          <table:table-cell table:formula="of:=[$'RANDOM, CACHE 100, ENTRY RANGE 0-250'.N38]" office:value-type="float" office:value="0.00000192" calcext:value-type="float">
            <text:p>1.92E-06</text:p>
          </table:table-cell>
          <table:table-cell table:formula="of:=[$'RANDOM, CACHE 100, ENTRY RANGE 0-250'.N39]" office:value-type="float" office:value="0.00000202" calcext:value-type="float">
            <text:p>2.02E-06</text:p>
          </table:table-cell>
          <table:table-cell table:formula="of:=[$'RANDOM, CACHE 100, ENTRY RANGE 0-250'.N40]" office:value-type="float" office:value="0.0000020028" calcext:value-type="float">
            <text:p>2.0028E-06</text:p>
          </table:table-cell>
          <table:table-cell table:formula="of:=[$'RANDOM, CACHE 100, ENTRY RANGE 0-250'.N41]" office:value-type="float" office:value="0.00000202524" calcext:value-type="float">
            <text:p>2.02524E-06</text:p>
          </table:table-cell>
          <table:table-cell table:formula="of:=[$'RANDOM, CACHE 100, ENTRY RANGE 0-250'.N42]" office:value-type="float" office:value="0.000002012992" calcext:value-type="float">
            <text:p>2.012992E-06</text:p>
          </table:table-cell>
        </table:table-row>
        <table:table-row table:style-name="ro1">
          <table:table-cell table:style-name="ce10" office:value-type="string" calcext:value-type="string">
            <text:p>Naive LRU, Cache Size 100, Entry Range 0-5000</text:p>
          </table:table-cell>
          <table:table-cell table:formula="of:=[$'RANDOM, CACHE 100, ENTRY RANGE 0-5000'.N37]" office:value-type="float" office:value="0.0000024" calcext:value-type="float">
            <text:p>2.4E-06</text:p>
          </table:table-cell>
          <table:table-cell table:formula="of:=[$'RANDOM, CACHE 100, ENTRY RANGE 0-5000'.N38]" office:value-type="float" office:value="0.00000236" calcext:value-type="float">
            <text:p>2.36E-06</text:p>
          </table:table-cell>
          <table:table-cell table:style-name="ce8" table:formula="of:=[$'RANDOM, CACHE 100, ENTRY RANGE 0-5000'.N39]" office:value-type="float" office:value="0.000002552" calcext:value-type="float">
            <text:p>2.552E-06</text:p>
          </table:table-cell>
          <table:table-cell table:style-name="ce8" table:formula="of:=[$'RANDOM, CACHE 100, ENTRY RANGE 0-5000'.N40]" office:value-type="float" office:value="0.0000023652" calcext:value-type="float">
            <text:p>2.3652E-06</text:p>
          </table:table-cell>
          <table:table-cell table:style-name="ce8" table:formula="of:=[$'RANDOM, CACHE 100, ENTRY RANGE 0-5000'.N41]" office:value-type="float" office:value="0.00000243932" calcext:value-type="float">
            <text:p>2.43932E-06</text:p>
          </table:table-cell>
          <table:table-cell table:style-name="ce8" table:formula="of:=[$'RANDOM, CACHE 100, ENTRY RANGE 0-5000'.N42]" office:value-type="float" office:value="0.000002437004" calcext:value-type="float">
            <text:p>2.437004E-06</text:p>
          </table:table-cell>
        </table:table-row>
        <table:table-row table:style-name="ro1">
          <table:table-cell office:value-type="string" calcext:value-type="string">
            <text:p>Naive LRU, Cache Size 10000, Entry Range 0-12500</text:p>
          </table:table-cell>
          <table:table-cell table:number-columns-repeated="2" table:style-name="ce6" office:value-type="string" calcext:value-type="string">
            <text:p>n/a</text:p>
          </table:table-cell>
          <table:table-cell table:style-name="ce6" table:formula="of:=[$'RANDOM, CACHE 10000, ENTRY RANGE 0-12500'.N27]" office:value-type="float" office:value="0.000119088" calcext:value-type="float">
            <text:p>0.000119088</text:p>
          </table:table-cell>
          <table:table-cell table:style-name="ce6" table:formula="of:=[$'RANDOM, CACHE 10000, ENTRY RANGE 0-12500'.N28]" office:value-type="float" office:value="0.0001312476" calcext:value-type="float">
            <text:p>0.0001312476</text:p>
          </table:table-cell>
          <table:table-cell table:style-name="ce6" table:formula="of:=[$'RANDOM, CACHE 10000, ENTRY RANGE 0-12500'.N29]" office:value-type="float" office:value="0.00013108968" calcext:value-type="float">
            <text:p>0.00013108968</text:p>
          </table:table-cell>
          <table:table-cell table:style-name="ce6" table:formula="of:=[$'RANDOM, CACHE 10000, ENTRY RANGE 0-12500'.N30]" office:value-type="float" office:value="0.00013871316" calcext:value-type="float">
            <text:p>0.00013871316</text:p>
          </table:table-cell>
        </table:table-row>
        <table:table-row table:style-name="ro1">
          <table:table-cell office:value-type="string" calcext:value-type="string">
            <text:p>Naive LRU, Cache Size 10000, Entry Range 0-25000</text:p>
          </table:table-cell>
          <table:table-cell table:number-columns-repeated="2" office:value-type="string" calcext:value-type="string">
            <text:p>n/a</text:p>
          </table:table-cell>
          <table:table-cell table:formula="of:=[$'RANDOM, CACHE 10000, ENTRY RANGE 0-25000'.N27]" office:value-type="float" office:value="0.000164896" calcext:value-type="float">
            <text:p>0.000164896</text:p>
          </table:table-cell>
          <table:table-cell table:formula="of:=[$'RANDOM, CACHE 10000, ENTRY RANGE 0-25000'.N28]" office:value-type="float" office:value="0.0001803724" calcext:value-type="float">
            <text:p>0.0001803724</text:p>
          </table:table-cell>
          <table:table-cell table:formula="of:=[$'RANDOM, CACHE 10000, ENTRY RANGE 0-25000'.N29]" office:value-type="float" office:value="0.000182529" calcext:value-type="float">
            <text:p>0.000182529</text:p>
          </table:table-cell>
          <table:table-cell table:formula="of:=[$'RANDOM, CACHE 10000, ENTRY RANGE 0-25000'.N30]" office:value-type="float" office:value="0.00019188204" calcext:value-type="float">
            <text:p>0.00019188204</text:p>
          </table:table-cell>
        </table:table-row>
        <table:table-row table:style-name="ro1">
          <table:table-cell table:style-name="ce10" office:value-type="string" calcext:value-type="string">
            <text:p>Naive LRU, Cache Size 10000, Entry Range 0-5000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table:formula="of:=[$'RANDOM, CACHE 10000, ENTRY RANGE 0-500000'.N27]" office:value-type="float" office:value="0.00017714" calcext:value-type="float">
            <text:p>0.00017714</text:p>
          </table:table-cell>
          <table:table-cell table:style-name="ce8" table:formula="of:=[$'RANDOM, CACHE 10000, ENTRY RANGE 0-500000'.N28]" office:value-type="float" office:value="0.0001945204" calcext:value-type="float">
            <text:p>0.0001945204</text:p>
          </table:table-cell>
          <table:table-cell table:style-name="ce8" table:formula="of:=[$'RANDOM, CACHE 10000, ENTRY RANGE 0-500000'.N29]" office:value-type="float" office:value="0.00019784904" calcext:value-type="float">
            <text:p>0.00019784904</text:p>
          </table:table-cell>
          <table:table-cell table:style-name="ce8" table:formula="of:=[$'RANDOM, CACHE 10000, ENTRY RANGE 0-500000'.N30]" office:value-type="float" office:value="0.00019357844" calcext:value-type="float">
            <text:p>0.00019357844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Average Cache Hit Ratio</text:p>
          </table:table-cell>
          <table:covered-table-cell table:number-columns-repeated="6" table:style-name="Default"/>
        </table:table-row>
        <table:table-row table:style-name="ro1">
          <table:table-cell table:style-name="Default"/>
          <table:table-cell table:style-name="ce11" office:value-type="string" calcext:value-type="string">
            <text:p>500 Accesses</text:p>
          </table:table-cell>
          <table:table-cell table:style-name="ce11" office:value-type="string" calcext:value-type="string">
            <text:p>5000 Accesses</text:p>
          </table:table-cell>
          <table:table-cell table:style-name="ce11" office:value-type="string" calcext:value-type="string">
            <text:p>50000 Accesses</text:p>
          </table:table-cell>
          <table:table-cell table:style-name="ce11" office:value-type="string" calcext:value-type="string">
            <text:p>500000 Accesses</text:p>
          </table:table-cell>
          <table:table-cell table:style-name="ce11" office:value-type="string" calcext:value-type="string">
            <text:p>5000000 Accesses</text:p>
          </table:table-cell>
          <table:table-cell table:style-name="ce11" office:value-type="string" calcext:value-type="string">
            <text:p>50000000 Accesses</text:p>
          </table:table-cell>
        </table:table-row>
        <table:table-row table:style-name="ro1">
          <table:table-cell table:style-name="ce6" office:value-type="string" calcext:value-type="string">
            <text:p>LRU, Cache Size 100, Entry Range 0-125</text:p>
          </table:table-cell>
          <table:table-cell table:style-name="ce6" table:formula="of:=[$'RANDOM, CACHE 100, ENTRY RANGE 0-125'.J37]" office:value-type="float" office:value="0.7024" calcext:value-type="float">
            <text:p>0.7024</text:p>
          </table:table-cell>
          <table:table-cell table:style-name="ce6" table:formula="of:=[$'RANDOM, CACHE 100, ENTRY RANGE 0-125'.J38]" office:value-type="float" office:value="0.7806" calcext:value-type="float">
            <text:p>0.7806</text:p>
          </table:table-cell>
          <table:table-cell table:style-name="ce6" table:formula="of:=[$'RANDOM, CACHE 100, ENTRY RANGE 0-125'.J39]" office:value-type="float" office:value="0.79944" calcext:value-type="float">
            <text:p>0.79944</text:p>
          </table:table-cell>
          <table:table-cell table:style-name="ce6" table:formula="of:=[$'RANDOM, CACHE 100, ENTRY RANGE 0-125'.J40]" office:value-type="float" office:value="0.7997724" calcext:value-type="float">
            <text:p>0.7997724</text:p>
          </table:table-cell>
          <table:table-cell table:style-name="ce6" table:formula="of:=[$'RANDOM, CACHE 100, ENTRY RANGE 0-125'.J41]" office:value-type="float" office:value="0.80010648" calcext:value-type="float">
            <text:p>0.80010648</text:p>
          </table:table-cell>
          <table:table-cell table:style-name="ce6" table:formula="of:=[$'RANDOM, CACHE 100, ENTRY RANGE 0-125'.J42]" office:value-type="float" office:value="0.800029924" calcext:value-type="float">
            <text:p>0.800029924</text:p>
          </table:table-cell>
        </table:table-row>
        <table:table-row table:style-name="ro1">
          <table:table-cell table:style-name="ce7" office:value-type="string" calcext:value-type="string">
            <text:p>LRU, Cache Size 100, Entry Range 0-250</text:p>
          </table:table-cell>
          <table:table-cell table:formula="of:=[$'RANDOM, CACHE 100, ENTRY RANGE 0-250'.J37]" office:value-type="float" office:value="0.3492" calcext:value-type="float">
            <text:p>0.3492</text:p>
          </table:table-cell>
          <table:table-cell table:formula="of:=[$'RANDOM, CACHE 100, ENTRY RANGE 0-250'.J38]" office:value-type="float" office:value="0.39464" calcext:value-type="float">
            <text:p>0.39464</text:p>
          </table:table-cell>
          <table:table-cell table:formula="of:=[$'RANDOM, CACHE 100, ENTRY RANGE 0-250'.J39]" office:value-type="float" office:value="0.39918" calcext:value-type="float">
            <text:p>0.39918</text:p>
          </table:table-cell>
          <table:table-cell table:formula="of:=[$'RANDOM, CACHE 100, ENTRY RANGE 0-250'.J40]" office:value-type="float" office:value="0.3998628" calcext:value-type="float">
            <text:p>0.3998628</text:p>
          </table:table-cell>
          <table:table-cell table:formula="of:=[$'RANDOM, CACHE 100, ENTRY RANGE 0-250'.J41]" office:value-type="float" office:value="0.39999236" calcext:value-type="float">
            <text:p>0.39999236</text:p>
          </table:table-cell>
          <table:table-cell table:formula="of:=[$'RANDOM, CACHE 100, ENTRY RANGE 0-250'.J42]" office:value-type="float" office:value="0.400064592" calcext:value-type="float">
            <text:p>0.400064592</text:p>
          </table:table-cell>
        </table:table-row>
        <table:table-row table:style-name="ro1">
          <table:table-cell table:style-name="ce8" office:value-type="string" calcext:value-type="string">
            <text:p>LRU, Cache Size 100, Entry Range 0-5000</text:p>
          </table:table-cell>
          <table:table-cell table:style-name="ce8" table:formula="of:=[$'RANDOM, CACHE 100, ENTRY RANGE 0-5000'.J37]" office:value-type="float" office:value="0.0164" calcext:value-type="float">
            <text:p>0.0164</text:p>
          </table:table-cell>
          <table:table-cell table:style-name="ce8" table:formula="of:=[$'RANDOM, CACHE 100, ENTRY RANGE 0-5000'.J38]" office:value-type="float" office:value="0.01988" calcext:value-type="float">
            <text:p>0.01988</text:p>
          </table:table-cell>
          <table:table-cell table:style-name="ce8" table:formula="of:=[$'RANDOM, CACHE 100, ENTRY RANGE 0-5000'.J39]" office:value-type="float" office:value="0.019844" calcext:value-type="float">
            <text:p>0.019844</text:p>
          </table:table-cell>
          <table:table-cell table:style-name="ce8" table:formula="of:=[$'RANDOM, CACHE 100, ENTRY RANGE 0-5000'.J40]" office:value-type="float" office:value="0.0201952" calcext:value-type="float">
            <text:p>0.0201952</text:p>
          </table:table-cell>
          <table:table-cell table:style-name="ce8" table:formula="of:=[$'RANDOM, CACHE 100, ENTRY RANGE 0-5000'.J41]" office:value-type="float" office:value="0.02011948" calcext:value-type="float">
            <text:p>0.02011948</text:p>
          </table:table-cell>
          <table:table-cell table:style-name="ce8" table:formula="of:=[$'RANDOM, CACHE 100, ENTRY RANGE 0-5000'.J42]" office:value-type="float" office:value="0.020115892" calcext:value-type="float">
            <text:p>0.020115892</text:p>
          </table:table-cell>
        </table:table-row>
        <table:table-row table:style-name="ro1">
          <table:table-cell table:style-name="ce6" office:value-type="string" calcext:value-type="string">
            <text:p>LRU, Cache Size 10000, Entry Range 0-12500</text:p>
          </table:table-cell>
          <table:table-cell table:number-columns-repeated="2" table:style-name="ce6" office:value-type="string" calcext:value-type="string">
            <text:p>n/a</text:p>
          </table:table-cell>
          <table:table-cell table:style-name="ce6" table:formula="of:=[$'RANDOM, CACHE 10000, ENTRY RANGE 0-12500'.J27]" office:value-type="float" office:value="0.691168" calcext:value-type="float">
            <text:p>0.691168</text:p>
          </table:table-cell>
          <table:table-cell table:style-name="ce6" table:formula="of:=[$'RANDOM, CACHE 10000, ENTRY RANGE 0-12500'.J28]" office:value-type="float" office:value="0.7998564" calcext:value-type="float">
            <text:p>0.7998564</text:p>
          </table:table-cell>
          <table:table-cell table:style-name="ce6" table:formula="of:=[$'RANDOM, CACHE 10000, ENTRY RANGE 0-12500'.J29]" office:value-type="float" office:value="0.81073352" calcext:value-type="float">
            <text:p>0.81073352</text:p>
          </table:table-cell>
          <table:table-cell table:style-name="ce6" table:formula="of:=[$'RANDOM, CACHE 10000, ENTRY RANGE 0-12500'.J30]" office:value-type="float" office:value="0.81179702" calcext:value-type="float">
            <text:p>0.81179702</text:p>
          </table:table-cell>
        </table:table-row>
        <table:table-row table:style-name="ro1">
          <table:table-cell table:style-name="ce7" office:value-type="string" calcext:value-type="string">
            <text:p>LRU, Cache Size 10000, Entry Range 0-25000</text:p>
          </table:table-cell>
          <table:table-cell table:number-columns-repeated="2" office:value-type="string" calcext:value-type="string">
            <text:p>n/a</text:p>
          </table:table-cell>
          <table:table-cell table:formula="of:=[$'RANDOM, CACHE 10000, ENTRY RANGE 0-25000'.J27]" office:value-type="float" office:value="0.384352" calcext:value-type="float">
            <text:p>0.384352</text:p>
          </table:table-cell>
          <table:table-cell table:formula="of:=[$'RANDOM, CACHE 10000, ENTRY RANGE 0-25000'.J28]" office:value-type="float" office:value="0.4307684" calcext:value-type="float">
            <text:p>0.4307684</text:p>
          </table:table-cell>
          <table:table-cell table:formula="of:=[$'RANDOM, CACHE 10000, ENTRY RANGE 0-25000'.J29]" office:value-type="float" office:value="0.43554824" calcext:value-type="float">
            <text:p>0.43554824</text:p>
          </table:table-cell>
          <table:table-cell table:formula="of:=[$'RANDOM, CACHE 10000, ENTRY RANGE 0-25000'.J30]" office:value-type="float" office:value="0.436077416" calcext:value-type="float">
            <text:p>0.436077416</text:p>
          </table:table-cell>
        </table:table-row>
        <table:table-row table:style-name="ro1">
          <table:table-cell table:style-name="ce8" office:value-type="string" calcext:value-type="string">
            <text:p>LRU, Cache Size 10000, Entry Range 0-5000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table:formula="of:=[$'RANDOM, CACHE 10000, ENTRY RANGE 0-500000'.J27]" office:value-type="float" office:value="0.269884" calcext:value-type="float">
            <text:p>0.269884</text:p>
          </table:table-cell>
          <table:table-cell table:style-name="ce8" table:formula="of:=[$'RANDOM, CACHE 10000, ENTRY RANGE 0-500000'.J28]" office:value-type="float" office:value="0.3019184" calcext:value-type="float">
            <text:p>0.3019184</text:p>
          </table:table-cell>
          <table:table-cell table:style-name="ce8" table:formula="of:=[$'RANDOM, CACHE 10000, ENTRY RANGE 0-500000'.J29]" office:value-type="float" office:value="0.30464484" calcext:value-type="float">
            <text:p>0.30464484</text:p>
          </table:table-cell>
          <table:table-cell table:style-name="ce8" table:formula="of:=[$'RANDOM, CACHE 10000, ENTRY RANGE 0-500000'.J30]" office:value-type="float" office:value="0.3050614" calcext:value-type="float">
            <text:p>0.3050614</text:p>
          </table:table-cell>
        </table:table-row>
        <table:table-row table:style-name="ro1">
          <table:table-cell office:value-type="string" calcext:value-type="string">
            <text:p>Naive LRU, Cache Size 100, Entry Range 0-125</text:p>
          </table:table-cell>
          <table:table-cell table:formula="of:=[$'RANDOM, CACHE 100, ENTRY RANGE 0-125'.Q37]" office:value-type="float" office:value="0.6724" calcext:value-type="float">
            <text:p>0.6724</text:p>
          </table:table-cell>
          <table:table-cell table:formula="of:=[$'RANDOM, CACHE 100, ENTRY RANGE 0-125'.Q38]" office:value-type="float" office:value="0.7896" calcext:value-type="float">
            <text:p>0.7896</text:p>
          </table:table-cell>
          <table:table-cell table:formula="of:=[$'RANDOM, CACHE 100, ENTRY RANGE 0-125'.Q39]" office:value-type="float" office:value="0.79644" calcext:value-type="float">
            <text:p>0.79644</text:p>
          </table:table-cell>
          <table:table-cell table:formula="of:=[$'RANDOM, CACHE 100, ENTRY RANGE 0-125'.Q40]" office:value-type="float" office:value="0.799736" calcext:value-type="float">
            <text:p>0.799736</text:p>
          </table:table-cell>
          <table:table-cell table:formula="of:=[$'RANDOM, CACHE 100, ENTRY RANGE 0-125'.Q41]" office:value-type="float" office:value="0.79996436" calcext:value-type="float">
            <text:p>0.79996436</text:p>
          </table:table-cell>
          <table:table-cell table:formula="of:=[$'RANDOM, CACHE 100, ENTRY RANGE 0-125'.Q42]" office:value-type="float" office:value="0.79999992" calcext:value-type="float">
            <text:p>0.79999992</text:p>
          </table:table-cell>
        </table:table-row>
        <table:table-row table:style-name="ro1">
          <table:table-cell office:value-type="string" calcext:value-type="string">
            <text:p>Naive LRU, Cache Size 100, Entry Range 0-250</text:p>
          </table:table-cell>
          <table:table-cell table:formula="of:=[$'RANDOM, CACHE 100, ENTRY RANGE 0-250'.Q37]" office:value-type="float" office:value="0.364" calcext:value-type="float">
            <text:p>0.364</text:p>
          </table:table-cell>
          <table:table-cell table:formula="of:=[$'RANDOM, CACHE 100, ENTRY RANGE 0-250'.Q38]" office:value-type="float" office:value="0.3924" calcext:value-type="float">
            <text:p>0.3924</text:p>
          </table:table-cell>
          <table:table-cell table:formula="of:=[$'RANDOM, CACHE 100, ENTRY RANGE 0-250'.Q39]" office:value-type="float" office:value="0.400576" calcext:value-type="float">
            <text:p>0.400576</text:p>
          </table:table-cell>
          <table:table-cell table:formula="of:=[$'RANDOM, CACHE 100, ENTRY RANGE 0-250'.Q40]" office:value-type="float" office:value="0.4001224" calcext:value-type="float">
            <text:p>0.4001224</text:p>
          </table:table-cell>
          <table:table-cell table:formula="of:=[$'RANDOM, CACHE 100, ENTRY RANGE 0-250'.Q41]" office:value-type="float" office:value="0.39989304" calcext:value-type="float">
            <text:p>0.39989304</text:p>
          </table:table-cell>
          <table:table-cell table:formula="of:=[$'RANDOM, CACHE 100, ENTRY RANGE 0-250'.Q42]" office:value-type="float" office:value="0.399997992" calcext:value-type="float">
            <text:p>0.399997992</text:p>
          </table:table-cell>
        </table:table-row>
        <table:table-row table:style-name="ro1">
          <table:table-cell table:style-name="ce10" office:value-type="string" calcext:value-type="string">
            <text:p>Naive LRU, Cache Size 100, Entry Range 0-5000</text:p>
          </table:table-cell>
          <table:table-cell table:formula="of:=[$'RANDOM, CACHE 100, ENTRY RANGE 0-5000'.Q37]" office:value-type="float" office:value="0.0252" calcext:value-type="float">
            <text:p>0.0252</text:p>
          </table:table-cell>
          <table:table-cell table:formula="of:=[$'RANDOM, CACHE 100, ENTRY RANGE 0-5000'.Q38]" office:value-type="float" office:value="0.02072" calcext:value-type="float">
            <text:p>0.02072</text:p>
          </table:table-cell>
          <table:table-cell table:style-name="ce8" table:formula="of:=[$'RANDOM, CACHE 100, ENTRY RANGE 0-5000'.Q39]" office:value-type="float" office:value="0.020372" calcext:value-type="float">
            <text:p>0.020372</text:p>
          </table:table-cell>
          <table:table-cell table:style-name="ce8" table:formula="of:=[$'RANDOM, CACHE 100, ENTRY RANGE 0-5000'.Q40]" office:value-type="float" office:value="0.020108" calcext:value-type="float">
            <text:p>0.020108</text:p>
          </table:table-cell>
          <table:table-cell table:style-name="ce8" table:formula="of:=[$'RANDOM, CACHE 100, ENTRY RANGE 0-5000'.Q41]" office:value-type="float" office:value="0.02009064" calcext:value-type="float">
            <text:p>0.02009064</text:p>
          </table:table-cell>
          <table:table-cell table:style-name="ce8" table:formula="of:=[$'RANDOM, CACHE 100, ENTRY RANGE 0-5000'.Q42]" office:value-type="float" office:value="0.020122148" calcext:value-type="float">
            <text:p>0.020122148</text:p>
          </table:table-cell>
        </table:table-row>
        <table:table-row table:style-name="ro1">
          <table:table-cell office:value-type="string" calcext:value-type="string">
            <text:p>Naive LRU, Cache Size 10000, Entry Range 0-12500</text:p>
          </table:table-cell>
          <table:table-cell table:number-columns-repeated="2" table:style-name="ce6" office:value-type="string" calcext:value-type="string">
            <text:p>n/a</text:p>
          </table:table-cell>
          <table:table-cell table:style-name="ce6" table:formula="of:=[$'RANDOM, CACHE 10000, ENTRY RANGE 0-12500'.Q27]" office:value-type="float" office:value="0.6896" calcext:value-type="float">
            <text:p>0.6896</text:p>
          </table:table-cell>
          <table:table-cell table:style-name="ce6" table:formula="of:=[$'RANDOM, CACHE 10000, ENTRY RANGE 0-12500'.Q28]" office:value-type="float" office:value="0.7993468" calcext:value-type="float">
            <text:p>0.7993468</text:p>
          </table:table-cell>
          <table:table-cell table:style-name="ce6" table:formula="of:=[$'RANDOM, CACHE 10000, ENTRY RANGE 0-12500'.Q29]" office:value-type="float" office:value="0.81060244" calcext:value-type="float">
            <text:p>0.81060244</text:p>
          </table:table-cell>
          <table:table-cell table:style-name="ce6" table:formula="of:=[$'RANDOM, CACHE 10000, ENTRY RANGE 0-12500'.Q30]" office:value-type="float" office:value="0.811759132" calcext:value-type="float">
            <text:p>0.811759132</text:p>
          </table:table-cell>
        </table:table-row>
        <table:table-row table:style-name="ro1">
          <table:table-cell office:value-type="string" calcext:value-type="string">
            <text:p>Naive LRU, Cache Size 10000, Entry Range 0-25000</text:p>
          </table:table-cell>
          <table:table-cell table:number-columns-repeated="2" office:value-type="string" calcext:value-type="string">
            <text:p>n/a</text:p>
          </table:table-cell>
          <table:table-cell table:formula="of:=[$'RANDOM, CACHE 10000, ENTRY RANGE 0-25000'.Q27]" office:value-type="float" office:value="0.384444" calcext:value-type="float">
            <text:p>0.384444</text:p>
          </table:table-cell>
          <table:table-cell table:formula="of:=[$'RANDOM, CACHE 10000, ENTRY RANGE 0-25000'.Q28]" office:value-type="float" office:value="0.4308584" calcext:value-type="float">
            <text:p>0.4308584</text:p>
          </table:table-cell>
          <table:table-cell table:formula="of:=[$'RANDOM, CACHE 10000, ENTRY RANGE 0-25000'.Q29]" office:value-type="float" office:value="0.43558088" calcext:value-type="float">
            <text:p>0.43558088</text:p>
          </table:table-cell>
          <table:table-cell table:formula="of:=[$'RANDOM, CACHE 10000, ENTRY RANGE 0-25000'.Q30]" office:value-type="float" office:value="0.436073184" calcext:value-type="float">
            <text:p>0.436073184</text:p>
          </table:table-cell>
        </table:table-row>
        <table:table-row table:style-name="ro1">
          <table:table-cell table:style-name="ce10" office:value-type="string" calcext:value-type="string">
            <text:p>Naive LRU, Cache Size 10000, Entry Range 0-5000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table:formula="of:=[$'RANDOM, CACHE 10000, ENTRY RANGE 0-500000'.Q27]" office:value-type="float" office:value="0.26996" calcext:value-type="float">
            <text:p>0.26996</text:p>
          </table:table-cell>
          <table:table-cell table:style-name="ce8" table:formula="of:=[$'RANDOM, CACHE 10000, ENTRY RANGE 0-500000'.Q28]" office:value-type="float" office:value="0.3016512" calcext:value-type="float">
            <text:p>0.3016512</text:p>
          </table:table-cell>
          <table:table-cell table:style-name="ce8" table:formula="of:=[$'RANDOM, CACHE 10000, ENTRY RANGE 0-500000'.Q29]" office:value-type="float" office:value="0.30472196" calcext:value-type="float">
            <text:p>0.30472196</text:p>
          </table:table-cell>
          <table:table-cell table:style-name="ce8" table:formula="of:=[$'RANDOM, CACHE 10000, ENTRY RANGE 0-500000'.Q30]" office:value-type="float" office:value="0.305101736" calcext:value-type="float">
            <text:p>0.305101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 style:data-style-name="N2" text:time-value="11:47:16.7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20-01-01T15:28:26.635000000</dc:date>
    <meta:editing-duration>P1DT9H29M8S</meta:editing-duration>
    <meta:editing-cycles>50</meta:editing-cycles>
    <meta:document-statistic meta:table-count="7" meta:cell-count="3436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63cm" svg:height="14.876cm" xlink:href=".." xlink:type="simple" chart:class="chart:scatter" chart:style-name="ch1">
        <chart:title svg:x="7.539cm" svg:y="0.433cm" chart:style-name="ch2">
          <text:p>LRU vs NAIVE LRU, RUNTIME</text:p>
        </chart:title>
        <chart:subtitle svg:x="6.189cm" svg:y="1.509cm" chart:style-name="ch3">
          <text:p>Cache Size 100, Entry Range 0-250, Trial Averages</text:p>
        </chart:subtitle>
        <chart:legend chart:legend-position="end" svg:x="15.595cm" svg:y="6.89cm" style:legend-expansion="high" chart:style-name="ch4"/>
        <chart:plot-area chart:style-name="ch5" table:cell-range-addres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L1:'RANDOM, CACHE 100, ENTRY RANGE 0-250'.L1 'RANDOM, CACHE 100, ENTRY RANGE 0-250'.L37:'RANDOM, CACHE 100, ENTRY RANGE 0-250'.L42" chart:data-source-has-labels="row" svg:x="1.44cm" svg:y="2.489cm" svg:width="13.726cm" svg:height="11.109cm">
          <chartooo:coordinate-region svg:x="2.061cm" svg:y="2.688cm" svg:width="12.084cm" svg:height="10.263cm"/>
          <chart:axis chart:dimension="x" chart:name="primary-x" chart:style-name="ch6">
            <chart:title svg:x="7.042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37:'RANDOM, CACHE 100, ENTRY RANGE 0-250'.E42" chart:label-cell-address="'RANDOM, CACHE 100, ENTRY RANGE 0-250'.E1:'RANDOM, CACHE 100, ENTRY RANGE 0-250'.E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L37:'RANDOM, CACHE 100, ENTRY RANGE 0-250'.L42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E37:'RANDOM, CACHE 100, ENTRY RANGE 0-250'.E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L37:'RANDOM, CACHE 100, ENTRY RANGE 0-25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6">
                <text:p>0.0036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7">
                <text:p>0.03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65">
                <text:p>0.365</text:p>
              </table:table-cell>
              <table:table-cell office:value-type="float" office:value="1.0014">
                <text:p>1.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19">
                <text:p>3.719</text:p>
              </table:table-cell>
              <table:table-cell office:value-type="float" office:value="10.1262">
                <text:p>10.1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4486">
                <text:p>37.4486</text:p>
              </table:table-cell>
              <table:table-cell office:value-type="float" office:value="100.6496">
                <text:p>100.6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656cm" svg:y="1.337cm" chart:style-name="ch3">
          <text:p>Cache Size 10000, Entry Range 0-500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:'RANDOM, CACHE 10000, ENTRY RANGE 0-500000'.B5 'RANDOM, CACHE 10000, ENTRY RANGE 0-500000'.E1:'RANDOM, CACHE 10000, ENTRY RANGE 0-500000'.E5 'RANDOM, CACHE 10000, ENTRY RANGE 0-500000'.L1:'RANDOM, CACHE 10000, ENTRY RANGE 0-500000'.L5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:'RANDOM, CACHE 10000, ENTRY RANGE 0-500000'.E5" chart:label-cell-address="'RANDOM, CACHE 10000, ENTRY RANGE 0-500000'.E1:'RANDOM, CACHE 10000, ENTRY RANGE 0-500000'.E1" chart:class="chart:scatter">
            <chart:domain table:cell-range-address="'RANDOM, CACHE 10000, ENTRY RANGE 0-500000'.B2:'RANDOM, CACHE 10000, ENTRY RANGE 0-500000'.B5"/>
            <chart:data-point chart:repeated="4"/>
          </chart:series>
          <chart:series chart:style-name="ch12" chart:values-cell-range-address="'RANDOM, CACHE 10000, ENTRY RANGE 0-500000'.L2:'RANDOM, CACHE 10000, ENTRY RANGE 0-500000'.L5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:'RANDOM, CACHE 10000, ENTRY RANGE 0-500000'.B5</svg:desc>
                </draw:g>
              </table:table-cell>
              <table:table-cell office:value-type="float" office:value="0.069">
                <text:p>0.069</text:p>
                <draw:g>
                  <svg:desc>'RANDOM, CACHE 10000, ENTRY RANGE 0-500000'.E2:'RANDOM, CACHE 10000, ENTRY RANGE 0-500000'.E5</svg:desc>
                </draw:g>
              </table:table-cell>
              <table:table-cell office:value-type="float" office:value="8.939">
                <text:p>8.939</text:p>
                <draw:g>
                  <svg:desc>'RANDOM, CACHE 10000, ENTRY RANGE 0-500000'.L2:'RANDOM, CACHE 10000, ENTRY RANGE 0-500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3">
                <text:p>0.453</text:p>
              </table:table-cell>
              <table:table-cell office:value-type="float" office:value="97.056">
                <text:p>97.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621">
                <text:p>4.621</text:p>
              </table:table-cell>
              <table:table-cell office:value-type="float" office:value="987.296">
                <text:p>987.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45.262">
                <text:p>45.262</text:p>
              </table:table-cell>
              <table:table-cell office:value-type="float" office:value="9959.35">
                <text:p>9959.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N1:'RANDOM, CACHE 10000, ENTRY RANGE 0-500000'.N1 'RANDOM, CACHE 10000, ENTRY RANGE 0-500000'.N27:'RANDOM, CACHE 10000, ENTRY RANGE 0-500000'.N30" chart:data-source-has-labels="row" svg:x="1.33cm" svg:y="2.231cm" svg:width="8.692cm" svg:height="7.176cm">
          <chartooo:coordinate-region svg:x="2.613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500000'.G27:'RANDOM, CACHE 10000, ENTRY RANGE 0-500000'.G30" chart:label-cell-address="'RANDOM, CACHE 10000, ENTRY RANGE 0-500000'.G1:'RANDOM, CACHE 10000, ENTRY RANGE 0-500000'.G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N27:'RANDOM, CACHE 10000, ENTRY RANGE 0-500000'.N30" chart:label-cell-address="'RANDOM, CACHE 10000, ENTRY RANGE 0-500000'.N1:'RANDOM, CACHE 10000, ENTRY RANGE 0-500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500000'.G1:'RANDOM, CACHE 10000, ENTRY RANGE 0-500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500000'.N1:'RANDOM, CACHE 10000, ENTRY RANGE 0-500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.000001024">
                <text:p>0.000001024</text:p>
                <draw:g>
                  <svg:desc>'RANDOM, CACHE 10000, ENTRY RANGE 0-500000'.G27:'RANDOM, CACHE 10000, ENTRY RANGE 0-500000'.G30</svg:desc>
                </draw:g>
              </table:table-cell>
              <table:table-cell office:value-type="float" office:value="0.00017714">
                <text:p>0.00017714</text:p>
                <draw:g>
                  <svg:desc>'RANDOM, CACHE 10000, ENTRY RANGE 0-500000'.N27:'RANDOM, CACHE 10000, ENTRY RANGE 0-500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7">
                <text:p>0.00000097</text:p>
              </table:table-cell>
              <table:table-cell office:value-type="float" office:value="0.0001945204">
                <text:p>0.0001945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91472">
                <text:p>0.00000091472</text:p>
              </table:table-cell>
              <table:table-cell office:value-type="float" office:value="0.00019784904">
                <text:p>0.00019784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977524">
                <text:p>0.000000977524</text:p>
              </table:table-cell>
              <table:table-cell office:value-type="float" office:value="0.00019357844">
                <text:p>0.000193578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column-mapping="2 0" chart:style-name="ch1">
        <chart:title svg:x="3.193cm" svg:y="0.347cm" chart:style-name="ch2">
          <text:p>LRU vs NAIVE LRU, AVERAGE ACCESS TIME</text:p>
        </chart:title>
        <chart:subtitle svg:x="3.351cm" svg:y="1.337cm" chart:style-name="ch3">
          <text:p>Cache Size 100, Entry Range 0-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5000'.G37:'RANDOM, CACHE 100, ENTRY RANGE 0-5000'.G42" chart:label-cell-address="'RANDOM, CACHE 100, ENTRY RANGE 0-5000'.G1:'RANDOM, CACHE 100, ENTRY RANGE 0-5000'.G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omain table:cell-range-address="'RANDOM, CACHE 100, ENTRY RANGE 0-250'.B37:'RANDOM, CACHE 100, ENTRY RANGE 0-250'.B4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5000'.G1:'RANDOM, CACHE 100, ENTRY RANGE 0-5000'.G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0016">
                <text:p>0.0000016</text:p>
                <draw:g>
                  <svg:desc>'RANDOM, CACHE 100, ENTRY RANGE 0-5000'.G37:'RANDOM, CACHE 100, ENTRY RANGE 0-5000'.G42</svg:desc>
                </draw:g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8">
                <text:p>0.0000008</text:p>
              </table:table-cell>
              <table:table-cell office:value-type="float" office:value="5000">
                <text:p>5000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936">
                <text:p>0.000000936</text:p>
              </table:table-cell>
              <table:table-cell office:value-type="float" office:value="50000">
                <text:p>50000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04">
                <text:p>0.000000904</text:p>
              </table:table-cell>
              <table:table-cell office:value-type="float" office:value="500000">
                <text:p>500000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8772">
                <text:p>0.0000008772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879428">
                <text:p>0.000000879428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56cm" svg:height="15.911cm" xlink:href=".." xlink:type="simple" chart:class="chart:scatter" chart:style-name="ch1">
        <chart:title svg:x="8.286cm" svg:y="0.454cm" chart:style-name="ch2">
          <text:p>LRU vs NAIVE LRU, RUNTIME</text:p>
        </chart:title>
        <chart:subtitle svg:x="6.936cm" svg:y="1.551cm" chart:style-name="ch3">
          <text:p>Cache Size 100, Entry Range 0-125, Trial Averages</text:p>
        </chart:subtitle>
        <chart:legend chart:legend-position="end" svg:x="17.088cm" svg:y="7.407cm" style:legend-expansion="high" chart:style-name="ch4"/>
        <chart:plot-area chart:style-name="ch5" table:cell-range-address="'RANDOM, CACHE 100, ENTRY RANGE 0-125'.B37:'RANDOM, CACHE 100, ENTRY RANGE 0-125'.B42 'RANDOM, CACHE 100, ENTRY RANGE 0-125'.E1:'RANDOM, CACHE 100, ENTRY RANGE 0-125'.E1 'RANDOM, CACHE 100, ENTRY RANGE 0-125'.E37:'RANDOM, CACHE 100, ENTRY RANGE 0-125'.E42 'RANDOM, CACHE 100, ENTRY RANGE 0-125'.L1:'RANDOM, CACHE 100, ENTRY RANGE 0-125'.L1 'RANDOM, CACHE 100, ENTRY RANGE 0-125'.L37:'RANDOM, CACHE 100, ENTRY RANGE 0-125'.L42" chart:data-source-has-labels="row" svg:x="1.47cm" svg:y="2.552cm" svg:width="15.159cm" svg:height="12.06cm">
          <chartooo:coordinate-region svg:x="2.091cm" svg:y="2.751cm" svg:width="13.703cm" svg:height="11.214cm"/>
          <chart:axis chart:dimension="x" chart:name="primary-x" chart:style-name="ch6">
            <chart:title svg:x="7.788cm" svg:y="14.93cm" chart:style-name="ch7">
              <text:p>Cache Accesses</text:p>
            </chart:title>
          </chart:axis>
          <chart:axis chart:dimension="y" chart:name="primary-y" chart:style-name="ch8">
            <chart:title svg:x="0.451cm" svg:y="10.094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125'.E37:'RANDOM, CACHE 100, ENTRY RANGE 0-125'.E42" chart:label-cell-address="'RANDOM, CACHE 100, ENTRY RANGE 0-125'.E1:'RANDOM, CACHE 100, ENTRY RANGE 0-125'.E1" chart:class="chart:scatter">
            <chart:domain table:cell-range-address="'RANDOM, CACHE 100, ENTRY RANGE 0-125'.B37:'RANDOM, CACHE 100, ENTRY RANGE 0-125'.B42"/>
            <chart:data-point chart:repeated="6"/>
          </chart:series>
          <chart:series chart:style-name="ch12" chart:values-cell-range-address="'RANDOM, CACHE 100, ENTRY RANGE 0-125'.L37:'RANDOM, CACHE 100, ENTRY RANGE 0-125'.L42" chart:label-cell-address="'RANDOM, CACHE 100, ENTRY RANGE 0-125'.L1:'RANDOM, CACHE 100, ENTRY RANGE 0-125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125'.E1:'RANDOM, CACHE 100, ENTRY RANGE 0-125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125'.L1:'RANDOM, CACHE 100, ENTRY RANGE 0-125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125'.B37:'RANDOM, CACHE 100, ENTRY RANGE 0-125'.B42</svg:desc>
                </draw:g>
              </table:table-cell>
              <table:table-cell office:value-type="float" office:value="0">
                <text:p>0</text:p>
                <draw:g>
                  <svg:desc>'RANDOM, CACHE 100, ENTRY RANGE 0-125'.E37:'RANDOM, CACHE 100, ENTRY RANGE 0-125'.E42</svg:desc>
                </draw:g>
              </table:table-cell>
              <table:table-cell office:value-type="float" office:value="0.001">
                <text:p>0.001</text:p>
                <draw:g>
                  <svg:desc>'RANDOM, CACHE 100, ENTRY RANGE 0-125'.L37:'RANDOM, CACHE 100, ENTRY RANGE 0-125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6">
                <text:p>0.0036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02">
                <text:p>0.0302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2842">
                <text:p>0.2842</text:p>
              </table:table-cell>
              <table:table-cell office:value-type="float" office:value="0.8184">
                <text:p>0.8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2.7326">
                <text:p>2.7326</text:p>
              </table:table-cell>
              <table:table-cell office:value-type="float" office:value="7.9354">
                <text:p>7.9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26.9528">
                <text:p>26.9528</text:p>
              </table:table-cell>
              <table:table-cell office:value-type="float" office:value="79.4544">
                <text:p>79.454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style-name="ch1">
        <chart:title svg:x="7.604cm" svg:y="0.433cm" chart:style-name="ch2">
          <text:p>LRU vs NAIVE LRU, RUNTIME</text:p>
        </chart:title>
        <chart:subtitle svg:x="6.982cm" svg:y="1.509cm" chart:style-name="ch3">
          <text:p>Cache Size 100, Entry Range 0-125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125'.B2:'RANDOM, CACHE 100, ENTRY RANGE 0-125'.B7 'RANDOM, CACHE 100, ENTRY RANGE 0-125'.E1:'RANDOM, CACHE 100, ENTRY RANGE 0-125'.E7 'RANDOM, CACHE 100, ENTRY RANGE 0-125'.L1:'RANDOM, CACHE 100, ENTRY RANGE 0-125'.L7" chart:data-source-has-labels="row" svg:x="1.442cm" svg:y="2.489cm" svg:width="13.851cm" svg:height="11.109cm">
          <chartooo:coordinate-region svg:x="2.063cm" svg:y="2.688cm" svg:width="12.395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125'.E2:'RANDOM, CACHE 100, ENTRY RANGE 0-125'.E7" chart:label-cell-address="'RANDOM, CACHE 100, ENTRY RANGE 0-125'.E1:'RANDOM, CACHE 100, ENTRY RANGE 0-125'.E1" chart:class="chart:scatter">
            <chart:domain table:cell-range-address="'RANDOM, CACHE 100, ENTRY RANGE 0-125'.B2:'RANDOM, CACHE 100, ENTRY RANGE 0-125'.B7"/>
            <chart:data-point chart:repeated="6"/>
          </chart:series>
          <chart:series chart:style-name="ch12" chart:values-cell-range-address="'RANDOM, CACHE 100, ENTRY RANGE 0-125'.L2:'RANDOM, CACHE 100, ENTRY RANGE 0-125'.L7" chart:label-cell-address="'RANDOM, CACHE 100, ENTRY RANGE 0-125'.L1:'RANDOM, CACHE 100, ENTRY RANGE 0-125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125'.E1:'RANDOM, CACHE 100, ENTRY RANGE 0-125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125'.L1:'RANDOM, CACHE 100, ENTRY RANGE 0-125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125'.B2:'RANDOM, CACHE 100, ENTRY RANGE 0-125'.B7</svg:desc>
                </draw:g>
              </table:table-cell>
              <table:table-cell office:value-type="float" office:value="0">
                <text:p>0</text:p>
                <draw:g>
                  <svg:desc>'RANDOM, CACHE 100, ENTRY RANGE 0-125'.E2:'RANDOM, CACHE 100, ENTRY RANGE 0-125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125'.L2:'RANDOM, CACHE 100, ENTRY RANGE 0-125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">
                <text:p>0.0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07">
                <text:p>0.307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2.714">
                <text:p>2.714</text:p>
              </table:table-cell>
              <table:table-cell office:value-type="float" office:value="7.978">
                <text:p>7.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26.651">
                <text:p>26.651</text:p>
              </table:table-cell>
              <table:table-cell office:value-type="float" office:value="79.382">
                <text:p>79.3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457cm" svg:y="1.337cm" chart:style-name="ch3">
          <text:p>Cache Size 100, Entry Range 0-125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125'.B37:'RANDOM, CACHE 100, ENTRY RANGE 0-125'.B42 'RANDOM, CACHE 100, ENTRY RANGE 0-125'.G1:'RANDOM, CACHE 100, ENTRY RANGE 0-125'.G1 'RANDOM, CACHE 100, ENTRY RANGE 0-125'.G37:'RANDOM, CACHE 100, ENTRY RANGE 0-125'.G42 'RANDOM, CACHE 100, ENTRY RANGE 0-125'.N1:'RANDOM, CACHE 100, ENTRY RANGE 0-125'.N1 'RANDOM, CACHE 100, ENTRY RANGE 0-125'.N37:'RANDOM, CACHE 100, ENTRY RANGE 0-125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125'.G37:'RANDOM, CACHE 100, ENTRY RANGE 0-125'.G42" chart:label-cell-address="'RANDOM, CACHE 100, ENTRY RANGE 0-125'.G1:'RANDOM, CACHE 100, ENTRY RANGE 0-125'.G1" chart:class="chart:scatter">
            <chart:domain table:cell-range-address="'RANDOM, CACHE 100, ENTRY RANGE 0-125'.B37:'RANDOM, CACHE 100, ENTRY RANGE 0-125'.B42"/>
            <chart:data-point chart:repeated="6"/>
          </chart:series>
          <chart:series chart:style-name="ch12" chart:values-cell-range-address="'RANDOM, CACHE 100, ENTRY RANGE 0-125'.N37:'RANDOM, CACHE 100, ENTRY RANGE 0-125'.N42" chart:label-cell-address="'RANDOM, CACHE 100, ENTRY RANGE 0-125'.N1:'RANDOM, CACHE 100, ENTRY RANGE 0-125'.N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125'.G1:'RANDOM, CACHE 100, ENTRY RANGE 0-125'.G1</svg:desc>
                </draw:g>
              </table:table-cell>
              <table:table-cell office:value-type="string">
                <text:p>NAIVE LRU AVERAGE ACCESS TIME (SEC)</text:p>
                <draw:g>
                  <svg:desc>'RANDOM, CACHE 100, ENTRY RANGE 0-125'.N1:'RANDOM, CACHE 100, ENTRY RANGE 0-125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125'.B37:'RANDOM, CACHE 100, ENTRY RANGE 0-125'.B42</svg:desc>
                </draw:g>
              </table:table-cell>
              <table:table-cell office:value-type="float" office:value="0">
                <text:p>0</text:p>
                <draw:g>
                  <svg:desc>'RANDOM, CACHE 100, ENTRY RANGE 0-125'.G37:'RANDOM, CACHE 100, ENTRY RANGE 0-125'.G42</svg:desc>
                </draw:g>
              </table:table-cell>
              <table:table-cell office:value-type="float" office:value="0.000002">
                <text:p>0.000002</text:p>
                <draw:g>
                  <svg:desc>'RANDOM, CACHE 100, ENTRY RANGE 0-125'.N37:'RANDOM, CACHE 100, ENTRY RANGE 0-125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00000172">
                <text:p>0.00000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604">
                <text:p>0.000000604</text:p>
              </table:table-cell>
              <table:table-cell office:value-type="float" office:value="0.000001644">
                <text:p>0.000001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5684">
                <text:p>0.0000005684</text:p>
              </table:table-cell>
              <table:table-cell office:value-type="float" office:value="0.0000016368">
                <text:p>0.0000016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54652">
                <text:p>0.00000054652</text:p>
              </table:table-cell>
              <table:table-cell office:value-type="float" office:value="0.00000158708">
                <text:p>0.00000158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539056">
                <text:p>0.000000539056</text:p>
              </table:table-cell>
              <table:table-cell office:value-type="float" office:value="0.000001589088">
                <text:p>0.0000015890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762cm" svg:y="1.337cm" chart:style-name="ch3">
          <text:p>Cache Size 10000, Entry Range 0-125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12500'.B2:'RANDOM, CACHE 10000, ENTRY RANGE 0-12500'.B5 'RANDOM, CACHE 10000, ENTRY RANGE 0-12500'.E1:'RANDOM, CACHE 10000, ENTRY RANGE 0-12500'.E5 'RANDOM, CACHE 10000, ENTRY RANGE 0-12500'.L1:'RANDOM, CACHE 10000, ENTRY RANGE 0-12500'.L5" chart:data-source-has-labels="row" svg:x="1.33cm" svg:y="2.231cm" svg:width="8.481cm" svg:height="7.176cm">
          <chartooo:coordinate-region svg:x="2.322cm" svg:y="2.43cm" svg:width="6.654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12500'.E2:'RANDOM, CACHE 10000, ENTRY RANGE 0-12500'.E5" chart:label-cell-address="'RANDOM, CACHE 10000, ENTRY RANGE 0-12500'.E1:'RANDOM, CACHE 10000, ENTRY RANGE 0-12500'.E1" chart:class="chart:scatter">
            <chart:domain table:cell-range-address="'RANDOM, CACHE 10000, ENTRY RANGE 0-12500'.B2:'RANDOM, CACHE 10000, ENTRY RANGE 0-12500'.B5"/>
            <chart:data-point chart:repeated="4"/>
          </chart:series>
          <chart:series chart:style-name="ch12" chart:values-cell-range-address="'RANDOM, CACHE 10000, ENTRY RANGE 0-12500'.L2:'RANDOM, CACHE 10000, ENTRY RANGE 0-12500'.L5" chart:label-cell-address="'RANDOM, CACHE 10000, ENTRY RANGE 0-12500'.L1:'RANDOM, CACHE 10000, ENTRY RANGE 0-125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12500'.E1:'RANDOM, CACHE 10000, ENTRY RANGE 0-125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12500'.L1:'RANDOM, CACHE 10000, ENTRY RANGE 0-12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12500'.B2:'RANDOM, CACHE 10000, ENTRY RANGE 0-12500'.B5</svg:desc>
                </draw:g>
              </table:table-cell>
              <table:table-cell office:value-type="float" office:value="0.029">
                <text:p>0.029</text:p>
                <draw:g>
                  <svg:desc>'RANDOM, CACHE 10000, ENTRY RANGE 0-12500'.E2:'RANDOM, CACHE 10000, ENTRY RANGE 0-12500'.E5</svg:desc>
                </draw:g>
              </table:table-cell>
              <table:table-cell office:value-type="float" office:value="5.995">
                <text:p>5.995</text:p>
                <draw:g>
                  <svg:desc>'RANDOM, CACHE 10000, ENTRY RANGE 0-12500'.L2:'RANDOM, CACHE 10000, ENTRY RANGE 0-125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02">
                <text:p>0.302</text:p>
              </table:table-cell>
              <table:table-cell office:value-type="float" office:value="65.246">
                <text:p>65.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3.07">
                <text:p>3.07</text:p>
              </table:table-cell>
              <table:table-cell office:value-type="float" office:value="661.805">
                <text:p>661.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31.687">
                <text:p>31.687</text:p>
              </table:table-cell>
              <table:table-cell office:value-type="float" office:value="6478.92">
                <text:p>6478.9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034cm" svg:y="1.337cm" chart:style-name="ch3">
          <text:p>Cache Size 10000, Entry Range 0-125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12500'.B27:'RANDOM, CACHE 10000, ENTRY RANGE 0-12500'.B30 'RANDOM, CACHE 10000, ENTRY RANGE 0-12500'.E1:'RANDOM, CACHE 10000, ENTRY RANGE 0-12500'.E1 'RANDOM, CACHE 10000, ENTRY RANGE 0-12500'.E27:'RANDOM, CACHE 10000, ENTRY RANGE 0-12500'.E30 'RANDOM, CACHE 10000, ENTRY RANGE 0-12500'.L1:'RANDOM, CACHE 10000, ENTRY RANGE 0-12500'.L1 'RANDOM, CACHE 10000, ENTRY RANGE 0-12500'.L27:'RANDOM, CACHE 10000, ENTRY RANGE 0-12500'.L30" chart:data-source-has-labels="row" svg:x="1.33cm" svg:y="2.231cm" svg:width="8.481cm" svg:height="7.176cm">
          <chartooo:coordinate-region svg:x="2.322cm" svg:y="2.43cm" svg:width="6.654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12500'.E27:'RANDOM, CACHE 10000, ENTRY RANGE 0-12500'.E30" chart:label-cell-address="'RANDOM, CACHE 10000, ENTRY RANGE 0-12500'.E1:'RANDOM, CACHE 10000, ENTRY RANGE 0-12500'.E1" chart:class="chart:scatter">
            <chart:domain table:cell-range-address="'RANDOM, CACHE 10000, ENTRY RANGE 0-12500'.B27:'RANDOM, CACHE 10000, ENTRY RANGE 0-12500'.B30"/>
            <chart:data-point chart:repeated="4"/>
          </chart:series>
          <chart:series chart:style-name="ch12" chart:values-cell-range-address="'RANDOM, CACHE 10000, ENTRY RANGE 0-12500'.L27:'RANDOM, CACHE 10000, ENTRY RANGE 0-12500'.L30" chart:label-cell-address="'RANDOM, CACHE 10000, ENTRY RANGE 0-12500'.L1:'RANDOM, CACHE 10000, ENTRY RANGE 0-125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12500'.E1:'RANDOM, CACHE 10000, ENTRY RANGE 0-125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12500'.L1:'RANDOM, CACHE 10000, ENTRY RANGE 0-12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12500'.B27:'RANDOM, CACHE 10000, ENTRY RANGE 0-12500'.B30</svg:desc>
                </draw:g>
              </table:table-cell>
              <table:table-cell office:value-type="float" office:value="0.031">
                <text:p>0.031</text:p>
                <draw:g>
                  <svg:desc>'RANDOM, CACHE 10000, ENTRY RANGE 0-12500'.E27:'RANDOM, CACHE 10000, ENTRY RANGE 0-12500'.E30</svg:desc>
                </draw:g>
              </table:table-cell>
              <table:table-cell office:value-type="float" office:value="5.9544">
                <text:p>5.9544</text:p>
                <draw:g>
                  <svg:desc>'RANDOM, CACHE 10000, ENTRY RANGE 0-12500'.L27:'RANDOM, CACHE 10000, ENTRY RANGE 0-125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106">
                <text:p>0.3106</text:p>
              </table:table-cell>
              <table:table-cell office:value-type="float" office:value="65.6238">
                <text:p>65.6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3.1608">
                <text:p>3.1608</text:p>
              </table:table-cell>
              <table:table-cell office:value-type="float" office:value="655.4484">
                <text:p>655.4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35.7972">
                <text:p>35.7972</text:p>
              </table:table-cell>
              <table:table-cell office:value-type="float" office:value="6935.658">
                <text:p>6935.65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034cm" svg:y="1.337cm" chart:style-name="ch3">
          <text:p>Cache Size 10000, Entry Range 0-125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12500'.B27:'RANDOM, CACHE 10000, ENTRY RANGE 0-12500'.B30 'RANDOM, CACHE 10000, ENTRY RANGE 0-12500'.G1:'RANDOM, CACHE 10000, ENTRY RANGE 0-12500'.G1 'RANDOM, CACHE 10000, ENTRY RANGE 0-12500'.G27:'RANDOM, CACHE 10000, ENTRY RANGE 0-12500'.G30 'RANDOM, CACHE 10000, ENTRY RANGE 0-12500'.N1:'RANDOM, CACHE 10000, ENTRY RANGE 0-12500'.N1 'RANDOM, CACHE 10000, ENTRY RANGE 0-12500'.N27:'RANDOM, CACHE 10000, ENTRY RANGE 0-12500'.N30" chart:data-source-has-labels="row" svg:x="1.33cm" svg:y="2.231cm" svg:width="8.692cm" svg:height="7.176cm">
          <chartooo:coordinate-region svg:x="2.481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12500'.G27:'RANDOM, CACHE 10000, ENTRY RANGE 0-12500'.G30" chart:label-cell-address="'RANDOM, CACHE 10000, ENTRY RANGE 0-12500'.G1:'RANDOM, CACHE 10000, ENTRY RANGE 0-12500'.G1" chart:class="chart:scatter">
            <chart:domain table:cell-range-address="'RANDOM, CACHE 10000, ENTRY RANGE 0-12500'.B27:'RANDOM, CACHE 10000, ENTRY RANGE 0-12500'.B30"/>
            <chart:data-point chart:repeated="4"/>
          </chart:series>
          <chart:series chart:style-name="ch12" chart:values-cell-range-address="'RANDOM, CACHE 10000, ENTRY RANGE 0-12500'.N27:'RANDOM, CACHE 10000, ENTRY RANGE 0-12500'.N30" chart:label-cell-address="'RANDOM, CACHE 10000, ENTRY RANGE 0-12500'.N1:'RANDOM, CACHE 10000, ENTRY RANGE 0-125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12500'.G1:'RANDOM, CACHE 10000, ENTRY RANGE 0-125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12500'.N1:'RANDOM, CACHE 10000, ENTRY RANGE 0-125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12500'.B27:'RANDOM, CACHE 10000, ENTRY RANGE 0-12500'.B30</svg:desc>
                </draw:g>
              </table:table-cell>
              <table:table-cell office:value-type="float" office:value="0.00000062">
                <text:p>0.00000062</text:p>
                <draw:g>
                  <svg:desc>'RANDOM, CACHE 10000, ENTRY RANGE 0-12500'.G27:'RANDOM, CACHE 10000, ENTRY RANGE 0-12500'.G30</svg:desc>
                </draw:g>
              </table:table-cell>
              <table:table-cell office:value-type="float" office:value="0.000119088">
                <text:p>0.000119088</text:p>
                <draw:g>
                  <svg:desc>'RANDOM, CACHE 10000, ENTRY RANGE 0-12500'.N27:'RANDOM, CACHE 10000, ENTRY RANGE 0-125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6212">
                <text:p>0.0000006212</text:p>
              </table:table-cell>
              <table:table-cell office:value-type="float" office:value="0.0001312476">
                <text:p>0.0001312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63216">
                <text:p>0.00000063216</text:p>
              </table:table-cell>
              <table:table-cell office:value-type="float" office:value="0.00013108968">
                <text:p>0.00013108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715944">
                <text:p>0.000000715944</text:p>
              </table:table-cell>
              <table:table-cell office:value-type="float" office:value="0.00013871316">
                <text:p>0.000138713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style-name="ch1">
        <chart:title svg:x="7.604cm" svg:y="0.433cm" chart:style-name="ch2">
          <text:p>LRU vs NAIVE LRU, RUNTIME</text:p>
        </chart:title>
        <chart:subtitle svg:x="6.982cm" svg:y="1.509cm" chart:style-name="ch3">
          <text:p>Cache Size 100, Entry Range 0-250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250'.B2:'RANDOM, CACHE 100, ENTRY RANGE 0-250'.B7 'RANDOM, CACHE 100, ENTRY RANGE 0-250'.E1:'RANDOM, CACHE 100, ENTRY RANGE 0-250'.E7 'RANDOM, CACHE 100, ENTRY RANGE 0-250'.L1:'RANDOM, CACHE 100, ENTRY RANGE 0-250'.L7" chart:data-source-has-labels="row" svg:x="1.442cm" svg:y="2.489cm" svg:width="13.851cm" svg:height="11.109cm">
          <chartooo:coordinate-region svg:x="2.063cm" svg:y="2.688cm" svg:width="12.209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2:'RANDOM, CACHE 100, ENTRY RANGE 0-250'.E7" chart:label-cell-address="'RANDOM, CACHE 100, ENTRY RANGE 0-250'.E1:'RANDOM, CACHE 100, ENTRY RANGE 0-250'.E1" chart:class="chart:scatter">
            <chart:domain table:cell-range-address="'RANDOM, CACHE 100, ENTRY RANGE 0-250'.B2:'RANDOM, CACHE 100, ENTRY RANGE 0-250'.B7"/>
            <chart:data-point chart:repeated="6"/>
          </chart:series>
          <chart:series chart:style-name="ch12" chart:values-cell-range-address="'RANDOM, CACHE 100, ENTRY RANGE 0-250'.L2:'RANDOM, CACHE 100, ENTRY RANGE 0-250'.L7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2:'RANDOM, CACHE 100, ENTRY RANGE 0-250'.B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E2:'RANDOM, CACHE 100, ENTRY RANGE 0-250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L2:'RANDOM, CACHE 100, ENTRY RANGE 0-25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8">
                <text:p>0.0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56">
                <text:p>0.356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">
                <text:p>3.7</text:p>
              </table:table-cell>
              <table:table-cell office:value-type="float" office:value="9.969">
                <text:p>9.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129">
                <text:p>37.129</text:p>
              </table:table-cell>
              <table:table-cell office:value-type="float" office:value="101.012">
                <text:p>101.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4.08cm" svg:y="1.275cm" chart:style-name="ch3">
          <text:p>Cache Size 100, Entry Range 0-5000, Trial 1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2:'RANDOM, CACHE 100, ENTRY RANGE 0-5000'.B7 'RANDOM, CACHE 100, ENTRY RANGE 0-5000'.E1:'RANDOM, CACHE 100, ENTRY RANGE 0-5000'.E7 'RANDOM, CACHE 100, ENTRY RANGE 0-5000'.L1:'RANDOM, CACHE 100, ENTRY RANGE 0-5000'.L7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2:'RANDOM, CACHE 100, ENTRY RANGE 0-5000'.E7" chart:label-cell-address="'RANDOM, CACHE 100, ENTRY RANGE 0-5000'.E1:'RANDOM, CACHE 100, ENTRY RANGE 0-5000'.E1" chart:class="chart:scatter">
            <chart:domain table:cell-range-address="'RANDOM, CACHE 100, ENTRY RANGE 0-5000'.B2:'RANDOM, CACHE 100, ENTRY RANGE 0-5000'.B7"/>
            <chart:data-point chart:repeated="6"/>
          </chart:series>
          <chart:series chart:style-name="ch12" chart:values-cell-range-address="'RANDOM, CACHE 100, ENTRY RANGE 0-5000'.L2:'RANDOM, CACHE 100, ENTRY RANGE 0-5000'.L7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2:'RANDOM, CACHE 100, ENTRY RANGE 0-5000'.B7</svg:desc>
                </draw:g>
              </table:table-cell>
              <table:table-cell office:value-type="float" office:value="0">
                <text:p>0</text:p>
                <draw:g>
                  <svg:desc>'RANDOM, CACHE 100, ENTRY RANGE 0-5000'.E2:'RANDOM, CACHE 100, ENTRY RANGE 0-5000'.E7</svg:desc>
                </draw:g>
              </table:table-cell>
              <table:table-cell office:value-type="float" office:value="0.002">
                <text:p>0.002</text:p>
                <draw:g>
                  <svg:desc>'RANDOM, CACHE 100, ENTRY RANGE 0-5000'.L2:'RANDOM, CACHE 100, ENTRY RANGE 0-500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5">
                <text:p>0.04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31">
                <text:p>0.43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61">
                <text:p>4.361</text:p>
              </table:table-cell>
              <table:table-cell office:value-type="float" office:value="12.291">
                <text:p>12.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68">
                <text:p>43.68</text:p>
              </table:table-cell>
              <table:table-cell office:value-type="float" office:value="121.875">
                <text:p>121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3.352cm" svg:y="1.275cm" chart:style-name="ch3">
          <text:p>Cache Size 100, Entry Range 0-5000, Trial Averages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L1:'RANDOM, CACHE 100, ENTRY RANGE 0-5000'.L1 'RANDOM, CACHE 100, ENTRY RANGE 0-5000'.L37:'RANDOM, CACHE 100, ENTRY RANGE 0-5000'.L42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37:'RANDOM, CACHE 100, ENTRY RANGE 0-5000'.E42" chart:label-cell-address="'RANDOM, CACHE 100, ENTRY RANGE 0-5000'.E1:'RANDOM, CACHE 100, ENTRY RANGE 0-5000'.E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5000'.L37:'RANDOM, CACHE 100, ENTRY RANGE 0-5000'.L42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8">
                <text:p>0.0008</text:p>
                <draw:g>
                  <svg:desc>'RANDOM, CACHE 100, ENTRY RANGE 0-5000'.E37:'RANDOM, CACHE 100, ENTRY RANGE 0-5000'.E42</svg:desc>
                </draw:g>
              </table:table-cell>
              <table:table-cell office:value-type="float" office:value="0.0012">
                <text:p>0.0012</text:p>
                <draw:g>
                  <svg:desc>'RANDOM, CACHE 100, ENTRY RANGE 0-5000'.L37:'RANDOM, CACHE 100, ENTRY RANGE 0-500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4">
                <text:p>0.004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68">
                <text:p>0.0468</text:p>
              </table:table-cell>
              <table:table-cell office:value-type="float" office:value="0.1276">
                <text:p>0.1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52">
                <text:p>0.452</text:p>
              </table:table-cell>
              <table:table-cell office:value-type="float" office:value="1.1826">
                <text:p>1.1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86">
                <text:p>4.386</text:p>
              </table:table-cell>
              <table:table-cell office:value-type="float" office:value="12.1966">
                <text:p>12.1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9714">
                <text:p>43.9714</text:p>
              </table:table-cell>
              <table:table-cell office:value-type="float" office:value="121.8502">
                <text:p>121.8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762cm" svg:y="1.337cm" chart:style-name="ch3">
          <text:p>Cache Size 10000, Entry Range 0-25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:'RANDOM, CACHE 10000, ENTRY RANGE 0-25000'.B5 'RANDOM, CACHE 10000, ENTRY RANGE 0-25000'.E1:'RANDOM, CACHE 10000, ENTRY RANGE 0-25000'.E5 'RANDOM, CACHE 10000, ENTRY RANGE 0-25000'.L1:'RANDOM, CACHE 10000, ENTRY RANGE 0-25000'.L5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:'RANDOM, CACHE 10000, ENTRY RANGE 0-25000'.E5" chart:label-cell-address="'RANDOM, CACHE 10000, ENTRY RANGE 0-25000'.E1:'RANDOM, CACHE 10000, ENTRY RANGE 0-25000'.E1" chart:class="chart:scatter">
            <chart:domain table:cell-range-address="'RANDOM, CACHE 10000, ENTRY RANGE 0-25000'.B2:'RANDOM, CACHE 10000, ENTRY RANGE 0-25000'.B5"/>
            <chart:data-point chart:repeated="4"/>
          </chart:series>
          <chart:series chart:style-name="ch12" chart:values-cell-range-address="'RANDOM, CACHE 10000, ENTRY RANGE 0-25000'.L2:'RANDOM, CACHE 10000, ENTRY RANGE 0-25000'.L5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:'RANDOM, CACHE 10000, ENTRY RANGE 0-25000'.B5</svg:desc>
                </draw:g>
              </table:table-cell>
              <table:table-cell office:value-type="float" office:value="0.038">
                <text:p>0.038</text:p>
                <draw:g>
                  <svg:desc>'RANDOM, CACHE 10000, ENTRY RANGE 0-25000'.E2:'RANDOM, CACHE 10000, ENTRY RANGE 0-25000'.E5</svg:desc>
                </draw:g>
              </table:table-cell>
              <table:table-cell office:value-type="float" office:value="7.663">
                <text:p>7.663</text:p>
                <draw:g>
                  <svg:desc>'RANDOM, CACHE 10000, ENTRY RANGE 0-25000'.L2:'RANDOM, CACHE 10000, ENTRY RANGE 0-25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86">
                <text:p>0.386</text:p>
              </table:table-cell>
              <table:table-cell office:value-type="float" office:value="86.336">
                <text:p>86.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038">
                <text:p>4.038</text:p>
              </table:table-cell>
              <table:table-cell office:value-type="float" office:value="838.041">
                <text:p>838.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5.831">
                <text:p>55.831</text:p>
              </table:table-cell>
              <table:table-cell office:value-type="float" office:value="9300.23">
                <text:p>9300.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L1:'RANDOM, CACHE 10000, ENTRY RANGE 0-25000'.L1 'RANDOM, CACHE 10000, ENTRY RANGE 0-25000'.L27:'RANDOM, CACHE 10000, ENTRY RANGE 0-25000'.L30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7:'RANDOM, CACHE 10000, ENTRY RANGE 0-25000'.E30" chart:label-cell-address="'RANDOM, CACHE 10000, ENTRY RANGE 0-25000'.E1:'RANDOM, CACHE 10000, ENTRY RANGE 0-25000'.E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L27:'RANDOM, CACHE 10000, ENTRY RANGE 0-25000'.L30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478">
                <text:p>0.0478</text:p>
                <draw:g>
                  <svg:desc>'RANDOM, CACHE 10000, ENTRY RANGE 0-25000'.E27:'RANDOM, CACHE 10000, ENTRY RANGE 0-25000'.E30</svg:desc>
                </draw:g>
              </table:table-cell>
              <table:table-cell office:value-type="float" office:value="8.2448">
                <text:p>8.2448</text:p>
                <draw:g>
                  <svg:desc>'RANDOM, CACHE 10000, ENTRY RANGE 0-25000'.L27:'RANDOM, CACHE 10000, ENTRY RANGE 0-25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68">
                <text:p>0.4568</text:p>
              </table:table-cell>
              <table:table-cell office:value-type="float" office:value="90.1862">
                <text:p>90.1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5226">
                <text:p>4.5226</text:p>
              </table:table-cell>
              <table:table-cell office:value-type="float" office:value="912.645">
                <text:p>912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1.948">
                <text:p>51.948</text:p>
              </table:table-cell>
              <table:table-cell office:value-type="float" office:value="9594.102">
                <text:p>9594.1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N1:'RANDOM, CACHE 10000, ENTRY RANGE 0-25000'.N1 'RANDOM, CACHE 10000, ENTRY RANGE 0-25000'.N27:'RANDOM, CACHE 10000, ENTRY RANGE 0-25000'.N30" chart:data-source-has-labels="row" svg:x="1.33cm" svg:y="2.231cm" svg:width="8.692cm" svg:height="7.176cm">
          <chartooo:coordinate-region svg:x="2.613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25000'.G27:'RANDOM, CACHE 10000, ENTRY RANGE 0-25000'.G30" chart:label-cell-address="'RANDOM, CACHE 10000, ENTRY RANGE 0-25000'.G1:'RANDOM, CACHE 10000, ENTRY RANGE 0-25000'.G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N27:'RANDOM, CACHE 10000, ENTRY RANGE 0-25000'.N30" chart:label-cell-address="'RANDOM, CACHE 10000, ENTRY RANGE 0-25000'.N1:'RANDOM, CACHE 10000, ENTRY RANGE 0-25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25000'.G1:'RANDOM, CACHE 10000, ENTRY RANGE 0-25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25000'.N1:'RANDOM, CACHE 10000, ENTRY RANGE 0-25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00000956">
                <text:p>0.000000956</text:p>
                <draw:g>
                  <svg:desc>'RANDOM, CACHE 10000, ENTRY RANGE 0-25000'.G27:'RANDOM, CACHE 10000, ENTRY RANGE 0-25000'.G30</svg:desc>
                </draw:g>
              </table:table-cell>
              <table:table-cell office:value-type="float" office:value="0.000164896">
                <text:p>0.000164896</text:p>
                <draw:g>
                  <svg:desc>'RANDOM, CACHE 10000, ENTRY RANGE 0-25000'.N27:'RANDOM, CACHE 10000, ENTRY RANGE 0-25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136">
                <text:p>0.0000009136</text:p>
              </table:table-cell>
              <table:table-cell office:value-type="float" office:value="0.0001803724">
                <text:p>0.0001803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90452">
                <text:p>0.00000090452</text:p>
              </table:table-cell>
              <table:table-cell office:value-type="float" office:value="0.000182529">
                <text:p>0.000182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103896">
                <text:p>0.00000103896</text:p>
              </table:table-cell>
              <table:table-cell office:value-type="float" office:value="0.00019188204">
                <text:p>0.000191882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457cm" svg:y="1.337cm" chart:style-name="ch3">
          <text:p>Cache Size 100, Entry Range 0-25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250'.G37:'RANDOM, CACHE 100, ENTRY RANGE 0-250'.G42" chart:label-cell-address="'RANDOM, CACHE 100, ENTRY RANGE 0-250'.G1:'RANDOM, CACHE 100, ENTRY RANGE 0-250'.G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250'.G1:'RANDOM, CACHE 100, ENTRY RANGE 0-250'.G1</svg:desc>
                </draw:g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G37:'RANDOM, CACHE 100, ENTRY RANGE 0-250'.G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74">
                <text:p>0.00000074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73">
                <text:p>0.00000073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7438">
                <text:p>0.0000007438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748972">
                <text:p>0.000000748972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L1:'RANDOM, CACHE 10000, ENTRY RANGE 0-500000'.L1 'RANDOM, CACHE 10000, ENTRY RANGE 0-500000'.L27:'RANDOM, CACHE 10000, ENTRY RANGE 0-500000'.L30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7:'RANDOM, CACHE 10000, ENTRY RANGE 0-500000'.E30" chart:label-cell-address="'RANDOM, CACHE 10000, ENTRY RANGE 0-500000'.E1:'RANDOM, CACHE 10000, ENTRY RANGE 0-500000'.E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L27:'RANDOM, CACHE 10000, ENTRY RANGE 0-500000'.L30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.0512">
                <text:p>0.0512</text:p>
                <draw:g>
                  <svg:desc>'RANDOM, CACHE 10000, ENTRY RANGE 0-500000'.E27:'RANDOM, CACHE 10000, ENTRY RANGE 0-500000'.E30</svg:desc>
                </draw:g>
              </table:table-cell>
              <table:table-cell office:value-type="float" office:value="8.857">
                <text:p>8.857</text:p>
                <draw:g>
                  <svg:desc>'RANDOM, CACHE 10000, ENTRY RANGE 0-500000'.L27:'RANDOM, CACHE 10000, ENTRY RANGE 0-500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85">
                <text:p>0.485</text:p>
              </table:table-cell>
              <table:table-cell office:value-type="float" office:value="97.2602">
                <text:p>97.2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5736">
                <text:p>4.5736</text:p>
              </table:table-cell>
              <table:table-cell office:value-type="float" office:value="989.2452">
                <text:p>989.2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48.8762">
                <text:p>48.8762</text:p>
              </table:table-cell>
              <table:table-cell office:value-type="float" office:value="9678.922">
                <text:p>9678.9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